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ff99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 style:data-style-name="N61">
      <style:table-cell-properties fo:background-color="#ccff00"/>
    </style:style>
    <style:style style:name="ce7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ref" table:style-name="ta1">
        <table:table-column table:style-name="co1" table:number-columns-repeated="1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5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es#</text:p>
          </table:table-cell>
          <table:table-cell table:style-name="ce1" office:value-type="string" calcext:value-type="string">
            <text:p>1-letter</text:p>
          </table:table-cell>
          <table:table-cell table:style-name="ce1" office:value-type="string" calcext:value-type="string">
            <text:p>3-letter</text:p>
          </table:table-cell>
          <table:table-cell table:style-name="ce1" office:value-type="string" calcext:value-type="string">
            <text:p>Peak Status</text:p>
          </table:table-cell>
          <table:table-cell table:style-name="ce1" office:value-type="string" calcext:value-type="string">
            <text:p>Merit</text:p>
          </table:table-cell>
          <table:table-cell table:style-name="ce1" office:value-type="string" calcext:value-type="string">
            <text:p>Position F1</text:p>
          </table:table-cell>
          <table:table-cell table:style-name="ce1" office:value-type="string" calcext:value-type="string">
            <text:p>Position F2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Line Width F1 (Hz)</text:p>
          </table:table-cell>
          <table:table-cell table:style-name="ce1" office:value-type="string" calcext:value-type="string">
            <text:p>Line Width F2 (Hz)</text:p>
          </table:table-cell>
          <table:table-cell table:style-name="ce1" office:value-type="string" calcext:value-type="string">
            <text:p>Fit Method</text:p>
          </table:table-cell>
          <table:table-cell table:style-name="ce1" office:value-type="string" calcext:value-type="string">
            <text:p>Vol. Method</text:p>
          </table:table-cell>
          <table:table-cell table:style-name="ce1" office:value-type="string" calcext:value-type="string">
            <text:p>Assign F1</text:p>
          </table:table-cell>
          <table:table-cell table:style-name="ce1" office:value-type="string" calcext:value-type="string">
            <text:p>Assign F2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H1_delta</text:p>
          </table:table-cell>
          <table:table-cell table:style-name="ce2" office:value-type="string" calcext:value-type="string">
            <text:p>N15_delta</text:p>
          </table:table-cell>
          <table:table-cell table:style-name="ce2" office:value-type="string" calcext:value-type="string">
            <text:p>CSP</text:p>
          </table:table-cell>
          <table:table-cell table:style-name="ce1"/>
          <table:table-cell table:style-name="ce4" office:value-type="string" calcext:value-type="string">
            <text:p>H1_delta</text:p>
          </table:table-cell>
          <table:table-cell table:style-name="ce4" office:value-type="string" calcext:value-type="string">
            <text:p>N15_delta</text:p>
          </table:table-cell>
          <table:table-cell table:style-name="ce4" office:value-type="string" calcext:value-type="string">
            <text:p>CSP</text:p>
          </table:table-cell>
          <table:table-cell table:style-name="ce1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9053403688154" calcext:value-type="float">
            <text:p>7.19053403688154</text:p>
          </table:table-cell>
          <table:table-cell office:value-type="float" office:value="119.522488497328" calcext:value-type="float">
            <text:p>119.522488497328</text:p>
          </table:table-cell>
          <table:table-cell office:value-type="float" office:value="91.5737850532976" calcext:value-type="float">
            <text:p>91.5737850532976</text:p>
          </table:table-cell>
          <table:table-cell office:value-type="float" office:value="39.4563659364289" calcext:value-type="float">
            <text:p>39.4563659364289</text:p>
          </table:table-cell>
          <table:table-cell office:value-type="float" office:value="48.6612038065183" calcext:value-type="float">
            <text:p>48.6612038065183</text:p>
          </table:table-cell>
          <table:table-cell office:value-type="float" office:value="45.8905774467566" calcext:value-type="float">
            <text:p>45.89057744675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759533664407" calcext:value-type="float">
            <text:p>8.91759533664407</text:p>
          </table:table-cell>
          <table:table-cell office:value-type="float" office:value="109.059554545208" calcext:value-type="float">
            <text:p>109.059554545208</text:p>
          </table:table-cell>
          <table:table-cell office:value-type="float" office:value="71.5173800210246" calcext:value-type="float">
            <text:p>71.5173800210246</text:p>
          </table:table-cell>
          <table:table-cell office:value-type="float" office:value="48.979103234415" calcext:value-type="float">
            <text:p>48.979103234415</text:p>
          </table:table-cell>
          <table:table-cell office:value-type="float" office:value="39.873233513567" calcext:value-type="float">
            <text:p>39.873233513567</text:p>
          </table:table-cell>
          <table:table-cell office:value-type="float" office:value="13.9041914741825" calcext:value-type="float">
            <text:p>13.90419147418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9396874382771" calcext:value-type="float">
            <text:p>6.99396874382771</text:p>
          </table:table-cell>
          <table:table-cell office:value-type="float" office:value="125.127700933675" calcext:value-type="float">
            <text:p>125.127700933675</text:p>
          </table:table-cell>
          <table:table-cell office:value-type="float" office:value="34.3517504627552" calcext:value-type="float">
            <text:p>34.3517504627552</text:p>
          </table:table-cell>
          <table:table-cell office:value-type="float" office:value="30.7066300384453" calcext:value-type="float">
            <text:p>30.7066300384453</text:p>
          </table:table-cell>
          <table:table-cell office:value-type="float" office:value="38.0650964459187" calcext:value-type="float">
            <text:p>38.0650964459187</text:p>
          </table:table-cell>
          <table:table-cell office:value-type="float" office:value="40.2955392549947" calcext:value-type="float">
            <text:p>40.29553925499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629761065451" calcext:value-type="float">
            <text:p>7.55629761065451</text:p>
          </table:table-cell>
          <table:table-cell office:value-type="float" office:value="134.250347273753" calcext:value-type="float">
            <text:p>134.250347273753</text:p>
          </table:table-cell>
          <table:table-cell office:value-type="float" office:value="83.0343755264151" calcext:value-type="float">
            <text:p>83.0343755264151</text:p>
          </table:table-cell>
          <table:table-cell office:value-type="float" office:value="3.1192727562245" calcext:value-type="float">
            <text:p>3.1192727562245</text:p>
          </table:table-cell>
          <table:table-cell office:value-type="float" office:value="14.0653741359304" calcext:value-type="float">
            <text:p>14.0653741359304</text:p>
          </table:table-cell>
          <table:table-cell office:value-type="float" office:value="18.1758477770697" calcext:value-type="float">
            <text:p>18.17584777706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352658875114" calcext:value-type="float">
            <text:p>8.56352658875114</text:p>
          </table:table-cell>
          <table:table-cell office:value-type="float" office:value="118.670747114972" calcext:value-type="float">
            <text:p>118.670747114972</text:p>
          </table:table-cell>
          <table:table-cell office:value-type="float" office:value="54.9517891112891" calcext:value-type="float">
            <text:p>54.9517891112891</text:p>
          </table:table-cell>
          <table:table-cell office:value-type="float" office:value="74.3256981248144" calcext:value-type="float">
            <text:p>74.3256981248144</text:p>
          </table:table-cell>
          <table:table-cell office:value-type="float" office:value="30.6583691564878" calcext:value-type="float">
            <text:p>30.6583691564878</text:p>
          </table:table-cell>
          <table:table-cell office:value-type="float" office:value="24.2165798854943" calcext:value-type="float">
            <text:p>24.21657988549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1317400788878" calcext:value-type="float">
            <text:p>7.61317400788878</text:p>
          </table:table-cell>
          <table:table-cell office:value-type="float" office:value="123.664518858614" calcext:value-type="float">
            <text:p>123.664518858614</text:p>
          </table:table-cell>
          <table:table-cell office:value-type="float" office:value="74.592071378911" calcext:value-type="float">
            <text:p>74.592071378911</text:p>
          </table:table-cell>
          <table:table-cell office:value-type="float" office:value="57.9243619495064" calcext:value-type="float">
            <text:p>57.9243619495064</text:p>
          </table:table-cell>
          <table:table-cell office:value-type="float" office:value="35.4073364290682" calcext:value-type="float">
            <text:p>35.4073364290682</text:p>
          </table:table-cell>
          <table:table-cell office:value-type="float" office:value="45.1492482261892" calcext:value-type="float">
            <text:p>45.14924822618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2080939128029" calcext:value-type="float">
            <text:p>8.22080939128029</text:p>
          </table:table-cell>
          <table:table-cell office:value-type="float" office:value="126.967600288657" calcext:value-type="float">
            <text:p>126.967600288657</text:p>
          </table:table-cell>
          <table:table-cell office:value-type="float" office:value="57.315018122141" calcext:value-type="float">
            <text:p>57.315018122141</text:p>
          </table:table-cell>
          <table:table-cell office:value-type="float" office:value="27.7790871013396" calcext:value-type="float">
            <text:p>27.7790871013396</text:p>
          </table:table-cell>
          <table:table-cell office:value-type="float" office:value="34.58359979769" calcext:value-type="float">
            <text:p>34.58359979769</text:p>
          </table:table-cell>
          <table:table-cell office:value-type="float" office:value="45.7358885800096" calcext:value-type="float">
            <text:p>45.73588858000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2568525686543" calcext:value-type="float">
            <text:p>9.92568525686543</text:p>
          </table:table-cell>
          <table:table-cell office:value-type="float" office:value="123.377480623539" calcext:value-type="float">
            <text:p>123.377480623539</text:p>
          </table:table-cell>
          <table:table-cell office:value-type="float" office:value="65.4097909563873" calcext:value-type="float">
            <text:p>65.4097909563873</text:p>
          </table:table-cell>
          <table:table-cell office:value-type="float" office:value="60.3495014370133" calcext:value-type="float">
            <text:p>60.3495014370133</text:p>
          </table:table-cell>
          <table:table-cell office:value-type="float" office:value="30.2777054437226" calcext:value-type="float">
            <text:p>30.2777054437226</text:p>
          </table:table-cell>
          <table:table-cell office:value-type="float" office:value="21.1210859598175" calcext:value-type="float">
            <text:p>21.12108595981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37567631856" calcext:value-type="float">
            <text:p>8.0937567631856</text:p>
          </table:table-cell>
          <table:table-cell office:value-type="float" office:value="134.011918459407" calcext:value-type="float">
            <text:p>134.011918459407</text:p>
          </table:table-cell>
          <table:table-cell office:value-type="float" office:value="62.8004195963437" calcext:value-type="float">
            <text:p>62.8004195963437</text:p>
          </table:table-cell>
          <table:table-cell office:value-type="float" office:value="19.5024509993479" calcext:value-type="float">
            <text:p>19.5024509993479</text:p>
          </table:table-cell>
          <table:table-cell office:value-type="float" office:value="20.184584385357" calcext:value-type="float">
            <text:p>20.184584385357</text:p>
          </table:table-cell>
          <table:table-cell office:value-type="float" office:value="25.9757408697236" calcext:value-type="float">
            <text:p>25.97574086972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2634535015656" calcext:value-type="float">
            <text:p>7.32634535015656</text:p>
          </table:table-cell>
          <table:table-cell office:value-type="float" office:value="113.004041027128" calcext:value-type="float">
            <text:p>113.004041027128</text:p>
          </table:table-cell>
          <table:table-cell office:value-type="float" office:value="31.8740042224497" calcext:value-type="float">
            <text:p>31.8740042224497</text:p>
          </table:table-cell>
          <table:table-cell office:value-type="float" office:value="68.9881150096934" calcext:value-type="float">
            <text:p>68.9881150096934</text:p>
          </table:table-cell>
          <table:table-cell office:value-type="float" office:value="41.0603295631676" calcext:value-type="float">
            <text:p>41.0603295631676</text:p>
          </table:table-cell>
          <table:table-cell office:value-type="float" office:value="6.20065342327253" calcext:value-type="float">
            <text:p>6.200653423272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649734454647" calcext:value-type="float">
            <text:p>9.34649734454647</text:p>
          </table:table-cell>
          <table:table-cell office:value-type="float" office:value="129.311210644185" calcext:value-type="float">
            <text:p>129.311210644185</text:p>
          </table:table-cell>
          <table:table-cell office:value-type="float" office:value="52.5264481565409" calcext:value-type="float">
            <text:p>52.5264481565409</text:p>
          </table:table-cell>
          <table:table-cell office:value-type="float" office:value="63.5922512620274" calcext:value-type="float">
            <text:p>63.5922512620274</text:p>
          </table:table-cell>
          <table:table-cell office:value-type="float" office:value="23.9812714474241" calcext:value-type="float">
            <text:p>23.9812714474241</text:p>
          </table:table-cell>
          <table:table-cell office:value-type="float" office:value="25.783559855211" calcext:value-type="float">
            <text:p>25.7835598552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7472158872059" calcext:value-type="float">
            <text:p>8.87472158872059</text:p>
          </table:table-cell>
          <table:table-cell office:value-type="float" office:value="134.459928265628" calcext:value-type="float">
            <text:p>134.459928265628</text:p>
          </table:table-cell>
          <table:table-cell office:value-type="float" office:value="81.119934802237" calcext:value-type="float">
            <text:p>81.119934802237</text:p>
          </table:table-cell>
          <table:table-cell office:value-type="float" office:value="15.5624485728423" calcext:value-type="float">
            <text:p>15.5624485728423</text:p>
          </table:table-cell>
          <table:table-cell office:value-type="float" office:value="6.07467980931963" calcext:value-type="float">
            <text:p>6.07467980931963</text:p>
          </table:table-cell>
          <table:table-cell office:value-type="float" office:value="30.0283188128748" calcext:value-type="float">
            <text:p>30.02831881287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336608173863" calcext:value-type="float">
            <text:p>8.79336608173863</text:p>
          </table:table-cell>
          <table:table-cell office:value-type="float" office:value="110.336367521461" calcext:value-type="float">
            <text:p>110.336367521461</text:p>
          </table:table-cell>
          <table:table-cell office:value-type="float" office:value="22.8403737924064" calcext:value-type="float">
            <text:p>22.8403737924064</text:p>
          </table:table-cell>
          <table:table-cell office:value-type="float" office:value="-0.122509171202609" calcext:value-type="float">
            <text:p>-0.122509171202609</text:p>
          </table:table-cell>
          <table:table-cell office:value-type="float" office:value="13.4590366912389" calcext:value-type="float">
            <text:p>13.4590366912389</text:p>
          </table:table-cell>
          <table:table-cell office:value-type="float" office:value="48.7526353011098" calcext:value-type="float">
            <text:p>48.75263530110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7577501351485" calcext:value-type="float">
            <text:p>8.67577501351485</text:p>
          </table:table-cell>
          <table:table-cell office:value-type="float" office:value="129.384112744165" calcext:value-type="float">
            <text:p>129.384112744165</text:p>
          </table:table-cell>
          <table:table-cell office:value-type="float" office:value="30.751666819357" calcext:value-type="float">
            <text:p>30.751666819357</text:p>
          </table:table-cell>
          <table:table-cell office:value-type="float" office:value="48.9085912468322" calcext:value-type="float">
            <text:p>48.9085912468322</text:p>
          </table:table-cell>
          <table:table-cell office:value-type="float" office:value="33.2989031179442" calcext:value-type="float">
            <text:p>33.2989031179442</text:p>
          </table:table-cell>
          <table:table-cell office:value-type="float" office:value="8.56893475837908" calcext:value-type="float">
            <text:p>8.568934758379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8048505012351" calcext:value-type="float">
            <text:p>8.38048505012351</text:p>
          </table:table-cell>
          <table:table-cell office:value-type="float" office:value="118.141537407594" calcext:value-type="float">
            <text:p>118.141537407594</text:p>
          </table:table-cell>
          <table:table-cell office:value-type="float" office:value="35.1148679672935" calcext:value-type="float">
            <text:p>35.1148679672935</text:p>
          </table:table-cell>
          <table:table-cell office:value-type="float" office:value="78.7972310928224" calcext:value-type="float">
            <text:p>78.7972310928224</text:p>
          </table:table-cell>
          <table:table-cell office:value-type="float" office:value="6.58427369162566" calcext:value-type="float">
            <text:p>6.58427369162566</text:p>
          </table:table-cell>
          <table:table-cell office:value-type="float" office:value="41.8251354323954" calcext:value-type="float">
            <text:p>41.8251354323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7693368706017" calcext:value-type="float">
            <text:p>6.37693368706017</text:p>
          </table:table-cell>
          <table:table-cell office:value-type="float" office:value="128.49165258398" calcext:value-type="float">
            <text:p>128.49165258398</text:p>
          </table:table-cell>
          <table:table-cell office:value-type="float" office:value="60.0433238577907" calcext:value-type="float">
            <text:p>60.0433238577907</text:p>
          </table:table-cell>
          <table:table-cell office:value-type="float" office:value="52.5816457329919" calcext:value-type="float">
            <text:p>52.5816457329919</text:p>
          </table:table-cell>
          <table:table-cell office:value-type="float" office:value="8.93273073680687" calcext:value-type="float">
            <text:p>8.93273073680687</text:p>
          </table:table-cell>
          <table:table-cell office:value-type="float" office:value="41.2570044019469" calcext:value-type="float">
            <text:p>41.25700440194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0238921269435" calcext:value-type="float">
            <text:p>7.50238921269435</text:p>
          </table:table-cell>
          <table:table-cell office:value-type="float" office:value="112.308315542305" calcext:value-type="float">
            <text:p>112.308315542305</text:p>
          </table:table-cell>
          <table:table-cell office:value-type="float" office:value="48.4710880622892" calcext:value-type="float">
            <text:p>48.4710880622892</text:p>
          </table:table-cell>
          <table:table-cell office:value-type="float" office:value="88.0158415271602" calcext:value-type="float">
            <text:p>88.0158415271602</text:p>
          </table:table-cell>
          <table:table-cell office:value-type="float" office:value="5.96593509628372" calcext:value-type="float">
            <text:p>5.96593509628372</text:p>
          </table:table-cell>
          <table:table-cell office:value-type="float" office:value="17.8641274700929" calcext:value-type="float">
            <text:p>17.864127470092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5373091184296" calcext:value-type="float">
            <text:p>7.85373091184296</text:p>
          </table:table-cell>
          <table:table-cell office:value-type="float" office:value="126.313004943586" calcext:value-type="float">
            <text:p>126.313004943586</text:p>
          </table:table-cell>
          <table:table-cell office:value-type="float" office:value="77.4636496872613" calcext:value-type="float">
            <text:p>77.4636496872613</text:p>
          </table:table-cell>
          <table:table-cell office:value-type="float" office:value="37.2907071684316" calcext:value-type="float">
            <text:p>37.2907071684316</text:p>
          </table:table-cell>
          <table:table-cell office:value-type="float" office:value="26.5500970776347" calcext:value-type="float">
            <text:p>26.5500970776347</text:p>
          </table:table-cell>
          <table:table-cell office:value-type="float" office:value="26.8667643237124" calcext:value-type="float">
            <text:p>26.86676432371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8482581663894" calcext:value-type="float">
            <text:p>8.48482581663894</text:p>
          </table:table-cell>
          <table:table-cell office:value-type="float" office:value="119.638076328571" calcext:value-type="float">
            <text:p>119.638076328571</text:p>
          </table:table-cell>
          <table:table-cell office:value-type="float" office:value="47.5993741459045" calcext:value-type="float">
            <text:p>47.5993741459045</text:p>
          </table:table-cell>
          <table:table-cell office:value-type="float" office:value="57.6664187442744" calcext:value-type="float">
            <text:p>57.6664187442744</text:p>
          </table:table-cell>
          <table:table-cell office:value-type="float" office:value="9.67088300729366" calcext:value-type="float">
            <text:p>9.67088300729366</text:p>
          </table:table-cell>
          <table:table-cell office:value-type="float" office:value="45.7811539974936" calcext:value-type="float">
            <text:p>45.78115399749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558760707444" calcext:value-type="float">
            <text:p>9.76558760707444</text:p>
          </table:table-cell>
          <table:table-cell office:value-type="float" office:value="111.229225109374" calcext:value-type="float">
            <text:p>111.229225109374</text:p>
          </table:table-cell>
          <table:table-cell office:value-type="float" office:value="91.3916116594481" calcext:value-type="float">
            <text:p>91.3916116594481</text:p>
          </table:table-cell>
          <table:table-cell office:value-type="float" office:value="89.6781955816159" calcext:value-type="float">
            <text:p>89.6781955816159</text:p>
          </table:table-cell>
          <table:table-cell office:value-type="float" office:value="34.9260265638024" calcext:value-type="float">
            <text:p>34.9260265638024</text:p>
          </table:table-cell>
          <table:table-cell office:value-type="float" office:value="26.032046541326" calcext:value-type="float">
            <text:p>26.0320465413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391634246944" calcext:value-type="float">
            <text:p>6.33391634246944</text:p>
          </table:table-cell>
          <table:table-cell office:value-type="float" office:value="129.729300497856" calcext:value-type="float">
            <text:p>129.729300497856</text:p>
          </table:table-cell>
          <table:table-cell office:value-type="float" office:value="50.8167081606312" calcext:value-type="float">
            <text:p>50.8167081606312</text:p>
          </table:table-cell>
          <table:table-cell office:value-type="float" office:value="96.5641903037234" calcext:value-type="float">
            <text:p>96.5641903037234</text:p>
          </table:table-cell>
          <table:table-cell office:value-type="float" office:value="20.2160167899891" calcext:value-type="float">
            <text:p>20.2160167899891</text:p>
          </table:table-cell>
          <table:table-cell office:value-type="float" office:value="40.2959649673671" calcext:value-type="float">
            <text:p>40.295964967367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826831609509" calcext:value-type="float">
            <text:p>8.51826831609509</text:p>
          </table:table-cell>
          <table:table-cell office:value-type="float" office:value="109.043333435564" calcext:value-type="float">
            <text:p>109.043333435564</text:p>
          </table:table-cell>
          <table:table-cell office:value-type="float" office:value="25.1251852601464" calcext:value-type="float">
            <text:p>25.1251852601464</text:p>
          </table:table-cell>
          <table:table-cell office:value-type="float" office:value="17.4971147456157" calcext:value-type="float">
            <text:p>17.4971147456157</text:p>
          </table:table-cell>
          <table:table-cell office:value-type="float" office:value="48.4545602659567" calcext:value-type="float">
            <text:p>48.4545602659567</text:p>
          </table:table-cell>
          <table:table-cell office:value-type="float" office:value="30.3963438041891" calcext:value-type="float">
            <text:p>30.396343804189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7045603728774" calcext:value-type="float">
            <text:p>8.57045603728774</text:p>
          </table:table-cell>
          <table:table-cell office:value-type="float" office:value="106.894898381989" calcext:value-type="float">
            <text:p>106.894898381989</text:p>
          </table:table-cell>
          <table:table-cell office:value-type="float" office:value="10.7175834627995" calcext:value-type="float">
            <text:p>10.7175834627995</text:p>
          </table:table-cell>
          <table:table-cell office:value-type="float" office:value="96.8896950552965" calcext:value-type="float">
            <text:p>96.8896950552965</text:p>
          </table:table-cell>
          <table:table-cell office:value-type="float" office:value="42.3763633760908" calcext:value-type="float">
            <text:p>42.3763633760908</text:p>
          </table:table-cell>
          <table:table-cell office:value-type="float" office:value="18.3965470509854" calcext:value-type="float">
            <text:p>18.39654705098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6338255089825" calcext:value-type="float">
            <text:p>8.86338255089825</text:p>
          </table:table-cell>
          <table:table-cell office:value-type="float" office:value="107.586265085402" calcext:value-type="float">
            <text:p>107.586265085402</text:p>
          </table:table-cell>
          <table:table-cell office:value-type="float" office:value="86.0629714502154" calcext:value-type="float">
            <text:p>86.0629714502154</text:p>
          </table:table-cell>
          <table:table-cell office:value-type="float" office:value="44.4122892827726" calcext:value-type="float">
            <text:p>44.4122892827726</text:p>
          </table:table-cell>
          <table:table-cell office:value-type="float" office:value="11.0278524049178" calcext:value-type="float">
            <text:p>11.0278524049178</text:p>
          </table:table-cell>
          <table:table-cell office:value-type="float" office:value="45.1315138942561" calcext:value-type="float">
            <text:p>45.13151389425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8938306241259" calcext:value-type="float">
            <text:p>9.08938306241259</text:p>
          </table:table-cell>
          <table:table-cell office:value-type="float" office:value="109.461192686202" calcext:value-type="float">
            <text:p>109.461192686202</text:p>
          </table:table-cell>
          <table:table-cell office:value-type="float" office:value="9.59289581391102" calcext:value-type="float">
            <text:p>9.59289581391102</text:p>
          </table:table-cell>
          <table:table-cell office:value-type="float" office:value="35.5370195747711" calcext:value-type="float">
            <text:p>35.5370195747711</text:p>
          </table:table-cell>
          <table:table-cell office:value-type="float" office:value="37.5386103210408" calcext:value-type="float">
            <text:p>37.5386103210408</text:p>
          </table:table-cell>
          <table:table-cell office:value-type="float" office:value="38.2853568719235" calcext:value-type="float">
            <text:p>38.28535687192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4251026888697" calcext:value-type="float">
            <text:p>6.24251026888697</text:p>
          </table:table-cell>
          <table:table-cell office:value-type="float" office:value="132.907087434466" calcext:value-type="float">
            <text:p>132.907087434466</text:p>
          </table:table-cell>
          <table:table-cell office:value-type="float" office:value="18.5258218232594" calcext:value-type="float">
            <text:p>18.5258218232594</text:p>
          </table:table-cell>
          <table:table-cell office:value-type="float" office:value="30.9516936333635" calcext:value-type="float">
            <text:p>30.9516936333635</text:p>
          </table:table-cell>
          <table:table-cell office:value-type="float" office:value="45.6446028060149" calcext:value-type="float">
            <text:p>45.6446028060149</text:p>
          </table:table-cell>
          <table:table-cell office:value-type="float" office:value="42.1141161121914" calcext:value-type="float">
            <text:p>42.114116112191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1121634400004" calcext:value-type="float">
            <text:p>7.51121634400004</text:p>
          </table:table-cell>
          <table:table-cell office:value-type="float" office:value="133.064163170782" calcext:value-type="float">
            <text:p>133.064163170782</text:p>
          </table:table-cell>
          <table:table-cell office:value-type="float" office:value="96.8373858926463" calcext:value-type="float">
            <text:p>96.8373858926463</text:p>
          </table:table-cell>
          <table:table-cell office:value-type="float" office:value="57.2982127387121" calcext:value-type="float">
            <text:p>57.2982127387121</text:p>
          </table:table-cell>
          <table:table-cell office:value-type="float" office:value="22.7531883817889" calcext:value-type="float">
            <text:p>22.7531883817889</text:p>
          </table:table-cell>
          <table:table-cell office:value-type="float" office:value="11.1951688990417" calcext:value-type="float">
            <text:p>11.19516889904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163838044612" calcext:value-type="float">
            <text:p>7.20163838044612</text:p>
          </table:table-cell>
          <table:table-cell office:value-type="float" office:value="121.426789727571" calcext:value-type="float">
            <text:p>121.426789727571</text:p>
          </table:table-cell>
          <table:table-cell office:value-type="float" office:value="40.648405619274" calcext:value-type="float">
            <text:p>40.648405619274</text:p>
          </table:table-cell>
          <table:table-cell office:value-type="float" office:value="23.6357848962994" calcext:value-type="float">
            <text:p>23.6357848962994</text:p>
          </table:table-cell>
          <table:table-cell office:value-type="float" office:value="15.2171021487728" calcext:value-type="float">
            <text:p>15.2171021487728</text:p>
          </table:table-cell>
          <table:table-cell office:value-type="float" office:value="41.0285031014907" calcext:value-type="float">
            <text:p>41.02850310149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7336667657919" calcext:value-type="float">
            <text:p>9.57336667657919</text:p>
          </table:table-cell>
          <table:table-cell office:value-type="float" office:value="120.923611974312" calcext:value-type="float">
            <text:p>120.923611974312</text:p>
          </table:table-cell>
          <table:table-cell office:value-type="float" office:value="68.1650566264252" calcext:value-type="float">
            <text:p>68.1650566264252</text:p>
          </table:table-cell>
          <table:table-cell office:value-type="float" office:value="21.0105044760826" calcext:value-type="float">
            <text:p>21.0105044760826</text:p>
          </table:table-cell>
          <table:table-cell office:value-type="float" office:value="31.7797769759196" calcext:value-type="float">
            <text:p>31.7797769759196</text:p>
          </table:table-cell>
          <table:table-cell office:value-type="float" office:value="24.4148540782512" calcext:value-type="float">
            <text:p>24.41485407825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1020978422422" calcext:value-type="float">
            <text:p>8.81020978422422</text:p>
          </table:table-cell>
          <table:table-cell office:value-type="float" office:value="115.704696890359" calcext:value-type="float">
            <text:p>115.704696890359</text:p>
          </table:table-cell>
          <table:table-cell office:value-type="float" office:value="43.9135554023551" calcext:value-type="float">
            <text:p>43.9135554023551</text:p>
          </table:table-cell>
          <table:table-cell office:value-type="float" office:value="100.007148628083" calcext:value-type="float">
            <text:p>100.007148628083</text:p>
          </table:table-cell>
          <table:table-cell office:value-type="float" office:value="5.53981899111651" calcext:value-type="float">
            <text:p>5.53981899111651</text:p>
          </table:table-cell>
          <table:table-cell office:value-type="float" office:value="39.962136599773" calcext:value-type="float">
            <text:p>39.962136599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1651953626424" calcext:value-type="float">
            <text:p>9.51651953626424</text:p>
          </table:table-cell>
          <table:table-cell office:value-type="float" office:value="123.348796072441" calcext:value-type="float">
            <text:p>123.348796072441</text:p>
          </table:table-cell>
          <table:table-cell office:value-type="float" office:value="4.07949685453916" calcext:value-type="float">
            <text:p>4.07949685453916</text:p>
          </table:table-cell>
          <table:table-cell office:value-type="float" office:value="88.9673339474939" calcext:value-type="float">
            <text:p>88.9673339474939</text:p>
          </table:table-cell>
          <table:table-cell office:value-type="float" office:value="45.4590760717565" calcext:value-type="float">
            <text:p>45.4590760717565</text:p>
          </table:table-cell>
          <table:table-cell office:value-type="float" office:value="14.2981017245862" calcext:value-type="float">
            <text:p>14.29810172458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66705420915" calcext:value-type="float">
            <text:p>8.066705420915</text:p>
          </table:table-cell>
          <table:table-cell office:value-type="float" office:value="125.721939687963" calcext:value-type="float">
            <text:p>125.721939687963</text:p>
          </table:table-cell>
          <table:table-cell office:value-type="float" office:value="58.4401969999001" calcext:value-type="float">
            <text:p>58.4401969999001</text:p>
          </table:table-cell>
          <table:table-cell office:value-type="float" office:value="89.2280768980296" calcext:value-type="float">
            <text:p>89.2280768980296</text:p>
          </table:table-cell>
          <table:table-cell office:value-type="float" office:value="11.1727185822106" calcext:value-type="float">
            <text:p>11.1727185822106</text:p>
          </table:table-cell>
          <table:table-cell office:value-type="float" office:value="43.9824012874836" calcext:value-type="float">
            <text:p>43.98240128748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868142774877" calcext:value-type="float">
            <text:p>8.66868142774877</text:p>
          </table:table-cell>
          <table:table-cell office:value-type="float" office:value="123.623784400553" calcext:value-type="float">
            <text:p>123.623784400553</text:p>
          </table:table-cell>
          <table:table-cell office:value-type="float" office:value="98.3061704691074" calcext:value-type="float">
            <text:p>98.3061704691074</text:p>
          </table:table-cell>
          <table:table-cell office:value-type="float" office:value="25.1523935713114" calcext:value-type="float">
            <text:p>25.1523935713114</text:p>
          </table:table-cell>
          <table:table-cell office:value-type="float" office:value="43.7507200348019" calcext:value-type="float">
            <text:p>43.7507200348019</text:p>
          </table:table-cell>
          <table:table-cell office:value-type="float" office:value="41.0311102598815" calcext:value-type="float">
            <text:p>41.03111025988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06352246627651" calcext:value-type="float">
            <text:p>6.06352246627651</text:p>
          </table:table-cell>
          <table:table-cell office:value-type="float" office:value="106.748897837226" calcext:value-type="float">
            <text:p>106.748897837226</text:p>
          </table:table-cell>
          <table:table-cell office:value-type="float" office:value="20.1183843876465" calcext:value-type="float">
            <text:p>20.1183843876465</text:p>
          </table:table-cell>
          <table:table-cell office:value-type="float" office:value="29.9374620599834" calcext:value-type="float">
            <text:p>29.9374620599834</text:p>
          </table:table-cell>
          <table:table-cell office:value-type="float" office:value="40.7339958768141" calcext:value-type="float">
            <text:p>40.7339958768141</text:p>
          </table:table-cell>
          <table:table-cell office:value-type="float" office:value="32.9342118926851" calcext:value-type="float">
            <text:p>32.93421189268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2468079975027" calcext:value-type="float">
            <text:p>6.72468079975027</text:p>
          </table:table-cell>
          <table:table-cell office:value-type="float" office:value="117.009494818805" calcext:value-type="float">
            <text:p>117.009494818805</text:p>
          </table:table-cell>
          <table:table-cell office:value-type="float" office:value="69.3271849121396" calcext:value-type="float">
            <text:p>69.3271849121396</text:p>
          </table:table-cell>
          <table:table-cell office:value-type="float" office:value="82.1835064939802" calcext:value-type="float">
            <text:p>82.1835064939802</text:p>
          </table:table-cell>
          <table:table-cell office:value-type="float" office:value="33.1166791991108" calcext:value-type="float">
            <text:p>33.1166791991108</text:p>
          </table:table-cell>
          <table:table-cell office:value-type="float" office:value="45.2697693639233" calcext:value-type="float">
            <text:p>45.26976936392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0355317469841" calcext:value-type="float">
            <text:p>6.90355317469841</text:p>
          </table:table-cell>
          <table:table-cell office:value-type="float" office:value="114.799786851035" calcext:value-type="float">
            <text:p>114.799786851035</text:p>
          </table:table-cell>
          <table:table-cell office:value-type="float" office:value="12.0575427619772" calcext:value-type="float">
            <text:p>12.0575427619772</text:p>
          </table:table-cell>
          <table:table-cell office:value-type="float" office:value="88.1489679077454" calcext:value-type="float">
            <text:p>88.1489679077454</text:p>
          </table:table-cell>
          <table:table-cell office:value-type="float" office:value="28.9856617239693" calcext:value-type="float">
            <text:p>28.9856617239693</text:p>
          </table:table-cell>
          <table:table-cell office:value-type="float" office:value="15.7725123885483" calcext:value-type="float">
            <text:p>15.77251238854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2721643994063" calcext:value-type="float">
            <text:p>8.62721643994063</text:p>
          </table:table-cell>
          <table:table-cell office:value-type="float" office:value="110.694252516833" calcext:value-type="float">
            <text:p>110.694252516833</text:p>
          </table:table-cell>
          <table:table-cell office:value-type="float" office:value="97.0518610484337" calcext:value-type="float">
            <text:p>97.0518610484337</text:p>
          </table:table-cell>
          <table:table-cell office:value-type="float" office:value="88.7529630847648" calcext:value-type="float">
            <text:p>88.7529630847648</text:p>
          </table:table-cell>
          <table:table-cell office:value-type="float" office:value="24.4439438096771" calcext:value-type="float">
            <text:p>24.4439438096771</text:p>
          </table:table-cell>
          <table:table-cell office:value-type="float" office:value="32.7878732552813" calcext:value-type="float">
            <text:p>32.78787325528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8445484991139" calcext:value-type="float">
            <text:p>6.68445484991139</text:p>
          </table:table-cell>
          <table:table-cell office:value-type="float" office:value="105.606697681772" calcext:value-type="float">
            <text:p>105.606697681772</text:p>
          </table:table-cell>
          <table:table-cell office:value-type="float" office:value="67.775113547329" calcext:value-type="float">
            <text:p>67.775113547329</text:p>
          </table:table-cell>
          <table:table-cell office:value-type="float" office:value="15.5147213502405" calcext:value-type="float">
            <text:p>15.5147213502405</text:p>
          </table:table-cell>
          <table:table-cell office:value-type="float" office:value="25.054246142106" calcext:value-type="float">
            <text:p>25.054246142106</text:p>
          </table:table-cell>
          <table:table-cell office:value-type="float" office:value="33.5263889605977" calcext:value-type="float">
            <text:p>33.526388960597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4260201506562" calcext:value-type="float">
            <text:p>9.44260201506562</text:p>
          </table:table-cell>
          <table:table-cell office:value-type="float" office:value="107.728002137402" calcext:value-type="float">
            <text:p>107.728002137402</text:p>
          </table:table-cell>
          <table:table-cell office:value-type="float" office:value="95.3117421263624" calcext:value-type="float">
            <text:p>95.3117421263624</text:p>
          </table:table-cell>
          <table:table-cell office:value-type="float" office:value="81.8140079254597" calcext:value-type="float">
            <text:p>81.8140079254597</text:p>
          </table:table-cell>
          <table:table-cell office:value-type="float" office:value="33.2519682950927" calcext:value-type="float">
            <text:p>33.2519682950927</text:p>
          </table:table-cell>
          <table:table-cell office:value-type="float" office:value="48.3795082759153" calcext:value-type="float">
            <text:p>48.37950827591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3550297889551" calcext:value-type="float">
            <text:p>6.43550297889551</text:p>
          </table:table-cell>
          <table:table-cell office:value-type="float" office:value="134.362979457644" calcext:value-type="float">
            <text:p>134.362979457644</text:p>
          </table:table-cell>
          <table:table-cell office:value-type="float" office:value="38.3927850376726" calcext:value-type="float">
            <text:p>38.3927850376726</text:p>
          </table:table-cell>
          <table:table-cell office:value-type="float" office:value="86.806433365251" calcext:value-type="float">
            <text:p>86.806433365251</text:p>
          </table:table-cell>
          <table:table-cell office:value-type="float" office:value="14.8616232164634" calcext:value-type="float">
            <text:p>14.8616232164634</text:p>
          </table:table-cell>
          <table:table-cell office:value-type="float" office:value="49.2584052776245" calcext:value-type="float">
            <text:p>49.25840527762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2944110316683" calcext:value-type="float">
            <text:p>8.72944110316683</text:p>
          </table:table-cell>
          <table:table-cell office:value-type="float" office:value="107.121241392509" calcext:value-type="float">
            <text:p>107.121241392509</text:p>
          </table:table-cell>
          <table:table-cell office:value-type="float" office:value="87.9906280005881" calcext:value-type="float">
            <text:p>87.9906280005881</text:p>
          </table:table-cell>
          <table:table-cell office:value-type="float" office:value="77.3908765260088" calcext:value-type="float">
            <text:p>77.3908765260088</text:p>
          </table:table-cell>
          <table:table-cell office:value-type="float" office:value="46.4569883984735" calcext:value-type="float">
            <text:p>46.4569883984735</text:p>
          </table:table-cell>
          <table:table-cell office:value-type="float" office:value="39.2764432154773" calcext:value-type="float">
            <text:p>39.2764432154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261064718046" calcext:value-type="float">
            <text:p>8.90261064718046</text:p>
          </table:table-cell>
          <table:table-cell office:value-type="float" office:value="122.395463754848" calcext:value-type="float">
            <text:p>122.395463754848</text:p>
          </table:table-cell>
          <table:table-cell office:value-type="float" office:value="4.59095512029507" calcext:value-type="float">
            <text:p>4.59095512029507</text:p>
          </table:table-cell>
          <table:table-cell office:value-type="float" office:value="18.1060935147705" calcext:value-type="float">
            <text:p>18.1060935147705</text:p>
          </table:table-cell>
          <table:table-cell office:value-type="float" office:value="45.3242758232943" calcext:value-type="float">
            <text:p>45.3242758232943</text:p>
          </table:table-cell>
          <table:table-cell office:value-type="float" office:value="6.86531554801749" calcext:value-type="float">
            <text:p>6.865315548017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1060478063053" calcext:value-type="float">
            <text:p>7.81060478063053</text:p>
          </table:table-cell>
          <table:table-cell office:value-type="float" office:value="129.53342913202" calcext:value-type="float">
            <text:p>129.53342913202</text:p>
          </table:table-cell>
          <table:table-cell office:value-type="float" office:value="49.3368683626914" calcext:value-type="float">
            <text:p>49.3368683626914</text:p>
          </table:table-cell>
          <table:table-cell office:value-type="float" office:value="40.4836234462474" calcext:value-type="float">
            <text:p>40.4836234462474</text:p>
          </table:table-cell>
          <table:table-cell office:value-type="float" office:value="20.3038969563967" calcext:value-type="float">
            <text:p>20.3038969563967</text:p>
          </table:table-cell>
          <table:table-cell office:value-type="float" office:value="5.94015515569375" calcext:value-type="float">
            <text:p>5.940155155693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7765347575361" calcext:value-type="float">
            <text:p>7.07765347575361</text:p>
          </table:table-cell>
          <table:table-cell office:value-type="float" office:value="121.939084851839" calcext:value-type="float">
            <text:p>121.939084851839</text:p>
          </table:table-cell>
          <table:table-cell office:value-type="float" office:value="92.4415094233643" calcext:value-type="float">
            <text:p>92.4415094233643</text:p>
          </table:table-cell>
          <table:table-cell office:value-type="float" office:value="100.979758296832" calcext:value-type="float">
            <text:p>100.979758296832</text:p>
          </table:table-cell>
          <table:table-cell office:value-type="float" office:value="32.3896569579839" calcext:value-type="float">
            <text:p>32.3896569579839</text:p>
          </table:table-cell>
          <table:table-cell office:value-type="float" office:value="43.8031255052719" calcext:value-type="float">
            <text:p>43.80312550527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2268984142726" calcext:value-type="float">
            <text:p>9.72268984142726</text:p>
          </table:table-cell>
          <table:table-cell office:value-type="float" office:value="121.093210416056" calcext:value-type="float">
            <text:p>121.093210416056</text:p>
          </table:table-cell>
          <table:table-cell office:value-type="float" office:value="77.8923232512769" calcext:value-type="float">
            <text:p>77.8923232512769</text:p>
          </table:table-cell>
          <table:table-cell office:value-type="float" office:value="95.118078915628" calcext:value-type="float">
            <text:p>95.118078915628</text:p>
          </table:table-cell>
          <table:table-cell office:value-type="float" office:value="21.2354925330477" calcext:value-type="float">
            <text:p>21.2354925330477</text:p>
          </table:table-cell>
          <table:table-cell office:value-type="float" office:value="6.8776372821655" calcext:value-type="float">
            <text:p>6.87763728216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484128488995" calcext:value-type="float">
            <text:p>7.2484128488995</text:p>
          </table:table-cell>
          <table:table-cell office:value-type="float" office:value="113.138511119126" calcext:value-type="float">
            <text:p>113.138511119126</text:p>
          </table:table-cell>
          <table:table-cell office:value-type="float" office:value="94.383512434725" calcext:value-type="float">
            <text:p>94.383512434725</text:p>
          </table:table-cell>
          <table:table-cell office:value-type="float" office:value="10.3801719182312" calcext:value-type="float">
            <text:p>10.3801719182312</text:p>
          </table:table-cell>
          <table:table-cell office:value-type="float" office:value="45.1372836075211" calcext:value-type="float">
            <text:p>45.1372836075211</text:p>
          </table:table-cell>
          <table:table-cell office:value-type="float" office:value="47.6065908201952" calcext:value-type="float">
            <text:p>47.606590820195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2639690294967" calcext:value-type="float">
            <text:p>7.42639690294967</text:p>
          </table:table-cell>
          <table:table-cell office:value-type="float" office:value="108.073479421697" calcext:value-type="float">
            <text:p>108.073479421697</text:p>
          </table:table-cell>
          <table:table-cell office:value-type="float" office:value="38.555110680158" calcext:value-type="float">
            <text:p>38.555110680158</text:p>
          </table:table-cell>
          <table:table-cell office:value-type="float" office:value="51.8394634763522" calcext:value-type="float">
            <text:p>51.8394634763522</text:p>
          </table:table-cell>
          <table:table-cell office:value-type="float" office:value="5.97277018113584" calcext:value-type="float">
            <text:p>5.97277018113584</text:p>
          </table:table-cell>
          <table:table-cell office:value-type="float" office:value="29.1499764742116" calcext:value-type="float">
            <text:p>29.14997647421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6268624504854" calcext:value-type="float">
            <text:p>6.16268624504854</text:p>
          </table:table-cell>
          <table:table-cell office:value-type="float" office:value="130.076412373528" calcext:value-type="float">
            <text:p>130.076412373528</text:p>
          </table:table-cell>
          <table:table-cell office:value-type="float" office:value="49.2523046430187" calcext:value-type="float">
            <text:p>49.2523046430187</text:p>
          </table:table-cell>
          <table:table-cell office:value-type="float" office:value="-0.0574997849973906" calcext:value-type="float">
            <text:p>-0.057499784997391</text:p>
          </table:table-cell>
          <table:table-cell office:value-type="float" office:value="8.17902703532205" calcext:value-type="float">
            <text:p>8.17902703532205</text:p>
          </table:table-cell>
          <table:table-cell office:value-type="float" office:value="21.8394778742443" calcext:value-type="float">
            <text:p>21.83947787424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131944070171" calcext:value-type="float">
            <text:p>8.91131944070171</text:p>
          </table:table-cell>
          <table:table-cell office:value-type="float" office:value="122.664643837156" calcext:value-type="float">
            <text:p>122.664643837156</text:p>
          </table:table-cell>
          <table:table-cell office:value-type="float" office:value="64.6447649667508" calcext:value-type="float">
            <text:p>64.6447649667508</text:p>
          </table:table-cell>
          <table:table-cell office:value-type="float" office:value="51.9367236070125" calcext:value-type="float">
            <text:p>51.9367236070125</text:p>
          </table:table-cell>
          <table:table-cell office:value-type="float" office:value="8.75733090802546" calcext:value-type="float">
            <text:p>8.75733090802546</text:p>
          </table:table-cell>
          <table:table-cell office:value-type="float" office:value="21.730860464998" calcext:value-type="float">
            <text:p>21.7308604649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5886046615032" calcext:value-type="float">
            <text:p>6.75886046615032</text:p>
          </table:table-cell>
          <table:table-cell office:value-type="float" office:value="106.188448962704" calcext:value-type="float">
            <text:p>106.188448962704</text:p>
          </table:table-cell>
          <table:table-cell office:value-type="float" office:value="64.380621911883" calcext:value-type="float">
            <text:p>64.380621911883</text:p>
          </table:table-cell>
          <table:table-cell office:value-type="float" office:value="5.70510453835001" calcext:value-type="float">
            <text:p>5.70510453835001</text:p>
          </table:table-cell>
          <table:table-cell office:value-type="float" office:value="29.4665052467429" calcext:value-type="float">
            <text:p>29.4665052467429</text:p>
          </table:table-cell>
          <table:table-cell office:value-type="float" office:value="48.9384196489919" calcext:value-type="float">
            <text:p>48.93841964899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061246278247" calcext:value-type="float">
            <text:p>8.66061246278247</text:p>
          </table:table-cell>
          <table:table-cell office:value-type="float" office:value="134.629247955027" calcext:value-type="float">
            <text:p>134.629247955027</text:p>
          </table:table-cell>
          <table:table-cell office:value-type="float" office:value="69.6651447866823" calcext:value-type="float">
            <text:p>69.6651447866823</text:p>
          </table:table-cell>
          <table:table-cell office:value-type="float" office:value="87.3486642564431" calcext:value-type="float">
            <text:p>87.3486642564431</text:p>
          </table:table-cell>
          <table:table-cell office:value-type="float" office:value="20.0418773779209" calcext:value-type="float">
            <text:p>20.0418773779209</text:p>
          </table:table-cell>
          <table:table-cell office:value-type="float" office:value="44.8362603615141" calcext:value-type="float">
            <text:p>44.836260361514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2936216184974" calcext:value-type="float">
            <text:p>9.32936216184974</text:p>
          </table:table-cell>
          <table:table-cell office:value-type="float" office:value="121.719839761438" calcext:value-type="float">
            <text:p>121.719839761438</text:p>
          </table:table-cell>
          <table:table-cell office:value-type="float" office:value="20.3927105799714" calcext:value-type="float">
            <text:p>20.3927105799714</text:p>
          </table:table-cell>
          <table:table-cell office:value-type="float" office:value="46.7520424893386" calcext:value-type="float">
            <text:p>46.7520424893386</text:p>
          </table:table-cell>
          <table:table-cell office:value-type="float" office:value="17.6047426379871" calcext:value-type="float">
            <text:p>17.6047426379871</text:p>
          </table:table-cell>
          <table:table-cell office:value-type="float" office:value="26.0140367200974" calcext:value-type="float">
            <text:p>26.01403672009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514385056876" calcext:value-type="float">
            <text:p>8.90514385056876</text:p>
          </table:table-cell>
          <table:table-cell office:value-type="float" office:value="111.862017851406" calcext:value-type="float">
            <text:p>111.862017851406</text:p>
          </table:table-cell>
          <table:table-cell office:value-type="float" office:value="5.4162873928034" calcext:value-type="float">
            <text:p>5.4162873928034</text:p>
          </table:table-cell>
          <table:table-cell office:value-type="float" office:value="23.2425483830098" calcext:value-type="float">
            <text:p>23.2425483830098</text:p>
          </table:table-cell>
          <table:table-cell office:value-type="float" office:value="36.5740430283258" calcext:value-type="float">
            <text:p>36.5740430283258</text:p>
          </table:table-cell>
          <table:table-cell office:value-type="float" office:value="31.6809825610093" calcext:value-type="float">
            <text:p>31.68098256100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3431473840072" calcext:value-type="float">
            <text:p>8.13431473840072</text:p>
          </table:table-cell>
          <table:table-cell office:value-type="float" office:value="131.661150954116" calcext:value-type="float">
            <text:p>131.661150954116</text:p>
          </table:table-cell>
          <table:table-cell office:value-type="float" office:value="71.2540646615921" calcext:value-type="float">
            <text:p>71.2540646615921</text:p>
          </table:table-cell>
          <table:table-cell office:value-type="float" office:value="10.1274508450375" calcext:value-type="float">
            <text:p>10.1274508450375</text:p>
          </table:table-cell>
          <table:table-cell office:value-type="float" office:value="47.3944717505244" calcext:value-type="float">
            <text:p>47.3944717505244</text:p>
          </table:table-cell>
          <table:table-cell office:value-type="float" office:value="31.3295721421249" calcext:value-type="float">
            <text:p>31.32957214212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2006670468916" calcext:value-type="float">
            <text:p>9.12006670468916</text:p>
          </table:table-cell>
          <table:table-cell office:value-type="float" office:value="114.740044483195" calcext:value-type="float">
            <text:p>114.740044483195</text:p>
          </table:table-cell>
          <table:table-cell office:value-type="float" office:value="75.7163967540561" calcext:value-type="float">
            <text:p>75.7163967540561</text:p>
          </table:table-cell>
          <table:table-cell office:value-type="float" office:value="31.0466586351153" calcext:value-type="float">
            <text:p>31.0466586351153</text:p>
          </table:table-cell>
          <table:table-cell office:value-type="float" office:value="36.5072402724352" calcext:value-type="float">
            <text:p>36.5072402724352</text:p>
          </table:table-cell>
          <table:table-cell office:value-type="float" office:value="19.877789216611" calcext:value-type="float">
            <text:p>19.8777892166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451871846841" calcext:value-type="float">
            <text:p>8.09451871846841</text:p>
          </table:table-cell>
          <table:table-cell office:value-type="float" office:value="117.853129136177" calcext:value-type="float">
            <text:p>117.853129136177</text:p>
          </table:table-cell>
          <table:table-cell office:value-type="float" office:value="18.9244665691211" calcext:value-type="float">
            <text:p>18.9244665691211</text:p>
          </table:table-cell>
          <table:table-cell office:value-type="float" office:value="89.1960404888095" calcext:value-type="float">
            <text:p>89.1960404888095</text:p>
          </table:table-cell>
          <table:table-cell office:value-type="float" office:value="38.1233133463451" calcext:value-type="float">
            <text:p>38.1233133463451</text:p>
          </table:table-cell>
          <table:table-cell office:value-type="float" office:value="36.938807231997" calcext:value-type="float">
            <text:p>36.9388072319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760439458235" calcext:value-type="float">
            <text:p>8.91760439458235</text:p>
          </table:table-cell>
          <table:table-cell office:value-type="float" office:value="121.25408545883" calcext:value-type="float">
            <text:p>121.25408545883</text:p>
          </table:table-cell>
          <table:table-cell office:value-type="float" office:value="43.652727359845" calcext:value-type="float">
            <text:p>43.652727359845</text:p>
          </table:table-cell>
          <table:table-cell office:value-type="float" office:value="50.3892923673512" calcext:value-type="float">
            <text:p>50.3892923673512</text:p>
          </table:table-cell>
          <table:table-cell office:value-type="float" office:value="20.4508563233251" calcext:value-type="float">
            <text:p>20.4508563233251</text:p>
          </table:table-cell>
          <table:table-cell office:value-type="float" office:value="47.617452425617" calcext:value-type="float">
            <text:p>47.6174524256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6040416866003" calcext:value-type="float">
            <text:p>9.56040416866003</text:p>
          </table:table-cell>
          <table:table-cell office:value-type="float" office:value="131.066491608036" calcext:value-type="float">
            <text:p>131.066491608036</text:p>
          </table:table-cell>
          <table:table-cell office:value-type="float" office:value="84.9338834368234" calcext:value-type="float">
            <text:p>84.9338834368234</text:p>
          </table:table-cell>
          <table:table-cell office:value-type="float" office:value="26.6220786015814" calcext:value-type="float">
            <text:p>26.6220786015814</text:p>
          </table:table-cell>
          <table:table-cell office:value-type="float" office:value="25.5534110208599" calcext:value-type="float">
            <text:p>25.5534110208599</text:p>
          </table:table-cell>
          <table:table-cell office:value-type="float" office:value="33.5619881176714" calcext:value-type="float">
            <text:p>33.561988117671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4844832194783" calcext:value-type="float">
            <text:p>6.14844832194783</text:p>
          </table:table-cell>
          <table:table-cell office:value-type="float" office:value="109.739647546698" calcext:value-type="float">
            <text:p>109.739647546698</text:p>
          </table:table-cell>
          <table:table-cell office:value-type="float" office:value="83.6152331255588" calcext:value-type="float">
            <text:p>83.6152331255588</text:p>
          </table:table-cell>
          <table:table-cell office:value-type="float" office:value="2.13725751088143" calcext:value-type="float">
            <text:p>2.13725751088143</text:p>
          </table:table-cell>
          <table:table-cell office:value-type="float" office:value="20.502624441226" calcext:value-type="float">
            <text:p>20.502624441226</text:p>
          </table:table-cell>
          <table:table-cell office:value-type="float" office:value="23.8994697715366" calcext:value-type="float">
            <text:p>23.89946977153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041166561613" calcext:value-type="float">
            <text:p>7.31041166561613</text:p>
          </table:table-cell>
          <table:table-cell office:value-type="float" office:value="105.072686691271" calcext:value-type="float">
            <text:p>105.072686691271</text:p>
          </table:table-cell>
          <table:table-cell office:value-type="float" office:value="80.3642435471544" calcext:value-type="float">
            <text:p>80.3642435471544</text:p>
          </table:table-cell>
          <table:table-cell office:value-type="float" office:value="83.6898513026862" calcext:value-type="float">
            <text:p>83.6898513026862</text:p>
          </table:table-cell>
          <table:table-cell office:value-type="float" office:value="41.2579152881117" calcext:value-type="float">
            <text:p>41.2579152881117</text:p>
          </table:table-cell>
          <table:table-cell office:value-type="float" office:value="28.8474514896642" calcext:value-type="float">
            <text:p>28.84745148966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122157570313" calcext:value-type="float">
            <text:p>8.3122157570313</text:p>
          </table:table-cell>
          <table:table-cell office:value-type="float" office:value="115.95445745349" calcext:value-type="float">
            <text:p>115.95445745349</text:p>
          </table:table-cell>
          <table:table-cell office:value-type="float" office:value="84.2094362029917" calcext:value-type="float">
            <text:p>84.2094362029917</text:p>
          </table:table-cell>
          <table:table-cell office:value-type="float" office:value="64.6053369975861" calcext:value-type="float">
            <text:p>64.6053369975861</text:p>
          </table:table-cell>
          <table:table-cell office:value-type="float" office:value="32.737573839698" calcext:value-type="float">
            <text:p>32.737573839698</text:p>
          </table:table-cell>
          <table:table-cell office:value-type="float" office:value="47.9135020171149" calcext:value-type="float">
            <text:p>47.91350201711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823035639089" calcext:value-type="float">
            <text:p>7.41823035639089</text:p>
          </table:table-cell>
          <table:table-cell office:value-type="float" office:value="120.317689195264" calcext:value-type="float">
            <text:p>120.317689195264</text:p>
          </table:table-cell>
          <table:table-cell office:value-type="float" office:value="35.0081257579261" calcext:value-type="float">
            <text:p>35.0081257579261</text:p>
          </table:table-cell>
          <table:table-cell office:value-type="float" office:value="93.8668507749431" calcext:value-type="float">
            <text:p>93.8668507749431</text:p>
          </table:table-cell>
          <table:table-cell office:value-type="float" office:value="19.5701202552138" calcext:value-type="float">
            <text:p>19.5701202552138</text:p>
          </table:table-cell>
          <table:table-cell office:value-type="float" office:value="23.3359896895416" calcext:value-type="float">
            <text:p>23.33598968954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997585728177" calcext:value-type="float">
            <text:p>7.2997585728177</text:p>
          </table:table-cell>
          <table:table-cell office:value-type="float" office:value="116.366242540457" calcext:value-type="float">
            <text:p>116.366242540457</text:p>
          </table:table-cell>
          <table:table-cell office:value-type="float" office:value="71.5274973471475" calcext:value-type="float">
            <text:p>71.5274973471475</text:p>
          </table:table-cell>
          <table:table-cell office:value-type="float" office:value="88.0632225014919" calcext:value-type="float">
            <text:p>88.0632225014919</text:p>
          </table:table-cell>
          <table:table-cell office:value-type="float" office:value="25.3224415909378" calcext:value-type="float">
            <text:p>25.3224415909378</text:p>
          </table:table-cell>
          <table:table-cell office:value-type="float" office:value="47.5327587259733" calcext:value-type="float">
            <text:p>47.53275872597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417388064371" calcext:value-type="float">
            <text:p>6.94417388064371</text:p>
          </table:table-cell>
          <table:table-cell office:value-type="float" office:value="110.152217304836" calcext:value-type="float">
            <text:p>110.152217304836</text:p>
          </table:table-cell>
          <table:table-cell office:value-type="float" office:value="78.7773716748036" calcext:value-type="float">
            <text:p>78.7773716748036</text:p>
          </table:table-cell>
          <table:table-cell office:value-type="float" office:value="72.1672667965212" calcext:value-type="float">
            <text:p>72.1672667965212</text:p>
          </table:table-cell>
          <table:table-cell office:value-type="float" office:value="32.6053579741683" calcext:value-type="float">
            <text:p>32.6053579741683</text:p>
          </table:table-cell>
          <table:table-cell office:value-type="float" office:value="31.9629396436604" calcext:value-type="float">
            <text:p>31.96293964366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458541241018" calcext:value-type="float">
            <text:p>8.44458541241018</text:p>
          </table:table-cell>
          <table:table-cell office:value-type="float" office:value="106.407550095549" calcext:value-type="float">
            <text:p>106.407550095549</text:p>
          </table:table-cell>
          <table:table-cell office:value-type="float" office:value="102.044290716542" calcext:value-type="float">
            <text:p>102.044290716542</text:p>
          </table:table-cell>
          <table:table-cell office:value-type="float" office:value="25.8765464730496" calcext:value-type="float">
            <text:p>25.8765464730496</text:p>
          </table:table-cell>
          <table:table-cell office:value-type="float" office:value="28.5084218382152" calcext:value-type="float">
            <text:p>28.5084218382152</text:p>
          </table:table-cell>
          <table:table-cell office:value-type="float" office:value="25.6448679800325" calcext:value-type="float">
            <text:p>25.64486798003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51128243427" calcext:value-type="float">
            <text:p>8.5151128243427</text:p>
          </table:table-cell>
          <table:table-cell office:value-type="float" office:value="106.526238596597" calcext:value-type="float">
            <text:p>106.526238596597</text:p>
          </table:table-cell>
          <table:table-cell office:value-type="float" office:value="84.2024570113559" calcext:value-type="float">
            <text:p>84.2024570113559</text:p>
          </table:table-cell>
          <table:table-cell office:value-type="float" office:value="40.9455043972218" calcext:value-type="float">
            <text:p>40.9455043972218</text:p>
          </table:table-cell>
          <table:table-cell office:value-type="float" office:value="37.2455884590575" calcext:value-type="float">
            <text:p>37.2455884590575</text:p>
          </table:table-cell>
          <table:table-cell office:value-type="float" office:value="28.4878813637396" calcext:value-type="float">
            <text:p>28.48788136373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646065020108" calcext:value-type="float">
            <text:p>8.73646065020108</text:p>
          </table:table-cell>
          <table:table-cell office:value-type="float" office:value="124.126370041918" calcext:value-type="float">
            <text:p>124.126370041918</text:p>
          </table:table-cell>
          <table:table-cell office:value-type="float" office:value="4.34818095872968" calcext:value-type="float">
            <text:p>4.34818095872968</text:p>
          </table:table-cell>
          <table:table-cell office:value-type="float" office:value="10.86084915453" calcext:value-type="float">
            <text:p>10.86084915453</text:p>
          </table:table-cell>
          <table:table-cell office:value-type="float" office:value="10.8085328978198" calcext:value-type="float">
            <text:p>10.8085328978198</text:p>
          </table:table-cell>
          <table:table-cell office:value-type="float" office:value="42.1401689873668" calcext:value-type="float">
            <text:p>42.14016898736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683757503352" calcext:value-type="float">
            <text:p>8.73683757503352</text:p>
          </table:table-cell>
          <table:table-cell office:value-type="float" office:value="112.766893541626" calcext:value-type="float">
            <text:p>112.766893541626</text:p>
          </table:table-cell>
          <table:table-cell office:value-type="float" office:value="55.6160565655533" calcext:value-type="float">
            <text:p>55.6160565655533</text:p>
          </table:table-cell>
          <table:table-cell office:value-type="float" office:value="80.9822573852017" calcext:value-type="float">
            <text:p>80.9822573852017</text:p>
          </table:table-cell>
          <table:table-cell office:value-type="float" office:value="39.7684551853927" calcext:value-type="float">
            <text:p>39.7684551853927</text:p>
          </table:table-cell>
          <table:table-cell office:value-type="float" office:value="5.76663791630738" calcext:value-type="float">
            <text:p>5.7666379163073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4484155006737" calcext:value-type="float">
            <text:p>8.64484155006737</text:p>
          </table:table-cell>
          <table:table-cell office:value-type="float" office:value="117.523436782304" calcext:value-type="float">
            <text:p>117.523436782304</text:p>
          </table:table-cell>
          <table:table-cell office:value-type="float" office:value="2.49516560824537" calcext:value-type="float">
            <text:p>2.49516560824537</text:p>
          </table:table-cell>
          <table:table-cell office:value-type="float" office:value="19.3815159569052" calcext:value-type="float">
            <text:p>19.3815159569052</text:p>
          </table:table-cell>
          <table:table-cell office:value-type="float" office:value="18.0348673991388" calcext:value-type="float">
            <text:p>18.0348673991388</text:p>
          </table:table-cell>
          <table:table-cell office:value-type="float" office:value="22.4113614277709" calcext:value-type="float">
            <text:p>22.41136142777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137994643669" calcext:value-type="float">
            <text:p>6.49137994643669</text:p>
          </table:table-cell>
          <table:table-cell office:value-type="float" office:value="108.749857142959" calcext:value-type="float">
            <text:p>108.749857142959</text:p>
          </table:table-cell>
          <table:table-cell office:value-type="float" office:value="53.7012769463725" calcext:value-type="float">
            <text:p>53.7012769463725</text:p>
          </table:table-cell>
          <table:table-cell office:value-type="float" office:value="99.1360218478421" calcext:value-type="float">
            <text:p>99.1360218478421</text:p>
          </table:table-cell>
          <table:table-cell office:value-type="float" office:value="34.8355764396899" calcext:value-type="float">
            <text:p>34.8355764396899</text:p>
          </table:table-cell>
          <table:table-cell office:value-type="float" office:value="42.2811342865756" calcext:value-type="float">
            <text:p>42.28113428657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8874687021857" calcext:value-type="float">
            <text:p>6.28874687021857</text:p>
          </table:table-cell>
          <table:table-cell office:value-type="float" office:value="111.217350508999" calcext:value-type="float">
            <text:p>111.217350508999</text:p>
          </table:table-cell>
          <table:table-cell office:value-type="float" office:value="67.4597924821031" calcext:value-type="float">
            <text:p>67.4597924821031</text:p>
          </table:table-cell>
          <table:table-cell office:value-type="float" office:value="29.4769194969339" calcext:value-type="float">
            <text:p>29.4769194969339</text:p>
          </table:table-cell>
          <table:table-cell office:value-type="float" office:value="31.2023742055553" calcext:value-type="float">
            <text:p>31.2023742055553</text:p>
          </table:table-cell>
          <table:table-cell office:value-type="float" office:value="5.80189234528148" calcext:value-type="float">
            <text:p>5.801892345281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2170358430239" calcext:value-type="float">
            <text:p>8.42170358430239</text:p>
          </table:table-cell>
          <table:table-cell office:value-type="float" office:value="132.487282169958" calcext:value-type="float">
            <text:p>132.487282169958</text:p>
          </table:table-cell>
          <table:table-cell office:value-type="float" office:value="20.0602438745772" calcext:value-type="float">
            <text:p>20.0602438745772</text:p>
          </table:table-cell>
          <table:table-cell office:value-type="float" office:value="23.4488767597202" calcext:value-type="float">
            <text:p>23.4488767597202</text:p>
          </table:table-cell>
          <table:table-cell office:value-type="float" office:value="48.5280380062059" calcext:value-type="float">
            <text:p>48.5280380062059</text:p>
          </table:table-cell>
          <table:table-cell office:value-type="float" office:value="32.2777710751385" calcext:value-type="float">
            <text:p>32.27777107513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2058867737172" calcext:value-type="float">
            <text:p>7.52058867737172</text:p>
          </table:table-cell>
          <table:table-cell office:value-type="float" office:value="130.34073010627" calcext:value-type="float">
            <text:p>130.34073010627</text:p>
          </table:table-cell>
          <table:table-cell office:value-type="float" office:value="52.8986236548828" calcext:value-type="float">
            <text:p>52.8986236548828</text:p>
          </table:table-cell>
          <table:table-cell office:value-type="float" office:value="3.27526504067073" calcext:value-type="float">
            <text:p>3.27526504067073</text:p>
          </table:table-cell>
          <table:table-cell office:value-type="float" office:value="22.6648334540369" calcext:value-type="float">
            <text:p>22.6648334540369</text:p>
          </table:table-cell>
          <table:table-cell office:value-type="float" office:value="44.3720617353467" calcext:value-type="float">
            <text:p>44.37206173534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347405747853" calcext:value-type="float">
            <text:p>8.45347405747853</text:p>
          </table:table-cell>
          <table:table-cell office:value-type="float" office:value="114.165559724948" calcext:value-type="float">
            <text:p>114.165559724948</text:p>
          </table:table-cell>
          <table:table-cell office:value-type="float" office:value="12.5728995189747" calcext:value-type="float">
            <text:p>12.5728995189747</text:p>
          </table:table-cell>
          <table:table-cell office:value-type="float" office:value="5.43574709458995" calcext:value-type="float">
            <text:p>5.43574709458995</text:p>
          </table:table-cell>
          <table:table-cell office:value-type="float" office:value="13.1092076603439" calcext:value-type="float">
            <text:p>13.1092076603439</text:p>
          </table:table-cell>
          <table:table-cell office:value-type="float" office:value="19.5652786295785" calcext:value-type="float">
            <text:p>19.56527862957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486097797555" calcext:value-type="float">
            <text:p>7.1486097797555</text:p>
          </table:table-cell>
          <table:table-cell office:value-type="float" office:value="108.229373738371" calcext:value-type="float">
            <text:p>108.229373738371</text:p>
          </table:table-cell>
          <table:table-cell office:value-type="float" office:value="27.7284631564596" calcext:value-type="float">
            <text:p>27.7284631564596</text:p>
          </table:table-cell>
          <table:table-cell office:value-type="float" office:value="42.9317602150907" calcext:value-type="float">
            <text:p>42.9317602150907</text:p>
          </table:table-cell>
          <table:table-cell office:value-type="float" office:value="16.9703861996941" calcext:value-type="float">
            <text:p>16.9703861996941</text:p>
          </table:table-cell>
          <table:table-cell office:value-type="float" office:value="25.7280616331178" calcext:value-type="float">
            <text:p>25.72806163311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3261141013485" calcext:value-type="float">
            <text:p>8.83261141013485</text:p>
          </table:table-cell>
          <table:table-cell office:value-type="float" office:value="118.847106323023" calcext:value-type="float">
            <text:p>118.847106323023</text:p>
          </table:table-cell>
          <table:table-cell office:value-type="float" office:value="67.3071966296429" calcext:value-type="float">
            <text:p>67.3071966296429</text:p>
          </table:table-cell>
          <table:table-cell office:value-type="float" office:value="46.8609966333804" calcext:value-type="float">
            <text:p>46.8609966333804</text:p>
          </table:table-cell>
          <table:table-cell office:value-type="float" office:value="14.3312423785384" calcext:value-type="float">
            <text:p>14.3312423785384</text:p>
          </table:table-cell>
          <table:table-cell office:value-type="float" office:value="47.8318081563954" calcext:value-type="float">
            <text:p>47.8318081563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9762789903646" calcext:value-type="float">
            <text:p>8.19762789903646</text:p>
          </table:table-cell>
          <table:table-cell office:value-type="float" office:value="130.769268945888" calcext:value-type="float">
            <text:p>130.769268945888</text:p>
          </table:table-cell>
          <table:table-cell office:value-type="float" office:value="72.3714471832412" calcext:value-type="float">
            <text:p>72.3714471832412</text:p>
          </table:table-cell>
          <table:table-cell office:value-type="float" office:value="92.3303449521997" calcext:value-type="float">
            <text:p>92.3303449521997</text:p>
          </table:table-cell>
          <table:table-cell office:value-type="float" office:value="8.02530484831428" calcext:value-type="float">
            <text:p>8.02530484831428</text:p>
          </table:table-cell>
          <table:table-cell office:value-type="float" office:value="26.5924583669468" calcext:value-type="float">
            <text:p>26.59245836694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6425893525354" calcext:value-type="float">
            <text:p>9.06425893525354</text:p>
          </table:table-cell>
          <table:table-cell office:value-type="float" office:value="129.356176571368" calcext:value-type="float">
            <text:p>129.356176571368</text:p>
          </table:table-cell>
          <table:table-cell office:value-type="float" office:value="59.2742102308128" calcext:value-type="float">
            <text:p>59.2742102308128</text:p>
          </table:table-cell>
          <table:table-cell office:value-type="float" office:value="73.9214367344659" calcext:value-type="float">
            <text:p>73.9214367344659</text:p>
          </table:table-cell>
          <table:table-cell office:value-type="float" office:value="45.7980323132167" calcext:value-type="float">
            <text:p>45.7980323132167</text:p>
          </table:table-cell>
          <table:table-cell office:value-type="float" office:value="49.252066541948" calcext:value-type="float">
            <text:p>49.2520665419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9390811339647" calcext:value-type="float">
            <text:p>7.59390811339647</text:p>
          </table:table-cell>
          <table:table-cell office:value-type="float" office:value="115.216205659204" calcext:value-type="float">
            <text:p>115.216205659204</text:p>
          </table:table-cell>
          <table:table-cell office:value-type="float" office:value="74.3276007276033" calcext:value-type="float">
            <text:p>74.3276007276033</text:p>
          </table:table-cell>
          <table:table-cell office:value-type="float" office:value="70.6677506091871" calcext:value-type="float">
            <text:p>70.6677506091871</text:p>
          </table:table-cell>
          <table:table-cell office:value-type="float" office:value="48.211870622495" calcext:value-type="float">
            <text:p>48.211870622495</text:p>
          </table:table-cell>
          <table:table-cell office:value-type="float" office:value="6.427216087532" calcext:value-type="float">
            <text:p>6.4272160875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446319452928" calcext:value-type="float">
            <text:p>8.46446319452928</text:p>
          </table:table-cell>
          <table:table-cell office:value-type="float" office:value="123.245351219177" calcext:value-type="float">
            <text:p>123.245351219177</text:p>
          </table:table-cell>
          <table:table-cell office:value-type="float" office:value="49.0965455134639" calcext:value-type="float">
            <text:p>49.0965455134639</text:p>
          </table:table-cell>
          <table:table-cell office:value-type="float" office:value="62.3054273029595" calcext:value-type="float">
            <text:p>62.3054273029595</text:p>
          </table:table-cell>
          <table:table-cell office:value-type="float" office:value="35.9768646852945" calcext:value-type="float">
            <text:p>35.9768646852945</text:p>
          </table:table-cell>
          <table:table-cell office:value-type="float" office:value="9.48023808699776" calcext:value-type="float">
            <text:p>9.480238086997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9572538610416" calcext:value-type="float">
            <text:p>6.29572538610416</text:p>
          </table:table-cell>
          <table:table-cell office:value-type="float" office:value="127.120293724809" calcext:value-type="float">
            <text:p>127.120293724809</text:p>
          </table:table-cell>
          <table:table-cell office:value-type="float" office:value="44.902201875432" calcext:value-type="float">
            <text:p>44.902201875432</text:p>
          </table:table-cell>
          <table:table-cell office:value-type="float" office:value="50.6971267695538" calcext:value-type="float">
            <text:p>50.6971267695538</text:p>
          </table:table-cell>
          <table:table-cell office:value-type="float" office:value="25.2582512043872" calcext:value-type="float">
            <text:p>25.2582512043872</text:p>
          </table:table-cell>
          <table:table-cell office:value-type="float" office:value="23.1853576529802" calcext:value-type="float">
            <text:p>23.18535765298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63773483871" calcext:value-type="float">
            <text:p>6.4963773483871</text:p>
          </table:table-cell>
          <table:table-cell office:value-type="float" office:value="112.350969872481" calcext:value-type="float">
            <text:p>112.350969872481</text:p>
          </table:table-cell>
          <table:table-cell office:value-type="float" office:value="79.0030800190016" calcext:value-type="float">
            <text:p>79.0030800190016</text:p>
          </table:table-cell>
          <table:table-cell office:value-type="float" office:value="47.6950304224594" calcext:value-type="float">
            <text:p>47.6950304224594</text:p>
          </table:table-cell>
          <table:table-cell office:value-type="float" office:value="22.9307048308086" calcext:value-type="float">
            <text:p>22.9307048308086</text:p>
          </table:table-cell>
          <table:table-cell office:value-type="float" office:value="37.9281156698292" calcext:value-type="float">
            <text:p>37.92811566982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5048160876252" calcext:value-type="float">
            <text:p>7.85048160876252</text:p>
          </table:table-cell>
          <table:table-cell office:value-type="float" office:value="118.955032267431" calcext:value-type="float">
            <text:p>118.955032267431</text:p>
          </table:table-cell>
          <table:table-cell office:value-type="float" office:value="97.2837279044247" calcext:value-type="float">
            <text:p>97.2837279044247</text:p>
          </table:table-cell>
          <table:table-cell office:value-type="float" office:value="94.3183119832061" calcext:value-type="float">
            <text:p>94.3183119832061</text:p>
          </table:table-cell>
          <table:table-cell office:value-type="float" office:value="5.26645570761219" calcext:value-type="float">
            <text:p>5.26645570761219</text:p>
          </table:table-cell>
          <table:table-cell office:value-type="float" office:value="33.987940181436" calcext:value-type="float">
            <text:p>33.9879401814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 table:number-columns-repeated="100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9794026995952" calcext:value-type="float">
            <text:p>9.79794026995952</text:p>
          </table:table-cell>
          <table:table-cell office:value-type="float" office:value="124.832422406879" calcext:value-type="float">
            <text:p>124.832422406879</text:p>
          </table:table-cell>
          <table:table-cell office:value-type="float" office:value="3.07840074644941" calcext:value-type="float">
            <text:p>3.07840074644941</text:p>
          </table:table-cell>
          <table:table-cell office:value-type="float" office:value="98.7470583482576" calcext:value-type="float">
            <text:p>98.7470583482576</text:p>
          </table:table-cell>
          <table:table-cell office:value-type="float" office:value="35.0898770036948" calcext:value-type="float">
            <text:p>35.0898770036948</text:p>
          </table:table-cell>
          <table:table-cell office:value-type="float" office:value="47.3984118588307" calcext:value-type="float">
            <text:p>47.39841185883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9567595485155" calcext:value-type="float">
            <text:p>7.99567595485155</text:p>
          </table:table-cell>
          <table:table-cell office:value-type="float" office:value="125.479610096116" calcext:value-type="float">
            <text:p>125.479610096116</text:p>
          </table:table-cell>
          <table:table-cell office:value-type="float" office:value="63.0932489481863" calcext:value-type="float">
            <text:p>63.0932489481863</text:p>
          </table:table-cell>
          <table:table-cell office:value-type="float" office:value="81.1110715589835" calcext:value-type="float">
            <text:p>81.1110715589835</text:p>
          </table:table-cell>
          <table:table-cell office:value-type="float" office:value="36.6741737209899" calcext:value-type="float">
            <text:p>36.6741737209899</text:p>
          </table:table-cell>
          <table:table-cell office:value-type="float" office:value="7.1504755925517" calcext:value-type="float">
            <text:p>7.15047559255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5874701868319" calcext:value-type="float">
            <text:p>7.95874701868319</text:p>
          </table:table-cell>
          <table:table-cell office:value-type="float" office:value="113.089355882349" calcext:value-type="float">
            <text:p>113.089355882349</text:p>
          </table:table-cell>
          <table:table-cell office:value-type="float" office:value="30.2072427665184" calcext:value-type="float">
            <text:p>30.2072427665184</text:p>
          </table:table-cell>
          <table:table-cell office:value-type="float" office:value="98.4180622809183" calcext:value-type="float">
            <text:p>98.4180622809183</text:p>
          </table:table-cell>
          <table:table-cell office:value-type="float" office:value="29.3793878259005" calcext:value-type="float">
            <text:p>29.3793878259005</text:p>
          </table:table-cell>
          <table:table-cell office:value-type="float" office:value="7.14541802983326" calcext:value-type="float">
            <text:p>7.145418029833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349479714961" calcext:value-type="float">
            <text:p>7.6349479714961</text:p>
          </table:table-cell>
          <table:table-cell office:value-type="float" office:value="125.208323832562" calcext:value-type="float">
            <text:p>125.208323832562</text:p>
          </table:table-cell>
          <table:table-cell office:value-type="float" office:value="62.7211016004222" calcext:value-type="float">
            <text:p>62.7211016004222</text:p>
          </table:table-cell>
          <table:table-cell office:value-type="float" office:value="29.4555895894024" calcext:value-type="float">
            <text:p>29.4555895894024</text:p>
          </table:table-cell>
          <table:table-cell office:value-type="float" office:value="14.7852023511919" calcext:value-type="float">
            <text:p>14.7852023511919</text:p>
          </table:table-cell>
          <table:table-cell office:value-type="float" office:value="23.5943156976026" calcext:value-type="float">
            <text:p>23.59431569760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3157543434017" calcext:value-type="float">
            <text:p>6.13157543434017</text:p>
          </table:table-cell>
          <table:table-cell office:value-type="float" office:value="124.56633627961" calcext:value-type="float">
            <text:p>124.56633627961</text:p>
          </table:table-cell>
          <table:table-cell office:value-type="float" office:value="96.6719842484592" calcext:value-type="float">
            <text:p>96.6719842484592</text:p>
          </table:table-cell>
          <table:table-cell office:value-type="float" office:value="28.4581072127025" calcext:value-type="float">
            <text:p>28.4581072127025</text:p>
          </table:table-cell>
          <table:table-cell office:value-type="float" office:value="25.0720898296783" calcext:value-type="float">
            <text:p>25.0720898296783</text:p>
          </table:table-cell>
          <table:table-cell office:value-type="float" office:value="49.2430020865192" calcext:value-type="float">
            <text:p>49.24300208651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3342480923141" calcext:value-type="float">
            <text:p>9.33342480923141</text:p>
          </table:table-cell>
          <table:table-cell office:value-type="float" office:value="128.365973083108" calcext:value-type="float">
            <text:p>128.365973083108</text:p>
          </table:table-cell>
          <table:table-cell office:value-type="float" office:value="92.6023856729845" calcext:value-type="float">
            <text:p>92.6023856729845</text:p>
          </table:table-cell>
          <table:table-cell office:value-type="float" office:value="16.8034568928038" calcext:value-type="float">
            <text:p>16.8034568928038</text:p>
          </table:table-cell>
          <table:table-cell office:value-type="float" office:value="28.5466172321914" calcext:value-type="float">
            <text:p>28.5466172321914</text:p>
          </table:table-cell>
          <table:table-cell office:value-type="float" office:value="22.8444743416183" calcext:value-type="float">
            <text:p>22.84447434161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815794250092" calcext:value-type="float">
            <text:p>6.7815794250092</text:p>
          </table:table-cell>
          <table:table-cell office:value-type="float" office:value="132.087785950055" calcext:value-type="float">
            <text:p>132.087785950055</text:p>
          </table:table-cell>
          <table:table-cell office:value-type="float" office:value="64.7307272979059" calcext:value-type="float">
            <text:p>64.7307272979059</text:p>
          </table:table-cell>
          <table:table-cell office:value-type="float" office:value="7.2869639079342" calcext:value-type="float">
            <text:p>7.2869639079342</text:p>
          </table:table-cell>
          <table:table-cell office:value-type="float" office:value="29.5758819860048" calcext:value-type="float">
            <text:p>29.5758819860048</text:p>
          </table:table-cell>
          <table:table-cell office:value-type="float" office:value="17.5203140997418" calcext:value-type="float">
            <text:p>17.52031409974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6701491227482" calcext:value-type="float">
            <text:p>7.66701491227482</text:p>
          </table:table-cell>
          <table:table-cell office:value-type="float" office:value="127.889489654048" calcext:value-type="float">
            <text:p>127.889489654048</text:p>
          </table:table-cell>
          <table:table-cell office:value-type="float" office:value="48.8972446306666" calcext:value-type="float">
            <text:p>48.8972446306666</text:p>
          </table:table-cell>
          <table:table-cell office:value-type="float" office:value="37.5628648700314" calcext:value-type="float">
            <text:p>37.5628648700314</text:p>
          </table:table-cell>
          <table:table-cell office:value-type="float" office:value="10.1763625680931" calcext:value-type="float">
            <text:p>10.1763625680931</text:p>
          </table:table-cell>
          <table:table-cell office:value-type="float" office:value="34.3549142814627" calcext:value-type="float">
            <text:p>34.354914281462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0762070446017" calcext:value-type="float">
            <text:p>8.30762070446017</text:p>
          </table:table-cell>
          <table:table-cell office:value-type="float" office:value="115.211686930935" calcext:value-type="float">
            <text:p>115.211686930935</text:p>
          </table:table-cell>
          <table:table-cell office:value-type="float" office:value="97.036533751632" calcext:value-type="float">
            <text:p>97.036533751632</text:p>
          </table:table-cell>
          <table:table-cell office:value-type="float" office:value="88.1768782713354" calcext:value-type="float">
            <text:p>88.1768782713354</text:p>
          </table:table-cell>
          <table:table-cell office:value-type="float" office:value="27.9846903161577" calcext:value-type="float">
            <text:p>27.9846903161577</text:p>
          </table:table-cell>
          <table:table-cell office:value-type="float" office:value="17.6356313107605" calcext:value-type="float">
            <text:p>17.635631310760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9963025885459" calcext:value-type="float">
            <text:p>9.49963025885459</text:p>
          </table:table-cell>
          <table:table-cell office:value-type="float" office:value="125.224258736867" calcext:value-type="float">
            <text:p>125.224258736867</text:p>
          </table:table-cell>
          <table:table-cell office:value-type="float" office:value="5.41660348087493" calcext:value-type="float">
            <text:p>5.41660348087493</text:p>
          </table:table-cell>
          <table:table-cell office:value-type="float" office:value="17.5508462355169" calcext:value-type="float">
            <text:p>17.5508462355169</text:p>
          </table:table-cell>
          <table:table-cell office:value-type="float" office:value="41.5912608323521" calcext:value-type="float">
            <text:p>41.5912608323521</text:p>
          </table:table-cell>
          <table:table-cell office:value-type="float" office:value="36.4062282931962" calcext:value-type="float">
            <text:p>36.40622829319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8180144020965" calcext:value-type="float">
            <text:p>8.38180144020965</text:p>
          </table:table-cell>
          <table:table-cell office:value-type="float" office:value="124.979282875644" calcext:value-type="float">
            <text:p>124.979282875644</text:p>
          </table:table-cell>
          <table:table-cell office:value-type="float" office:value="64.0861486714824" calcext:value-type="float">
            <text:p>64.0861486714824</text:p>
          </table:table-cell>
          <table:table-cell office:value-type="float" office:value="84.5404740352928" calcext:value-type="float">
            <text:p>84.5404740352928</text:p>
          </table:table-cell>
          <table:table-cell office:value-type="float" office:value="42.6250759405291" calcext:value-type="float">
            <text:p>42.6250759405291</text:p>
          </table:table-cell>
          <table:table-cell office:value-type="float" office:value="38.6224757012417" calcext:value-type="float">
            <text:p>38.62247570124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194468894111" calcext:value-type="float">
            <text:p>6.95194468894111</text:p>
          </table:table-cell>
          <table:table-cell office:value-type="float" office:value="134.990278613036" calcext:value-type="float">
            <text:p>134.990278613036</text:p>
          </table:table-cell>
          <table:table-cell office:value-type="float" office:value="76.2925996725065" calcext:value-type="float">
            <text:p>76.2925996725065</text:p>
          </table:table-cell>
          <table:table-cell office:value-type="float" office:value="11.1406653668976" calcext:value-type="float">
            <text:p>11.1406653668976</text:p>
          </table:table-cell>
          <table:table-cell office:value-type="float" office:value="13.1859986174704" calcext:value-type="float">
            <text:p>13.1859986174704</text:p>
          </table:table-cell>
          <table:table-cell office:value-type="float" office:value="27.8476195580705" calcext:value-type="float">
            <text:p>27.847619558070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p1" table:style-name="ta1">
        <table:table-column table:style-name="co1" table:number-columns-repeated="1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994" table:default-cell-style-name="Default"/>
        <table:table-row table:style-name="ro1">
          <table:table-cell table:style-name="ce1" table:number-columns-repeated="19"/>
          <table:table-cell table:style-name="ce2"/>
          <table:table-cell table:style-name="ce2" office:value-type="string" calcext:value-type="string">
            <text:p>Farseer Calculated</text:p>
          </table:table-cell>
          <table:table-cell table:style-name="ce2"/>
          <table:table-cell table:style-name="ce1"/>
          <table:table-cell table:style-name="ce4"/>
          <table:table-cell table:style-name="ce4" office:value-type="string" calcext:value-type="string">
            <text:p>Excel Calculated</text:p>
          </table:table-cell>
          <table:table-cell table:style-name="ce4"/>
          <table:table-cell table:style-name="ce1"/>
          <table:table-cell table:style-name="ce7"/>
          <table:table-cell table:style-name="ce7" office:value-type="string" calcext:value-type="string">
            <text:p>Difference</text:p>
          </table:table-cell>
          <table:table-cell table:style-name="ce7"/>
          <table:table-cell table:style-name="ce1" table:number-columns-repeated="994"/>
        </table:table-row>
        <table:table-row table:style-name="ro1">
          <table:table-cell table:style-name="ce1" office:value-type="string" calcext:value-type="string">
            <text:p>Res#</text:p>
          </table:table-cell>
          <table:table-cell table:style-name="ce1" office:value-type="string" calcext:value-type="string">
            <text:p>1-letter</text:p>
          </table:table-cell>
          <table:table-cell table:style-name="ce1" office:value-type="string" calcext:value-type="string">
            <text:p>3-letter</text:p>
          </table:table-cell>
          <table:table-cell table:style-name="ce1" office:value-type="string" calcext:value-type="string">
            <text:p>Peak Status</text:p>
          </table:table-cell>
          <table:table-cell table:style-name="ce1" office:value-type="string" calcext:value-type="string">
            <text:p>Merit</text:p>
          </table:table-cell>
          <table:table-cell table:style-name="ce1" office:value-type="string" calcext:value-type="string">
            <text:p>Position F1</text:p>
          </table:table-cell>
          <table:table-cell table:style-name="ce1" office:value-type="string" calcext:value-type="string">
            <text:p>Position F2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Line Width F1 (Hz)</text:p>
          </table:table-cell>
          <table:table-cell table:style-name="ce1" office:value-type="string" calcext:value-type="string">
            <text:p>Line Width F2 (Hz)</text:p>
          </table:table-cell>
          <table:table-cell table:style-name="ce1" office:value-type="string" calcext:value-type="string">
            <text:p>Fit Method</text:p>
          </table:table-cell>
          <table:table-cell table:style-name="ce1" office:value-type="string" calcext:value-type="string">
            <text:p>Vol. Method</text:p>
          </table:table-cell>
          <table:table-cell table:style-name="ce1" office:value-type="string" calcext:value-type="string">
            <text:p>Assign F1</text:p>
          </table:table-cell>
          <table:table-cell table:style-name="ce1" office:value-type="string" calcext:value-type="string">
            <text:p>Assign F2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H1_delta</text:p>
          </table:table-cell>
          <table:table-cell table:style-name="ce2" office:value-type="string" calcext:value-type="string">
            <text:p>N15_delta</text:p>
          </table:table-cell>
          <table:table-cell table:style-name="ce2" office:value-type="string" calcext:value-type="string">
            <text:p>CSP</text:p>
          </table:table-cell>
          <table:table-cell table:style-name="ce1"/>
          <table:table-cell table:style-name="ce4" office:value-type="string" calcext:value-type="string">
            <text:p>H1_delta</text:p>
          </table:table-cell>
          <table:table-cell table:style-name="ce4" office:value-type="string" calcext:value-type="string">
            <text:p>N15_delta</text:p>
          </table:table-cell>
          <table:table-cell table:style-name="ce4" office:value-type="string" calcext:value-type="string">
            <text:p>CSP</text:p>
          </table:table-cell>
          <table:table-cell table:style-name="ce1"/>
          <table:table-cell table:style-name="ce7" office:value-type="string" calcext:value-type="string">
            <text:p>H1_delta</text:p>
          </table:table-cell>
          <table:table-cell table:style-name="ce7" office:value-type="string" calcext:value-type="string">
            <text:p>N15_delta</text:p>
          </table:table-cell>
          <table:table-cell table:style-name="ce7" office:value-type="string" calcext:value-type="string">
            <text:p>CSP</text:p>
          </table:table-cell>
          <table:table-cell table:style-name="ce1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9159105654341" calcext:value-type="float">
            <text:p>7.19159105654341</text:p>
          </table:table-cell>
          <table:table-cell office:value-type="float" office:value="119.525554280905" calcext:value-type="float">
            <text:p>119.525554280905</text:p>
          </table:table-cell>
          <table:table-cell office:value-type="float" office:value="87.66554935864" calcext:value-type="float">
            <text:p>87.66554935864</text:p>
          </table:table-cell>
          <table:table-cell office:value-type="float" office:value="41.1665258773883" calcext:value-type="float">
            <text:p>41.1665258773883</text:p>
          </table:table-cell>
          <table:table-cell office:value-type="float" office:value="48.8231955442787" calcext:value-type="float">
            <text:p>48.8231955442787</text:p>
          </table:table-cell>
          <table:table-cell office:value-type="float" office:value="45.9633139156261" calcext:value-type="float">
            <text:p>45.96331391562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0105701966187421" calcext:value-type="float">
            <text:p>0.001057019661874</text:p>
          </table:table-cell>
          <table:table-cell office:value-type="float" office:value="0.00306578357727005" calcext:value-type="float">
            <text:p>0.00306578357727</text:p>
          </table:table-cell>
          <table:table-cell office:value-type="float" office:value="0.00122415202367199" calcext:value-type="float">
            <text:p>0.001224152023672</text:p>
          </table:table-cell>
          <table:table-cell/>
          <table:table-cell table:formula="of:=[.F3]-[ref.F2]" office:value-type="float" office:value="0.00105701966187421" calcext:value-type="float">
            <text:p>0.001057019661874</text:p>
          </table:table-cell>
          <table:table-cell table:formula="of:=[.G3]-[ref.G2]" office:value-type="float" office:value="0.00306578357727005" calcext:value-type="float">
            <text:p>0.00306578357727</text:p>
          </table:table-cell>
          <table:table-cell table:formula="of:=SQRT(0.5*(([.X3]^2)+(0.2*[.Y3]^2)))" office:value-type="float" office:value="0.00122415202367199" calcext:value-type="float">
            <text:p>0.001224152023672</text:p>
          </table:table-cell>
          <table:table-cell/>
          <table:table-cell table:formula="of:=[.T3]-[.X3]" office:value-type="float" office:value="0" calcext:value-type="float">
            <text:p>0</text:p>
          </table:table-cell>
          <table:table-cell table:formula="of:=[.U3]-[.Y3]" office:value-type="float" office:value="0" calcext:value-type="float">
            <text:p>0</text:p>
          </table:table-cell>
          <table:table-cell table:formula="of:=[.V3]-[.Z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565656931033" calcext:value-type="float">
            <text:p>8.91565656931033</text:p>
          </table:table-cell>
          <table:table-cell office:value-type="float" office:value="109.070777526217" calcext:value-type="float">
            <text:p>109.070777526217</text:p>
          </table:table-cell>
          <table:table-cell office:value-type="float" office:value="71.7401819077287" calcext:value-type="float">
            <text:p>71.7401819077287</text:p>
          </table:table-cell>
          <table:table-cell office:value-type="float" office:value="49.0748302505851" calcext:value-type="float">
            <text:p>49.0748302505851</text:p>
          </table:table-cell>
          <table:table-cell office:value-type="float" office:value="39.8408312204595" calcext:value-type="float">
            <text:p>39.8408312204595</text:p>
          </table:table-cell>
          <table:table-cell office:value-type="float" office:value="13.8907450223596" calcext:value-type="float">
            <text:p>13.89074502235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0.00193876733374232" calcext:value-type="float">
            <text:p>-0.001938767333742</text:p>
          </table:table-cell>
          <table:table-cell office:value-type="float" office:value="0.0112229810088707" calcext:value-type="float">
            <text:p>0.011222981008871</text:p>
          </table:table-cell>
          <table:table-cell office:value-type="float" office:value="0.00380459454603776" calcext:value-type="float">
            <text:p>0.003804594546038</text:p>
          </table:table-cell>
          <table:table-cell/>
          <table:table-cell table:formula="of:=[.F4]-[ref.F3]" office:value-type="float" office:value="-0.00193876733374232" calcext:value-type="float">
            <text:p>-0.001938767333742</text:p>
          </table:table-cell>
          <table:table-cell table:formula="of:=[.G4]-[ref.G3]" office:value-type="float" office:value="0.0112229810088706" calcext:value-type="float">
            <text:p>0.011222981008871</text:p>
          </table:table-cell>
          <table:table-cell table:formula="of:=SQRT(0.5*(([.X4]^2)+(0.2*[.Y4]^2)))" office:value-type="float" office:value="0.00380459454603776" calcext:value-type="float">
            <text:p>0.003804594546038</text:p>
          </table:table-cell>
          <table:table-cell/>
          <table:table-cell table:formula="of:=[.T4]-[.X4]" office:value-type="float" office:value="0" calcext:value-type="float">
            <text:p>0</text:p>
          </table:table-cell>
          <table:table-cell table:formula="of:=[.U4]-[.Y4]" office:value-type="float" office:value="0" calcext:value-type="float">
            <text:p>0</text:p>
          </table:table-cell>
          <table:table-cell table:formula="of:=[.V4]-[.Z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9429764809174" calcext:value-type="float">
            <text:p>6.99429764809174</text:p>
          </table:table-cell>
          <table:table-cell office:value-type="float" office:value="125.126431713134" calcext:value-type="float">
            <text:p>125.126431713134</text:p>
          </table:table-cell>
          <table:table-cell office:value-type="float" office:value="31.3688579235209" calcext:value-type="float">
            <text:p>31.3688579235209</text:p>
          </table:table-cell>
          <table:table-cell office:value-type="float" office:value="28.5253059605513" calcext:value-type="float">
            <text:p>28.5253059605513</text:p>
          </table:table-cell>
          <table:table-cell office:value-type="float" office:value="37.9880543708861" calcext:value-type="float">
            <text:p>37.9880543708861</text:p>
          </table:table-cell>
          <table:table-cell office:value-type="float" office:value="40.1737652519735" calcext:value-type="float">
            <text:p>40.17376525197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00328904264030427" calcext:value-type="float">
            <text:p>0.00032890426403</text:p>
          </table:table-cell>
          <table:table-cell office:value-type="float" office:value="-0.00126922054114686" calcext:value-type="float">
            <text:p>-0.001269220541147</text:p>
          </table:table-cell>
          <table:table-cell office:value-type="float" office:value="0.000463876153359507" calcext:value-type="float">
            <text:p>0.00046387615336</text:p>
          </table:table-cell>
          <table:table-cell/>
          <table:table-cell table:formula="of:=[.F5]-[ref.F4]" office:value-type="float" office:value="0.000328904264030427" calcext:value-type="float">
            <text:p>0.00032890426403</text:p>
          </table:table-cell>
          <table:table-cell table:formula="of:=[.G5]-[ref.G4]" office:value-type="float" office:value="-0.00126922054114686" calcext:value-type="float">
            <text:p>-0.001269220541147</text:p>
          </table:table-cell>
          <table:table-cell table:formula="of:=SQRT(0.5*(([.X5]^2)+(0.2*[.Y5]^2)))" office:value-type="float" office:value="0.000463876153359507" calcext:value-type="float">
            <text:p>0.00046387615336</text:p>
          </table:table-cell>
          <table:table-cell/>
          <table:table-cell table:formula="of:=[.T5]-[.X5]" office:value-type="float" office:value="0" calcext:value-type="float">
            <text:p>0</text:p>
          </table:table-cell>
          <table:table-cell table:formula="of:=[.U5]-[.Y5]" office:value-type="float" office:value="0" calcext:value-type="float">
            <text:p>0</text:p>
          </table:table-cell>
          <table:table-cell table:formula="of:=[.V5]-[.Z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463652512734" calcext:value-type="float">
            <text:p>7.55463652512734</text:p>
          </table:table-cell>
          <table:table-cell office:value-type="float" office:value="134.246080214639" calcext:value-type="float">
            <text:p>134.246080214639</text:p>
          </table:table-cell>
          <table:table-cell office:value-type="float" office:value="78.745416203713" calcext:value-type="float">
            <text:p>78.745416203713</text:p>
          </table:table-cell>
          <table:table-cell office:value-type="float" office:value="0.488776471303656" calcext:value-type="float">
            <text:p>0.488776471303656</text:p>
          </table:table-cell>
          <table:table-cell office:value-type="float" office:value="14.1372387858256" calcext:value-type="float">
            <text:p>14.1372387858256</text:p>
          </table:table-cell>
          <table:table-cell office:value-type="float" office:value="18.1141051033175" calcext:value-type="float">
            <text:p>18.11410510331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0.00166108552717414" calcext:value-type="float">
            <text:p>-0.001661085527174</text:p>
          </table:table-cell>
          <table:table-cell office:value-type="float" office:value="-0.00426705911399949" calcext:value-type="float">
            <text:p>-0.004267059114</text:p>
          </table:table-cell>
          <table:table-cell office:value-type="float" office:value="0.0017889611266124" calcext:value-type="float">
            <text:p>0.001788961126612</text:p>
          </table:table-cell>
          <table:table-cell/>
          <table:table-cell table:formula="of:=[.F6]-[ref.F5]" office:value-type="float" office:value="-0.00166108552717414" calcext:value-type="float">
            <text:p>-0.001661085527174</text:p>
          </table:table-cell>
          <table:table-cell table:formula="of:=[.G6]-[ref.G5]" office:value-type="float" office:value="-0.00426705911399949" calcext:value-type="float">
            <text:p>-0.004267059114</text:p>
          </table:table-cell>
          <table:table-cell table:formula="of:=SQRT(0.5*(([.X6]^2)+(0.2*[.Y6]^2)))" office:value-type="float" office:value="0.0017889611266124" calcext:value-type="float">
            <text:p>0.001788961126612</text:p>
          </table:table-cell>
          <table:table-cell/>
          <table:table-cell table:formula="of:=[.T6]-[.X6]" office:value-type="float" office:value="0" calcext:value-type="float">
            <text:p>0</text:p>
          </table:table-cell>
          <table:table-cell table:formula="of:=[.U6]-[.Y6]" office:value-type="float" office:value="0" calcext:value-type="float">
            <text:p>0</text:p>
          </table:table-cell>
          <table:table-cell table:formula="of:=[.V6]-[.Z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283089565974" calcext:value-type="float">
            <text:p>8.56283089565974</text:p>
          </table:table-cell>
          <table:table-cell office:value-type="float" office:value="118.66936107171" calcext:value-type="float">
            <text:p>118.66936107171</text:p>
          </table:table-cell>
          <table:table-cell office:value-type="float" office:value="51.7612393936834" calcext:value-type="float">
            <text:p>51.7612393936834</text:p>
          </table:table-cell>
          <table:table-cell office:value-type="float" office:value="74.1766959366618" calcext:value-type="float">
            <text:p>74.1766959366618</text:p>
          </table:table-cell>
          <table:table-cell office:value-type="float" office:value="30.4706298803373" calcext:value-type="float">
            <text:p>30.4706298803373</text:p>
          </table:table-cell>
          <table:table-cell office:value-type="float" office:value="24.0903019956533" calcext:value-type="float">
            <text:p>24.09030199565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-0.000695693091403271" calcext:value-type="float">
            <text:p>-0.000695693091403</text:p>
          </table:table-cell>
          <table:table-cell office:value-type="float" office:value="-0.00138604326241421" calcext:value-type="float">
            <text:p>-0.001386043262414</text:p>
          </table:table-cell>
          <table:table-cell office:value-type="float" office:value="0.000658867233394939" calcext:value-type="float">
            <text:p>0.000658867233395</text:p>
          </table:table-cell>
          <table:table-cell/>
          <table:table-cell table:formula="of:=[.F7]-[ref.F6]" office:value-type="float" office:value="-0.000695693091403271" calcext:value-type="float">
            <text:p>-0.000695693091403</text:p>
          </table:table-cell>
          <table:table-cell table:formula="of:=[.G7]-[ref.G6]" office:value-type="float" office:value="-0.00138604326241421" calcext:value-type="float">
            <text:p>-0.001386043262414</text:p>
          </table:table-cell>
          <table:table-cell table:formula="of:=SQRT(0.5*(([.X7]^2)+(0.2*[.Y7]^2)))" office:value-type="float" office:value="0.000658867233394939" calcext:value-type="float">
            <text:p>0.000658867233395</text:p>
          </table:table-cell>
          <table:table-cell/>
          <table:table-cell table:formula="of:=[.T7]-[.X7]" office:value-type="float" office:value="0" calcext:value-type="float">
            <text:p>0</text:p>
          </table:table-cell>
          <table:table-cell table:formula="of:=[.U7]-[.Y7]" office:value-type="float" office:value="0" calcext:value-type="float">
            <text:p>0</text:p>
          </table:table-cell>
          <table:table-cell table:formula="of:=[.V7]-[.Z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1323791147107" calcext:value-type="float">
            <text:p>7.61323791147107</text:p>
          </table:table-cell>
          <table:table-cell office:value-type="float" office:value="123.664346890794" calcext:value-type="float">
            <text:p>123.664346890794</text:p>
          </table:table-cell>
          <table:table-cell office:value-type="float" office:value="78.7523125167127" calcext:value-type="float">
            <text:p>78.7523125167127</text:p>
          </table:table-cell>
          <table:table-cell office:value-type="float" office:value="57.189199503327" calcext:value-type="float">
            <text:p>57.189199503327</text:p>
          </table:table-cell>
          <table:table-cell office:value-type="float" office:value="35.3314163139885" calcext:value-type="float">
            <text:p>35.3314163139885</text:p>
          </table:table-cell>
          <table:table-cell office:value-type="float" office:value="45.0722017681482" calcext:value-type="float">
            <text:p>45.07220176814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0000639035822924683" calcext:value-type="float">
            <text:p>6.39E-05</text:p>
          </table:table-cell>
          <table:table-cell office:value-type="float" office:value="-0.000171967820250529" calcext:value-type="float">
            <text:p>-0.000171967820251</text:p>
          </table:table-cell>
          <table:table-cell table:style-name="ce6" office:value-type="float" office:value="0.0000707045050550314" calcext:value-type="float">
            <text:p>7.07E-05</text:p>
          </table:table-cell>
          <table:table-cell/>
          <table:table-cell table:formula="of:=[.F8]-[ref.F7]" office:value-type="float" office:value="0.0000639035822924683" calcext:value-type="float">
            <text:p>6.39035822924683E-05</text:p>
          </table:table-cell>
          <table:table-cell table:formula="of:=[.G8]-[ref.G7]" office:value-type="float" office:value="-0.000171967820250529" calcext:value-type="float">
            <text:p>-0.000171967820251</text:p>
          </table:table-cell>
          <table:table-cell table:formula="of:=SQRT(0.5*(([.X8]^2)+(0.2*[.Y8]^2)))" office:value-type="float" office:value="0.0000707045050550314" calcext:value-type="float">
            <text:p>7.07045050550314E-05</text:p>
          </table:table-cell>
          <table:table-cell/>
          <table:table-cell table:formula="of:=[.T8]-[.X8]" office:value-type="float" office:value="0" calcext:value-type="float">
            <text:p>0</text:p>
          </table:table-cell>
          <table:table-cell table:formula="of:=[.U8]-[.Y8]" office:value-type="float" office:value="0" calcext:value-type="float">
            <text:p>0</text:p>
          </table:table-cell>
          <table:table-cell table:formula="of:=[.V8]-[.Z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2260317161979" calcext:value-type="float">
            <text:p>8.22260317161979</text:p>
          </table:table-cell>
          <table:table-cell office:value-type="float" office:value="126.970828417348" calcext:value-type="float">
            <text:p>126.970828417348</text:p>
          </table:table-cell>
          <table:table-cell office:value-type="float" office:value="54.56564452625" calcext:value-type="float">
            <text:p>54.56564452625</text:p>
          </table:table-cell>
          <table:table-cell office:value-type="float" office:value="27.1293606255204" calcext:value-type="float">
            <text:p>27.1293606255204</text:p>
          </table:table-cell>
          <table:table-cell office:value-type="float" office:value="34.6377044761394" calcext:value-type="float">
            <text:p>34.6377044761394</text:p>
          </table:table-cell>
          <table:table-cell office:value-type="float" office:value="45.8774689074332" calcext:value-type="float">
            <text:p>45.87746890743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00179378033950428" calcext:value-type="float">
            <text:p>0.001793780339504</text:p>
          </table:table-cell>
          <table:table-cell office:value-type="float" office:value="0.0032281286910063" calcext:value-type="float">
            <text:p>0.003228128691006</text:p>
          </table:table-cell>
          <table:table-cell office:value-type="float" office:value="0.00162816013885792" calcext:value-type="float">
            <text:p>0.001628160138858</text:p>
          </table:table-cell>
          <table:table-cell/>
          <table:table-cell table:formula="of:=[.F9]-[ref.F8]" office:value-type="float" office:value="0.00179378033950428" calcext:value-type="float">
            <text:p>0.001793780339504</text:p>
          </table:table-cell>
          <table:table-cell table:formula="of:=[.G9]-[ref.G8]" office:value-type="float" office:value="0.0032281286910063" calcext:value-type="float">
            <text:p>0.003228128691006</text:p>
          </table:table-cell>
          <table:table-cell table:formula="of:=SQRT(0.5*(([.X9]^2)+(0.2*[.Y9]^2)))" office:value-type="float" office:value="0.00162816013885792" calcext:value-type="float">
            <text:p>0.001628160138858</text:p>
          </table:table-cell>
          <table:table-cell/>
          <table:table-cell table:formula="of:=[.T9]-[.X9]" office:value-type="float" office:value="0" calcext:value-type="float">
            <text:p>0</text:p>
          </table:table-cell>
          <table:table-cell table:formula="of:=[.U9]-[.Y9]" office:value-type="float" office:value="0" calcext:value-type="float">
            <text:p>0</text:p>
          </table:table-cell>
          <table:table-cell table:formula="of:=[.V9]-[.Z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257605746389" calcext:value-type="float">
            <text:p>9.9257605746389</text:p>
          </table:table-cell>
          <table:table-cell office:value-type="float" office:value="123.36627786475" calcext:value-type="float">
            <text:p>123.36627786475</text:p>
          </table:table-cell>
          <table:table-cell office:value-type="float" office:value="66.9016780735463" calcext:value-type="float">
            <text:p>66.9016780735463</text:p>
          </table:table-cell>
          <table:table-cell office:value-type="float" office:value="60.1313917725279" calcext:value-type="float">
            <text:p>60.1313917725279</text:p>
          </table:table-cell>
          <table:table-cell office:value-type="float" office:value="30.3436837334678" calcext:value-type="float">
            <text:p>30.3436837334678</text:p>
          </table:table-cell>
          <table:table-cell office:value-type="float" office:value="21.1539995827961" calcext:value-type="float">
            <text:p>21.15399958279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0.0000753177734758026" calcext:value-type="float">
            <text:p>7.53E-05</text:p>
          </table:table-cell>
          <table:table-cell office:value-type="float" office:value="-0.0112027587884853" calcext:value-type="float">
            <text:p>-0.011202758788485</text:p>
          </table:table-cell>
          <table:table-cell office:value-type="float" office:value="0.00354302368476407" calcext:value-type="float">
            <text:p>0.003543023684764</text:p>
          </table:table-cell>
          <table:table-cell/>
          <table:table-cell table:formula="of:=[.F10]-[ref.F9]" office:value-type="float" office:value="0.0000753177734758026" calcext:value-type="float">
            <text:p>7.53177734758026E-05</text:p>
          </table:table-cell>
          <table:table-cell table:formula="of:=[.G10]-[ref.G9]" office:value-type="float" office:value="-0.0112027587884853" calcext:value-type="float">
            <text:p>-0.011202758788485</text:p>
          </table:table-cell>
          <table:table-cell table:formula="of:=SQRT(0.5*(([.X10]^2)+(0.2*[.Y10]^2)))" office:value-type="float" office:value="0.00354302368476407" calcext:value-type="float">
            <text:p>0.003543023684764</text:p>
          </table:table-cell>
          <table:table-cell/>
          <table:table-cell table:formula="of:=[.T10]-[.X10]" office:value-type="float" office:value="0" calcext:value-type="float">
            <text:p>0</text:p>
          </table:table-cell>
          <table:table-cell table:formula="of:=[.U10]-[.Y10]" office:value-type="float" office:value="0" calcext:value-type="float">
            <text:p>0</text:p>
          </table:table-cell>
          <table:table-cell table:formula="of:=[.V10]-[.Z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9384053478197" calcext:value-type="float">
            <text:p>8.09384053478197</text:p>
          </table:table-cell>
          <table:table-cell office:value-type="float" office:value="134.021973192079" calcext:value-type="float">
            <text:p>134.021973192079</text:p>
          </table:table-cell>
          <table:table-cell office:value-type="float" office:value="61.3575503784575" calcext:value-type="float">
            <text:p>61.3575503784575</text:p>
          </table:table-cell>
          <table:table-cell office:value-type="float" office:value="14.7064832862898" calcext:value-type="float">
            <text:p>14.7064832862898</text:p>
          </table:table-cell>
          <table:table-cell office:value-type="float" office:value="20.3613539899925" calcext:value-type="float">
            <text:p>20.3613539899925</text:p>
          </table:table-cell>
          <table:table-cell office:value-type="float" office:value="26.0283785896074" calcext:value-type="float">
            <text:p>26.02837858960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0.0000837715963655228" calcext:value-type="float">
            <text:p>8.38E-05</text:p>
          </table:table-cell>
          <table:table-cell office:value-type="float" office:value="0.010054732672188" calcext:value-type="float">
            <text:p>0.010054732672188</text:p>
          </table:table-cell>
          <table:table-cell office:value-type="float" office:value="0.00318013737928024" calcext:value-type="float">
            <text:p>0.00318013737928</text:p>
          </table:table-cell>
          <table:table-cell/>
          <table:table-cell table:formula="of:=[.F11]-[ref.F10]" office:value-type="float" office:value="0.0000837715963655228" calcext:value-type="float">
            <text:p>8.37715963655228E-05</text:p>
          </table:table-cell>
          <table:table-cell table:formula="of:=[.G11]-[ref.G10]" office:value-type="float" office:value="0.010054732672188" calcext:value-type="float">
            <text:p>0.010054732672188</text:p>
          </table:table-cell>
          <table:table-cell table:formula="of:=SQRT(0.5*(([.X11]^2)+(0.2*[.Y11]^2)))" office:value-type="float" office:value="0.00318013737928024" calcext:value-type="float">
            <text:p>0.00318013737928</text:p>
          </table:table-cell>
          <table:table-cell/>
          <table:table-cell table:formula="of:=[.T11]-[.X11]" office:value-type="float" office:value="0" calcext:value-type="float">
            <text:p>0</text:p>
          </table:table-cell>
          <table:table-cell table:formula="of:=[.U11]-[.Y11]" office:value-type="float" office:value="0" calcext:value-type="float">
            <text:p>0</text:p>
          </table:table-cell>
          <table:table-cell table:formula="of:=[.V11]-[.Z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439653735896" calcext:value-type="float">
            <text:p>7.41439653735896</text:p>
          </table:table-cell>
          <table:table-cell office:value-type="float" office:value="113.447236527336" calcext:value-type="float">
            <text:p>113.447236527336</text:p>
          </table:table-cell>
          <table:table-cell office:value-type="float" office:value="30.9776152801509" calcext:value-type="float">
            <text:p>30.9776152801509</text:p>
          </table:table-cell>
          <table:table-cell office:value-type="float" office:value="65.5386766547186" calcext:value-type="float">
            <text:p>65.5386766547186</text:p>
          </table:table-cell>
          <table:table-cell office:value-type="float" office:value="40.9690259146646" calcext:value-type="float">
            <text:p>40.9690259146646</text:p>
          </table:table-cell>
          <table:table-cell office:value-type="float" office:value="6.23918320481693" calcext:value-type="float">
            <text:p>6.239183204816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880511872023932" calcext:value-type="float">
            <text:p>0.088051187202393</text:p>
          </table:table-cell>
          <table:table-cell office:value-type="float" office:value="0.443195500208546" calcext:value-type="float">
            <text:p>0.443195500208546</text:p>
          </table:table-cell>
          <table:table-cell office:value-type="float" office:value="0.15335817853765" calcext:value-type="float">
            <text:p>0.15335817853765</text:p>
          </table:table-cell>
          <table:table-cell/>
          <table:table-cell table:formula="of:=[.F12]-[ref.F11]" office:value-type="float" office:value="0.0880511872023932" calcext:value-type="float">
            <text:p>0.088051187202393</text:p>
          </table:table-cell>
          <table:table-cell table:formula="of:=[.G12]-[ref.G11]" office:value-type="float" office:value="0.443195500208546" calcext:value-type="float">
            <text:p>0.443195500208546</text:p>
          </table:table-cell>
          <table:table-cell table:formula="of:=SQRT(0.5*(([.X12]^2)+(0.2*[.Y12]^2)))" office:value-type="float" office:value="0.15335817853765" calcext:value-type="float">
            <text:p>0.15335817853765</text:p>
          </table:table-cell>
          <table:table-cell/>
          <table:table-cell table:formula="of:=[.T12]-[.X12]" office:value-type="float" office:value="0" calcext:value-type="float">
            <text:p>0</text:p>
          </table:table-cell>
          <table:table-cell table:formula="of:=[.U12]-[.Y12]" office:value-type="float" office:value="0" calcext:value-type="float">
            <text:p>0</text:p>
          </table:table-cell>
          <table:table-cell table:formula="of:=[.V12]-[.Z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669559690636" calcext:value-type="float">
            <text:p>9.34669559690636</text:p>
          </table:table-cell>
          <table:table-cell office:value-type="float" office:value="129.307904815556" calcext:value-type="float">
            <text:p>129.307904815556</text:p>
          </table:table-cell>
          <table:table-cell office:value-type="float" office:value="50.9414904575834" calcext:value-type="float">
            <text:p>50.9414904575834</text:p>
          </table:table-cell>
          <table:table-cell office:value-type="float" office:value="61.7523049380969" calcext:value-type="float">
            <text:p>61.7523049380969</text:p>
          </table:table-cell>
          <table:table-cell office:value-type="float" office:value="24.0144491487865" calcext:value-type="float">
            <text:p>24.0144491487865</text:p>
          </table:table-cell>
          <table:table-cell office:value-type="float" office:value="25.9132766030367" calcext:value-type="float">
            <text:p>25.91327660303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198252359888684" calcext:value-type="float">
            <text:p>0.000198252359889</text:p>
          </table:table-cell>
          <table:table-cell office:value-type="float" office:value="-0.00330582862920892" calcext:value-type="float">
            <text:p>-0.003305828629209</text:p>
          </table:table-cell>
          <table:table-cell office:value-type="float" office:value="0.00105475224184187" calcext:value-type="float">
            <text:p>0.001054752241842</text:p>
          </table:table-cell>
          <table:table-cell/>
          <table:table-cell table:formula="of:=[.F13]-[ref.F12]" office:value-type="float" office:value="0.000198252359888684" calcext:value-type="float">
            <text:p>0.000198252359889</text:p>
          </table:table-cell>
          <table:table-cell table:formula="of:=[.G13]-[ref.G12]" office:value-type="float" office:value="-0.00330582862920892" calcext:value-type="float">
            <text:p>-0.003305828629209</text:p>
          </table:table-cell>
          <table:table-cell table:formula="of:=SQRT(0.5*(([.X13]^2)+(0.2*[.Y13]^2)))" office:value-type="float" office:value="0.00105475224184187" calcext:value-type="float">
            <text:p>0.001054752241842</text:p>
          </table:table-cell>
          <table:table-cell/>
          <table:table-cell table:formula="of:=[.T13]-[.X13]" office:value-type="float" office:value="0" calcext:value-type="float">
            <text:p>0</text:p>
          </table:table-cell>
          <table:table-cell table:formula="of:=[.U13]-[.Y13]" office:value-type="float" office:value="0" calcext:value-type="float">
            <text:p>0</text:p>
          </table:table-cell>
          <table:table-cell table:formula="of:=[.V13]-[.Z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4686216713143" calcext:value-type="float">
            <text:p>8.84686216713143</text:p>
          </table:table-cell>
          <table:table-cell office:value-type="float" office:value="134.314809223178" calcext:value-type="float">
            <text:p>134.314809223178</text:p>
          </table:table-cell>
          <table:table-cell office:value-type="float" office:value="84.9250112100974" calcext:value-type="float">
            <text:p>84.9250112100974</text:p>
          </table:table-cell>
          <table:table-cell office:value-type="float" office:value="13.0114736851289" calcext:value-type="float">
            <text:p>13.0114736851289</text:p>
          </table:table-cell>
          <table:table-cell office:value-type="float" office:value="6.04327062895416" calcext:value-type="float">
            <text:p>6.04327062895416</text:p>
          </table:table-cell>
          <table:table-cell office:value-type="float" office:value="29.9853856925756" calcext:value-type="float">
            <text:p>29.98538569257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0278594215891648" calcext:value-type="float">
            <text:p>-0.027859421589165</text:p>
          </table:table-cell>
          <table:table-cell office:value-type="float" office:value="-0.145119042450034" calcext:value-type="float">
            <text:p>-0.145119042450034</text:p>
          </table:table-cell>
          <table:table-cell office:value-type="float" office:value="0.0499402376226113" calcext:value-type="float">
            <text:p>0.049940237622611</text:p>
          </table:table-cell>
          <table:table-cell/>
          <table:table-cell table:formula="of:=[.F14]-[ref.F13]" office:value-type="float" office:value="-0.0278594215891648" calcext:value-type="float">
            <text:p>-0.027859421589165</text:p>
          </table:table-cell>
          <table:table-cell table:formula="of:=[.G14]-[ref.G13]" office:value-type="float" office:value="-0.145119042450034" calcext:value-type="float">
            <text:p>-0.145119042450034</text:p>
          </table:table-cell>
          <table:table-cell table:formula="of:=SQRT(0.5*(([.X14]^2)+(0.2*[.Y14]^2)))" office:value-type="float" office:value="0.0499402376226113" calcext:value-type="float">
            <text:p>0.049940237622611</text:p>
          </table:table-cell>
          <table:table-cell/>
          <table:table-cell table:formula="of:=[.T14]-[.X14]" office:value-type="float" office:value="0" calcext:value-type="float">
            <text:p>0</text:p>
          </table:table-cell>
          <table:table-cell table:formula="of:=[.U14]-[.Y14]" office:value-type="float" office:value="0" calcext:value-type="float">
            <text:p>0</text:p>
          </table:table-cell>
          <table:table-cell table:formula="of:=[.V14]-[.Z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5765987633473" calcext:value-type="float">
            <text:p>8.85765987633473</text:p>
          </table:table-cell>
          <table:table-cell office:value-type="float" office:value="110.659887816581" calcext:value-type="float">
            <text:p>110.659887816581</text:p>
          </table:table-cell>
          <table:table-cell office:value-type="float" office:value="22.9676836738859" calcext:value-type="float">
            <text:p>22.9676836738859</text:p>
          </table:table-cell>
          <table:table-cell office:value-type="float" office:value="3.91864080551187" calcext:value-type="float">
            <text:p>3.91864080551187</text:p>
          </table:table-cell>
          <table:table-cell office:value-type="float" office:value="13.6302391236501" calcext:value-type="float">
            <text:p>13.6302391236501</text:p>
          </table:table-cell>
          <table:table-cell office:value-type="float" office:value="48.6408571095954" calcext:value-type="float">
            <text:p>48.64085710959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0642937945961073" calcext:value-type="float">
            <text:p>0.064293794596107</text:p>
          </table:table-cell>
          <table:table-cell office:value-type="float" office:value="0.323520295119749" calcext:value-type="float">
            <text:p>0.323520295119749</text:p>
          </table:table-cell>
          <table:table-cell office:value-type="float" office:value="0.111952597768967" calcext:value-type="float">
            <text:p>0.111952597768967</text:p>
          </table:table-cell>
          <table:table-cell/>
          <table:table-cell table:formula="of:=[.F15]-[ref.F14]" office:value-type="float" office:value="0.0642937945961073" calcext:value-type="float">
            <text:p>0.064293794596107</text:p>
          </table:table-cell>
          <table:table-cell table:formula="of:=[.G15]-[ref.G14]" office:value-type="float" office:value="0.323520295119749" calcext:value-type="float">
            <text:p>0.323520295119749</text:p>
          </table:table-cell>
          <table:table-cell table:formula="of:=SQRT(0.5*(([.X15]^2)+(0.2*[.Y15]^2)))" office:value-type="float" office:value="0.111952597768967" calcext:value-type="float">
            <text:p>0.111952597768967</text:p>
          </table:table-cell>
          <table:table-cell/>
          <table:table-cell table:formula="of:=[.T15]-[.X15]" office:value-type="float" office:value="0" calcext:value-type="float">
            <text:p>0</text:p>
          </table:table-cell>
          <table:table-cell table:formula="of:=[.U15]-[.Y15]" office:value-type="float" office:value="0" calcext:value-type="float">
            <text:p>0</text:p>
          </table:table-cell>
          <table:table-cell table:formula="of:=[.V15]-[.Z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8739400989168" calcext:value-type="float">
            <text:p>8.58739400989168</text:p>
          </table:table-cell>
          <table:table-cell office:value-type="float" office:value="128.945783595097" calcext:value-type="float">
            <text:p>128.945783595097</text:p>
          </table:table-cell>
          <table:table-cell office:value-type="float" office:value="32.672736409728" calcext:value-type="float">
            <text:p>32.672736409728</text:p>
          </table:table-cell>
          <table:table-cell office:value-type="float" office:value="48.7930630345342" calcext:value-type="float">
            <text:p>48.7930630345342</text:p>
          </table:table-cell>
          <table:table-cell office:value-type="float" office:value="33.4358053183925" calcext:value-type="float">
            <text:p>33.4358053183925</text:p>
          </table:table-cell>
          <table:table-cell office:value-type="float" office:value="8.68719164684447" calcext:value-type="float">
            <text:p>8.687191646844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0883810036231676" calcext:value-type="float">
            <text:p>-0.088381003623168</text:p>
          </table:table-cell>
          <table:table-cell office:value-type="float" office:value="-0.438329149067073" calcext:value-type="float">
            <text:p>-0.438329149067073</text:p>
          </table:table-cell>
          <table:table-cell office:value-type="float" office:value="0.152048825029678" calcext:value-type="float">
            <text:p>0.152048825029678</text:p>
          </table:table-cell>
          <table:table-cell/>
          <table:table-cell table:formula="of:=[.F16]-[ref.F15]" office:value-type="float" office:value="-0.0883810036231676" calcext:value-type="float">
            <text:p>-0.088381003623168</text:p>
          </table:table-cell>
          <table:table-cell table:formula="of:=[.G16]-[ref.G15]" office:value-type="float" office:value="-0.438329149067073" calcext:value-type="float">
            <text:p>-0.438329149067073</text:p>
          </table:table-cell>
          <table:table-cell table:formula="of:=SQRT(0.5*(([.X16]^2)+(0.2*[.Y16]^2)))" office:value-type="float" office:value="0.152048825029678" calcext:value-type="float">
            <text:p>0.152048825029678</text:p>
          </table:table-cell>
          <table:table-cell/>
          <table:table-cell table:formula="of:=[.T16]-[.X16]" office:value-type="float" office:value="0" calcext:value-type="float">
            <text:p>0</text:p>
          </table:table-cell>
          <table:table-cell table:formula="of:=[.U16]-[.Y16]" office:value-type="float" office:value="0" calcext:value-type="float">
            <text:p>0</text:p>
          </table:table-cell>
          <table:table-cell table:formula="of:=[.V16]-[.Z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9165002724544" calcext:value-type="float">
            <text:p>8.19165002724544</text:p>
          </table:table-cell>
          <table:table-cell office:value-type="float" office:value="117.19143947725" calcext:value-type="float">
            <text:p>117.19143947725</text:p>
          </table:table-cell>
          <table:table-cell office:value-type="float" office:value="34.3063586609507" calcext:value-type="float">
            <text:p>34.3063586609507</text:p>
          </table:table-cell>
          <table:table-cell office:value-type="float" office:value="75.8963617294247" calcext:value-type="float">
            <text:p>75.8963617294247</text:p>
          </table:table-cell>
          <table:table-cell office:value-type="float" office:value="6.43081416130601" calcext:value-type="float">
            <text:p>6.43081416130601</text:p>
          </table:table-cell>
          <table:table-cell office:value-type="float" office:value="41.9685620051319" calcext:value-type="float">
            <text:p>41.96856200513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188835022878079" calcext:value-type="float">
            <text:p>-0.188835022878079</text:p>
          </table:table-cell>
          <table:table-cell office:value-type="float" office:value="-0.950097930343475" calcext:value-type="float">
            <text:p>-0.950097930343475</text:p>
          </table:table-cell>
          <table:table-cell office:value-type="float" office:value="0.328782512699471" calcext:value-type="float">
            <text:p>0.328782512699471</text:p>
          </table:table-cell>
          <table:table-cell/>
          <table:table-cell table:formula="of:=[.F17]-[ref.F16]" office:value-type="float" office:value="-0.188835022878079" calcext:value-type="float">
            <text:p>-0.188835022878079</text:p>
          </table:table-cell>
          <table:table-cell table:formula="of:=[.G17]-[ref.G16]" office:value-type="float" office:value="-0.950097930343475" calcext:value-type="float">
            <text:p>-0.950097930343475</text:p>
          </table:table-cell>
          <table:table-cell table:formula="of:=SQRT(0.5*(([.X17]^2)+(0.2*[.Y17]^2)))" office:value-type="float" office:value="0.328782512699471" calcext:value-type="float">
            <text:p>0.328782512699471</text:p>
          </table:table-cell>
          <table:table-cell/>
          <table:table-cell table:formula="of:=[.T17]-[.X17]" office:value-type="float" office:value="0" calcext:value-type="float">
            <text:p>0</text:p>
          </table:table-cell>
          <table:table-cell table:formula="of:=[.U17]-[.Y17]" office:value-type="float" office:value="0" calcext:value-type="float">
            <text:p>0</text:p>
          </table:table-cell>
          <table:table-cell table:formula="of:=[.V17]-[.Z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8190732320746" calcext:value-type="float">
            <text:p>6.48190732320746</text:p>
          </table:table-cell>
          <table:table-cell office:value-type="float" office:value="128.994217222454" calcext:value-type="float">
            <text:p>128.994217222454</text:p>
          </table:table-cell>
          <table:table-cell office:value-type="float" office:value="63.575148884474" calcext:value-type="float">
            <text:p>63.575148884474</text:p>
          </table:table-cell>
          <table:table-cell office:value-type="float" office:value="51.6161678487074" calcext:value-type="float">
            <text:p>51.6161678487074</text:p>
          </table:table-cell>
          <table:table-cell office:value-type="float" office:value="8.92307355879637" calcext:value-type="float">
            <text:p>8.92307355879637</text:p>
          </table:table-cell>
          <table:table-cell office:value-type="float" office:value="41.4077795261886" calcext:value-type="float">
            <text:p>41.40777952618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104973636147287" calcext:value-type="float">
            <text:p>0.104973636147287</text:p>
          </table:table-cell>
          <table:table-cell office:value-type="float" office:value="0.502564638474411" calcext:value-type="float">
            <text:p>0.502564638474411</text:p>
          </table:table-cell>
          <table:table-cell office:value-type="float" office:value="0.175404828119077" calcext:value-type="float">
            <text:p>0.175404828119077</text:p>
          </table:table-cell>
          <table:table-cell/>
          <table:table-cell table:formula="of:=[.F18]-[ref.F17]" office:value-type="float" office:value="0.104973636147287" calcext:value-type="float">
            <text:p>0.104973636147287</text:p>
          </table:table-cell>
          <table:table-cell table:formula="of:=[.G18]-[ref.G17]" office:value-type="float" office:value="0.502564638474411" calcext:value-type="float">
            <text:p>0.502564638474411</text:p>
          </table:table-cell>
          <table:table-cell table:formula="of:=SQRT(0.5*(([.X18]^2)+(0.2*[.Y18]^2)))" office:value-type="float" office:value="0.175404828119077" calcext:value-type="float">
            <text:p>0.175404828119077</text:p>
          </table:table-cell>
          <table:table-cell/>
          <table:table-cell table:formula="of:=[.T18]-[.X18]" office:value-type="float" office:value="0" calcext:value-type="float">
            <text:p>0</text:p>
          </table:table-cell>
          <table:table-cell table:formula="of:=[.U18]-[.Y18]" office:value-type="float" office:value="0" calcext:value-type="float">
            <text:p>0</text:p>
          </table:table-cell>
          <table:table-cell table:formula="of:=[.V18]-[.Z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4042160694698" calcext:value-type="float">
            <text:p>7.44042160694698</text:p>
          </table:table-cell>
          <table:table-cell office:value-type="float" office:value="112.005040135739" calcext:value-type="float">
            <text:p>112.005040135739</text:p>
          </table:table-cell>
          <table:table-cell office:value-type="float" office:value="47.5299022841721" calcext:value-type="float">
            <text:p>47.5299022841721</text:p>
          </table:table-cell>
          <table:table-cell office:value-type="float" office:value="84.020365846811" calcext:value-type="float">
            <text:p>84.020365846811</text:p>
          </table:table-cell>
          <table:table-cell office:value-type="float" office:value="5.97579961581077" calcext:value-type="float">
            <text:p>5.97579961581077</text:p>
          </table:table-cell>
          <table:table-cell office:value-type="float" office:value="17.7436666545109" calcext:value-type="float">
            <text:p>17.74366665451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0.0619676057473733" calcext:value-type="float">
            <text:p>-0.061967605747373</text:p>
          </table:table-cell>
          <table:table-cell office:value-type="float" office:value="-0.303275406566641" calcext:value-type="float">
            <text:p>-0.303275406566641</text:p>
          </table:table-cell>
          <table:table-cell office:value-type="float" office:value="0.105439979627497" calcext:value-type="float">
            <text:p>0.105439979627497</text:p>
          </table:table-cell>
          <table:table-cell/>
          <table:table-cell table:formula="of:=[.F19]-[ref.F18]" office:value-type="float" office:value="-0.0619676057473733" calcext:value-type="float">
            <text:p>-0.061967605747373</text:p>
          </table:table-cell>
          <table:table-cell table:formula="of:=[.G19]-[ref.G18]" office:value-type="float" office:value="-0.303275406566641" calcext:value-type="float">
            <text:p>-0.303275406566641</text:p>
          </table:table-cell>
          <table:table-cell table:formula="of:=SQRT(0.5*(([.X19]^2)+(0.2*[.Y19]^2)))" office:value-type="float" office:value="0.105439979627497" calcext:value-type="float">
            <text:p>0.105439979627497</text:p>
          </table:table-cell>
          <table:table-cell/>
          <table:table-cell table:formula="of:=[.T19]-[.X19]" office:value-type="float" office:value="0" calcext:value-type="float">
            <text:p>0</text:p>
          </table:table-cell>
          <table:table-cell table:formula="of:=[.U19]-[.Y19]" office:value-type="float" office:value="0" calcext:value-type="float">
            <text:p>0</text:p>
          </table:table-cell>
          <table:table-cell table:formula="of:=[.V19]-[.Z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3074167241609" calcext:value-type="float">
            <text:p>7.83074167241609</text:p>
          </table:table-cell>
          <table:table-cell office:value-type="float" office:value="126.201266101562" calcext:value-type="float">
            <text:p>126.201266101562</text:p>
          </table:table-cell>
          <table:table-cell office:value-type="float" office:value="76.7543316399234" calcext:value-type="float">
            <text:p>76.7543316399234</text:p>
          </table:table-cell>
          <table:table-cell office:value-type="float" office:value="38.0058404419587" calcext:value-type="float">
            <text:p>38.0058404419587</text:p>
          </table:table-cell>
          <table:table-cell office:value-type="float" office:value="26.4890110051902" calcext:value-type="float">
            <text:p>26.4890110051902</text:p>
          </table:table-cell>
          <table:table-cell office:value-type="float" office:value="26.9009959071777" calcext:value-type="float">
            <text:p>26.900995907177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0.0229892394268774" calcext:value-type="float">
            <text:p>-0.022989239426877</text:p>
          </table:table-cell>
          <table:table-cell office:value-type="float" office:value="-0.111738842023314" calcext:value-type="float">
            <text:p>-0.111738842023314</text:p>
          </table:table-cell>
          <table:table-cell office:value-type="float" office:value="0.0388948511551884" calcext:value-type="float">
            <text:p>0.038894851155188</text:p>
          </table:table-cell>
          <table:table-cell/>
          <table:table-cell table:formula="of:=[.F20]-[ref.F19]" office:value-type="float" office:value="-0.0229892394268774" calcext:value-type="float">
            <text:p>-0.022989239426877</text:p>
          </table:table-cell>
          <table:table-cell table:formula="of:=[.G20]-[ref.G19]" office:value-type="float" office:value="-0.111738842023314" calcext:value-type="float">
            <text:p>-0.111738842023314</text:p>
          </table:table-cell>
          <table:table-cell table:formula="of:=SQRT(0.5*(([.X20]^2)+(0.2*[.Y20]^2)))" office:value-type="float" office:value="0.0388948511551884" calcext:value-type="float">
            <text:p>0.038894851155188</text:p>
          </table:table-cell>
          <table:table-cell/>
          <table:table-cell table:formula="of:=[.T20]-[.X20]" office:value-type="float" office:value="0" calcext:value-type="float">
            <text:p>0</text:p>
          </table:table-cell>
          <table:table-cell table:formula="of:=[.U20]-[.Y20]" office:value-type="float" office:value="0" calcext:value-type="float">
            <text:p>0</text:p>
          </table:table-cell>
          <table:table-cell table:formula="of:=[.V20]-[.Z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846945207346" calcext:value-type="float">
            <text:p>8.44846945207346</text:p>
          </table:table-cell>
          <table:table-cell office:value-type="float" office:value="119.466230353859" calcext:value-type="float">
            <text:p>119.466230353859</text:p>
          </table:table-cell>
          <table:table-cell office:value-type="float" office:value="52.0442895138281" calcext:value-type="float">
            <text:p>52.0442895138281</text:p>
          </table:table-cell>
          <table:table-cell office:value-type="float" office:value="59.0192165560715" calcext:value-type="float">
            <text:p>59.0192165560715</text:p>
          </table:table-cell>
          <table:table-cell office:value-type="float" office:value="9.86265335044564" calcext:value-type="float">
            <text:p>9.86265335044564</text:p>
          </table:table-cell>
          <table:table-cell office:value-type="float" office:value="45.7892405207245" calcext:value-type="float">
            <text:p>45.78924052072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0.0363563645654743" calcext:value-type="float">
            <text:p>-0.036356364565474</text:p>
          </table:table-cell>
          <table:table-cell office:value-type="float" office:value="-0.171845974712298" calcext:value-type="float">
            <text:p>-0.171845974712298</text:p>
          </table:table-cell>
          <table:table-cell office:value-type="float" office:value="0.0601165245559888" calcext:value-type="float">
            <text:p>0.060116524555989</text:p>
          </table:table-cell>
          <table:table-cell/>
          <table:table-cell table:formula="of:=[.F21]-[ref.F20]" office:value-type="float" office:value="-0.0363563645654743" calcext:value-type="float">
            <text:p>-0.036356364565474</text:p>
          </table:table-cell>
          <table:table-cell table:formula="of:=[.G21]-[ref.G20]" office:value-type="float" office:value="-0.171845974712298" calcext:value-type="float">
            <text:p>-0.171845974712298</text:p>
          </table:table-cell>
          <table:table-cell table:formula="of:=SQRT(0.5*(([.X21]^2)+(0.2*[.Y21]^2)))" office:value-type="float" office:value="0.0601165245559888" calcext:value-type="float">
            <text:p>0.060116524555989</text:p>
          </table:table-cell>
          <table:table-cell/>
          <table:table-cell table:formula="of:=[.T21]-[.X21]" office:value-type="float" office:value="0" calcext:value-type="float">
            <text:p>0</text:p>
          </table:table-cell>
          <table:table-cell table:formula="of:=[.U21]-[.Y21]" office:value-type="float" office:value="0" calcext:value-type="float">
            <text:p>0</text:p>
          </table:table-cell>
          <table:table-cell table:formula="of:=[.V21]-[.Z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553299794435" calcext:value-type="float">
            <text:p>9.76553299794435</text:p>
          </table:table-cell>
          <table:table-cell office:value-type="float" office:value="111.237342756455" calcext:value-type="float">
            <text:p>111.237342756455</text:p>
          </table:table-cell>
          <table:table-cell office:value-type="float" office:value="95.5468926915797" calcext:value-type="float">
            <text:p>95.5468926915797</text:p>
          </table:table-cell>
          <table:table-cell office:value-type="float" office:value="89.2553666999278" calcext:value-type="float">
            <text:p>89.2553666999278</text:p>
          </table:table-cell>
          <table:table-cell office:value-type="float" office:value="34.8473404182146" calcext:value-type="float">
            <text:p>34.8473404182146</text:p>
          </table:table-cell>
          <table:table-cell office:value-type="float" office:value="26.0037885160613" calcext:value-type="float">
            <text:p>26.00378851606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-0.0000546091300961393" calcext:value-type="float">
            <text:p>-5.46E-05</text:p>
          </table:table-cell>
          <table:table-cell office:value-type="float" office:value="0.00811764708035412" calcext:value-type="float">
            <text:p>0.008117647080354</text:p>
          </table:table-cell>
          <table:table-cell office:value-type="float" office:value="0.00256731581436003" calcext:value-type="float">
            <text:p>0.00256731581436</text:p>
          </table:table-cell>
          <table:table-cell/>
          <table:table-cell table:formula="of:=[.F22]-[ref.F21]" office:value-type="float" office:value="-0.0000546091300961393" calcext:value-type="float">
            <text:p>-5.46091300961393E-05</text:p>
          </table:table-cell>
          <table:table-cell table:formula="of:=[.G22]-[ref.G21]" office:value-type="float" office:value="0.00811764708035412" calcext:value-type="float">
            <text:p>0.008117647080354</text:p>
          </table:table-cell>
          <table:table-cell table:formula="of:=SQRT(0.5*(([.X22]^2)+(0.2*[.Y22]^2)))" office:value-type="float" office:value="0.00256731581436003" calcext:value-type="float">
            <text:p>0.00256731581436</text:p>
          </table:table-cell>
          <table:table-cell/>
          <table:table-cell table:formula="of:=[.T22]-[.X22]" office:value-type="float" office:value="0" calcext:value-type="float">
            <text:p>0</text:p>
          </table:table-cell>
          <table:table-cell table:formula="of:=[.U22]-[.Y22]" office:value-type="float" office:value="0" calcext:value-type="float">
            <text:p>0</text:p>
          </table:table-cell>
          <table:table-cell table:formula="of:=[.V22]-[.Z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294603001036" calcext:value-type="float">
            <text:p>6.33294603001036</text:p>
          </table:table-cell>
          <table:table-cell office:value-type="float" office:value="129.720955269925" calcext:value-type="float">
            <text:p>129.720955269925</text:p>
          </table:table-cell>
          <table:table-cell office:value-type="float" office:value="50.6312332084108" calcext:value-type="float">
            <text:p>50.6312332084108</text:p>
          </table:table-cell>
          <table:table-cell office:value-type="float" office:value="97.9545313406006" calcext:value-type="float">
            <text:p>97.9545313406006</text:p>
          </table:table-cell>
          <table:table-cell office:value-type="float" office:value="20.2794420447417" calcext:value-type="float">
            <text:p>20.2794420447417</text:p>
          </table:table-cell>
          <table:table-cell office:value-type="float" office:value="40.3251150280632" calcext:value-type="float">
            <text:p>40.32511502806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0.00097031245908763" calcext:value-type="float">
            <text:p>-0.000970312459088</text:p>
          </table:table-cell>
          <table:table-cell office:value-type="float" office:value="-0.00834522793073234" calcext:value-type="float">
            <text:p>-0.008345227930732</text:p>
          </table:table-cell>
          <table:table-cell office:value-type="float" office:value="0.00272672625243493" calcext:value-type="float">
            <text:p>0.002726726252435</text:p>
          </table:table-cell>
          <table:table-cell/>
          <table:table-cell table:formula="of:=[.F23]-[ref.F22]" office:value-type="float" office:value="-0.00097031245908763" calcext:value-type="float">
            <text:p>-0.000970312459088</text:p>
          </table:table-cell>
          <table:table-cell table:formula="of:=[.G23]-[ref.G22]" office:value-type="float" office:value="-0.00834522793073234" calcext:value-type="float">
            <text:p>-0.008345227930732</text:p>
          </table:table-cell>
          <table:table-cell table:formula="of:=SQRT(0.5*(([.X23]^2)+(0.2*[.Y23]^2)))" office:value-type="float" office:value="0.00272672625243493" calcext:value-type="float">
            <text:p>0.002726726252435</text:p>
          </table:table-cell>
          <table:table-cell/>
          <table:table-cell table:formula="of:=[.T23]-[.X23]" office:value-type="float" office:value="0" calcext:value-type="float">
            <text:p>0</text:p>
          </table:table-cell>
          <table:table-cell table:formula="of:=[.U23]-[.Y23]" office:value-type="float" office:value="0" calcext:value-type="float">
            <text:p>0</text:p>
          </table:table-cell>
          <table:table-cell table:formula="of:=[.V23]-[.Z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749018455985" calcext:value-type="float">
            <text:p>8.51749018455985</text:p>
          </table:table-cell>
          <table:table-cell office:value-type="float" office:value="109.020828002665" calcext:value-type="float">
            <text:p>109.020828002665</text:p>
          </table:table-cell>
          <table:table-cell office:value-type="float" office:value="24.9747090513639" calcext:value-type="float">
            <text:p>24.9747090513639</text:p>
          </table:table-cell>
          <table:table-cell office:value-type="float" office:value="22.6304408629413" calcext:value-type="float">
            <text:p>22.6304408629413</text:p>
          </table:table-cell>
          <table:table-cell office:value-type="float" office:value="48.6836864254366" calcext:value-type="float">
            <text:p>48.6836864254366</text:p>
          </table:table-cell>
          <table:table-cell office:value-type="float" office:value="30.3677273946775" calcext:value-type="float">
            <text:p>30.36772739467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-0.000778131535243531" calcext:value-type="float">
            <text:p>-0.000778131535244</text:p>
          </table:table-cell>
          <table:table-cell office:value-type="float" office:value="-0.0225054328992371" calcext:value-type="float">
            <text:p>-0.022505432899237</text:p>
          </table:table-cell>
          <table:table-cell office:value-type="float" office:value="0.0071380806482749" calcext:value-type="float">
            <text:p>0.007138080648275</text:p>
          </table:table-cell>
          <table:table-cell/>
          <table:table-cell table:formula="of:=[.F24]-[ref.F23]" office:value-type="float" office:value="-0.000778131535243531" calcext:value-type="float">
            <text:p>-0.000778131535244</text:p>
          </table:table-cell>
          <table:table-cell table:formula="of:=[.G24]-[ref.G23]" office:value-type="float" office:value="-0.0225054328992371" calcext:value-type="float">
            <text:p>-0.022505432899237</text:p>
          </table:table-cell>
          <table:table-cell table:formula="of:=SQRT(0.5*(([.X24]^2)+(0.2*[.Y24]^2)))" office:value-type="float" office:value="0.0071380806482749" calcext:value-type="float">
            <text:p>0.007138080648275</text:p>
          </table:table-cell>
          <table:table-cell/>
          <table:table-cell table:formula="of:=[.T24]-[.X24]" office:value-type="float" office:value="0" calcext:value-type="float">
            <text:p>0</text:p>
          </table:table-cell>
          <table:table-cell table:formula="of:=[.U24]-[.Y24]" office:value-type="float" office:value="0" calcext:value-type="float">
            <text:p>0</text:p>
          </table:table-cell>
          <table:table-cell table:formula="of:=[.V24]-[.Z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6930060344345" calcext:value-type="float">
            <text:p>8.56930060344345</text:p>
          </table:table-cell>
          <table:table-cell office:value-type="float" office:value="106.899482559339" calcext:value-type="float">
            <text:p>106.899482559339</text:p>
          </table:table-cell>
          <table:table-cell office:value-type="float" office:value="14.3925662081819" calcext:value-type="float">
            <text:p>14.3925662081819</text:p>
          </table:table-cell>
          <table:table-cell office:value-type="float" office:value="99.7975054572542" calcext:value-type="float">
            <text:p>99.7975054572542</text:p>
          </table:table-cell>
          <table:table-cell office:value-type="float" office:value="42.1544372219706" calcext:value-type="float">
            <text:p>42.1544372219706</text:p>
          </table:table-cell>
          <table:table-cell office:value-type="float" office:value="18.4373607627554" calcext:value-type="float">
            <text:p>18.437360762755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0.00115543384429451" calcext:value-type="float">
            <text:p>-0.001155433844295</text:p>
          </table:table-cell>
          <table:table-cell office:value-type="float" office:value="0.00458417735011096" calcext:value-type="float">
            <text:p>0.004584177350111</text:p>
          </table:table-cell>
          <table:table-cell office:value-type="float" office:value="0.00166402580568861" calcext:value-type="float">
            <text:p>0.001664025805689</text:p>
          </table:table-cell>
          <table:table-cell/>
          <table:table-cell table:formula="of:=[.F25]-[ref.F24]" office:value-type="float" office:value="-0.00115543384429451" calcext:value-type="float">
            <text:p>-0.001155433844295</text:p>
          </table:table-cell>
          <table:table-cell table:formula="of:=[.G25]-[ref.G24]" office:value-type="float" office:value="0.00458417735011096" calcext:value-type="float">
            <text:p>0.004584177350111</text:p>
          </table:table-cell>
          <table:table-cell table:formula="of:=SQRT(0.5*(([.X25]^2)+(0.2*[.Y25]^2)))" office:value-type="float" office:value="0.00166402580568861" calcext:value-type="float">
            <text:p>0.001664025805689</text:p>
          </table:table-cell>
          <table:table-cell/>
          <table:table-cell table:formula="of:=[.T25]-[.X25]" office:value-type="float" office:value="0" calcext:value-type="float">
            <text:p>0</text:p>
          </table:table-cell>
          <table:table-cell table:formula="of:=[.U25]-[.Y25]" office:value-type="float" office:value="0" calcext:value-type="float">
            <text:p>0</text:p>
          </table:table-cell>
          <table:table-cell table:formula="of:=[.V25]-[.Z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6133358063273" calcext:value-type="float">
            <text:p>8.86133358063273</text:p>
          </table:table-cell>
          <table:table-cell office:value-type="float" office:value="107.595539979156" calcext:value-type="float">
            <text:p>107.595539979156</text:p>
          </table:table-cell>
          <table:table-cell office:value-type="float" office:value="87.0780211593283" calcext:value-type="float">
            <text:p>87.0780211593283</text:p>
          </table:table-cell>
          <table:table-cell office:value-type="float" office:value="42.1146565342336" calcext:value-type="float">
            <text:p>42.1146565342336</text:p>
          </table:table-cell>
          <table:table-cell office:value-type="float" office:value="11.087284462016" calcext:value-type="float">
            <text:p>11.087284462016</text:p>
          </table:table-cell>
          <table:table-cell office:value-type="float" office:value="45.0204304452172" calcext:value-type="float">
            <text:p>45.02043044521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0.00204897026551976" calcext:value-type="float">
            <text:p>-0.00204897026552</text:p>
          </table:table-cell>
          <table:table-cell office:value-type="float" office:value="0.00927489375379764" calcext:value-type="float">
            <text:p>0.009274893753798</text:p>
          </table:table-cell>
          <table:table-cell office:value-type="float" office:value="0.00327131548293886" calcext:value-type="float">
            <text:p>0.003271315482939</text:p>
          </table:table-cell>
          <table:table-cell/>
          <table:table-cell table:formula="of:=[.F26]-[ref.F25]" office:value-type="float" office:value="-0.00204897026551976" calcext:value-type="float">
            <text:p>-0.00204897026552</text:p>
          </table:table-cell>
          <table:table-cell table:formula="of:=[.G26]-[ref.G25]" office:value-type="float" office:value="0.00927489375379764" calcext:value-type="float">
            <text:p>0.009274893753798</text:p>
          </table:table-cell>
          <table:table-cell table:formula="of:=SQRT(0.5*(([.X26]^2)+(0.2*[.Y26]^2)))" office:value-type="float" office:value="0.00327131548293886" calcext:value-type="float">
            <text:p>0.003271315482939</text:p>
          </table:table-cell>
          <table:table-cell/>
          <table:table-cell table:formula="of:=[.T26]-[.X26]" office:value-type="float" office:value="0" calcext:value-type="float">
            <text:p>0</text:p>
          </table:table-cell>
          <table:table-cell table:formula="of:=[.U26]-[.Y26]" office:value-type="float" office:value="0" calcext:value-type="float">
            <text:p>0</text:p>
          </table:table-cell>
          <table:table-cell table:formula="of:=[.V26]-[.Z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9041788150603" calcext:value-type="float">
            <text:p>9.09041788150603</text:p>
          </table:table-cell>
          <table:table-cell office:value-type="float" office:value="109.481729380378" calcext:value-type="float">
            <text:p>109.481729380378</text:p>
          </table:table-cell>
          <table:table-cell office:value-type="float" office:value="8.66048587301545" calcext:value-type="float">
            <text:p>8.66048587301545</text:p>
          </table:table-cell>
          <table:table-cell office:value-type="float" office:value="32.188275671616" calcext:value-type="float">
            <text:p>32.188275671616</text:p>
          </table:table-cell>
          <table:table-cell office:value-type="float" office:value="37.6730984043644" calcext:value-type="float">
            <text:p>37.6730984043644</text:p>
          </table:table-cell>
          <table:table-cell office:value-type="float" office:value="38.4432961893449" calcext:value-type="float">
            <text:p>38.44329618934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00103481909343905" calcext:value-type="float">
            <text:p>0.001034819093439</text:p>
          </table:table-cell>
          <table:table-cell office:value-type="float" office:value="0.0205366941761582" calcext:value-type="float">
            <text:p>0.020536694176158</text:p>
          </table:table-cell>
          <table:table-cell office:value-type="float" office:value="0.00653536579286715" calcext:value-type="float">
            <text:p>0.006535365792867</text:p>
          </table:table-cell>
          <table:table-cell/>
          <table:table-cell table:formula="of:=[.F27]-[ref.F26]" office:value-type="float" office:value="0.00103481909343905" calcext:value-type="float">
            <text:p>0.001034819093439</text:p>
          </table:table-cell>
          <table:table-cell table:formula="of:=[.G27]-[ref.G26]" office:value-type="float" office:value="0.0205366941761582" calcext:value-type="float">
            <text:p>0.020536694176158</text:p>
          </table:table-cell>
          <table:table-cell table:formula="of:=SQRT(0.5*(([.X27]^2)+(0.2*[.Y27]^2)))" office:value-type="float" office:value="0.00653536579286715" calcext:value-type="float">
            <text:p>0.006535365792867</text:p>
          </table:table-cell>
          <table:table-cell/>
          <table:table-cell table:formula="of:=[.T27]-[.X27]" office:value-type="float" office:value="0" calcext:value-type="float">
            <text:p>0</text:p>
          </table:table-cell>
          <table:table-cell table:formula="of:=[.U27]-[.Y27]" office:value-type="float" office:value="0" calcext:value-type="float">
            <text:p>0</text:p>
          </table:table-cell>
          <table:table-cell table:formula="of:=[.V27]-[.Z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4277640343407" calcext:value-type="float">
            <text:p>6.24277640343407</text:p>
          </table:table-cell>
          <table:table-cell office:value-type="float" office:value="132.899371332951" calcext:value-type="float">
            <text:p>132.899371332951</text:p>
          </table:table-cell>
          <table:table-cell office:value-type="float" office:value="18.9162863520533" calcext:value-type="float">
            <text:p>18.9162863520533</text:p>
          </table:table-cell>
          <table:table-cell office:value-type="float" office:value="32.4216757723023" calcext:value-type="float">
            <text:p>32.4216757723023</text:p>
          </table:table-cell>
          <table:table-cell office:value-type="float" office:value="45.5886356452631" calcext:value-type="float">
            <text:p>45.5886356452631</text:p>
          </table:table-cell>
          <table:table-cell office:value-type="float" office:value="41.8951876274768" calcext:value-type="float">
            <text:p>41.895187627476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000266134547094232" calcext:value-type="float">
            <text:p>0.000266134547094</text:p>
          </table:table-cell>
          <table:table-cell office:value-type="float" office:value="-0.00771610151554114" calcext:value-type="float">
            <text:p>-0.007716101515541</text:p>
          </table:table-cell>
          <table:table-cell office:value-type="float" office:value="0.00244729157608818" calcext:value-type="float">
            <text:p>0.002447291576088</text:p>
          </table:table-cell>
          <table:table-cell/>
          <table:table-cell table:formula="of:=[.F28]-[ref.F27]" office:value-type="float" office:value="0.000266134547093344" calcext:value-type="float">
            <text:p>0.000266134547093</text:p>
          </table:table-cell>
          <table:table-cell table:formula="of:=[.G28]-[ref.G27]" office:value-type="float" office:value="-0.00771610151554114" calcext:value-type="float">
            <text:p>-0.007716101515541</text:p>
          </table:table-cell>
          <table:table-cell table:formula="of:=SQRT(0.5*(([.X28]^2)+(0.2*[.Y28]^2)))" office:value-type="float" office:value="0.00244729157608813" calcext:value-type="float">
            <text:p>0.002447291576088</text:p>
          </table:table-cell>
          <table:table-cell/>
          <table:table-cell table:formula="of:=[.T28]-[.X28]" office:value-type="float" office:value="8.88178419700125E-016" calcext:value-type="float">
            <text:p>8.88178419700125E-16</text:p>
          </table:table-cell>
          <table:table-cell table:formula="of:=[.U28]-[.Y28]" office:value-type="float" office:value="0" calcext:value-type="float">
            <text:p>0</text:p>
          </table:table-cell>
          <table:table-cell table:formula="of:=[.V28]-[.Z28]" office:value-type="float" office:value="4.81385764583564E-017" calcext:value-type="float">
            <text:p>4.81385764583564E-17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1084375654257" calcext:value-type="float">
            <text:p>7.51084375654257</text:p>
          </table:table-cell>
          <table:table-cell office:value-type="float" office:value="133.049648527511" calcext:value-type="float">
            <text:p>133.049648527511</text:p>
          </table:table-cell>
          <table:table-cell office:value-type="float" office:value="94.5513185484431" calcext:value-type="float">
            <text:p>94.5513185484431</text:p>
          </table:table-cell>
          <table:table-cell office:value-type="float" office:value="57.4763952430299" calcext:value-type="float">
            <text:p>57.4763952430299</text:p>
          </table:table-cell>
          <table:table-cell office:value-type="float" office:value="22.7410059746652" calcext:value-type="float">
            <text:p>22.7410059746652</text:p>
          </table:table-cell>
          <table:table-cell office:value-type="float" office:value="11.330800837051" calcext:value-type="float">
            <text:p>11.3308008370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-0.000372587457471596" calcext:value-type="float">
            <text:p>-0.000372587457472</text:p>
          </table:table-cell>
          <table:table-cell office:value-type="float" office:value="-0.0145146432714114" calcext:value-type="float">
            <text:p>-0.014514643271411</text:p>
          </table:table-cell>
          <table:table-cell office:value-type="float" office:value="0.00459748818773527" calcext:value-type="float">
            <text:p>0.004597488187735</text:p>
          </table:table-cell>
          <table:table-cell/>
          <table:table-cell table:formula="of:=[.F29]-[ref.F28]" office:value-type="float" office:value="-0.000372587457471596" calcext:value-type="float">
            <text:p>-0.000372587457472</text:p>
          </table:table-cell>
          <table:table-cell table:formula="of:=[.G29]-[ref.G28]" office:value-type="float" office:value="-0.0145146432714114" calcext:value-type="float">
            <text:p>-0.014514643271411</text:p>
          </table:table-cell>
          <table:table-cell table:formula="of:=SQRT(0.5*(([.X29]^2)+(0.2*[.Y29]^2)))" office:value-type="float" office:value="0.00459748818773527" calcext:value-type="float">
            <text:p>0.004597488187735</text:p>
          </table:table-cell>
          <table:table-cell/>
          <table:table-cell table:formula="of:=[.T29]-[.X29]" office:value-type="float" office:value="0" calcext:value-type="float">
            <text:p>0</text:p>
          </table:table-cell>
          <table:table-cell table:formula="of:=[.U29]-[.Y29]" office:value-type="float" office:value="0" calcext:value-type="float">
            <text:p>0</text:p>
          </table:table-cell>
          <table:table-cell table:formula="of:=[.V29]-[.Z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236004589562" calcext:value-type="float">
            <text:p>7.20236004589562</text:p>
          </table:table-cell>
          <table:table-cell office:value-type="float" office:value="121.416146920502" calcext:value-type="float">
            <text:p>121.416146920502</text:p>
          </table:table-cell>
          <table:table-cell office:value-type="float" office:value="42.445713446333" calcext:value-type="float">
            <text:p>42.445713446333</text:p>
          </table:table-cell>
          <table:table-cell office:value-type="float" office:value="26.2921371483605" calcext:value-type="float">
            <text:p>26.2921371483605</text:p>
          </table:table-cell>
          <table:table-cell office:value-type="float" office:value="15.0155025448866" calcext:value-type="float">
            <text:p>15.0155025448866</text:p>
          </table:table-cell>
          <table:table-cell office:value-type="float" office:value="40.8405038668894" calcext:value-type="float">
            <text:p>40.840503866889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00721665449503917" calcext:value-type="float">
            <text:p>0.000721665449504</text:p>
          </table:table-cell>
          <table:table-cell office:value-type="float" office:value="-0.0106428070683364" calcext:value-type="float">
            <text:p>-0.010642807068337</text:p>
          </table:table-cell>
          <table:table-cell office:value-type="float" office:value="0.00340401744118432" calcext:value-type="float">
            <text:p>0.003404017441184</text:p>
          </table:table-cell>
          <table:table-cell/>
          <table:table-cell table:formula="of:=[.F30]-[ref.F29]" office:value-type="float" office:value="0.000721665449503917" calcext:value-type="float">
            <text:p>0.000721665449504</text:p>
          </table:table-cell>
          <table:table-cell table:formula="of:=[.G30]-[ref.G29]" office:value-type="float" office:value="-0.0106428070683364" calcext:value-type="float">
            <text:p>-0.010642807068337</text:p>
          </table:table-cell>
          <table:table-cell table:formula="of:=SQRT(0.5*(([.X30]^2)+(0.2*[.Y30]^2)))" office:value-type="float" office:value="0.00340401744118432" calcext:value-type="float">
            <text:p>0.003404017441184</text:p>
          </table:table-cell>
          <table:table-cell/>
          <table:table-cell table:formula="of:=[.T30]-[.X30]" office:value-type="float" office:value="0" calcext:value-type="float">
            <text:p>0</text:p>
          </table:table-cell>
          <table:table-cell table:formula="of:=[.U30]-[.Y30]" office:value-type="float" office:value="0" calcext:value-type="float">
            <text:p>0</text:p>
          </table:table-cell>
          <table:table-cell table:formula="of:=[.V30]-[.Z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7479567363636" calcext:value-type="float">
            <text:p>9.57479567363636</text:p>
          </table:table-cell>
          <table:table-cell office:value-type="float" office:value="120.940298499604" calcext:value-type="float">
            <text:p>120.940298499604</text:p>
          </table:table-cell>
          <table:table-cell office:value-type="float" office:value="68.2943459029337" calcext:value-type="float">
            <text:p>68.2943459029337</text:p>
          </table:table-cell>
          <table:table-cell office:value-type="float" office:value="18.5671327293942" calcext:value-type="float">
            <text:p>18.5671327293942</text:p>
          </table:table-cell>
          <table:table-cell office:value-type="float" office:value="31.7651251630409" calcext:value-type="float">
            <text:p>31.7651251630409</text:p>
          </table:table-cell>
          <table:table-cell office:value-type="float" office:value="24.4297200440282" calcext:value-type="float">
            <text:p>24.42972004402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00142899705717525" calcext:value-type="float">
            <text:p>0.001428997057175</text:p>
          </table:table-cell>
          <table:table-cell office:value-type="float" office:value="0.0166865252917745" calcext:value-type="float">
            <text:p>0.016686525291775</text:p>
          </table:table-cell>
          <table:table-cell office:value-type="float" office:value="0.00537261844225056" calcext:value-type="float">
            <text:p>0.005372618442251</text:p>
          </table:table-cell>
          <table:table-cell/>
          <table:table-cell table:formula="of:=[.F31]-[ref.F30]" office:value-type="float" office:value="0.00142899705717348" calcext:value-type="float">
            <text:p>0.001428997057173</text:p>
          </table:table-cell>
          <table:table-cell table:formula="of:=[.G31]-[ref.G30]" office:value-type="float" office:value="0.0166865252917745" calcext:value-type="float">
            <text:p>0.016686525291775</text:p>
          </table:table-cell>
          <table:table-cell table:formula="of:=SQRT(0.5*(([.X31]^2)+(0.2*[.Y31]^2)))" office:value-type="float" office:value="0.00537261844225032" calcext:value-type="float">
            <text:p>0.00537261844225</text:p>
          </table:table-cell>
          <table:table-cell/>
          <table:table-cell table:formula="of:=[.T31]-[.X31]" office:value-type="float" office:value="1.77657367983475E-015" calcext:value-type="float">
            <text:p>1.77657367983475E-15</text:p>
          </table:table-cell>
          <table:table-cell table:formula="of:=[.U31]-[.Y31]" office:value-type="float" office:value="0" calcext:value-type="float">
            <text:p>0</text:p>
          </table:table-cell>
          <table:table-cell table:formula="of:=[.V31]-[.Z31]" office:value-type="float" office:value="2.36789754470834E-016" calcext:value-type="float">
            <text:p>2.36789754470834E-16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0975677559985" calcext:value-type="float">
            <text:p>8.80975677559985</text:p>
          </table:table-cell>
          <table:table-cell office:value-type="float" office:value="115.718225969466" calcext:value-type="float">
            <text:p>115.718225969466</text:p>
          </table:table-cell>
          <table:table-cell office:value-type="float" office:value="45.3383788652396" calcext:value-type="float">
            <text:p>45.3383788652396</text:p>
          </table:table-cell>
          <table:table-cell office:value-type="float" office:value="102.049123624251" calcext:value-type="float">
            <text:p>102.049123624251</text:p>
          </table:table-cell>
          <table:table-cell office:value-type="float" office:value="5.3597425366435" calcext:value-type="float">
            <text:p>5.3597425366435</text:p>
          </table:table-cell>
          <table:table-cell office:value-type="float" office:value="39.9306478002696" calcext:value-type="float">
            <text:p>39.93064780026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-0.000453008624363704" calcext:value-type="float">
            <text:p>-0.000453008624364</text:p>
          </table:table-cell>
          <table:table-cell office:value-type="float" office:value="0.0135290791068741" calcext:value-type="float">
            <text:p>0.013529079106874</text:p>
          </table:table-cell>
          <table:table-cell office:value-type="float" office:value="0.00429024551219153" calcext:value-type="float">
            <text:p>0.004290245512192</text:p>
          </table:table-cell>
          <table:table-cell/>
          <table:table-cell table:formula="of:=[.F32]-[ref.F31]" office:value-type="float" office:value="-0.000453008624363704" calcext:value-type="float">
            <text:p>-0.000453008624364</text:p>
          </table:table-cell>
          <table:table-cell table:formula="of:=[.G32]-[ref.G31]" office:value-type="float" office:value="0.0135290791068741" calcext:value-type="float">
            <text:p>0.013529079106874</text:p>
          </table:table-cell>
          <table:table-cell table:formula="of:=SQRT(0.5*(([.X32]^2)+(0.2*[.Y32]^2)))" office:value-type="float" office:value="0.00429024551219153" calcext:value-type="float">
            <text:p>0.004290245512192</text:p>
          </table:table-cell>
          <table:table-cell/>
          <table:table-cell table:formula="of:=[.T32]-[.X32]" office:value-type="float" office:value="0" calcext:value-type="float">
            <text:p>0</text:p>
          </table:table-cell>
          <table:table-cell table:formula="of:=[.U32]-[.Y32]" office:value-type="float" office:value="0" calcext:value-type="float">
            <text:p>0</text:p>
          </table:table-cell>
          <table:table-cell table:formula="of:=[.V32]-[.Z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1697079267949" calcext:value-type="float">
            <text:p>9.51697079267949</text:p>
          </table:table-cell>
          <table:table-cell office:value-type="float" office:value="123.35341558864" calcext:value-type="float">
            <text:p>123.35341558864</text:p>
          </table:table-cell>
          <table:table-cell office:value-type="float" office:value="5.21834573227931" calcext:value-type="float">
            <text:p>5.21834573227931</text:p>
          </table:table-cell>
          <table:table-cell office:value-type="float" office:value="88.0308437701631" calcext:value-type="float">
            <text:p>88.0308437701631</text:p>
          </table:table-cell>
          <table:table-cell office:value-type="float" office:value="45.6742578003888" calcext:value-type="float">
            <text:p>45.6742578003888</text:p>
          </table:table-cell>
          <table:table-cell office:value-type="float" office:value="14.2271387573507" calcext:value-type="float">
            <text:p>14.22713875735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000451256415248125" calcext:value-type="float">
            <text:p>0.000451256415248</text:p>
          </table:table-cell>
          <table:table-cell office:value-type="float" office:value="0.00461951619895729" calcext:value-type="float">
            <text:p>0.004619516198957</text:p>
          </table:table-cell>
          <table:table-cell office:value-type="float" office:value="0.00149526224034253" calcext:value-type="float">
            <text:p>0.001495262240343</text:p>
          </table:table-cell>
          <table:table-cell/>
          <table:table-cell table:formula="of:=[.F33]-[ref.F32]" office:value-type="float" office:value="0.000451256415248125" calcext:value-type="float">
            <text:p>0.000451256415248</text:p>
          </table:table-cell>
          <table:table-cell table:formula="of:=[.G33]-[ref.G32]" office:value-type="float" office:value="0.00461951619895729" calcext:value-type="float">
            <text:p>0.004619516198957</text:p>
          </table:table-cell>
          <table:table-cell table:formula="of:=SQRT(0.5*(([.X33]^2)+(0.2*[.Y33]^2)))" office:value-type="float" office:value="0.00149526224034253" calcext:value-type="float">
            <text:p>0.001495262240343</text:p>
          </table:table-cell>
          <table:table-cell/>
          <table:table-cell table:formula="of:=[.T33]-[.X33]" office:value-type="float" office:value="0" calcext:value-type="float">
            <text:p>0</text:p>
          </table:table-cell>
          <table:table-cell table:formula="of:=[.U33]-[.Y33]" office:value-type="float" office:value="0" calcext:value-type="float">
            <text:p>0</text:p>
          </table:table-cell>
          <table:table-cell table:formula="of:=[.V33]-[.Z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6591650860611" calcext:value-type="float">
            <text:p>8.06591650860611</text:p>
          </table:table-cell>
          <table:table-cell office:value-type="float" office:value="125.707863000965" calcext:value-type="float">
            <text:p>125.707863000965</text:p>
          </table:table-cell>
          <table:table-cell office:value-type="float" office:value="60.3391157637206" calcext:value-type="float">
            <text:p>60.3391157637206</text:p>
          </table:table-cell>
          <table:table-cell office:value-type="float" office:value="92.2155046643721" calcext:value-type="float">
            <text:p>92.2155046643721</text:p>
          </table:table-cell>
          <table:table-cell office:value-type="float" office:value="11.3641675307895" calcext:value-type="float">
            <text:p>11.3641675307895</text:p>
          </table:table-cell>
          <table:table-cell office:value-type="float" office:value="43.9492693100156" calcext:value-type="float">
            <text:p>43.94926931001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-0.000788912308889778" calcext:value-type="float">
            <text:p>-0.00078891230889</text:p>
          </table:table-cell>
          <table:table-cell office:value-type="float" office:value="-0.0140766869984645" calcext:value-type="float">
            <text:p>-0.014076686998465</text:p>
          </table:table-cell>
          <table:table-cell office:value-type="float" office:value="0.00448625712602755" calcext:value-type="float">
            <text:p>0.004486257126028</text:p>
          </table:table-cell>
          <table:table-cell/>
          <table:table-cell table:formula="of:=[.F34]-[ref.F33]" office:value-type="float" office:value="-0.000788912308889778" calcext:value-type="float">
            <text:p>-0.00078891230889</text:p>
          </table:table-cell>
          <table:table-cell table:formula="of:=[.G34]-[ref.G33]" office:value-type="float" office:value="-0.0140766869984645" calcext:value-type="float">
            <text:p>-0.014076686998465</text:p>
          </table:table-cell>
          <table:table-cell table:formula="of:=SQRT(0.5*(([.X34]^2)+(0.2*[.Y34]^2)))" office:value-type="float" office:value="0.00448625712602755" calcext:value-type="float">
            <text:p>0.004486257126028</text:p>
          </table:table-cell>
          <table:table-cell/>
          <table:table-cell table:formula="of:=[.T34]-[.X34]" office:value-type="float" office:value="0" calcext:value-type="float">
            <text:p>0</text:p>
          </table:table-cell>
          <table:table-cell table:formula="of:=[.U34]-[.Y34]" office:value-type="float" office:value="0" calcext:value-type="float">
            <text:p>0</text:p>
          </table:table-cell>
          <table:table-cell table:formula="of:=[.V34]-[.Z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9116689723113" calcext:value-type="float">
            <text:p>8.69116689723113</text:p>
          </table:table-cell>
          <table:table-cell office:value-type="float" office:value="123.718578607199" calcext:value-type="float">
            <text:p>123.718578607199</text:p>
          </table:table-cell>
          <table:table-cell office:value-type="float" office:value="99.8163711900637" calcext:value-type="float">
            <text:p>99.8163711900637</text:p>
          </table:table-cell>
          <table:table-cell office:value-type="float" office:value="21.7975525637203" calcext:value-type="float">
            <text:p>21.7975525637203</text:p>
          </table:table-cell>
          <table:table-cell office:value-type="float" office:value="43.8348072978268" calcext:value-type="float">
            <text:p>43.8348072978268</text:p>
          </table:table-cell>
          <table:table-cell office:value-type="float" office:value="40.886797144408" calcext:value-type="float">
            <text:p>40.8867971444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0224854694823655" calcext:value-type="float">
            <text:p>0.022485469482366</text:p>
          </table:table-cell>
          <table:table-cell office:value-type="float" office:value="0.0947942066461565" calcext:value-type="float">
            <text:p>0.094794206646157</text:p>
          </table:table-cell>
          <table:table-cell office:value-type="float" office:value="0.0339321724958573" calcext:value-type="float">
            <text:p>0.033932172495857</text:p>
          </table:table-cell>
          <table:table-cell/>
          <table:table-cell table:formula="of:=[.F35]-[ref.F34]" office:value-type="float" office:value="0.0224854694823655" calcext:value-type="float">
            <text:p>0.022485469482366</text:p>
          </table:table-cell>
          <table:table-cell table:formula="of:=[.G35]-[ref.G34]" office:value-type="float" office:value="0.0947942066461565" calcext:value-type="float">
            <text:p>0.094794206646157</text:p>
          </table:table-cell>
          <table:table-cell table:formula="of:=SQRT(0.5*(([.X35]^2)+(0.2*[.Y35]^2)))" office:value-type="float" office:value="0.0339321724958573" calcext:value-type="float">
            <text:p>0.033932172495857</text:p>
          </table:table-cell>
          <table:table-cell/>
          <table:table-cell table:formula="of:=[.T35]-[.X35]" office:value-type="float" office:value="0" calcext:value-type="float">
            <text:p>0</text:p>
          </table:table-cell>
          <table:table-cell table:formula="of:=[.U35]-[.Y35]" office:value-type="float" office:value="0" calcext:value-type="float">
            <text:p>0</text:p>
          </table:table-cell>
          <table:table-cell table:formula="of:=[.V35]-[.Z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07112410330265" calcext:value-type="float">
            <text:p>6.07112410330265</text:p>
          </table:table-cell>
          <table:table-cell office:value-type="float" office:value="106.7682512392" calcext:value-type="float">
            <text:p>106.7682512392</text:p>
          </table:table-cell>
          <table:table-cell office:value-type="float" office:value="20.5431795066262" calcext:value-type="float">
            <text:p>20.5431795066262</text:p>
          </table:table-cell>
          <table:table-cell office:value-type="float" office:value="29.8680942885032" calcext:value-type="float">
            <text:p>29.8680942885032</text:p>
          </table:table-cell>
          <table:table-cell office:value-type="float" office:value="40.6638512536442" calcext:value-type="float">
            <text:p>40.6638512536442</text:p>
          </table:table-cell>
          <table:table-cell office:value-type="float" office:value="32.977623341173" calcext:value-type="float">
            <text:p>32.9776233411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00760163702614047" calcext:value-type="float">
            <text:p>0.00760163702614</text:p>
          </table:table-cell>
          <table:table-cell office:value-type="float" office:value="0.0193534019742856" calcext:value-type="float">
            <text:p>0.019353401974286</text:p>
          </table:table-cell>
          <table:table-cell office:value-type="float" office:value="0.00814541954330304" calcext:value-type="float">
            <text:p>0.008145419543303</text:p>
          </table:table-cell>
          <table:table-cell/>
          <table:table-cell table:formula="of:=[.F36]-[ref.F35]" office:value-type="float" office:value="0.00760163702614047" calcext:value-type="float">
            <text:p>0.00760163702614</text:p>
          </table:table-cell>
          <table:table-cell table:formula="of:=[.G36]-[ref.G35]" office:value-type="float" office:value="0.0193534019742856" calcext:value-type="float">
            <text:p>0.019353401974286</text:p>
          </table:table-cell>
          <table:table-cell table:formula="of:=SQRT(0.5*(([.X36]^2)+(0.2*[.Y36]^2)))" office:value-type="float" office:value="0.00814541954330304" calcext:value-type="float">
            <text:p>0.008145419543303</text:p>
          </table:table-cell>
          <table:table-cell/>
          <table:table-cell table:formula="of:=[.T36]-[.X36]" office:value-type="float" office:value="0" calcext:value-type="float">
            <text:p>0</text:p>
          </table:table-cell>
          <table:table-cell table:formula="of:=[.U36]-[.Y36]" office:value-type="float" office:value="0" calcext:value-type="float">
            <text:p>0</text:p>
          </table:table-cell>
          <table:table-cell table:formula="of:=[.V36]-[.Z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3212078996032" calcext:value-type="float">
            <text:p>6.73212078996032</text:p>
          </table:table-cell>
          <table:table-cell office:value-type="float" office:value="117.04600332638" calcext:value-type="float">
            <text:p>117.04600332638</text:p>
          </table:table-cell>
          <table:table-cell office:value-type="float" office:value="72.8407548259059" calcext:value-type="float">
            <text:p>72.8407548259059</text:p>
          </table:table-cell>
          <table:table-cell office:value-type="float" office:value="83.9937955408981" calcext:value-type="float">
            <text:p>83.9937955408981</text:p>
          </table:table-cell>
          <table:table-cell office:value-type="float" office:value="33.2587546188785" calcext:value-type="float">
            <text:p>33.2587546188785</text:p>
          </table:table-cell>
          <table:table-cell office:value-type="float" office:value="45.5444224287928" calcext:value-type="float">
            <text:p>45.54442242879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00743999021004882" calcext:value-type="float">
            <text:p>0.007439990210049</text:p>
          </table:table-cell>
          <table:table-cell office:value-type="float" office:value="0.0365085075744958" calcext:value-type="float">
            <text:p>0.036508507574496</text:p>
          </table:table-cell>
          <table:table-cell office:value-type="float" office:value="0.0126871525447798" calcext:value-type="float">
            <text:p>0.01268715254478</text:p>
          </table:table-cell>
          <table:table-cell/>
          <table:table-cell table:formula="of:=[.F37]-[ref.F36]" office:value-type="float" office:value="0.00743999021004882" calcext:value-type="float">
            <text:p>0.007439990210049</text:p>
          </table:table-cell>
          <table:table-cell table:formula="of:=[.G37]-[ref.G36]" office:value-type="float" office:value="0.0365085075744958" calcext:value-type="float">
            <text:p>0.036508507574496</text:p>
          </table:table-cell>
          <table:table-cell table:formula="of:=SQRT(0.5*(([.X37]^2)+(0.2*[.Y37]^2)))" office:value-type="float" office:value="0.0126871525447798" calcext:value-type="float">
            <text:p>0.01268715254478</text:p>
          </table:table-cell>
          <table:table-cell/>
          <table:table-cell table:formula="of:=[.T37]-[.X37]" office:value-type="float" office:value="0" calcext:value-type="float">
            <text:p>0</text:p>
          </table:table-cell>
          <table:table-cell table:formula="of:=[.U37]-[.Y37]" office:value-type="float" office:value="0" calcext:value-type="float">
            <text:p>0</text:p>
          </table:table-cell>
          <table:table-cell table:formula="of:=[.V37]-[.Z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38]-[ref.F37]" office:value-type="string" office:string-value="" calcext:value-type="error">
            <text:p>#VALUE!</text:p>
          </table:table-cell>
          <table:table-cell table:formula="of:=[.G38]-[ref.G37]" office:value-type="string" office:string-value="" calcext:value-type="error">
            <text:p>#VALUE!</text:p>
          </table:table-cell>
          <table:table-cell table:formula="of:=SQRT(0.5*(([.X38]^2)+(0.2*[.Y38]^2)))" office:value-type="string" office:string-value="" calcext:value-type="error">
            <text:p>#VALUE!</text:p>
          </table:table-cell>
          <table:table-cell/>
          <table:table-cell table:formula="of:=[.T38]-[.X38]" office:value-type="string" office:string-value="" calcext:value-type="error">
            <text:p>#VALUE!</text:p>
          </table:table-cell>
          <table:table-cell table:formula="of:=[.U38]-[.Y38]" office:value-type="string" office:string-value="" calcext:value-type="error">
            <text:p>#VALUE!</text:p>
          </table:table-cell>
          <table:table-cell table:formula="of:=[.V38]-[.Z38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9453978274163" calcext:value-type="float">
            <text:p>6.89453978274163</text:p>
          </table:table-cell>
          <table:table-cell office:value-type="float" office:value="114.752777068645" calcext:value-type="float">
            <text:p>114.752777068645</text:p>
          </table:table-cell>
          <table:table-cell office:value-type="float" office:value="12.0530567527282" calcext:value-type="float">
            <text:p>12.0530567527282</text:p>
          </table:table-cell>
          <table:table-cell office:value-type="float" office:value="90.6931800983704" calcext:value-type="float">
            <text:p>90.6931800983704</text:p>
          </table:table-cell>
          <table:table-cell office:value-type="float" office:value="28.8260573981616" calcext:value-type="float">
            <text:p>28.8260573981616</text:p>
          </table:table-cell>
          <table:table-cell office:value-type="float" office:value="15.5852000368683" calcext:value-type="float">
            <text:p>15.585200036868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-0.00901339195677497" calcext:value-type="float">
            <text:p>-0.009013391956775</text:p>
          </table:table-cell>
          <table:table-cell office:value-type="float" office:value="-0.0470097823894378" calcext:value-type="float">
            <text:p>-0.047009782389438</text:p>
          </table:table-cell>
          <table:table-cell office:value-type="float" office:value="0.0161744422257294" calcext:value-type="float">
            <text:p>0.016174442225729</text:p>
          </table:table-cell>
          <table:table-cell/>
          <table:table-cell table:formula="of:=[.F39]-[ref.F38]" office:value-type="float" office:value="-0.00901339195677497" calcext:value-type="float">
            <text:p>-0.009013391956775</text:p>
          </table:table-cell>
          <table:table-cell table:formula="of:=[.G39]-[ref.G38]" office:value-type="float" office:value="-0.0470097823894378" calcext:value-type="float">
            <text:p>-0.047009782389438</text:p>
          </table:table-cell>
          <table:table-cell table:formula="of:=SQRT(0.5*(([.X39]^2)+(0.2*[.Y39]^2)))" office:value-type="float" office:value="0.0161744422257294" calcext:value-type="float">
            <text:p>0.016174442225729</text:p>
          </table:table-cell>
          <table:table-cell/>
          <table:table-cell table:formula="of:=[.T39]-[.X39]" office:value-type="float" office:value="0" calcext:value-type="float">
            <text:p>0</text:p>
          </table:table-cell>
          <table:table-cell table:formula="of:=[.U39]-[.Y39]" office:value-type="float" office:value="0" calcext:value-type="float">
            <text:p>0</text:p>
          </table:table-cell>
          <table:table-cell table:formula="of:=[.V39]-[.Z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8185181904822" calcext:value-type="float">
            <text:p>8.58185181904822</text:p>
          </table:table-cell>
          <table:table-cell office:value-type="float" office:value="110.450898904375" calcext:value-type="float">
            <text:p>110.450898904375</text:p>
          </table:table-cell>
          <table:table-cell office:value-type="float" office:value="98.2572290094419" calcext:value-type="float">
            <text:p>98.2572290094419</text:p>
          </table:table-cell>
          <table:table-cell office:value-type="float" office:value="88.8218543919407" calcext:value-type="float">
            <text:p>88.8218543919407</text:p>
          </table:table-cell>
          <table:table-cell office:value-type="float" office:value="24.5617067008996" calcext:value-type="float">
            <text:p>24.5617067008996</text:p>
          </table:table-cell>
          <table:table-cell office:value-type="float" office:value="32.694790996572" calcext:value-type="float">
            <text:p>32.6947909965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-0.0453646208924106" calcext:value-type="float">
            <text:p>-0.045364620892411</text:p>
          </table:table-cell>
          <table:table-cell office:value-type="float" office:value="-0.243353612457398" calcext:value-type="float">
            <text:p>-0.243353612457398</text:p>
          </table:table-cell>
          <table:table-cell office:value-type="float" office:value="0.0833730920858918" calcext:value-type="float">
            <text:p>0.083373092085892</text:p>
          </table:table-cell>
          <table:table-cell/>
          <table:table-cell table:formula="of:=[.F40]-[ref.F39]" office:value-type="float" office:value="-0.0453646208924106" calcext:value-type="float">
            <text:p>-0.045364620892411</text:p>
          </table:table-cell>
          <table:table-cell table:formula="of:=[.G40]-[ref.G39]" office:value-type="float" office:value="-0.243353612457398" calcext:value-type="float">
            <text:p>-0.243353612457398</text:p>
          </table:table-cell>
          <table:table-cell table:formula="of:=SQRT(0.5*(([.X40]^2)+(0.2*[.Y40]^2)))" office:value-type="float" office:value="0.0833730920858918" calcext:value-type="float">
            <text:p>0.083373092085892</text:p>
          </table:table-cell>
          <table:table-cell/>
          <table:table-cell table:formula="of:=[.T40]-[.X40]" office:value-type="float" office:value="0" calcext:value-type="float">
            <text:p>0</text:p>
          </table:table-cell>
          <table:table-cell table:formula="of:=[.U40]-[.Y40]" office:value-type="float" office:value="0" calcext:value-type="float">
            <text:p>0</text:p>
          </table:table-cell>
          <table:table-cell table:formula="of:=[.V40]-[.Z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7252653248745" calcext:value-type="float">
            <text:p>6.67252653248745</text:p>
          </table:table-cell>
          <table:table-cell office:value-type="float" office:value="105.537023404245" calcext:value-type="float">
            <text:p>105.537023404245</text:p>
          </table:table-cell>
          <table:table-cell office:value-type="float" office:value="69.7696310142997" calcext:value-type="float">
            <text:p>69.7696310142997</text:p>
          </table:table-cell>
          <table:table-cell office:value-type="float" office:value="15.9861845259241" calcext:value-type="float">
            <text:p>15.9861845259241</text:p>
          </table:table-cell>
          <table:table-cell office:value-type="float" office:value="24.8643412023603" calcext:value-type="float">
            <text:p>24.8643412023603</text:p>
          </table:table-cell>
          <table:table-cell office:value-type="float" office:value="33.4190432661057" calcext:value-type="float">
            <text:p>33.41904326610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0.0119283174239406" calcext:value-type="float">
            <text:p>-0.011928317423941</text:p>
          </table:table-cell>
          <table:table-cell office:value-type="float" office:value="-0.0696742775263175" calcext:value-type="float">
            <text:p>-0.069674277526318</text:p>
          </table:table-cell>
          <table:table-cell office:value-type="float" office:value="0.0235922206068987" calcext:value-type="float">
            <text:p>0.023592220606899</text:p>
          </table:table-cell>
          <table:table-cell/>
          <table:table-cell table:formula="of:=[.F41]-[ref.F40]" office:value-type="float" office:value="-0.0119283174239406" calcext:value-type="float">
            <text:p>-0.011928317423941</text:p>
          </table:table-cell>
          <table:table-cell table:formula="of:=[.G41]-[ref.G40]" office:value-type="float" office:value="-0.0696742775263175" calcext:value-type="float">
            <text:p>-0.069674277526318</text:p>
          </table:table-cell>
          <table:table-cell table:formula="of:=SQRT(0.5*(([.X41]^2)+(0.2*[.Y41]^2)))" office:value-type="float" office:value="0.0235922206068987" calcext:value-type="float">
            <text:p>0.023592220606899</text:p>
          </table:table-cell>
          <table:table-cell/>
          <table:table-cell table:formula="of:=[.T41]-[.X41]" office:value-type="float" office:value="0" calcext:value-type="float">
            <text:p>0</text:p>
          </table:table-cell>
          <table:table-cell table:formula="of:=[.U41]-[.Y41]" office:value-type="float" office:value="0" calcext:value-type="float">
            <text:p>0</text:p>
          </table:table-cell>
          <table:table-cell table:formula="of:=[.V41]-[.Z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2]-[ref.F41]" office:value-type="string" office:string-value="" calcext:value-type="error">
            <text:p>#VALUE!</text:p>
          </table:table-cell>
          <table:table-cell table:formula="of:=[.G42]-[ref.G41]" office:value-type="string" office:string-value="" calcext:value-type="error">
            <text:p>#VALUE!</text:p>
          </table:table-cell>
          <table:table-cell table:formula="of:=SQRT(0.5*(([.X42]^2)+(0.2*[.Y42]^2)))" office:value-type="string" office:string-value="" calcext:value-type="error">
            <text:p>#VALUE!</text:p>
          </table:table-cell>
          <table:table-cell/>
          <table:table-cell table:formula="of:=[.T42]-[.X42]" office:value-type="string" office:string-value="" calcext:value-type="error">
            <text:p>#VALUE!</text:p>
          </table:table-cell>
          <table:table-cell table:formula="of:=[.U42]-[.Y42]" office:value-type="string" office:string-value="" calcext:value-type="error">
            <text:p>#VALUE!</text:p>
          </table:table-cell>
          <table:table-cell table:formula="of:=[.V42]-[.Z4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43488812680239" calcext:value-type="float">
            <text:p>9.43488812680239</text:p>
          </table:table-cell>
          <table:table-cell office:value-type="float" office:value="107.704085534409" calcext:value-type="float">
            <text:p>107.704085534409</text:p>
          </table:table-cell>
          <table:table-cell office:value-type="float" office:value="95.9747338830696" calcext:value-type="float">
            <text:p>95.9747338830696</text:p>
          </table:table-cell>
          <table:table-cell office:value-type="float" office:value="77.3848932907455" calcext:value-type="float">
            <text:p>77.3848932907455</text:p>
          </table:table-cell>
          <table:table-cell office:value-type="float" office:value="33.3099512705296" calcext:value-type="float">
            <text:p>33.3099512705296</text:p>
          </table:table-cell>
          <table:table-cell office:value-type="float" office:value="48.3953813997753" calcext:value-type="float">
            <text:p>48.39538139977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0.00771388826323616" calcext:value-type="float">
            <text:p>-0.007713888263236</text:p>
          </table:table-cell>
          <table:table-cell office:value-type="float" office:value="-0.0239166029926707" calcext:value-type="float">
            <text:p>-0.023916602992671</text:p>
          </table:table-cell>
          <table:table-cell office:value-type="float" office:value="0.00932482846704158" calcext:value-type="float">
            <text:p>0.009324828467042</text:p>
          </table:table-cell>
          <table:table-cell/>
          <table:table-cell table:formula="of:=[.F43]-[ref.F42]" office:value-type="float" office:value="-0.00771388826323616" calcext:value-type="float">
            <text:p>-0.007713888263236</text:p>
          </table:table-cell>
          <table:table-cell table:formula="of:=[.G43]-[ref.G42]" office:value-type="float" office:value="-0.0239166029926707" calcext:value-type="float">
            <text:p>-0.023916602992671</text:p>
          </table:table-cell>
          <table:table-cell table:formula="of:=SQRT(0.5*(([.X43]^2)+(0.2*[.Y43]^2)))" office:value-type="float" office:value="0.00932482846704158" calcext:value-type="float">
            <text:p>0.009324828467042</text:p>
          </table:table-cell>
          <table:table-cell/>
          <table:table-cell table:formula="of:=[.T43]-[.X43]" office:value-type="float" office:value="0" calcext:value-type="float">
            <text:p>0</text:p>
          </table:table-cell>
          <table:table-cell table:formula="of:=[.U43]-[.Y43]" office:value-type="float" office:value="0" calcext:value-type="float">
            <text:p>0</text:p>
          </table:table-cell>
          <table:table-cell table:formula="of:=[.V43]-[.Z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2924623439813" calcext:value-type="float">
            <text:p>6.42924623439813</text:p>
          </table:table-cell>
          <table:table-cell office:value-type="float" office:value="134.335448948391" calcext:value-type="float">
            <text:p>134.335448948391</text:p>
          </table:table-cell>
          <table:table-cell office:value-type="float" office:value="37.6950309371516" calcext:value-type="float">
            <text:p>37.6950309371516</text:p>
          </table:table-cell>
          <table:table-cell office:value-type="float" office:value="88.9057972815299" calcext:value-type="float">
            <text:p>88.9057972815299</text:p>
          </table:table-cell>
          <table:table-cell office:value-type="float" office:value="15.0140989269764" calcext:value-type="float">
            <text:p>15.0140989269764</text:p>
          </table:table-cell>
          <table:table-cell office:value-type="float" office:value="49.401555807921" calcext:value-type="float">
            <text:p>49.40155580792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-0.00625674449737535" calcext:value-type="float">
            <text:p>-0.006256744497375</text:p>
          </table:table-cell>
          <table:table-cell office:value-type="float" office:value="-0.0275305092527844" calcext:value-type="float">
            <text:p>-0.027530509252785</text:p>
          </table:table-cell>
          <table:table-cell office:value-type="float" office:value="0.00976556807484763" calcext:value-type="float">
            <text:p>0.009765568074848</text:p>
          </table:table-cell>
          <table:table-cell/>
          <table:table-cell table:formula="of:=[.F44]-[ref.F43]" office:value-type="float" office:value="-0.00625674449737534" calcext:value-type="float">
            <text:p>-0.006256744497375</text:p>
          </table:table-cell>
          <table:table-cell table:formula="of:=[.G44]-[ref.G43]" office:value-type="float" office:value="-0.0275305092527844" calcext:value-type="float">
            <text:p>-0.027530509252785</text:p>
          </table:table-cell>
          <table:table-cell table:formula="of:=SQRT(0.5*(([.X44]^2)+(0.2*[.Y44]^2)))" office:value-type="float" office:value="0.00976556807484763" calcext:value-type="float">
            <text:p>0.009765568074848</text:p>
          </table:table-cell>
          <table:table-cell/>
          <table:table-cell table:formula="of:=[.T44]-[.X44]" office:value-type="float" office:value="0" calcext:value-type="float">
            <text:p>0</text:p>
          </table:table-cell>
          <table:table-cell table:formula="of:=[.U44]-[.Y44]" office:value-type="float" office:value="0" calcext:value-type="float">
            <text:p>0</text:p>
          </table:table-cell>
          <table:table-cell table:formula="of:=[.V44]-[.Z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523097345188" calcext:value-type="float">
            <text:p>8.73523097345188</text:p>
          </table:table-cell>
          <table:table-cell office:value-type="float" office:value="107.139244372782" calcext:value-type="float">
            <text:p>107.139244372782</text:p>
          </table:table-cell>
          <table:table-cell office:value-type="float" office:value="84.8532029528627" calcext:value-type="float">
            <text:p>84.8532029528627</text:p>
          </table:table-cell>
          <table:table-cell office:value-type="float" office:value="75.4835959409633" calcext:value-type="float">
            <text:p>75.4835959409633</text:p>
          </table:table-cell>
          <table:table-cell office:value-type="float" office:value="46.5297748835854" calcext:value-type="float">
            <text:p>46.5297748835854</text:p>
          </table:table-cell>
          <table:table-cell office:value-type="float" office:value="39.4609004807851" calcext:value-type="float">
            <text:p>39.46090048078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0578987028504763" calcext:value-type="float">
            <text:p>0.005789870285048</text:p>
          </table:table-cell>
          <table:table-cell office:value-type="float" office:value="0.0180029802731383" calcext:value-type="float">
            <text:p>0.018002980273138</text:p>
          </table:table-cell>
          <table:table-cell office:value-type="float" office:value="0.00701227700753039" calcext:value-type="float">
            <text:p>0.00701227700753</text:p>
          </table:table-cell>
          <table:table-cell/>
          <table:table-cell table:formula="of:=[.F45]-[ref.F44]" office:value-type="float" office:value="0.00578987028504763" calcext:value-type="float">
            <text:p>0.005789870285048</text:p>
          </table:table-cell>
          <table:table-cell table:formula="of:=[.G45]-[ref.G44]" office:value-type="float" office:value="0.0180029802731383" calcext:value-type="float">
            <text:p>0.018002980273138</text:p>
          </table:table-cell>
          <table:table-cell table:formula="of:=SQRT(0.5*(([.X45]^2)+(0.2*[.Y45]^2)))" office:value-type="float" office:value="0.00701227700753039" calcext:value-type="float">
            <text:p>0.00701227700753</text:p>
          </table:table-cell>
          <table:table-cell/>
          <table:table-cell table:formula="of:=[.T45]-[.X45]" office:value-type="float" office:value="0" calcext:value-type="float">
            <text:p>0</text:p>
          </table:table-cell>
          <table:table-cell table:formula="of:=[.U45]-[.Y45]" office:value-type="float" office:value="0" calcext:value-type="float">
            <text:p>0</text:p>
          </table:table-cell>
          <table:table-cell table:formula="of:=[.V45]-[.Z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9505831920457" calcext:value-type="float">
            <text:p>8.89505831920457</text:p>
          </table:table-cell>
          <table:table-cell office:value-type="float" office:value="122.340097282485" calcext:value-type="float">
            <text:p>122.340097282485</text:p>
          </table:table-cell>
          <table:table-cell office:value-type="float" office:value="5.22926912449791" calcext:value-type="float">
            <text:p>5.22926912449791</text:p>
          </table:table-cell>
          <table:table-cell office:value-type="float" office:value="17.2064640122386" calcext:value-type="float">
            <text:p>17.2064640122386</text:p>
          </table:table-cell>
          <table:table-cell office:value-type="float" office:value="45.239423034022" calcext:value-type="float">
            <text:p>45.239423034022</text:p>
          </table:table-cell>
          <table:table-cell office:value-type="float" office:value="6.98168558351149" calcext:value-type="float">
            <text:p>6.9816855835114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0.00755232797588867" calcext:value-type="float">
            <text:p>-0.007552327975889</text:p>
          </table:table-cell>
          <table:table-cell office:value-type="float" office:value="-0.0553664723624507" calcext:value-type="float">
            <text:p>-0.055366472362451</text:p>
          </table:table-cell>
          <table:table-cell office:value-type="float" office:value="0.0183047385972567" calcext:value-type="float">
            <text:p>0.018304738597257</text:p>
          </table:table-cell>
          <table:table-cell/>
          <table:table-cell table:formula="of:=[.F46]-[ref.F45]" office:value-type="float" office:value="-0.00755232797588867" calcext:value-type="float">
            <text:p>-0.007552327975889</text:p>
          </table:table-cell>
          <table:table-cell table:formula="of:=[.G46]-[ref.G45]" office:value-type="float" office:value="-0.0553664723624507" calcext:value-type="float">
            <text:p>-0.055366472362451</text:p>
          </table:table-cell>
          <table:table-cell table:formula="of:=SQRT(0.5*(([.X46]^2)+(0.2*[.Y46]^2)))" office:value-type="float" office:value="0.0183047385972567" calcext:value-type="float">
            <text:p>0.018304738597257</text:p>
          </table:table-cell>
          <table:table-cell/>
          <table:table-cell table:formula="of:=[.T46]-[.X46]" office:value-type="float" office:value="0" calcext:value-type="float">
            <text:p>0</text:p>
          </table:table-cell>
          <table:table-cell table:formula="of:=[.U46]-[.Y46]" office:value-type="float" office:value="0" calcext:value-type="float">
            <text:p>0</text:p>
          </table:table-cell>
          <table:table-cell table:formula="of:=[.V46]-[.Z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1879660325548" calcext:value-type="float">
            <text:p>7.81879660325548</text:p>
          </table:table-cell>
          <table:table-cell office:value-type="float" office:value="129.585112838663" calcext:value-type="float">
            <text:p>129.585112838663</text:p>
          </table:table-cell>
          <table:table-cell office:value-type="float" office:value="45.4681856372735" calcext:value-type="float">
            <text:p>45.4681856372735</text:p>
          </table:table-cell>
          <table:table-cell office:value-type="float" office:value="37.388377729083" calcext:value-type="float">
            <text:p>37.388377729083</text:p>
          </table:table-cell>
          <table:table-cell office:value-type="float" office:value="20.1465950932352" calcext:value-type="float">
            <text:p>20.1465950932352</text:p>
          </table:table-cell>
          <table:table-cell office:value-type="float" office:value="5.72787684114369" calcext:value-type="float">
            <text:p>5.727876841143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00819182262495666" calcext:value-type="float">
            <text:p>0.008191822624957</text:p>
          </table:table-cell>
          <table:table-cell office:value-type="float" office:value="0.0516837066426774" calcext:value-type="float">
            <text:p>0.051683706642678</text:p>
          </table:table-cell>
          <table:table-cell office:value-type="float" office:value="0.0173399403745229" calcext:value-type="float">
            <text:p>0.017339940374523</text:p>
          </table:table-cell>
          <table:table-cell/>
          <table:table-cell table:formula="of:=[.F47]-[ref.F46]" office:value-type="float" office:value="0.00819182262495666" calcext:value-type="float">
            <text:p>0.008191822624957</text:p>
          </table:table-cell>
          <table:table-cell table:formula="of:=[.G47]-[ref.G46]" office:value-type="float" office:value="0.0516837066426774" calcext:value-type="float">
            <text:p>0.051683706642677</text:p>
          </table:table-cell>
          <table:table-cell table:formula="of:=SQRT(0.5*(([.X47]^2)+(0.2*[.Y47]^2)))" office:value-type="float" office:value="0.0173399403745229" calcext:value-type="float">
            <text:p>0.017339940374523</text:p>
          </table:table-cell>
          <table:table-cell/>
          <table:table-cell table:formula="of:=[.T47]-[.X47]" office:value-type="float" office:value="0" calcext:value-type="float">
            <text:p>0</text:p>
          </table:table-cell>
          <table:table-cell table:formula="of:=[.U47]-[.Y47]" office:value-type="float" office:value="0" calcext:value-type="float">
            <text:p>0</text:p>
          </table:table-cell>
          <table:table-cell table:formula="of:=[.V47]-[.Z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6597290604738" calcext:value-type="float">
            <text:p>7.06597290604738</text:p>
          </table:table-cell>
          <table:table-cell office:value-type="float" office:value="121.886657981427" calcext:value-type="float">
            <text:p>121.886657981427</text:p>
          </table:table-cell>
          <table:table-cell office:value-type="float" office:value="95.5757410804709" calcext:value-type="float">
            <text:p>95.5757410804709</text:p>
          </table:table-cell>
          <table:table-cell office:value-type="float" office:value="98.6658508815481" calcext:value-type="float">
            <text:p>98.6658508815481</text:p>
          </table:table-cell>
          <table:table-cell office:value-type="float" office:value="32.3878752857837" calcext:value-type="float">
            <text:p>32.3878752857837</text:p>
          </table:table-cell>
          <table:table-cell office:value-type="float" office:value="44.0314259911143" calcext:value-type="float">
            <text:p>44.031425991114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0.0116805697062299" calcext:value-type="float">
            <text:p>-0.01168056970623</text:p>
          </table:table-cell>
          <table:table-cell office:value-type="float" office:value="-0.0524268704117361" calcext:value-type="float">
            <text:p>-0.052426870411736</text:p>
          </table:table-cell>
          <table:table-cell office:value-type="float" office:value="0.0185222981416439" calcext:value-type="float">
            <text:p>0.018522298141644</text:p>
          </table:table-cell>
          <table:table-cell/>
          <table:table-cell table:formula="of:=[.F48]-[ref.F47]" office:value-type="float" office:value="-0.0116805697062299" calcext:value-type="float">
            <text:p>-0.01168056970623</text:p>
          </table:table-cell>
          <table:table-cell table:formula="of:=[.G48]-[ref.G47]" office:value-type="float" office:value="-0.0524268704117361" calcext:value-type="float">
            <text:p>-0.052426870411736</text:p>
          </table:table-cell>
          <table:table-cell table:formula="of:=SQRT(0.5*(([.X48]^2)+(0.2*[.Y48]^2)))" office:value-type="float" office:value="0.0185222981416439" calcext:value-type="float">
            <text:p>0.018522298141644</text:p>
          </table:table-cell>
          <table:table-cell/>
          <table:table-cell table:formula="of:=[.T48]-[.X48]" office:value-type="float" office:value="0" calcext:value-type="float">
            <text:p>0</text:p>
          </table:table-cell>
          <table:table-cell table:formula="of:=[.U48]-[.Y48]" office:value-type="float" office:value="0" calcext:value-type="float">
            <text:p>0</text:p>
          </table:table-cell>
          <table:table-cell table:formula="of:=[.V48]-[.Z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9]-[ref.F48]" office:value-type="string" office:string-value="" calcext:value-type="error">
            <text:p>#VALUE!</text:p>
          </table:table-cell>
          <table:table-cell table:formula="of:=[.G49]-[ref.G48]" office:value-type="string" office:string-value="" calcext:value-type="error">
            <text:p>#VALUE!</text:p>
          </table:table-cell>
          <table:table-cell table:formula="of:=SQRT(0.5*(([.X49]^2)+(0.2*[.Y49]^2)))" office:value-type="string" office:string-value="" calcext:value-type="error">
            <text:p>#VALUE!</text:p>
          </table:table-cell>
          <table:table-cell/>
          <table:table-cell table:formula="of:=[.T49]-[.X49]" office:value-type="string" office:string-value="" calcext:value-type="error">
            <text:p>#VALUE!</text:p>
          </table:table-cell>
          <table:table-cell table:formula="of:=[.U49]-[.Y49]" office:value-type="string" office:string-value="" calcext:value-type="error">
            <text:p>#VALUE!</text:p>
          </table:table-cell>
          <table:table-cell table:formula="of:=[.V49]-[.Z49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6766309322091" calcext:value-type="float">
            <text:p>9.76766309322091</text:p>
          </table:table-cell>
          <table:table-cell office:value-type="float" office:value="121.312990889188" calcext:value-type="float">
            <text:p>121.312990889188</text:p>
          </table:table-cell>
          <table:table-cell office:value-type="float" office:value="81.7397462420914" calcext:value-type="float">
            <text:p>81.7397462420914</text:p>
          </table:table-cell>
          <table:table-cell office:value-type="float" office:value="94.4974324425625" calcext:value-type="float">
            <text:p>94.4974324425625</text:p>
          </table:table-cell>
          <table:table-cell office:value-type="float" office:value="21.127973812842" calcext:value-type="float">
            <text:p>21.127973812842</text:p>
          </table:table-cell>
          <table:table-cell office:value-type="float" office:value="6.80872555192084" calcext:value-type="float">
            <text:p>6.808725551920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0449732517936532" calcext:value-type="float">
            <text:p>0.044973251793653</text:p>
          </table:table-cell>
          <table:table-cell office:value-type="float" office:value="0.219780473131749" calcext:value-type="float">
            <text:p>0.219780473131749</text:p>
          </table:table-cell>
          <table:table-cell office:value-type="float" office:value="0.0764306373481813" calcext:value-type="float">
            <text:p>0.076430637348181</text:p>
          </table:table-cell>
          <table:table-cell/>
          <table:table-cell table:formula="of:=[.F50]-[ref.F49]" office:value-type="float" office:value="0.0449732517936532" calcext:value-type="float">
            <text:p>0.044973251793653</text:p>
          </table:table-cell>
          <table:table-cell table:formula="of:=[.G50]-[ref.G49]" office:value-type="float" office:value="0.219780473131749" calcext:value-type="float">
            <text:p>0.219780473131749</text:p>
          </table:table-cell>
          <table:table-cell table:formula="of:=SQRT(0.5*(([.X50]^2)+(0.2*[.Y50]^2)))" office:value-type="float" office:value="0.0764306373481813" calcext:value-type="float">
            <text:p>0.076430637348181</text:p>
          </table:table-cell>
          <table:table-cell/>
          <table:table-cell table:formula="of:=[.T50]-[.X50]" office:value-type="float" office:value="0" calcext:value-type="float">
            <text:p>0</text:p>
          </table:table-cell>
          <table:table-cell table:formula="of:=[.U50]-[.Y50]" office:value-type="float" office:value="0" calcext:value-type="float">
            <text:p>0</text:p>
          </table:table-cell>
          <table:table-cell table:formula="of:=[.V50]-[.Z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5548134933274" calcext:value-type="float">
            <text:p>7.25548134933274</text:p>
          </table:table-cell>
          <table:table-cell office:value-type="float" office:value="113.17349529038" calcext:value-type="float">
            <text:p>113.17349529038</text:p>
          </table:table-cell>
          <table:table-cell office:value-type="float" office:value="92.5876893665258" calcext:value-type="float">
            <text:p>92.5876893665258</text:p>
          </table:table-cell>
          <table:table-cell office:value-type="float" office:value="11.006115246036" calcext:value-type="float">
            <text:p>11.006115246036</text:p>
          </table:table-cell>
          <table:table-cell office:value-type="float" office:value="45.1728873929243" calcext:value-type="float">
            <text:p>45.1728873929243</text:p>
          </table:table-cell>
          <table:table-cell office:value-type="float" office:value="47.3457327032511" calcext:value-type="float">
            <text:p>47.345732703251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0.00706850043324181" calcext:value-type="float">
            <text:p>0.007068500433242</text:p>
          </table:table-cell>
          <table:table-cell office:value-type="float" office:value="0.0349841712542798" calcext:value-type="float">
            <text:p>0.03498417125428</text:p>
          </table:table-cell>
          <table:table-cell office:value-type="float" office:value="0.0121396488014377" calcext:value-type="float">
            <text:p>0.012139648801438</text:p>
          </table:table-cell>
          <table:table-cell/>
          <table:table-cell table:formula="of:=[.F51]-[ref.F50]" office:value-type="float" office:value="0.00706850043324181" calcext:value-type="float">
            <text:p>0.007068500433242</text:p>
          </table:table-cell>
          <table:table-cell table:formula="of:=[.G51]-[ref.G50]" office:value-type="float" office:value="0.0349841712542798" calcext:value-type="float">
            <text:p>0.03498417125428</text:p>
          </table:table-cell>
          <table:table-cell table:formula="of:=SQRT(0.5*(([.X51]^2)+(0.2*[.Y51]^2)))" office:value-type="float" office:value="0.0121396488014377" calcext:value-type="float">
            <text:p>0.012139648801438</text:p>
          </table:table-cell>
          <table:table-cell/>
          <table:table-cell table:formula="of:=[.T51]-[.X51]" office:value-type="float" office:value="0" calcext:value-type="float">
            <text:p>0</text:p>
          </table:table-cell>
          <table:table-cell table:formula="of:=[.U51]-[.Y51]" office:value-type="float" office:value="0" calcext:value-type="float">
            <text:p>0</text:p>
          </table:table-cell>
          <table:table-cell table:formula="of:=[.V51]-[.Z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753211428862" calcext:value-type="float">
            <text:p>7.41753211428862</text:p>
          </table:table-cell>
          <table:table-cell office:value-type="float" office:value="108.022286742458" calcext:value-type="float">
            <text:p>108.022286742458</text:p>
          </table:table-cell>
          <table:table-cell office:value-type="float" office:value="37.0481196770609" calcext:value-type="float">
            <text:p>37.0481196770609</text:p>
          </table:table-cell>
          <table:table-cell office:value-type="float" office:value="53.0934199377426" calcext:value-type="float">
            <text:p>53.0934199377426</text:p>
          </table:table-cell>
          <table:table-cell office:value-type="float" office:value="5.95311239967164" calcext:value-type="float">
            <text:p>5.95311239967164</text:p>
          </table:table-cell>
          <table:table-cell office:value-type="float" office:value="29.1372355643334" calcext:value-type="float">
            <text:p>29.137235564333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0.00886478866104046" calcext:value-type="float">
            <text:p>-0.00886478866104</text:p>
          </table:table-cell>
          <table:table-cell office:value-type="float" office:value="-0.051192679238568" calcext:value-type="float">
            <text:p>-0.051192679238568</text:p>
          </table:table-cell>
          <table:table-cell office:value-type="float" office:value="0.0173597603602339" calcext:value-type="float">
            <text:p>0.017359760360234</text:p>
          </table:table-cell>
          <table:table-cell/>
          <table:table-cell table:formula="of:=[.F52]-[ref.F51]" office:value-type="float" office:value="-0.00886478866104046" calcext:value-type="float">
            <text:p>-0.00886478866104</text:p>
          </table:table-cell>
          <table:table-cell table:formula="of:=[.G52]-[ref.G51]" office:value-type="float" office:value="-0.051192679238568" calcext:value-type="float">
            <text:p>-0.051192679238568</text:p>
          </table:table-cell>
          <table:table-cell table:formula="of:=SQRT(0.5*(([.X52]^2)+(0.2*[.Y52]^2)))" office:value-type="float" office:value="0.0173597603602339" calcext:value-type="float">
            <text:p>0.017359760360234</text:p>
          </table:table-cell>
          <table:table-cell/>
          <table:table-cell table:formula="of:=[.T52]-[.X52]" office:value-type="float" office:value="0" calcext:value-type="float">
            <text:p>0</text:p>
          </table:table-cell>
          <table:table-cell table:formula="of:=[.U52]-[.Y52]" office:value-type="float" office:value="0" calcext:value-type="float">
            <text:p>0</text:p>
          </table:table-cell>
          <table:table-cell table:formula="of:=[.V52]-[.Z5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8045800604329" calcext:value-type="float">
            <text:p>6.18045800604329</text:p>
          </table:table-cell>
          <table:table-cell office:value-type="float" office:value="130.169536157748" calcext:value-type="float">
            <text:p>130.169536157748</text:p>
          </table:table-cell>
          <table:table-cell office:value-type="float" office:value="48.1566978482236" calcext:value-type="float">
            <text:p>48.1566978482236</text:p>
          </table:table-cell>
          <table:table-cell office:value-type="float" office:value="3.72084827745703" calcext:value-type="float">
            <text:p>3.72084827745703</text:p>
          </table:table-cell>
          <table:table-cell office:value-type="float" office:value="8.05847200230508" calcext:value-type="float">
            <text:p>8.05847200230508</text:p>
          </table:table-cell>
          <table:table-cell office:value-type="float" office:value="21.8233482948188" calcext:value-type="float">
            <text:p>21.82334829481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177717609947514" calcext:value-type="float">
            <text:p>0.017771760994752</text:p>
          </table:table-cell>
          <table:table-cell office:value-type="float" office:value="0.0931237842197277" calcext:value-type="float">
            <text:p>0.093123784219728</text:p>
          </table:table-cell>
          <table:table-cell office:value-type="float" office:value="0.0320175211902409" calcext:value-type="float">
            <text:p>0.032017521190241</text:p>
          </table:table-cell>
          <table:table-cell/>
          <table:table-cell table:formula="of:=[.F53]-[ref.F52]" office:value-type="float" office:value="0.0177717609947505" calcext:value-type="float">
            <text:p>0.017771760994751</text:p>
          </table:table-cell>
          <table:table-cell table:formula="of:=[.G53]-[ref.G52]" office:value-type="float" office:value="0.0931237842197277" calcext:value-type="float">
            <text:p>0.093123784219728</text:p>
          </table:table-cell>
          <table:table-cell table:formula="of:=SQRT(0.5*(([.X53]^2)+(0.2*[.Y53]^2)))" office:value-type="float" office:value="0.0320175211902406" calcext:value-type="float">
            <text:p>0.032017521190241</text:p>
          </table:table-cell>
          <table:table-cell/>
          <table:table-cell table:formula="of:=[.T53]-[.X53]" office:value-type="float" office:value="8.88178419700125E-016" calcext:value-type="float">
            <text:p>8.88178419700125E-16</text:p>
          </table:table-cell>
          <table:table-cell table:formula="of:=[.U53]-[.Y53]" office:value-type="float" office:value="0" calcext:value-type="float">
            <text:p>0</text:p>
          </table:table-cell>
          <table:table-cell table:formula="of:=[.V53]-[.Z53]" office:value-type="float" office:value="2.56739074444567E-016" calcext:value-type="float">
            <text:p>2.56739074444567E-16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383799240851" calcext:value-type="float">
            <text:p>8.90383799240851</text:p>
          </table:table-cell>
          <table:table-cell office:value-type="float" office:value="122.634299222165" calcext:value-type="float">
            <text:p>122.634299222165</text:p>
          </table:table-cell>
          <table:table-cell office:value-type="float" office:value="60.8589237187983" calcext:value-type="float">
            <text:p>60.8589237187983</text:p>
          </table:table-cell>
          <table:table-cell office:value-type="float" office:value="52.0446057228103" calcext:value-type="float">
            <text:p>52.0446057228103</text:p>
          </table:table-cell>
          <table:table-cell office:value-type="float" office:value="8.66401181538306" calcext:value-type="float">
            <text:p>8.66401181538306</text:p>
          </table:table-cell>
          <table:table-cell office:value-type="float" office:value="21.8719656182785" calcext:value-type="float">
            <text:p>21.87196561827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0.00748144829320019" calcext:value-type="float">
            <text:p>-0.0074814482932</text:p>
          </table:table-cell>
          <table:table-cell office:value-type="float" office:value="-0.0303446149904829" calcext:value-type="float">
            <text:p>-0.030344614990483</text:p>
          </table:table-cell>
          <table:table-cell office:value-type="float" office:value="0.010957444965592" calcext:value-type="float">
            <text:p>0.010957444965592</text:p>
          </table:table-cell>
          <table:table-cell/>
          <table:table-cell table:formula="of:=[.F54]-[ref.F53]" office:value-type="float" office:value="-0.00748144829320019" calcext:value-type="float">
            <text:p>-0.0074814482932</text:p>
          </table:table-cell>
          <table:table-cell table:formula="of:=[.G54]-[ref.G53]" office:value-type="float" office:value="-0.0303446149904829" calcext:value-type="float">
            <text:p>-0.030344614990483</text:p>
          </table:table-cell>
          <table:table-cell table:formula="of:=SQRT(0.5*(([.X54]^2)+(0.2*[.Y54]^2)))" office:value-type="float" office:value="0.010957444965592" calcext:value-type="float">
            <text:p>0.010957444965592</text:p>
          </table:table-cell>
          <table:table-cell/>
          <table:table-cell table:formula="of:=[.T54]-[.X54]" office:value-type="float" office:value="0" calcext:value-type="float">
            <text:p>0</text:p>
          </table:table-cell>
          <table:table-cell table:formula="of:=[.U54]-[.Y54]" office:value-type="float" office:value="0" calcext:value-type="float">
            <text:p>0</text:p>
          </table:table-cell>
          <table:table-cell table:formula="of:=[.V54]-[.Z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4869856818858" calcext:value-type="float">
            <text:p>6.74869856818858</text:p>
          </table:table-cell>
          <table:table-cell office:value-type="float" office:value="106.148224387048" calcext:value-type="float">
            <text:p>106.148224387048</text:p>
          </table:table-cell>
          <table:table-cell office:value-type="float" office:value="64.7514663020414" calcext:value-type="float">
            <text:p>64.7514663020414</text:p>
          </table:table-cell>
          <table:table-cell office:value-type="float" office:value="6.12295680125376" calcext:value-type="float">
            <text:p>6.12295680125376</text:p>
          </table:table-cell>
          <table:table-cell office:value-type="float" office:value="29.5098795791725" calcext:value-type="float">
            <text:p>29.5098795791725</text:p>
          </table:table-cell>
          <table:table-cell office:value-type="float" office:value="48.8094592618641" calcext:value-type="float">
            <text:p>48.809459261864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-0.0101618979617442" calcext:value-type="float">
            <text:p>-0.010161897961744</text:p>
          </table:table-cell>
          <table:table-cell office:value-type="float" office:value="-0.0402245756556852" calcext:value-type="float">
            <text:p>-0.040224575655685</text:p>
          </table:table-cell>
          <table:table-cell office:value-type="float" office:value="0.0146093714361859" calcext:value-type="float">
            <text:p>0.014609371436186</text:p>
          </table:table-cell>
          <table:table-cell/>
          <table:table-cell table:formula="of:=[.F55]-[ref.F54]" office:value-type="float" office:value="-0.0101618979617442" calcext:value-type="float">
            <text:p>-0.010161897961744</text:p>
          </table:table-cell>
          <table:table-cell table:formula="of:=[.G55]-[ref.G54]" office:value-type="float" office:value="-0.0402245756556852" calcext:value-type="float">
            <text:p>-0.040224575655685</text:p>
          </table:table-cell>
          <table:table-cell table:formula="of:=SQRT(0.5*(([.X55]^2)+(0.2*[.Y55]^2)))" office:value-type="float" office:value="0.0146093714361859" calcext:value-type="float">
            <text:p>0.014609371436186</text:p>
          </table:table-cell>
          <table:table-cell/>
          <table:table-cell table:formula="of:=[.T55]-[.X55]" office:value-type="float" office:value="0" calcext:value-type="float">
            <text:p>0</text:p>
          </table:table-cell>
          <table:table-cell table:formula="of:=[.U55]-[.Y55]" office:value-type="float" office:value="0" calcext:value-type="float">
            <text:p>0</text:p>
          </table:table-cell>
          <table:table-cell table:formula="of:=[.V55]-[.Z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6879415840287" calcext:value-type="float">
            <text:p>8.66879415840287</text:p>
          </table:table-cell>
          <table:table-cell office:value-type="float" office:value="134.668095306783" calcext:value-type="float">
            <text:p>134.668095306783</text:p>
          </table:table-cell>
          <table:table-cell office:value-type="float" office:value="69.2219321651525" calcext:value-type="float">
            <text:p>69.2219321651525</text:p>
          </table:table-cell>
          <table:table-cell office:value-type="float" office:value="89.4797902947549" calcext:value-type="float">
            <text:p>89.4797902947549</text:p>
          </table:table-cell>
          <table:table-cell office:value-type="float" office:value="20.055915143686" calcext:value-type="float">
            <text:p>20.055915143686</text:p>
          </table:table-cell>
          <table:table-cell office:value-type="float" office:value="44.851991866079" calcext:value-type="float">
            <text:p>44.85199186607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00818169562039195" calcext:value-type="float">
            <text:p>0.008181695620392</text:p>
          </table:table-cell>
          <table:table-cell office:value-type="float" office:value="0.0388473517562886" calcext:value-type="float">
            <text:p>0.038847351756289</text:p>
          </table:table-cell>
          <table:table-cell office:value-type="float" office:value="0.0135787239997009" calcext:value-type="float">
            <text:p>0.013578723999701</text:p>
          </table:table-cell>
          <table:table-cell/>
          <table:table-cell table:formula="of:=[.F56]-[ref.F55]" office:value-type="float" office:value="0.00818169562039195" calcext:value-type="float">
            <text:p>0.008181695620392</text:p>
          </table:table-cell>
          <table:table-cell table:formula="of:=[.G56]-[ref.G55]" office:value-type="float" office:value="0.0388473517562886" calcext:value-type="float">
            <text:p>0.038847351756289</text:p>
          </table:table-cell>
          <table:table-cell table:formula="of:=SQRT(0.5*(([.X56]^2)+(0.2*[.Y56]^2)))" office:value-type="float" office:value="0.0135787239997009" calcext:value-type="float">
            <text:p>0.013578723999701</text:p>
          </table:table-cell>
          <table:table-cell/>
          <table:table-cell table:formula="of:=[.T56]-[.X56]" office:value-type="float" office:value="0" calcext:value-type="float">
            <text:p>0</text:p>
          </table:table-cell>
          <table:table-cell table:formula="of:=[.U56]-[.Y56]" office:value-type="float" office:value="0" calcext:value-type="float">
            <text:p>0</text:p>
          </table:table-cell>
          <table:table-cell table:formula="of:=[.V56]-[.Z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1846495762798" calcext:value-type="float">
            <text:p>9.31846495762798</text:p>
          </table:table-cell>
          <table:table-cell office:value-type="float" office:value="121.645671995396" calcext:value-type="float">
            <text:p>121.645671995396</text:p>
          </table:table-cell>
          <table:table-cell office:value-type="float" office:value="18.9030269470992" calcext:value-type="float">
            <text:p>18.9030269470992</text:p>
          </table:table-cell>
          <table:table-cell office:value-type="float" office:value="46.5931340327807" calcext:value-type="float">
            <text:p>46.5931340327807</text:p>
          </table:table-cell>
          <table:table-cell office:value-type="float" office:value="17.4279364969311" calcext:value-type="float">
            <text:p>17.4279364969311</text:p>
          </table:table-cell>
          <table:table-cell office:value-type="float" office:value="26.1774567985401" calcext:value-type="float">
            <text:p>26.17745679854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0.0108972042217506" calcext:value-type="float">
            <text:p>-0.010897204221751</text:p>
          </table:table-cell>
          <table:table-cell office:value-type="float" office:value="-0.0741677660423932" calcext:value-type="float">
            <text:p>-0.074167766042393</text:p>
          </table:table-cell>
          <table:table-cell office:value-type="float" office:value="0.0246872493789241" calcext:value-type="float">
            <text:p>0.024687249378924</text:p>
          </table:table-cell>
          <table:table-cell/>
          <table:table-cell table:formula="of:=[.F57]-[ref.F56]" office:value-type="float" office:value="-0.0108972042217506" calcext:value-type="float">
            <text:p>-0.010897204221751</text:p>
          </table:table-cell>
          <table:table-cell table:formula="of:=[.G57]-[ref.G56]" office:value-type="float" office:value="-0.0741677660423932" calcext:value-type="float">
            <text:p>-0.074167766042393</text:p>
          </table:table-cell>
          <table:table-cell table:formula="of:=SQRT(0.5*(([.X57]^2)+(0.2*[.Y57]^2)))" office:value-type="float" office:value="0.0246872493789241" calcext:value-type="float">
            <text:p>0.024687249378924</text:p>
          </table:table-cell>
          <table:table-cell/>
          <table:table-cell table:formula="of:=[.T57]-[.X57]" office:value-type="float" office:value="0" calcext:value-type="float">
            <text:p>0</text:p>
          </table:table-cell>
          <table:table-cell table:formula="of:=[.U57]-[.Y57]" office:value-type="float" office:value="0" calcext:value-type="float">
            <text:p>0</text:p>
          </table:table-cell>
          <table:table-cell table:formula="of:=[.V57]-[.Z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15365004294" calcext:value-type="float">
            <text:p>8.915365004294</text:p>
          </table:table-cell>
          <table:table-cell office:value-type="float" office:value="111.906761672032" calcext:value-type="float">
            <text:p>111.906761672032</text:p>
          </table:table-cell>
          <table:table-cell office:value-type="float" office:value="6.49767373417864" calcext:value-type="float">
            <text:p>6.49767373417864</text:p>
          </table:table-cell>
          <table:table-cell office:value-type="float" office:value="26.2686644768602" calcext:value-type="float">
            <text:p>26.2686644768602</text:p>
          </table:table-cell>
          <table:table-cell office:value-type="float" office:value="36.5948833383035" calcext:value-type="float">
            <text:p>36.5948833383035</text:p>
          </table:table-cell>
          <table:table-cell office:value-type="float" office:value="31.6169195141123" calcext:value-type="float">
            <text:p>31.61691951411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.0102211537252401" calcext:value-type="float">
            <text:p>0.01022115372524</text:p>
          </table:table-cell>
          <table:table-cell office:value-type="float" office:value="0.0447438206259108" calcext:value-type="float">
            <text:p>0.044743820625911</text:p>
          </table:table-cell>
          <table:table-cell office:value-type="float" office:value="0.0158882642273429" calcext:value-type="float">
            <text:p>0.015888264227343</text:p>
          </table:table-cell>
          <table:table-cell/>
          <table:table-cell table:formula="of:=[.F58]-[ref.F57]" office:value-type="float" office:value="0.0102211537252401" calcext:value-type="float">
            <text:p>0.01022115372524</text:p>
          </table:table-cell>
          <table:table-cell table:formula="of:=[.G58]-[ref.G57]" office:value-type="float" office:value="0.0447438206259108" calcext:value-type="float">
            <text:p>0.044743820625911</text:p>
          </table:table-cell>
          <table:table-cell table:formula="of:=SQRT(0.5*(([.X58]^2)+(0.2*[.Y58]^2)))" office:value-type="float" office:value="0.0158882642273429" calcext:value-type="float">
            <text:p>0.015888264227343</text:p>
          </table:table-cell>
          <table:table-cell/>
          <table:table-cell table:formula="of:=[.T58]-[.X58]" office:value-type="float" office:value="0" calcext:value-type="float">
            <text:p>0</text:p>
          </table:table-cell>
          <table:table-cell table:formula="of:=[.U58]-[.Y58]" office:value-type="float" office:value="0" calcext:value-type="float">
            <text:p>0</text:p>
          </table:table-cell>
          <table:table-cell table:formula="of:=[.V58]-[.Z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0045551162889" calcext:value-type="float">
            <text:p>8.10045551162889</text:p>
          </table:table-cell>
          <table:table-cell office:value-type="float" office:value="131.502766239855" calcext:value-type="float">
            <text:p>131.502766239855</text:p>
          </table:table-cell>
          <table:table-cell office:value-type="float" office:value="70.6399243956012" calcext:value-type="float">
            <text:p>70.6399243956012</text:p>
          </table:table-cell>
          <table:table-cell office:value-type="float" office:value="10.6549051621131" calcext:value-type="float">
            <text:p>10.6549051621131</text:p>
          </table:table-cell>
          <table:table-cell office:value-type="float" office:value="47.3929300630602" calcext:value-type="float">
            <text:p>47.3929300630602</text:p>
          </table:table-cell>
          <table:table-cell office:value-type="float" office:value="31.4510802505081" calcext:value-type="float">
            <text:p>31.45108025050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-0.0338592267718258" calcext:value-type="float">
            <text:p>-0.033859226771826</text:p>
          </table:table-cell>
          <table:table-cell office:value-type="float" office:value="-0.158384714261501" calcext:value-type="float">
            <text:p>-0.158384714261501</text:p>
          </table:table-cell>
          <table:table-cell office:value-type="float" office:value="0.0555139206862811" calcext:value-type="float">
            <text:p>0.055513920686281</text:p>
          </table:table-cell>
          <table:table-cell/>
          <table:table-cell table:formula="of:=[.F59]-[ref.F58]" office:value-type="float" office:value="-0.0338592267718258" calcext:value-type="float">
            <text:p>-0.033859226771826</text:p>
          </table:table-cell>
          <table:table-cell table:formula="of:=[.G59]-[ref.G58]" office:value-type="float" office:value="-0.158384714261501" calcext:value-type="float">
            <text:p>-0.158384714261501</text:p>
          </table:table-cell>
          <table:table-cell table:formula="of:=SQRT(0.5*(([.X59]^2)+(0.2*[.Y59]^2)))" office:value-type="float" office:value="0.0555139206862811" calcext:value-type="float">
            <text:p>0.055513920686281</text:p>
          </table:table-cell>
          <table:table-cell/>
          <table:table-cell table:formula="of:=[.T59]-[.X59]" office:value-type="float" office:value="0" calcext:value-type="float">
            <text:p>0</text:p>
          </table:table-cell>
          <table:table-cell table:formula="of:=[.U59]-[.Y59]" office:value-type="float" office:value="0" calcext:value-type="float">
            <text:p>0</text:p>
          </table:table-cell>
          <table:table-cell table:formula="of:=[.V59]-[.Z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2739822766714" calcext:value-type="float">
            <text:p>9.12739822766714</text:p>
          </table:table-cell>
          <table:table-cell office:value-type="float" office:value="114.769652967119" calcext:value-type="float">
            <text:p>114.769652967119</text:p>
          </table:table-cell>
          <table:table-cell office:value-type="float" office:value="76.3734396223608" calcext:value-type="float">
            <text:p>76.3734396223608</text:p>
          </table:table-cell>
          <table:table-cell office:value-type="float" office:value="31.7310987961343" calcext:value-type="float">
            <text:p>31.7310987961343</text:p>
          </table:table-cell>
          <table:table-cell office:value-type="float" office:value="36.4893860666532" calcext:value-type="float">
            <text:p>36.4893860666532</text:p>
          </table:table-cell>
          <table:table-cell office:value-type="float" office:value="19.8741190739019" calcext:value-type="float">
            <text:p>19.87411907390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.00733152297797624" calcext:value-type="float">
            <text:p>0.007331522977976</text:p>
          </table:table-cell>
          <table:table-cell office:value-type="float" office:value="0.0296084839237096" calcext:value-type="float">
            <text:p>0.02960848392371</text:p>
          </table:table-cell>
          <table:table-cell office:value-type="float" office:value="0.0107024224647672" calcext:value-type="float">
            <text:p>0.010702422464767</text:p>
          </table:table-cell>
          <table:table-cell/>
          <table:table-cell table:formula="of:=[.F60]-[ref.F59]" office:value-type="float" office:value="0.00733152297797624" calcext:value-type="float">
            <text:p>0.007331522977976</text:p>
          </table:table-cell>
          <table:table-cell table:formula="of:=[.G60]-[ref.G59]" office:value-type="float" office:value="0.0296084839237096" calcext:value-type="float">
            <text:p>0.02960848392371</text:p>
          </table:table-cell>
          <table:table-cell table:formula="of:=SQRT(0.5*(([.X60]^2)+(0.2*[.Y60]^2)))" office:value-type="float" office:value="0.0107024224647672" calcext:value-type="float">
            <text:p>0.010702422464767</text:p>
          </table:table-cell>
          <table:table-cell/>
          <table:table-cell table:formula="of:=[.T60]-[.X60]" office:value-type="float" office:value="0" calcext:value-type="float">
            <text:p>0</text:p>
          </table:table-cell>
          <table:table-cell table:formula="of:=[.U60]-[.Y60]" office:value-type="float" office:value="0" calcext:value-type="float">
            <text:p>0</text:p>
          </table:table-cell>
          <table:table-cell table:formula="of:=[.V60]-[.Z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3277517396349" calcext:value-type="float">
            <text:p>8.13277517396349</text:p>
          </table:table-cell>
          <table:table-cell office:value-type="float" office:value="118.062879719501" calcext:value-type="float">
            <text:p>118.062879719501</text:p>
          </table:table-cell>
          <table:table-cell office:value-type="float" office:value="21.9423844682768" calcext:value-type="float">
            <text:p>21.9423844682768</text:p>
          </table:table-cell>
          <table:table-cell office:value-type="float" office:value="93.0405383747477" calcext:value-type="float">
            <text:p>93.0405383747477</text:p>
          </table:table-cell>
          <table:table-cell office:value-type="float" office:value="38.1919991856978" calcext:value-type="float">
            <text:p>38.1919991856978</text:p>
          </table:table-cell>
          <table:table-cell office:value-type="float" office:value="36.9574471473056" calcext:value-type="float">
            <text:p>36.95744714730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0.0382564554950786" calcext:value-type="float">
            <text:p>0.038256455495079</text:p>
          </table:table-cell>
          <table:table-cell office:value-type="float" office:value="0.20975058332472" calcext:value-type="float">
            <text:p>0.20975058332472</text:p>
          </table:table-cell>
          <table:table-cell office:value-type="float" office:value="0.0716331551310529" calcext:value-type="float">
            <text:p>0.071633155131053</text:p>
          </table:table-cell>
          <table:table-cell/>
          <table:table-cell table:formula="of:=[.F61]-[ref.F60]" office:value-type="float" office:value="0.0382564554950786" calcext:value-type="float">
            <text:p>0.038256455495079</text:p>
          </table:table-cell>
          <table:table-cell table:formula="of:=[.G61]-[ref.G60]" office:value-type="float" office:value="0.20975058332472" calcext:value-type="float">
            <text:p>0.20975058332472</text:p>
          </table:table-cell>
          <table:table-cell table:formula="of:=SQRT(0.5*(([.X61]^2)+(0.2*[.Y61]^2)))" office:value-type="float" office:value="0.0716331551310529" calcext:value-type="float">
            <text:p>0.071633155131053</text:p>
          </table:table-cell>
          <table:table-cell/>
          <table:table-cell table:formula="of:=[.T61]-[.X61]" office:value-type="float" office:value="0" calcext:value-type="float">
            <text:p>0</text:p>
          </table:table-cell>
          <table:table-cell table:formula="of:=[.U61]-[.Y61]" office:value-type="float" office:value="0" calcext:value-type="float">
            <text:p>0</text:p>
          </table:table-cell>
          <table:table-cell table:formula="of:=[.V61]-[.Z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62]-[ref.F61]" office:value-type="string" office:string-value="" calcext:value-type="error">
            <text:p>#VALUE!</text:p>
          </table:table-cell>
          <table:table-cell table:formula="of:=[.G62]-[ref.G61]" office:value-type="string" office:string-value="" calcext:value-type="error">
            <text:p>#VALUE!</text:p>
          </table:table-cell>
          <table:table-cell table:formula="of:=SQRT(0.5*(([.X62]^2)+(0.2*[.Y62]^2)))" office:value-type="string" office:string-value="" calcext:value-type="error">
            <text:p>#VALUE!</text:p>
          </table:table-cell>
          <table:table-cell/>
          <table:table-cell table:formula="of:=[.T62]-[.X62]" office:value-type="string" office:string-value="" calcext:value-type="error">
            <text:p>#VALUE!</text:p>
          </table:table-cell>
          <table:table-cell table:formula="of:=[.U62]-[.Y62]" office:value-type="string" office:string-value="" calcext:value-type="error">
            <text:p>#VALUE!</text:p>
          </table:table-cell>
          <table:table-cell table:formula="of:=[.V62]-[.Z6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7908481124662" calcext:value-type="float">
            <text:p>8.87908481124662</text:p>
          </table:table-cell>
          <table:table-cell office:value-type="float" office:value="121.066581015456" calcext:value-type="float">
            <text:p>121.066581015456</text:p>
          </table:table-cell>
          <table:table-cell office:value-type="float" office:value="46.1706971346944" calcext:value-type="float">
            <text:p>46.1706971346944</text:p>
          </table:table-cell>
          <table:table-cell office:value-type="float" office:value="54.8154534717713" calcext:value-type="float">
            <text:p>54.8154534717713</text:p>
          </table:table-cell>
          <table:table-cell office:value-type="float" office:value="20.4264046156393" calcext:value-type="float">
            <text:p>20.4264046156393</text:p>
          </table:table-cell>
          <table:table-cell office:value-type="float" office:value="47.4958524354488" calcext:value-type="float">
            <text:p>47.49585243544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-0.0385195833357326" calcext:value-type="float">
            <text:p>-0.038519583335733</text:p>
          </table:table-cell>
          <table:table-cell office:value-type="float" office:value="-0.187504443373371" calcext:value-type="float">
            <text:p>-0.187504443373371</text:p>
          </table:table-cell>
          <table:table-cell office:value-type="float" office:value="0.0652508297162188" calcext:value-type="float">
            <text:p>0.065250829716219</text:p>
          </table:table-cell>
          <table:table-cell/>
          <table:table-cell table:formula="of:=[.F63]-[ref.F62]" office:value-type="float" office:value="-0.0385195833357326" calcext:value-type="float">
            <text:p>-0.038519583335733</text:p>
          </table:table-cell>
          <table:table-cell table:formula="of:=[.G63]-[ref.G62]" office:value-type="float" office:value="-0.187504443373371" calcext:value-type="float">
            <text:p>-0.187504443373371</text:p>
          </table:table-cell>
          <table:table-cell table:formula="of:=SQRT(0.5*(([.X63]^2)+(0.2*[.Y63]^2)))" office:value-type="float" office:value="0.0652508297162188" calcext:value-type="float">
            <text:p>0.065250829716219</text:p>
          </table:table-cell>
          <table:table-cell/>
          <table:table-cell table:formula="of:=[.T63]-[.X63]" office:value-type="float" office:value="0" calcext:value-type="float">
            <text:p>0</text:p>
          </table:table-cell>
          <table:table-cell table:formula="of:=[.U63]-[.Y63]" office:value-type="float" office:value="0" calcext:value-type="float">
            <text:p>0</text:p>
          </table:table-cell>
          <table:table-cell table:formula="of:=[.V63]-[.Z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769022575092" calcext:value-type="float">
            <text:p>9.58769022575092</text:p>
          </table:table-cell>
          <table:table-cell office:value-type="float" office:value="131.210309985637" calcext:value-type="float">
            <text:p>131.210309985637</text:p>
          </table:table-cell>
          <table:table-cell office:value-type="float" office:value="86.1463023417854" calcext:value-type="float">
            <text:p>86.1463023417854</text:p>
          </table:table-cell>
          <table:table-cell office:value-type="float" office:value="30.0715527590062" calcext:value-type="float">
            <text:p>30.0715527590062</text:p>
          </table:table-cell>
          <table:table-cell office:value-type="float" office:value="25.6278572173573" calcext:value-type="float">
            <text:p>25.6278572173573</text:p>
          </table:table-cell>
          <table:table-cell office:value-type="float" office:value="33.4445683797007" calcext:value-type="float">
            <text:p>33.44456837970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0.0272860570908939" calcext:value-type="float">
            <text:p>0.027286057090894</text:p>
          </table:table-cell>
          <table:table-cell office:value-type="float" office:value="0.143818377600411" calcext:value-type="float">
            <text:p>0.143818377600411</text:p>
          </table:table-cell>
          <table:table-cell office:value-type="float" office:value="0.0494028038611697" calcext:value-type="float">
            <text:p>0.04940280386117</text:p>
          </table:table-cell>
          <table:table-cell/>
          <table:table-cell table:formula="of:=[.F64]-[ref.F63]" office:value-type="float" office:value="0.0272860570908939" calcext:value-type="float">
            <text:p>0.027286057090894</text:p>
          </table:table-cell>
          <table:table-cell table:formula="of:=[.G64]-[ref.G63]" office:value-type="float" office:value="0.143818377600411" calcext:value-type="float">
            <text:p>0.143818377600411</text:p>
          </table:table-cell>
          <table:table-cell table:formula="of:=SQRT(0.5*(([.X64]^2)+(0.2*[.Y64]^2)))" office:value-type="float" office:value="0.0494028038611697" calcext:value-type="float">
            <text:p>0.04940280386117</text:p>
          </table:table-cell>
          <table:table-cell/>
          <table:table-cell table:formula="of:=[.T64]-[.X64]" office:value-type="float" office:value="0" calcext:value-type="float">
            <text:p>0</text:p>
          </table:table-cell>
          <table:table-cell table:formula="of:=[.U64]-[.Y64]" office:value-type="float" office:value="0" calcext:value-type="float">
            <text:p>0</text:p>
          </table:table-cell>
          <table:table-cell table:formula="of:=[.V64]-[.Z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5509551644232" calcext:value-type="float">
            <text:p>6.15509551644232</text:p>
          </table:table-cell>
          <table:table-cell office:value-type="float" office:value="109.771487745867" calcext:value-type="float">
            <text:p>109.771487745867</text:p>
          </table:table-cell>
          <table:table-cell office:value-type="float" office:value="81.4716388625577" calcext:value-type="float">
            <text:p>81.4716388625577</text:p>
          </table:table-cell>
          <table:table-cell office:value-type="float" office:value="0.649814487201511" calcext:value-type="float">
            <text:p>0.649814487201511</text:p>
          </table:table-cell>
          <table:table-cell office:value-type="float" office:value="20.5165770571767" calcext:value-type="float">
            <text:p>20.5165770571767</text:p>
          </table:table-cell>
          <table:table-cell office:value-type="float" office:value="23.8606649802125" calcext:value-type="float">
            <text:p>23.86066498021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00664719449449169" calcext:value-type="float">
            <text:p>0.006647194494492</text:p>
          </table:table-cell>
          <table:table-cell office:value-type="float" office:value="0.0318401991692525" calcext:value-type="float">
            <text:p>0.031840199169253</text:p>
          </table:table-cell>
          <table:table-cell office:value-type="float" office:value="0.0111118146869702" calcext:value-type="float">
            <text:p>0.01111181468697</text:p>
          </table:table-cell>
          <table:table-cell/>
          <table:table-cell table:formula="of:=[.F65]-[ref.F64]" office:value-type="float" office:value="0.00664719449449169" calcext:value-type="float">
            <text:p>0.006647194494492</text:p>
          </table:table-cell>
          <table:table-cell table:formula="of:=[.G65]-[ref.G64]" office:value-type="float" office:value="0.0318401991692525" calcext:value-type="float">
            <text:p>0.031840199169253</text:p>
          </table:table-cell>
          <table:table-cell table:formula="of:=SQRT(0.5*(([.X65]^2)+(0.2*[.Y65]^2)))" office:value-type="float" office:value="0.0111118146869702" calcext:value-type="float">
            <text:p>0.01111181468697</text:p>
          </table:table-cell>
          <table:table-cell/>
          <table:table-cell table:formula="of:=[.T65]-[.X65]" office:value-type="float" office:value="0" calcext:value-type="float">
            <text:p>0</text:p>
          </table:table-cell>
          <table:table-cell table:formula="of:=[.U65]-[.Y65]" office:value-type="float" office:value="0" calcext:value-type="float">
            <text:p>0</text:p>
          </table:table-cell>
          <table:table-cell table:formula="of:=[.V65]-[.Z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0531860578795" calcext:value-type="float">
            <text:p>7.30531860578795</text:p>
          </table:table-cell>
          <table:table-cell office:value-type="float" office:value="105.041900500686" calcext:value-type="float">
            <text:p>105.041900500686</text:p>
          </table:table-cell>
          <table:table-cell office:value-type="float" office:value="76.1149975247801" calcext:value-type="float">
            <text:p>76.1149975247801</text:p>
          </table:table-cell>
          <table:table-cell office:value-type="float" office:value="82.116909289563" calcext:value-type="float">
            <text:p>82.116909289563</text:p>
          </table:table-cell>
          <table:table-cell office:value-type="float" office:value="41.1195189318349" calcext:value-type="float">
            <text:p>41.1195189318349</text:p>
          </table:table-cell>
          <table:table-cell office:value-type="float" office:value="29.0930152289461" calcext:value-type="float">
            <text:p>29.093015228946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-0.00509305982817843" calcext:value-type="float">
            <text:p>-0.005093059828178</text:p>
          </table:table-cell>
          <table:table-cell office:value-type="float" office:value="-0.0307861905848483" calcext:value-type="float">
            <text:p>-0.030786190584848</text:p>
          </table:table-cell>
          <table:table-cell office:value-type="float" office:value="0.0103802014565885" calcext:value-type="float">
            <text:p>0.010380201456589</text:p>
          </table:table-cell>
          <table:table-cell/>
          <table:table-cell table:formula="of:=[.F66]-[ref.F65]" office:value-type="float" office:value="-0.00509305982817754" calcext:value-type="float">
            <text:p>-0.005093059828178</text:p>
          </table:table-cell>
          <table:table-cell table:formula="of:=[.G66]-[ref.G65]" office:value-type="float" office:value="-0.0307861905848483" calcext:value-type="float">
            <text:p>-0.030786190584848</text:p>
          </table:table-cell>
          <table:table-cell table:formula="of:=SQRT(0.5*(([.X66]^2)+(0.2*[.Y66]^2)))" office:value-type="float" office:value="0.0103802014565883" calcext:value-type="float">
            <text:p>0.010380201456588</text:p>
          </table:table-cell>
          <table:table-cell/>
          <table:table-cell table:formula="of:=[.T66]-[.X66]" office:value-type="float" office:value="-8.89045781438114E-016" calcext:value-type="float">
            <text:p>-8.89045781438114E-16</text:p>
          </table:table-cell>
          <table:table-cell table:formula="of:=[.U66]-[.Y66]" office:value-type="float" office:value="0" calcext:value-type="float">
            <text:p>0</text:p>
          </table:table-cell>
          <table:table-cell table:formula="of:=[.V66]-[.Z66]" office:value-type="float" office:value="2.18575157973078E-016" calcext:value-type="float">
            <text:p>2.18575157973078E-16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434313304115" calcext:value-type="float">
            <text:p>8.32434313304115</text:p>
          </table:table-cell>
          <table:table-cell office:value-type="float" office:value="115.988639661129" calcext:value-type="float">
            <text:p>115.988639661129</text:p>
          </table:table-cell>
          <table:table-cell office:value-type="float" office:value="85.1887376605551" calcext:value-type="float">
            <text:p>85.1887376605551</text:p>
          </table:table-cell>
          <table:table-cell office:value-type="float" office:value="64.1991225328907" calcext:value-type="float">
            <text:p>64.1991225328907</text:p>
          </table:table-cell>
          <table:table-cell office:value-type="float" office:value="32.6645415139433" calcext:value-type="float">
            <text:p>32.6645415139433</text:p>
          </table:table-cell>
          <table:table-cell office:value-type="float" office:value="47.8958984206223" calcext:value-type="float">
            <text:p>47.89589842062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012127376009845" calcext:value-type="float">
            <text:p>0.012127376009845</text:p>
          </table:table-cell>
          <table:table-cell office:value-type="float" office:value="0.0341822076391765" calcext:value-type="float">
            <text:p>0.034182207639177</text:p>
          </table:table-cell>
          <table:table-cell office:value-type="float" office:value="0.0137977880963167" calcext:value-type="float">
            <text:p>0.013797788096317</text:p>
          </table:table-cell>
          <table:table-cell/>
          <table:table-cell table:formula="of:=[.F67]-[ref.F66]" office:value-type="float" office:value="0.012127376009845" calcext:value-type="float">
            <text:p>0.012127376009845</text:p>
          </table:table-cell>
          <table:table-cell table:formula="of:=[.G67]-[ref.G66]" office:value-type="float" office:value="0.0341822076391765" calcext:value-type="float">
            <text:p>0.034182207639177</text:p>
          </table:table-cell>
          <table:table-cell table:formula="of:=SQRT(0.5*(([.X67]^2)+(0.2*[.Y67]^2)))" office:value-type="float" office:value="0.0137977880963167" calcext:value-type="float">
            <text:p>0.013797788096317</text:p>
          </table:table-cell>
          <table:table-cell/>
          <table:table-cell table:formula="of:=[.T67]-[.X67]" office:value-type="float" office:value="0" calcext:value-type="float">
            <text:p>0</text:p>
          </table:table-cell>
          <table:table-cell table:formula="of:=[.U67]-[.Y67]" office:value-type="float" office:value="0" calcext:value-type="float">
            <text:p>0</text:p>
          </table:table-cell>
          <table:table-cell table:formula="of:=[.V67]-[.Z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186048872263" calcext:value-type="float">
            <text:p>7.4186048872263</text:p>
          </table:table-cell>
          <table:table-cell office:value-type="float" office:value="120.320568354129" calcext:value-type="float">
            <text:p>120.320568354129</text:p>
          </table:table-cell>
          <table:table-cell office:value-type="float" office:value="35.1842235056696" calcext:value-type="float">
            <text:p>35.1842235056696</text:p>
          </table:table-cell>
          <table:table-cell office:value-type="float" office:value="93.1408094431233" calcext:value-type="float">
            <text:p>93.1408094431233</text:p>
          </table:table-cell>
          <table:table-cell office:value-type="float" office:value="19.5318614429363" calcext:value-type="float">
            <text:p>19.5318614429363</text:p>
          </table:table-cell>
          <table:table-cell office:value-type="float" office:value="23.2633154312425" calcext:value-type="float">
            <text:p>23.263315431242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0.000374530835412834" calcext:value-type="float">
            <text:p>0.000374530835413</text:p>
          </table:table-cell>
          <table:table-cell office:value-type="float" office:value="0.00287915886487156" calcext:value-type="float">
            <text:p>0.002879158864872</text:p>
          </table:table-cell>
          <table:table-cell office:value-type="float" office:value="0.000948204751229588" calcext:value-type="float">
            <text:p>0.00094820475123</text:p>
          </table:table-cell>
          <table:table-cell/>
          <table:table-cell table:formula="of:=[.F68]-[ref.F67]" office:value-type="float" office:value="0.000374530835412834" calcext:value-type="float">
            <text:p>0.000374530835413</text:p>
          </table:table-cell>
          <table:table-cell table:formula="of:=[.G68]-[ref.G67]" office:value-type="float" office:value="0.00287915886487156" calcext:value-type="float">
            <text:p>0.002879158864872</text:p>
          </table:table-cell>
          <table:table-cell table:formula="of:=SQRT(0.5*(([.X68]^2)+(0.2*[.Y68]^2)))" office:value-type="float" office:value="0.000948204751229588" calcext:value-type="float">
            <text:p>0.00094820475123</text:p>
          </table:table-cell>
          <table:table-cell/>
          <table:table-cell table:formula="of:=[.T68]-[.X68]" office:value-type="float" office:value="0" calcext:value-type="float">
            <text:p>0</text:p>
          </table:table-cell>
          <table:table-cell table:formula="of:=[.U68]-[.Y68]" office:value-type="float" office:value="0" calcext:value-type="float">
            <text:p>0</text:p>
          </table:table-cell>
          <table:table-cell table:formula="of:=[.V68]-[.Z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0032481409268" calcext:value-type="float">
            <text:p>7.30032481409268</text:p>
          </table:table-cell>
          <table:table-cell office:value-type="float" office:value="116.372984677838" calcext:value-type="float">
            <text:p>116.372984677838</text:p>
          </table:table-cell>
          <table:table-cell office:value-type="float" office:value="70.5448357540242" calcext:value-type="float">
            <text:p>70.5448357540242</text:p>
          </table:table-cell>
          <table:table-cell office:value-type="float" office:value="91.8925280073997" calcext:value-type="float">
            <text:p>91.8925280073997</text:p>
          </table:table-cell>
          <table:table-cell office:value-type="float" office:value="25.3313785793639" calcext:value-type="float">
            <text:p>25.3313785793639</text:p>
          </table:table-cell>
          <table:table-cell office:value-type="float" office:value="47.666219320199" calcext:value-type="float">
            <text:p>47.66621932019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.000566241274989388" calcext:value-type="float">
            <text:p>0.000566241274989</text:p>
          </table:table-cell>
          <table:table-cell office:value-type="float" office:value="0.00674213738116691" calcext:value-type="float">
            <text:p>0.006742137381167</text:p>
          </table:table-cell>
          <table:table-cell office:value-type="float" office:value="0.00216932160764688" calcext:value-type="float">
            <text:p>0.002169321607647</text:p>
          </table:table-cell>
          <table:table-cell/>
          <table:table-cell table:formula="of:=[.F69]-[ref.F68]" office:value-type="float" office:value="0.000566241274989388" calcext:value-type="float">
            <text:p>0.000566241274989</text:p>
          </table:table-cell>
          <table:table-cell table:formula="of:=[.G69]-[ref.G68]" office:value-type="float" office:value="0.00674213738116691" calcext:value-type="float">
            <text:p>0.006742137381167</text:p>
          </table:table-cell>
          <table:table-cell table:formula="of:=SQRT(0.5*(([.X69]^2)+(0.2*[.Y69]^2)))" office:value-type="float" office:value="0.00216932160764688" calcext:value-type="float">
            <text:p>0.002169321607647</text:p>
          </table:table-cell>
          <table:table-cell/>
          <table:table-cell table:formula="of:=[.T69]-[.X69]" office:value-type="float" office:value="0" calcext:value-type="float">
            <text:p>0</text:p>
          </table:table-cell>
          <table:table-cell table:formula="of:=[.U69]-[.Y69]" office:value-type="float" office:value="0" calcext:value-type="float">
            <text:p>0</text:p>
          </table:table-cell>
          <table:table-cell table:formula="of:=[.V69]-[.Z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439151249755" calcext:value-type="float">
            <text:p>6.94439151249755</text:p>
          </table:table-cell>
          <table:table-cell office:value-type="float" office:value="110.158517663636" calcext:value-type="float">
            <text:p>110.158517663636</text:p>
          </table:table-cell>
          <table:table-cell office:value-type="float" office:value="80.2034357059967" calcext:value-type="float">
            <text:p>80.2034357059967</text:p>
          </table:table-cell>
          <table:table-cell office:value-type="float" office:value="77.0847299800633" calcext:value-type="float">
            <text:p>77.0847299800633</text:p>
          </table:table-cell>
          <table:table-cell office:value-type="float" office:value="32.5446431948661" calcext:value-type="float">
            <text:p>32.5446431948661</text:p>
          </table:table-cell>
          <table:table-cell office:value-type="float" office:value="31.9690346405476" calcext:value-type="float">
            <text:p>31.96903464054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.000217631853840494" calcext:value-type="float">
            <text:p>0.00021763185384</text:p>
          </table:table-cell>
          <table:table-cell office:value-type="float" office:value="0.00630035880003277" calcext:value-type="float">
            <text:p>0.006300358800033</text:p>
          </table:table-cell>
          <table:table-cell office:value-type="float" office:value="0.00199828274095986" calcext:value-type="float">
            <text:p>0.00199828274096</text:p>
          </table:table-cell>
          <table:table-cell/>
          <table:table-cell table:formula="of:=[.F70]-[ref.F69]" office:value-type="float" office:value="0.000217631853840494" calcext:value-type="float">
            <text:p>0.00021763185384</text:p>
          </table:table-cell>
          <table:table-cell table:formula="of:=[.G70]-[ref.G69]" office:value-type="float" office:value="0.00630035880003277" calcext:value-type="float">
            <text:p>0.006300358800033</text:p>
          </table:table-cell>
          <table:table-cell table:formula="of:=SQRT(0.5*(([.X70]^2)+(0.2*[.Y70]^2)))" office:value-type="float" office:value="0.00199828274095986" calcext:value-type="float">
            <text:p>0.00199828274096</text:p>
          </table:table-cell>
          <table:table-cell/>
          <table:table-cell table:formula="of:=[.T70]-[.X70]" office:value-type="float" office:value="0" calcext:value-type="float">
            <text:p>0</text:p>
          </table:table-cell>
          <table:table-cell table:formula="of:=[.U70]-[.Y70]" office:value-type="float" office:value="0" calcext:value-type="float">
            <text:p>0</text:p>
          </table:table-cell>
          <table:table-cell table:formula="of:=[.V70]-[.Z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483166099186" calcext:value-type="float">
            <text:p>8.44483166099186</text:p>
          </table:table-cell>
          <table:table-cell office:value-type="float" office:value="106.426353520506" calcext:value-type="float">
            <text:p>106.426353520506</text:p>
          </table:table-cell>
          <table:table-cell office:value-type="float" office:value="98.7039618188841" calcext:value-type="float">
            <text:p>98.7039618188841</text:p>
          </table:table-cell>
          <table:table-cell office:value-type="float" office:value="25.1575602038445" calcext:value-type="float">
            <text:p>25.1575602038445</text:p>
          </table:table-cell>
          <table:table-cell office:value-type="float" office:value="28.4813071129468" calcext:value-type="float">
            <text:p>28.4813071129468</text:p>
          </table:table-cell>
          <table:table-cell office:value-type="float" office:value="25.7337654164155" calcext:value-type="float">
            <text:p>25.73376541641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.000246248581685649" calcext:value-type="float">
            <text:p>0.000246248581686</text:p>
          </table:table-cell>
          <table:table-cell office:value-type="float" office:value="0.0188034249570279" calcext:value-type="float">
            <text:p>0.018803424957028</text:p>
          </table:table-cell>
          <table:table-cell office:value-type="float" office:value="0.00594871399492774" calcext:value-type="float">
            <text:p>0.005948713994928</text:p>
          </table:table-cell>
          <table:table-cell/>
          <table:table-cell table:formula="of:=[.F71]-[ref.F70]" office:value-type="float" office:value="0.000246248581685649" calcext:value-type="float">
            <text:p>0.000246248581686</text:p>
          </table:table-cell>
          <table:table-cell table:formula="of:=[.G71]-[ref.G70]" office:value-type="float" office:value="0.0188034249570279" calcext:value-type="float">
            <text:p>0.018803424957028</text:p>
          </table:table-cell>
          <table:table-cell table:formula="of:=SQRT(0.5*(([.X71]^2)+(0.2*[.Y71]^2)))" office:value-type="float" office:value="0.00594871399492774" calcext:value-type="float">
            <text:p>0.005948713994928</text:p>
          </table:table-cell>
          <table:table-cell/>
          <table:table-cell table:formula="of:=[.T71]-[.X71]" office:value-type="float" office:value="0" calcext:value-type="float">
            <text:p>0</text:p>
          </table:table-cell>
          <table:table-cell table:formula="of:=[.U71]-[.Y71]" office:value-type="float" office:value="0" calcext:value-type="float">
            <text:p>0</text:p>
          </table:table-cell>
          <table:table-cell table:formula="of:=[.V71]-[.Z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1603071951883" calcext:value-type="float">
            <text:p>8.51603071951883</text:p>
          </table:table-cell>
          <table:table-cell office:value-type="float" office:value="106.533570084154" calcext:value-type="float">
            <text:p>106.533570084154</text:p>
          </table:table-cell>
          <table:table-cell office:value-type="float" office:value="81.8348358356671" calcext:value-type="float">
            <text:p>81.8348358356671</text:p>
          </table:table-cell>
          <table:table-cell office:value-type="float" office:value="36.8274941682952" calcext:value-type="float">
            <text:p>36.8274941682952</text:p>
          </table:table-cell>
          <table:table-cell office:value-type="float" office:value="37.1081987474873" calcext:value-type="float">
            <text:p>37.1081987474873</text:p>
          </table:table-cell>
          <table:table-cell office:value-type="float" office:value="28.3659054478755" calcext:value-type="float">
            <text:p>28.36590544787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0.00091789517612284" calcext:value-type="float">
            <text:p>0.000917895176123</text:p>
          </table:table-cell>
          <table:table-cell office:value-type="float" office:value="0.00733148755689683" calcext:value-type="float">
            <text:p>0.007331487556897</text:p>
          </table:table-cell>
          <table:table-cell office:value-type="float" office:value="0.00240755825617327" calcext:value-type="float">
            <text:p>0.002407558256173</text:p>
          </table:table-cell>
          <table:table-cell/>
          <table:table-cell table:formula="of:=[.F72]-[ref.F71]" office:value-type="float" office:value="0.00091789517612284" calcext:value-type="float">
            <text:p>0.000917895176123</text:p>
          </table:table-cell>
          <table:table-cell table:formula="of:=[.G72]-[ref.G71]" office:value-type="float" office:value="0.00733148755689683" calcext:value-type="float">
            <text:p>0.007331487556897</text:p>
          </table:table-cell>
          <table:table-cell table:formula="of:=SQRT(0.5*(([.X72]^2)+(0.2*[.Y72]^2)))" office:value-type="float" office:value="0.00240755825617327" calcext:value-type="float">
            <text:p>0.002407558256173</text:p>
          </table:table-cell>
          <table:table-cell/>
          <table:table-cell table:formula="of:=[.T72]-[.X72]" office:value-type="float" office:value="0" calcext:value-type="float">
            <text:p>0</text:p>
          </table:table-cell>
          <table:table-cell table:formula="of:=[.U72]-[.Y72]" office:value-type="float" office:value="0" calcext:value-type="float">
            <text:p>0</text:p>
          </table:table-cell>
          <table:table-cell table:formula="of:=[.V72]-[.Z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71843827898" calcext:value-type="float">
            <text:p>8.7371843827898</text:p>
          </table:table-cell>
          <table:table-cell office:value-type="float" office:value="124.11149532979" calcext:value-type="float">
            <text:p>124.11149532979</text:p>
          </table:table-cell>
          <table:table-cell office:value-type="float" office:value="3.68259395396562" calcext:value-type="float">
            <text:p>3.68259395396562</text:p>
          </table:table-cell>
          <table:table-cell office:value-type="float" office:value="8.80793684338788" calcext:value-type="float">
            <text:p>8.80793684338788</text:p>
          </table:table-cell>
          <table:table-cell office:value-type="float" office:value="10.7334736757444" calcext:value-type="float">
            <text:p>10.7334736757444</text:p>
          </table:table-cell>
          <table:table-cell office:value-type="float" office:value="42.2354826750715" calcext:value-type="float">
            <text:p>42.23548267507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.000723732588724602" calcext:value-type="float">
            <text:p>0.000723732588725</text:p>
          </table:table-cell>
          <table:table-cell office:value-type="float" office:value="-0.0148747121286732" calcext:value-type="float">
            <text:p>-0.014874712128673</text:p>
          </table:table-cell>
          <table:table-cell office:value-type="float" office:value="0.00473155371110598" calcext:value-type="float">
            <text:p>0.004731553711106</text:p>
          </table:table-cell>
          <table:table-cell/>
          <table:table-cell table:formula="of:=[.F73]-[ref.F72]" office:value-type="float" office:value="0.000723732588724602" calcext:value-type="float">
            <text:p>0.000723732588725</text:p>
          </table:table-cell>
          <table:table-cell table:formula="of:=[.G73]-[ref.G72]" office:value-type="float" office:value="-0.0148747121286732" calcext:value-type="float">
            <text:p>-0.014874712128673</text:p>
          </table:table-cell>
          <table:table-cell table:formula="of:=SQRT(0.5*(([.X73]^2)+(0.2*[.Y73]^2)))" office:value-type="float" office:value="0.00473155371110598" calcext:value-type="float">
            <text:p>0.004731553711106</text:p>
          </table:table-cell>
          <table:table-cell/>
          <table:table-cell table:formula="of:=[.T73]-[.X73]" office:value-type="float" office:value="0" calcext:value-type="float">
            <text:p>0</text:p>
          </table:table-cell>
          <table:table-cell table:formula="of:=[.U73]-[.Y73]" office:value-type="float" office:value="0" calcext:value-type="float">
            <text:p>0</text:p>
          </table:table-cell>
          <table:table-cell table:formula="of:=[.V73]-[.Z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3599982900176" calcext:value-type="float">
            <text:p>8.73599982900176</text:p>
          </table:table-cell>
          <table:table-cell office:value-type="float" office:value="112.755959835982" calcext:value-type="float">
            <text:p>112.755959835982</text:p>
          </table:table-cell>
          <table:table-cell office:value-type="float" office:value="56.9144475022011" calcext:value-type="float">
            <text:p>56.9144475022011</text:p>
          </table:table-cell>
          <table:table-cell office:value-type="float" office:value="79.0437527529044" calcext:value-type="float">
            <text:p>79.0437527529044</text:p>
          </table:table-cell>
          <table:table-cell office:value-type="float" office:value="39.672188349605" calcext:value-type="float">
            <text:p>39.672188349605</text:p>
          </table:table-cell>
          <table:table-cell office:value-type="float" office:value="5.90102937061104" calcext:value-type="float">
            <text:p>5.901029370611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-0.000837746031759678" calcext:value-type="float">
            <text:p>-0.00083774603176</text:p>
          </table:table-cell>
          <table:table-cell office:value-type="float" office:value="-0.0109337056432253" calcext:value-type="float">
            <text:p>-0.010933705643225</text:p>
          </table:table-cell>
          <table:table-cell office:value-type="float" office:value="0.00350791977048138" calcext:value-type="float">
            <text:p>0.003507919770481</text:p>
          </table:table-cell>
          <table:table-cell/>
          <table:table-cell table:formula="of:=[.F74]-[ref.F73]" office:value-type="float" office:value="-0.000837746031759679" calcext:value-type="float">
            <text:p>-0.00083774603176</text:p>
          </table:table-cell>
          <table:table-cell table:formula="of:=[.G74]-[ref.G73]" office:value-type="float" office:value="-0.0109337056432253" calcext:value-type="float">
            <text:p>-0.010933705643225</text:p>
          </table:table-cell>
          <table:table-cell table:formula="of:=SQRT(0.5*(([.X74]^2)+(0.2*[.Y74]^2)))" office:value-type="float" office:value="0.00350791977048138" calcext:value-type="float">
            <text:p>0.003507919770481</text:p>
          </table:table-cell>
          <table:table-cell/>
          <table:table-cell table:formula="of:=[.T74]-[.X74]" office:value-type="float" office:value="0" calcext:value-type="float">
            <text:p>0</text:p>
          </table:table-cell>
          <table:table-cell table:formula="of:=[.U74]-[.Y74]" office:value-type="float" office:value="0" calcext:value-type="float">
            <text:p>0</text:p>
          </table:table-cell>
          <table:table-cell table:formula="of:=[.V74]-[.Z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4347089966451" calcext:value-type="float">
            <text:p>8.64347089966451</text:p>
          </table:table-cell>
          <table:table-cell office:value-type="float" office:value="117.509981457561" calcext:value-type="float">
            <text:p>117.509981457561</text:p>
          </table:table-cell>
          <table:table-cell office:value-type="float" office:value="1.2083603663545" calcext:value-type="float">
            <text:p>1.2083603663545</text:p>
          </table:table-cell>
          <table:table-cell office:value-type="float" office:value="19.1545881935484" calcext:value-type="float">
            <text:p>19.1545881935484</text:p>
          </table:table-cell>
          <table:table-cell office:value-type="float" office:value="17.8036483876035" calcext:value-type="float">
            <text:p>17.8036483876035</text:p>
          </table:table-cell>
          <table:table-cell office:value-type="float" office:value="22.1860872681739" calcext:value-type="float">
            <text:p>22.186087268173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-0.001370650402853" calcext:value-type="float">
            <text:p>-0.001370650402853</text:p>
          </table:table-cell>
          <table:table-cell office:value-type="float" office:value="-0.0134553247428642" calcext:value-type="float">
            <text:p>-0.013455324742864</text:p>
          </table:table-cell>
          <table:table-cell office:value-type="float" office:value="0.00436393373655166" calcext:value-type="float">
            <text:p>0.004363933736552</text:p>
          </table:table-cell>
          <table:table-cell/>
          <table:table-cell table:formula="of:=[.F75]-[ref.F74]" office:value-type="float" office:value="-0.001370650402853" calcext:value-type="float">
            <text:p>-0.001370650402853</text:p>
          </table:table-cell>
          <table:table-cell table:formula="of:=[.G75]-[ref.G74]" office:value-type="float" office:value="-0.0134553247428642" calcext:value-type="float">
            <text:p>-0.013455324742864</text:p>
          </table:table-cell>
          <table:table-cell table:formula="of:=SQRT(0.5*(([.X75]^2)+(0.2*[.Y75]^2)))" office:value-type="float" office:value="0.00436393373655166" calcext:value-type="float">
            <text:p>0.004363933736552</text:p>
          </table:table-cell>
          <table:table-cell/>
          <table:table-cell table:formula="of:=[.T75]-[.X75]" office:value-type="float" office:value="0" calcext:value-type="float">
            <text:p>0</text:p>
          </table:table-cell>
          <table:table-cell table:formula="of:=[.U75]-[.Y75]" office:value-type="float" office:value="0" calcext:value-type="float">
            <text:p>0</text:p>
          </table:table-cell>
          <table:table-cell table:formula="of:=[.V75]-[.Z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9155766846391" calcext:value-type="float">
            <text:p>6.49155766846391</text:p>
          </table:table-cell>
          <table:table-cell office:value-type="float" office:value="108.753780180901" calcext:value-type="float">
            <text:p>108.753780180901</text:p>
          </table:table-cell>
          <table:table-cell office:value-type="float" office:value="50.2156067325967" calcext:value-type="float">
            <text:p>50.2156067325967</text:p>
          </table:table-cell>
          <table:table-cell office:value-type="float" office:value="102.106750879818" calcext:value-type="float">
            <text:p>102.106750879818</text:p>
          </table:table-cell>
          <table:table-cell office:value-type="float" office:value="35.0052842736945" calcext:value-type="float">
            <text:p>35.0052842736945</text:p>
          </table:table-cell>
          <table:table-cell office:value-type="float" office:value="42.3150115032788" calcext:value-type="float">
            <text:p>42.31501150327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0.000177722027224547" calcext:value-type="float">
            <text:p>0.000177722027225</text:p>
          </table:table-cell>
          <table:table-cell office:value-type="float" office:value="0.00392303794204452" calcext:value-type="float">
            <text:p>0.003923037942045</text:p>
          </table:table-cell>
          <table:table-cell office:value-type="float" office:value="0.00124692230269271" calcext:value-type="float">
            <text:p>0.001246922302693</text:p>
          </table:table-cell>
          <table:table-cell/>
          <table:table-cell table:formula="of:=[.F76]-[ref.F75]" office:value-type="float" office:value="0.000177722027224547" calcext:value-type="float">
            <text:p>0.000177722027225</text:p>
          </table:table-cell>
          <table:table-cell table:formula="of:=[.G76]-[ref.G75]" office:value-type="float" office:value="0.00392303794204452" calcext:value-type="float">
            <text:p>0.003923037942045</text:p>
          </table:table-cell>
          <table:table-cell table:formula="of:=SQRT(0.5*(([.X76]^2)+(0.2*[.Y76]^2)))" office:value-type="float" office:value="0.00124692230269271" calcext:value-type="float">
            <text:p>0.001246922302693</text:p>
          </table:table-cell>
          <table:table-cell/>
          <table:table-cell table:formula="of:=[.T76]-[.X76]" office:value-type="float" office:value="0" calcext:value-type="float">
            <text:p>0</text:p>
          </table:table-cell>
          <table:table-cell table:formula="of:=[.U76]-[.Y76]" office:value-type="float" office:value="0" calcext:value-type="float">
            <text:p>0</text:p>
          </table:table-cell>
          <table:table-cell table:formula="of:=[.V76]-[.Z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8813969529446" calcext:value-type="float">
            <text:p>6.28813969529446</text:p>
          </table:table-cell>
          <table:table-cell office:value-type="float" office:value="111.221408691569" calcext:value-type="float">
            <text:p>111.221408691569</text:p>
          </table:table-cell>
          <table:table-cell office:value-type="float" office:value="67.0498354300578" calcext:value-type="float">
            <text:p>67.0498354300578</text:p>
          </table:table-cell>
          <table:table-cell office:value-type="float" office:value="28.2044027225461" calcext:value-type="float">
            <text:p>28.2044027225461</text:p>
          </table:table-cell>
          <table:table-cell office:value-type="float" office:value="31.4043377793467" calcext:value-type="float">
            <text:p>31.4043377793467</text:p>
          </table:table-cell>
          <table:table-cell office:value-type="float" office:value="5.61489415808273" calcext:value-type="float">
            <text:p>5.614894158082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-0.00060717492411122" calcext:value-type="float">
            <text:p>-0.000607174924111</text:p>
          </table:table-cell>
          <table:table-cell office:value-type="float" office:value="0.0040581825701338" calcext:value-type="float">
            <text:p>0.004058182570134</text:p>
          </table:table-cell>
          <table:table-cell office:value-type="float" office:value="0.00135322402856604" calcext:value-type="float">
            <text:p>0.001353224028566</text:p>
          </table:table-cell>
          <table:table-cell/>
          <table:table-cell table:formula="of:=[.F77]-[ref.F76]" office:value-type="float" office:value="-0.00060717492411122" calcext:value-type="float">
            <text:p>-0.000607174924111</text:p>
          </table:table-cell>
          <table:table-cell table:formula="of:=[.G77]-[ref.G76]" office:value-type="float" office:value="0.0040581825701338" calcext:value-type="float">
            <text:p>0.004058182570134</text:p>
          </table:table-cell>
          <table:table-cell table:formula="of:=SQRT(0.5*(([.X77]^2)+(0.2*[.Y77]^2)))" office:value-type="float" office:value="0.00135322402856604" calcext:value-type="float">
            <text:p>0.001353224028566</text:p>
          </table:table-cell>
          <table:table-cell/>
          <table:table-cell table:formula="of:=[.T77]-[.X77]" office:value-type="float" office:value="0" calcext:value-type="float">
            <text:p>0</text:p>
          </table:table-cell>
          <table:table-cell table:formula="of:=[.U77]-[.Y77]" office:value-type="float" office:value="0" calcext:value-type="float">
            <text:p>0</text:p>
          </table:table-cell>
          <table:table-cell table:formula="of:=[.V77]-[.Z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2238020149568" calcext:value-type="float">
            <text:p>8.42238020149568</text:p>
          </table:table-cell>
          <table:table-cell office:value-type="float" office:value="132.492644399392" calcext:value-type="float">
            <text:p>132.492644399392</text:p>
          </table:table-cell>
          <table:table-cell office:value-type="float" office:value="21.30034543988" calcext:value-type="float">
            <text:p>21.30034543988</text:p>
          </table:table-cell>
          <table:table-cell office:value-type="float" office:value="25.8336851298827" calcext:value-type="float">
            <text:p>25.8336851298827</text:p>
          </table:table-cell>
          <table:table-cell office:value-type="float" office:value="48.5410804489723" calcext:value-type="float">
            <text:p>48.5410804489723</text:p>
          </table:table-cell>
          <table:table-cell office:value-type="float" office:value="32.4101945281981" calcext:value-type="float">
            <text:p>32.41019452819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.000676617193292373" calcext:value-type="float">
            <text:p>0.000676617193292</text:p>
          </table:table-cell>
          <table:table-cell office:value-type="float" office:value="0.00536222943372877" calcext:value-type="float">
            <text:p>0.005362229433729</text:p>
          </table:table-cell>
          <table:table-cell office:value-type="float" office:value="0.00176188985555969" calcext:value-type="float">
            <text:p>0.00176188985556</text:p>
          </table:table-cell>
          <table:table-cell/>
          <table:table-cell table:formula="of:=[.F78]-[ref.F77]" office:value-type="float" office:value="0.000676617193292373" calcext:value-type="float">
            <text:p>0.000676617193292</text:p>
          </table:table-cell>
          <table:table-cell table:formula="of:=[.G78]-[ref.G77]" office:value-type="float" office:value="0.00536222943372877" calcext:value-type="float">
            <text:p>0.005362229433729</text:p>
          </table:table-cell>
          <table:table-cell table:formula="of:=SQRT(0.5*(([.X78]^2)+(0.2*[.Y78]^2)))" office:value-type="float" office:value="0.00176188985555969" calcext:value-type="float">
            <text:p>0.00176188985556</text:p>
          </table:table-cell>
          <table:table-cell/>
          <table:table-cell table:formula="of:=[.T78]-[.X78]" office:value-type="float" office:value="0" calcext:value-type="float">
            <text:p>0</text:p>
          </table:table-cell>
          <table:table-cell table:formula="of:=[.U78]-[.Y78]" office:value-type="float" office:value="0" calcext:value-type="float">
            <text:p>0</text:p>
          </table:table-cell>
          <table:table-cell table:formula="of:=[.V78]-[.Z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2063399923707" calcext:value-type="float">
            <text:p>7.52063399923707</text:p>
          </table:table-cell>
          <table:table-cell office:value-type="float" office:value="130.351101442176" calcext:value-type="float">
            <text:p>130.351101442176</text:p>
          </table:table-cell>
          <table:table-cell office:value-type="float" office:value="53.6983314145364" calcext:value-type="float">
            <text:p>53.6983314145364</text:p>
          </table:table-cell>
          <table:table-cell office:value-type="float" office:value="6.75943381401773" calcext:value-type="float">
            <text:p>6.75943381401773</text:p>
          </table:table-cell>
          <table:table-cell office:value-type="float" office:value="22.5709728389228" calcext:value-type="float">
            <text:p>22.5709728389228</text:p>
          </table:table-cell>
          <table:table-cell office:value-type="float" office:value="44.2752285470167" calcext:value-type="float">
            <text:p>44.27522854701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0.0000453218653477805" calcext:value-type="float">
            <text:p>4.53E-05</text:p>
          </table:table-cell>
          <table:table-cell office:value-type="float" office:value="0.0103713359063136" calcext:value-type="float">
            <text:p>0.010371335906314</text:p>
          </table:table-cell>
          <table:table-cell office:value-type="float" office:value="0.00327986095496413" calcext:value-type="float">
            <text:p>0.003279860954964</text:p>
          </table:table-cell>
          <table:table-cell/>
          <table:table-cell table:formula="of:=[.F79]-[ref.F78]" office:value-type="float" office:value="0.0000453218653477805" calcext:value-type="float">
            <text:p>4.53218653477805E-05</text:p>
          </table:table-cell>
          <table:table-cell table:formula="of:=[.G79]-[ref.G78]" office:value-type="float" office:value="0.0103713359063136" calcext:value-type="float">
            <text:p>0.010371335906314</text:p>
          </table:table-cell>
          <table:table-cell table:formula="of:=SQRT(0.5*(([.X79]^2)+(0.2*[.Y79]^2)))" office:value-type="float" office:value="0.00327986095496413" calcext:value-type="float">
            <text:p>0.003279860954964</text:p>
          </table:table-cell>
          <table:table-cell/>
          <table:table-cell table:formula="of:=[.T79]-[.X79]" office:value-type="float" office:value="0" calcext:value-type="float">
            <text:p>0</text:p>
          </table:table-cell>
          <table:table-cell table:formula="of:=[.U79]-[.Y79]" office:value-type="float" office:value="0" calcext:value-type="float">
            <text:p>0</text:p>
          </table:table-cell>
          <table:table-cell table:formula="of:=[.V79]-[.Z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431437261749" calcext:value-type="float">
            <text:p>8.45431437261749</text:p>
          </table:table-cell>
          <table:table-cell office:value-type="float" office:value="114.177067431131" calcext:value-type="float">
            <text:p>114.177067431131</text:p>
          </table:table-cell>
          <table:table-cell office:value-type="float" office:value="13.3740106609386" calcext:value-type="float">
            <text:p>13.3740106609386</text:p>
          </table:table-cell>
          <table:table-cell office:value-type="float" office:value="2.17642476929177" calcext:value-type="float">
            <text:p>2.17642476929177</text:p>
          </table:table-cell>
          <table:table-cell office:value-type="float" office:value="13.252956591874" calcext:value-type="float">
            <text:p>13.252956591874</text:p>
          </table:table-cell>
          <table:table-cell office:value-type="float" office:value="19.5057377252119" calcext:value-type="float">
            <text:p>19.50573772521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0.000840315138956882" calcext:value-type="float">
            <text:p>0.000840315138957</text:p>
          </table:table-cell>
          <table:table-cell office:value-type="float" office:value="0.0115077061821864" calcext:value-type="float">
            <text:p>0.011507706182187</text:p>
          </table:table-cell>
          <table:table-cell office:value-type="float" office:value="0.003687247608167" calcext:value-type="float">
            <text:p>0.003687247608167</text:p>
          </table:table-cell>
          <table:table-cell/>
          <table:table-cell table:formula="of:=[.F80]-[ref.F79]" office:value-type="float" office:value="0.000840315138956882" calcext:value-type="float">
            <text:p>0.000840315138957</text:p>
          </table:table-cell>
          <table:table-cell table:formula="of:=[.G80]-[ref.G79]" office:value-type="float" office:value="0.0115077061821864" calcext:value-type="float">
            <text:p>0.011507706182187</text:p>
          </table:table-cell>
          <table:table-cell table:formula="of:=SQRT(0.5*(([.X80]^2)+(0.2*[.Y80]^2)))" office:value-type="float" office:value="0.003687247608167" calcext:value-type="float">
            <text:p>0.003687247608167</text:p>
          </table:table-cell>
          <table:table-cell/>
          <table:table-cell table:formula="of:=[.T80]-[.X80]" office:value-type="float" office:value="0" calcext:value-type="float">
            <text:p>0</text:p>
          </table:table-cell>
          <table:table-cell table:formula="of:=[.U80]-[.Y80]" office:value-type="float" office:value="0" calcext:value-type="float">
            <text:p>0</text:p>
          </table:table-cell>
          <table:table-cell table:formula="of:=[.V80]-[.Z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4743991744928" calcext:value-type="float">
            <text:p>7.14743991744928</text:p>
          </table:table-cell>
          <table:table-cell office:value-type="float" office:value="108.221662005376" calcext:value-type="float">
            <text:p>108.221662005376</text:p>
          </table:table-cell>
          <table:table-cell office:value-type="float" office:value="30.3948641564877" calcext:value-type="float">
            <text:p>30.3948641564877</text:p>
          </table:table-cell>
          <table:table-cell office:value-type="float" office:value="45.4185976048415" calcext:value-type="float">
            <text:p>45.4185976048415</text:p>
          </table:table-cell>
          <table:table-cell office:value-type="float" office:value="16.9607981269304" calcext:value-type="float">
            <text:p>16.9607981269304</text:p>
          </table:table-cell>
          <table:table-cell office:value-type="float" office:value="25.716624672293" calcext:value-type="float">
            <text:p>25.71662467229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-0.00116986230621929" calcext:value-type="float">
            <text:p>-0.001169862306219</text:p>
          </table:table-cell>
          <table:table-cell office:value-type="float" office:value="-0.00771173299484929" calcext:value-type="float">
            <text:p>-0.007711732994849</text:p>
          </table:table-cell>
          <table:table-cell office:value-type="float" office:value="0.00257514494468585" calcext:value-type="float">
            <text:p>0.002575144944686</text:p>
          </table:table-cell>
          <table:table-cell/>
          <table:table-cell table:formula="of:=[.F81]-[ref.F80]" office:value-type="float" office:value="-0.00116986230621929" calcext:value-type="float">
            <text:p>-0.001169862306219</text:p>
          </table:table-cell>
          <table:table-cell table:formula="of:=[.G81]-[ref.G80]" office:value-type="float" office:value="-0.00771173299484929" calcext:value-type="float">
            <text:p>-0.007711732994849</text:p>
          </table:table-cell>
          <table:table-cell table:formula="of:=SQRT(0.5*(([.X81]^2)+(0.2*[.Y81]^2)))" office:value-type="float" office:value="0.00257514494468585" calcext:value-type="float">
            <text:p>0.002575144944686</text:p>
          </table:table-cell>
          <table:table-cell/>
          <table:table-cell table:formula="of:=[.T81]-[.X81]" office:value-type="float" office:value="0" calcext:value-type="float">
            <text:p>0</text:p>
          </table:table-cell>
          <table:table-cell table:formula="of:=[.U81]-[.Y81]" office:value-type="float" office:value="0" calcext:value-type="float">
            <text:p>0</text:p>
          </table:table-cell>
          <table:table-cell table:formula="of:=[.V81]-[.Z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3418021820557" calcext:value-type="float">
            <text:p>8.83418021820557</text:p>
          </table:table-cell>
          <table:table-cell office:value-type="float" office:value="118.864588508958" calcext:value-type="float">
            <text:p>118.864588508958</text:p>
          </table:table-cell>
          <table:table-cell office:value-type="float" office:value="69.9613328469785" calcext:value-type="float">
            <text:p>69.9613328469785</text:p>
          </table:table-cell>
          <table:table-cell office:value-type="float" office:value="46.7692333274889" calcext:value-type="float">
            <text:p>46.7692333274889</text:p>
          </table:table-cell>
          <table:table-cell office:value-type="float" office:value="14.3618850306525" calcext:value-type="float">
            <text:p>14.3618850306525</text:p>
          </table:table-cell>
          <table:table-cell office:value-type="float" office:value="47.6656744518633" calcext:value-type="float">
            <text:p>47.66567445186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0015688080707168" calcext:value-type="float">
            <text:p>0.001568808070717</text:p>
          </table:table-cell>
          <table:table-cell office:value-type="float" office:value="0.0174821859358048" calcext:value-type="float">
            <text:p>0.017482185935805</text:p>
          </table:table-cell>
          <table:table-cell office:value-type="float" office:value="0.0056385514000298" calcext:value-type="float">
            <text:p>0.00563855140003</text:p>
          </table:table-cell>
          <table:table-cell/>
          <table:table-cell table:formula="of:=[.F82]-[ref.F81]" office:value-type="float" office:value="0.0015688080707168" calcext:value-type="float">
            <text:p>0.001568808070717</text:p>
          </table:table-cell>
          <table:table-cell table:formula="of:=[.G82]-[ref.G81]" office:value-type="float" office:value="0.0174821859358048" calcext:value-type="float">
            <text:p>0.017482185935805</text:p>
          </table:table-cell>
          <table:table-cell table:formula="of:=SQRT(0.5*(([.X82]^2)+(0.2*[.Y82]^2)))" office:value-type="float" office:value="0.0056385514000298" calcext:value-type="float">
            <text:p>0.00563855140003</text:p>
          </table:table-cell>
          <table:table-cell/>
          <table:table-cell table:formula="of:=[.T82]-[.X82]" office:value-type="float" office:value="0" calcext:value-type="float">
            <text:p>0</text:p>
          </table:table-cell>
          <table:table-cell table:formula="of:=[.U82]-[.Y82]" office:value-type="float" office:value="0" calcext:value-type="float">
            <text:p>0</text:p>
          </table:table-cell>
          <table:table-cell table:formula="of:=[.V82]-[.Z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18481870752282" calcext:value-type="float">
            <text:p>8.18481870752282</text:p>
          </table:table-cell>
          <table:table-cell office:value-type="float" office:value="130.71243644681" calcext:value-type="float">
            <text:p>130.71243644681</text:p>
          </table:table-cell>
          <table:table-cell office:value-type="float" office:value="73.0646978765359" calcext:value-type="float">
            <text:p>73.0646978765359</text:p>
          </table:table-cell>
          <table:table-cell office:value-type="float" office:value="91.8639151471514" calcext:value-type="float">
            <text:p>91.8639151471514</text:p>
          </table:table-cell>
          <table:table-cell office:value-type="float" office:value="7.96623666133481" calcext:value-type="float">
            <text:p>7.96623666133481</text:p>
          </table:table-cell>
          <table:table-cell office:value-type="float" office:value="26.7515751325466" calcext:value-type="float">
            <text:p>26.751575132546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-0.0128091915136448" calcext:value-type="float">
            <text:p>-0.012809191513645</text:p>
          </table:table-cell>
          <table:table-cell office:value-type="float" office:value="-0.0568324990778422" calcext:value-type="float">
            <text:p>-0.056832499077842</text:p>
          </table:table-cell>
          <table:table-cell office:value-type="float" office:value="0.0201253817047009" calcext:value-type="float">
            <text:p>0.020125381704701</text:p>
          </table:table-cell>
          <table:table-cell/>
          <table:table-cell table:formula="of:=[.F83]-[ref.F82]" office:value-type="float" office:value="-0.0128091915136448" calcext:value-type="float">
            <text:p>-0.012809191513645</text:p>
          </table:table-cell>
          <table:table-cell table:formula="of:=[.G83]-[ref.G82]" office:value-type="float" office:value="-0.0568324990778422" calcext:value-type="float">
            <text:p>-0.056832499077842</text:p>
          </table:table-cell>
          <table:table-cell table:formula="of:=SQRT(0.5*(([.X83]^2)+(0.2*[.Y83]^2)))" office:value-type="float" office:value="0.0201253817047009" calcext:value-type="float">
            <text:p>0.020125381704701</text:p>
          </table:table-cell>
          <table:table-cell/>
          <table:table-cell table:formula="of:=[.T83]-[.X83]" office:value-type="float" office:value="0" calcext:value-type="float">
            <text:p>0</text:p>
          </table:table-cell>
          <table:table-cell table:formula="of:=[.U83]-[.Y83]" office:value-type="float" office:value="0" calcext:value-type="float">
            <text:p>0</text:p>
          </table:table-cell>
          <table:table-cell table:formula="of:=[.V83]-[.Z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3610241738161" calcext:value-type="float">
            <text:p>9.03610241738161</text:p>
          </table:table-cell>
          <table:table-cell office:value-type="float" office:value="129.225441203426" calcext:value-type="float">
            <text:p>129.225441203426</text:p>
          </table:table-cell>
          <table:table-cell office:value-type="float" office:value="60.787451217513" calcext:value-type="float">
            <text:p>60.787451217513</text:p>
          </table:table-cell>
          <table:table-cell office:value-type="float" office:value="70.9800395083962" calcext:value-type="float">
            <text:p>70.9800395083962</text:p>
          </table:table-cell>
          <table:table-cell office:value-type="float" office:value="45.7435039415085" calcext:value-type="float">
            <text:p>45.7435039415085</text:p>
          </table:table-cell>
          <table:table-cell office:value-type="float" office:value="49.3491939683523" calcext:value-type="float">
            <text:p>49.349193968352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-0.028156517871933" calcext:value-type="float">
            <text:p>-0.028156517871933</text:p>
          </table:table-cell>
          <table:table-cell office:value-type="float" office:value="-0.130735367942521" calcext:value-type="float">
            <text:p>-0.130735367942521</text:p>
          </table:table-cell>
          <table:table-cell office:value-type="float" office:value="0.0458864728699304" calcext:value-type="float">
            <text:p>0.045886472869931</text:p>
          </table:table-cell>
          <table:table-cell/>
          <table:table-cell table:formula="of:=[.F84]-[ref.F83]" office:value-type="float" office:value="-0.028156517871933" calcext:value-type="float">
            <text:p>-0.028156517871933</text:p>
          </table:table-cell>
          <table:table-cell table:formula="of:=[.G84]-[ref.G83]" office:value-type="float" office:value="-0.130735367942521" calcext:value-type="float">
            <text:p>-0.130735367942521</text:p>
          </table:table-cell>
          <table:table-cell table:formula="of:=SQRT(0.5*(([.X84]^2)+(0.2*[.Y84]^2)))" office:value-type="float" office:value="0.0458864728699304" calcext:value-type="float">
            <text:p>0.045886472869931</text:p>
          </table:table-cell>
          <table:table-cell/>
          <table:table-cell table:formula="of:=[.T84]-[.X84]" office:value-type="float" office:value="0" calcext:value-type="float">
            <text:p>0</text:p>
          </table:table-cell>
          <table:table-cell table:formula="of:=[.U84]-[.Y84]" office:value-type="float" office:value="0" calcext:value-type="float">
            <text:p>0</text:p>
          </table:table-cell>
          <table:table-cell table:formula="of:=[.V84]-[.Z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9957282176954" calcext:value-type="float">
            <text:p>7.59957282176954</text:p>
          </table:table-cell>
          <table:table-cell office:value-type="float" office:value="115.238177265504" calcext:value-type="float">
            <text:p>115.238177265504</text:p>
          </table:table-cell>
          <table:table-cell office:value-type="float" office:value="72.7904801691057" calcext:value-type="float">
            <text:p>72.7904801691057</text:p>
          </table:table-cell>
          <table:table-cell office:value-type="float" office:value="70.9703742182094" calcext:value-type="float">
            <text:p>70.9703742182094</text:p>
          </table:table-cell>
          <table:table-cell office:value-type="float" office:value="48.1369103047898" calcext:value-type="float">
            <text:p>48.1369103047898</text:p>
          </table:table-cell>
          <table:table-cell office:value-type="float" office:value="6.49241886772773" calcext:value-type="float">
            <text:p>6.49241886772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0.00566470837307076" calcext:value-type="float">
            <text:p>0.005664708373071</text:p>
          </table:table-cell>
          <table:table-cell office:value-type="float" office:value="0.0219716062997008" calcext:value-type="float">
            <text:p>0.021971606299701</text:p>
          </table:table-cell>
          <table:table-cell office:value-type="float" office:value="0.00801995067409236" calcext:value-type="float">
            <text:p>0.008019950674092</text:p>
          </table:table-cell>
          <table:table-cell/>
          <table:table-cell table:formula="of:=[.F85]-[ref.F84]" office:value-type="float" office:value="0.00566470837307076" calcext:value-type="float">
            <text:p>0.005664708373071</text:p>
          </table:table-cell>
          <table:table-cell table:formula="of:=[.G85]-[ref.G84]" office:value-type="float" office:value="0.0219716062997009" calcext:value-type="float">
            <text:p>0.021971606299701</text:p>
          </table:table-cell>
          <table:table-cell table:formula="of:=SQRT(0.5*(([.X85]^2)+(0.2*[.Y85]^2)))" office:value-type="float" office:value="0.00801995067409236" calcext:value-type="float">
            <text:p>0.008019950674092</text:p>
          </table:table-cell>
          <table:table-cell/>
          <table:table-cell table:formula="of:=[.T85]-[.X85]" office:value-type="float" office:value="0" calcext:value-type="float">
            <text:p>0</text:p>
          </table:table-cell>
          <table:table-cell table:formula="of:=[.U85]-[.Y85]" office:value-type="float" office:value="0" calcext:value-type="float">
            <text:p>0</text:p>
          </table:table-cell>
          <table:table-cell table:formula="of:=[.V85]-[.Z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644968792409" calcext:value-type="float">
            <text:p>8.46644968792409</text:p>
          </table:table-cell>
          <table:table-cell office:value-type="float" office:value="123.269544063299" calcext:value-type="float">
            <text:p>123.269544063299</text:p>
          </table:table-cell>
          <table:table-cell office:value-type="float" office:value="49.5456503753523" calcext:value-type="float">
            <text:p>49.5456503753523</text:p>
          </table:table-cell>
          <table:table-cell office:value-type="float" office:value="64.7605971289912" calcext:value-type="float">
            <text:p>64.7605971289912</text:p>
          </table:table-cell>
          <table:table-cell office:value-type="float" office:value="36.1014404766289" calcext:value-type="float">
            <text:p>36.1014404766289</text:p>
          </table:table-cell>
          <table:table-cell office:value-type="float" office:value="9.5359638944196" calcext:value-type="float">
            <text:p>9.535963894419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.00198649339481705" calcext:value-type="float">
            <text:p>0.001986493394817</text:p>
          </table:table-cell>
          <table:table-cell office:value-type="float" office:value="0.0241928441220125" calcext:value-type="float">
            <text:p>0.024192844122013</text:p>
          </table:table-cell>
          <table:table-cell office:value-type="float" office:value="0.00777833199825164" calcext:value-type="float">
            <text:p>0.007778331998252</text:p>
          </table:table-cell>
          <table:table-cell/>
          <table:table-cell table:formula="of:=[.F86]-[ref.F85]" office:value-type="float" office:value="0.00198649339481705" calcext:value-type="float">
            <text:p>0.001986493394817</text:p>
          </table:table-cell>
          <table:table-cell table:formula="of:=[.G86]-[ref.G85]" office:value-type="float" office:value="0.0241928441220125" calcext:value-type="float">
            <text:p>0.024192844122013</text:p>
          </table:table-cell>
          <table:table-cell table:formula="of:=SQRT(0.5*(([.X86]^2)+(0.2*[.Y86]^2)))" office:value-type="float" office:value="0.00777833199825164" calcext:value-type="float">
            <text:p>0.007778331998252</text:p>
          </table:table-cell>
          <table:table-cell/>
          <table:table-cell table:formula="of:=[.T86]-[.X86]" office:value-type="float" office:value="0" calcext:value-type="float">
            <text:p>0</text:p>
          </table:table-cell>
          <table:table-cell table:formula="of:=[.U86]-[.Y86]" office:value-type="float" office:value="0" calcext:value-type="float">
            <text:p>0</text:p>
          </table:table-cell>
          <table:table-cell table:formula="of:=[.V86]-[.Z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9890124005287" calcext:value-type="float">
            <text:p>6.29890124005287</text:p>
          </table:table-cell>
          <table:table-cell office:value-type="float" office:value="127.124946767891" calcext:value-type="float">
            <text:p>127.124946767891</text:p>
          </table:table-cell>
          <table:table-cell office:value-type="float" office:value="43.7029046180199" calcext:value-type="float">
            <text:p>43.7029046180199</text:p>
          </table:table-cell>
          <table:table-cell office:value-type="float" office:value="53.9058948550726" calcext:value-type="float">
            <text:p>53.9058948550726</text:p>
          </table:table-cell>
          <table:table-cell office:value-type="float" office:value="25.1843563338005" calcext:value-type="float">
            <text:p>25.1843563338005</text:p>
          </table:table-cell>
          <table:table-cell office:value-type="float" office:value="22.9657366282182" calcext:value-type="float">
            <text:p>22.965736628218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.0031758539487079" calcext:value-type="float">
            <text:p>0.003175853948708</text:p>
          </table:table-cell>
          <table:table-cell office:value-type="float" office:value="0.00465304308130499" calcext:value-type="float">
            <text:p>0.004653043081305</text:p>
          </table:table-cell>
          <table:table-cell office:value-type="float" office:value="0.00268479145249865" calcext:value-type="float">
            <text:p>0.002684791452499</text:p>
          </table:table-cell>
          <table:table-cell/>
          <table:table-cell table:formula="of:=[.F87]-[ref.F86]" office:value-type="float" office:value="0.0031758539487079" calcext:value-type="float">
            <text:p>0.003175853948708</text:p>
          </table:table-cell>
          <table:table-cell table:formula="of:=[.G87]-[ref.G86]" office:value-type="float" office:value="0.00465304308130499" calcext:value-type="float">
            <text:p>0.004653043081305</text:p>
          </table:table-cell>
          <table:table-cell table:formula="of:=SQRT(0.5*(([.X87]^2)+(0.2*[.Y87]^2)))" office:value-type="float" office:value="0.00268479145249865" calcext:value-type="float">
            <text:p>0.002684791452499</text:p>
          </table:table-cell>
          <table:table-cell/>
          <table:table-cell table:formula="of:=[.T87]-[.X87]" office:value-type="float" office:value="0" calcext:value-type="float">
            <text:p>0</text:p>
          </table:table-cell>
          <table:table-cell table:formula="of:=[.U87]-[.Y87]" office:value-type="float" office:value="0" calcext:value-type="float">
            <text:p>0</text:p>
          </table:table-cell>
          <table:table-cell table:formula="of:=[.V87]-[.Z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5597656790458" calcext:value-type="float">
            <text:p>6.5597656790458</text:p>
          </table:table-cell>
          <table:table-cell office:value-type="float" office:value="112.652710488953" calcext:value-type="float">
            <text:p>112.652710488953</text:p>
          </table:table-cell>
          <table:table-cell office:value-type="float" office:value="79.1666074676776" calcext:value-type="float">
            <text:p>79.1666074676776</text:p>
          </table:table-cell>
          <table:table-cell office:value-type="float" office:value="47.1012313596192" calcext:value-type="float">
            <text:p>47.1012313596192</text:p>
          </table:table-cell>
          <table:table-cell office:value-type="float" office:value="22.9899585394364" calcext:value-type="float">
            <text:p>22.9899585394364</text:p>
          </table:table-cell>
          <table:table-cell office:value-type="float" office:value="37.6623083397095" calcext:value-type="float">
            <text:p>37.662308339709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0.0633883306587038" calcext:value-type="float">
            <text:p>0.063388330658704</text:p>
          </table:table-cell>
          <table:table-cell office:value-type="float" office:value="0.301740616471477" calcext:value-type="float">
            <text:p>0.301740616471477</text:p>
          </table:table-cell>
          <table:table-cell office:value-type="float" office:value="0.105421915153858" calcext:value-type="float">
            <text:p>0.105421915153858</text:p>
          </table:table-cell>
          <table:table-cell/>
          <table:table-cell table:formula="of:=[.F88]-[ref.F87]" office:value-type="float" office:value="0.0633883306587038" calcext:value-type="float">
            <text:p>0.063388330658704</text:p>
          </table:table-cell>
          <table:table-cell table:formula="of:=[.G88]-[ref.G87]" office:value-type="float" office:value="0.301740616471477" calcext:value-type="float">
            <text:p>0.301740616471477</text:p>
          </table:table-cell>
          <table:table-cell table:formula="of:=SQRT(0.5*(([.X88]^2)+(0.2*[.Y88]^2)))" office:value-type="float" office:value="0.105421915153858" calcext:value-type="float">
            <text:p>0.105421915153858</text:p>
          </table:table-cell>
          <table:table-cell/>
          <table:table-cell table:formula="of:=[.T88]-[.X88]" office:value-type="float" office:value="0" calcext:value-type="float">
            <text:p>0</text:p>
          </table:table-cell>
          <table:table-cell table:formula="of:=[.U88]-[.Y88]" office:value-type="float" office:value="0" calcext:value-type="float">
            <text:p>0</text:p>
          </table:table-cell>
          <table:table-cell table:formula="of:=[.V88]-[.Z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2290995275039" calcext:value-type="float">
            <text:p>7.82290995275039</text:p>
          </table:table-cell>
          <table:table-cell office:value-type="float" office:value="118.807185347293" calcext:value-type="float">
            <text:p>118.807185347293</text:p>
          </table:table-cell>
          <table:table-cell office:value-type="float" office:value="98.4606605461942" calcext:value-type="float">
            <text:p>98.4606605461942</text:p>
          </table:table-cell>
          <table:table-cell office:value-type="float" office:value="93.6740223405715" calcext:value-type="float">
            <text:p>93.6740223405715</text:p>
          </table:table-cell>
          <table:table-cell office:value-type="float" office:value="5.44098400672962" calcext:value-type="float">
            <text:p>5.44098400672962</text:p>
          </table:table-cell>
          <table:table-cell office:value-type="float" office:value="33.8557295293204" calcext:value-type="float">
            <text:p>33.855729529320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-0.02757165601213" calcext:value-type="float">
            <text:p>-0.02757165601213</text:p>
          </table:table-cell>
          <table:table-cell office:value-type="float" office:value="-0.147846920137638" calcext:value-type="float">
            <text:p>-0.147846920137638</text:p>
          </table:table-cell>
          <table:table-cell office:value-type="float" office:value="0.0506553974127549" calcext:value-type="float">
            <text:p>0.050655397412755</text:p>
          </table:table-cell>
          <table:table-cell/>
          <table:table-cell table:formula="of:=[.F89]-[ref.F88]" office:value-type="float" office:value="-0.02757165601213" calcext:value-type="float">
            <text:p>-0.02757165601213</text:p>
          </table:table-cell>
          <table:table-cell table:formula="of:=[.G89]-[ref.G88]" office:value-type="float" office:value="-0.147846920137638" calcext:value-type="float">
            <text:p>-0.147846920137638</text:p>
          </table:table-cell>
          <table:table-cell table:formula="of:=SQRT(0.5*(([.X89]^2)+(0.2*[.Y89]^2)))" office:value-type="float" office:value="0.0506553974127549" calcext:value-type="float">
            <text:p>0.050655397412755</text:p>
          </table:table-cell>
          <table:table-cell/>
          <table:table-cell table:formula="of:=[.T89]-[.X89]" office:value-type="float" office:value="0" calcext:value-type="float">
            <text:p>0</text:p>
          </table:table-cell>
          <table:table-cell table:formula="of:=[.U89]-[.Y89]" office:value-type="float" office:value="0" calcext:value-type="float">
            <text:p>0</text:p>
          </table:table-cell>
          <table:table-cell table:formula="of:=[.V89]-[.Z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90]-[ref.F89]" office:value-type="string" office:string-value="" calcext:value-type="error">
            <text:p>#VALUE!</text:p>
          </table:table-cell>
          <table:table-cell table:formula="of:=[.G90]-[ref.G89]" office:value-type="string" office:string-value="" calcext:value-type="error">
            <text:p>#VALUE!</text:p>
          </table:table-cell>
          <table:table-cell table:formula="of:=SQRT(0.5*(([.X90]^2)+(0.2*[.Y90]^2)))" office:value-type="string" office:string-value="" calcext:value-type="error">
            <text:p>#VALUE!</text:p>
          </table:table-cell>
          <table:table-cell/>
          <table:table-cell table:formula="of:=[.T90]-[.X90]" office:value-type="string" office:string-value="" calcext:value-type="error">
            <text:p>#VALUE!</text:p>
          </table:table-cell>
          <table:table-cell table:formula="of:=[.U90]-[.Y90]" office:value-type="string" office:string-value="" calcext:value-type="error">
            <text:p>#VALUE!</text:p>
          </table:table-cell>
          <table:table-cell table:formula="of:=[.V90]-[.Z90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982583402042" calcext:value-type="float">
            <text:p>9.7982583402042</text:p>
          </table:table-cell>
          <table:table-cell office:value-type="float" office:value="124.84308713795" calcext:value-type="float">
            <text:p>124.84308713795</text:p>
          </table:table-cell>
          <table:table-cell office:value-type="float" office:value="2.90263531206455" calcext:value-type="float">
            <text:p>2.90263531206455</text:p>
          </table:table-cell>
          <table:table-cell office:value-type="float" office:value="100.652108338245" calcext:value-type="float">
            <text:p>100.652108338245</text:p>
          </table:table-cell>
          <table:table-cell office:value-type="float" office:value="35.2285615561516" calcext:value-type="float">
            <text:p>35.2285615561516</text:p>
          </table:table-cell>
          <table:table-cell office:value-type="float" office:value="47.4832551449188" calcext:value-type="float">
            <text:p>47.483255144918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0.000318070244679447" calcext:value-type="float">
            <text:p>0.000318070244679</text:p>
          </table:table-cell>
          <table:table-cell office:value-type="float" office:value="0.0106647310708894" calcext:value-type="float">
            <text:p>0.010664731070889</text:p>
          </table:table-cell>
          <table:table-cell office:value-type="float" office:value="0.00337997532856596" calcext:value-type="float">
            <text:p>0.003379975328566</text:p>
          </table:table-cell>
          <table:table-cell/>
          <table:table-cell table:formula="of:=[.F91]-[ref.F90]" office:value-type="float" office:value="0.000318070244679447" calcext:value-type="float">
            <text:p>0.000318070244679</text:p>
          </table:table-cell>
          <table:table-cell table:formula="of:=[.G91]-[ref.G90]" office:value-type="float" office:value="0.0106647310708894" calcext:value-type="float">
            <text:p>0.010664731070889</text:p>
          </table:table-cell>
          <table:table-cell table:formula="of:=SQRT(0.5*(([.X91]^2)+(0.2*[.Y91]^2)))" office:value-type="float" office:value="0.00337997532856596" calcext:value-type="float">
            <text:p>0.003379975328566</text:p>
          </table:table-cell>
          <table:table-cell/>
          <table:table-cell table:formula="of:=[.T91]-[.X91]" office:value-type="float" office:value="0" calcext:value-type="float">
            <text:p>0</text:p>
          </table:table-cell>
          <table:table-cell table:formula="of:=[.U91]-[.Y91]" office:value-type="float" office:value="0" calcext:value-type="float">
            <text:p>0</text:p>
          </table:table-cell>
          <table:table-cell table:formula="of:=[.V91]-[.Z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0198285110225" calcext:value-type="float">
            <text:p>7.90198285110225</text:p>
          </table:table-cell>
          <table:table-cell office:value-type="float" office:value="125.012443653783" calcext:value-type="float">
            <text:p>125.012443653783</text:p>
          </table:table-cell>
          <table:table-cell office:value-type="float" office:value="61.3699702290732" calcext:value-type="float">
            <text:p>61.3699702290732</text:p>
          </table:table-cell>
          <table:table-cell office:value-type="float" office:value="84.5512684633753" calcext:value-type="float">
            <text:p>84.5512684633753</text:p>
          </table:table-cell>
          <table:table-cell office:value-type="float" office:value="36.8093599774983" calcext:value-type="float">
            <text:p>36.8093599774983</text:p>
          </table:table-cell>
          <table:table-cell office:value-type="float" office:value="7.32331461740835" calcext:value-type="float">
            <text:p>7.3233146174083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-0.0936931037492981" calcext:value-type="float">
            <text:p>-0.093693103749298</text:p>
          </table:table-cell>
          <table:table-cell office:value-type="float" office:value="-0.467166442333195" calcext:value-type="float">
            <text:p>-0.467166442333195</text:p>
          </table:table-cell>
          <table:table-cell office:value-type="float" office:value="0.161906291815092" calcext:value-type="float">
            <text:p>0.161906291815092</text:p>
          </table:table-cell>
          <table:table-cell/>
          <table:table-cell table:formula="of:=[.F92]-[ref.F91]" office:value-type="float" office:value="-0.0936931037492981" calcext:value-type="float">
            <text:p>-0.093693103749298</text:p>
          </table:table-cell>
          <table:table-cell table:formula="of:=[.G92]-[ref.G91]" office:value-type="float" office:value="-0.467166442333195" calcext:value-type="float">
            <text:p>-0.467166442333195</text:p>
          </table:table-cell>
          <table:table-cell table:formula="of:=SQRT(0.5*(([.X92]^2)+(0.2*[.Y92]^2)))" office:value-type="float" office:value="0.161906291815092" calcext:value-type="float">
            <text:p>0.161906291815092</text:p>
          </table:table-cell>
          <table:table-cell/>
          <table:table-cell table:formula="of:=[.T92]-[.X92]" office:value-type="float" office:value="0" calcext:value-type="float">
            <text:p>0</text:p>
          </table:table-cell>
          <table:table-cell table:formula="of:=[.U92]-[.Y92]" office:value-type="float" office:value="0" calcext:value-type="float">
            <text:p>0</text:p>
          </table:table-cell>
          <table:table-cell table:formula="of:=[.V92]-[.Z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9217142093594" calcext:value-type="float">
            <text:p>7.89217142093594</text:p>
          </table:table-cell>
          <table:table-cell office:value-type="float" office:value="112.757904953737" calcext:value-type="float">
            <text:p>112.757904953737</text:p>
          </table:table-cell>
          <table:table-cell office:value-type="float" office:value="28.4998665206915" calcext:value-type="float">
            <text:p>28.4998665206915</text:p>
          </table:table-cell>
          <table:table-cell office:value-type="float" office:value="97.1661207214143" calcext:value-type="float">
            <text:p>97.1661207214143</text:p>
          </table:table-cell>
          <table:table-cell office:value-type="float" office:value="29.5764908084053" calcext:value-type="float">
            <text:p>29.5764908084053</text:p>
          </table:table-cell>
          <table:table-cell office:value-type="float" office:value="7.00832875886844" calcext:value-type="float">
            <text:p>7.0083287588684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-0.0665755977472475" calcext:value-type="float">
            <text:p>-0.066575597747248</text:p>
          </table:table-cell>
          <table:table-cell office:value-type="float" office:value="-0.331450928612043" calcext:value-type="float">
            <text:p>-0.331450928612043</text:p>
          </table:table-cell>
          <table:table-cell office:value-type="float" office:value="0.114900508769458" calcext:value-type="float">
            <text:p>0.114900508769458</text:p>
          </table:table-cell>
          <table:table-cell/>
          <table:table-cell table:formula="of:=[.F93]-[ref.F92]" office:value-type="float" office:value="-0.0665755977472466" calcext:value-type="float">
            <text:p>-0.066575597747247</text:p>
          </table:table-cell>
          <table:table-cell table:formula="of:=[.G93]-[ref.G92]" office:value-type="float" office:value="-0.331450928612043" calcext:value-type="float">
            <text:p>-0.331450928612043</text:p>
          </table:table-cell>
          <table:table-cell table:formula="of:=SQRT(0.5*(([.X93]^2)+(0.2*[.Y93]^2)))" office:value-type="float" office:value="0.114900508769457" calcext:value-type="float">
            <text:p>0.114900508769457</text:p>
          </table:table-cell>
          <table:table-cell/>
          <table:table-cell table:formula="of:=[.T93]-[.X93]" office:value-type="float" office:value="-8.88178419700125E-016" calcext:value-type="float">
            <text:p>-8.88178419700125E-16</text:p>
          </table:table-cell>
          <table:table-cell table:formula="of:=[.U93]-[.Y93]" office:value-type="float" office:value="0" calcext:value-type="float">
            <text:p>0</text:p>
          </table:table-cell>
          <table:table-cell table:formula="of:=[.V93]-[.Z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0332960812551" calcext:value-type="float">
            <text:p>7.60332960812551</text:p>
          </table:table-cell>
          <table:table-cell office:value-type="float" office:value="125.047528955875" calcext:value-type="float">
            <text:p>125.047528955875</text:p>
          </table:table-cell>
          <table:table-cell office:value-type="float" office:value="65.4003028143774" calcext:value-type="float">
            <text:p>65.4003028143774</text:p>
          </table:table-cell>
          <table:table-cell office:value-type="float" office:value="29.9381976033855" calcext:value-type="float">
            <text:p>29.9381976033855</text:p>
          </table:table-cell>
          <table:table-cell office:value-type="float" office:value="14.7107019907382" calcext:value-type="float">
            <text:p>14.7107019907382</text:p>
          </table:table-cell>
          <table:table-cell office:value-type="float" office:value="23.4665800998515" calcext:value-type="float">
            <text:p>23.46658009985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-0.0316183633705931" calcext:value-type="float">
            <text:p>-0.031618363370593</text:p>
          </table:table-cell>
          <table:table-cell office:value-type="float" office:value="-0.160794876687461" calcext:value-type="float">
            <text:p>-0.160794876687461</text:p>
          </table:table-cell>
          <table:table-cell office:value-type="float" office:value="0.0555460141505313" calcext:value-type="float">
            <text:p>0.055546014150531</text:p>
          </table:table-cell>
          <table:table-cell/>
          <table:table-cell table:formula="of:=[.F94]-[ref.F93]" office:value-type="float" office:value="-0.0316183633705931" calcext:value-type="float">
            <text:p>-0.031618363370593</text:p>
          </table:table-cell>
          <table:table-cell table:formula="of:=[.G94]-[ref.G93]" office:value-type="float" office:value="-0.160794876687461" calcext:value-type="float">
            <text:p>-0.160794876687461</text:p>
          </table:table-cell>
          <table:table-cell table:formula="of:=SQRT(0.5*(([.X94]^2)+(0.2*[.Y94]^2)))" office:value-type="float" office:value="0.0555460141505313" calcext:value-type="float">
            <text:p>0.055546014150531</text:p>
          </table:table-cell>
          <table:table-cell/>
          <table:table-cell table:formula="of:=[.T94]-[.X94]" office:value-type="float" office:value="0" calcext:value-type="float">
            <text:p>0</text:p>
          </table:table-cell>
          <table:table-cell table:formula="of:=[.U94]-[.Y94]" office:value-type="float" office:value="0" calcext:value-type="float">
            <text:p>0</text:p>
          </table:table-cell>
          <table:table-cell table:formula="of:=[.V94]-[.Z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581592182558" calcext:value-type="float">
            <text:p>6.1581592182558</text:p>
          </table:table-cell>
          <table:table-cell office:value-type="float" office:value="124.693692159769" calcext:value-type="float">
            <text:p>124.693692159769</text:p>
          </table:table-cell>
          <table:table-cell office:value-type="float" office:value="93.8039228540529" calcext:value-type="float">
            <text:p>93.8039228540529</text:p>
          </table:table-cell>
          <table:table-cell office:value-type="float" office:value="27.6933898384605" calcext:value-type="float">
            <text:p>27.6933898384605</text:p>
          </table:table-cell>
          <table:table-cell office:value-type="float" office:value="25.0056972378786" calcext:value-type="float">
            <text:p>25.0056972378786</text:p>
          </table:table-cell>
          <table:table-cell office:value-type="float" office:value="49.3930931739828" calcext:value-type="float">
            <text:p>49.39309317398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0.0265837839156289" calcext:value-type="float">
            <text:p>0.026583783915629</text:p>
          </table:table-cell>
          <table:table-cell office:value-type="float" office:value="0.127355880158149" calcext:value-type="float">
            <text:p>0.127355880158149</text:p>
          </table:table-cell>
          <table:table-cell office:value-type="float" office:value="0.0444443562752584" calcext:value-type="float">
            <text:p>0.044444356275258</text:p>
          </table:table-cell>
          <table:table-cell/>
          <table:table-cell table:formula="of:=[.F95]-[ref.F94]" office:value-type="float" office:value="0.0265837839156289" calcext:value-type="float">
            <text:p>0.026583783915629</text:p>
          </table:table-cell>
          <table:table-cell table:formula="of:=[.G95]-[ref.G94]" office:value-type="float" office:value="0.127355880158149" calcext:value-type="float">
            <text:p>0.127355880158149</text:p>
          </table:table-cell>
          <table:table-cell table:formula="of:=SQRT(0.5*(([.X95]^2)+(0.2*[.Y95]^2)))" office:value-type="float" office:value="0.0444443562752584" calcext:value-type="float">
            <text:p>0.044444356275258</text:p>
          </table:table-cell>
          <table:table-cell/>
          <table:table-cell table:formula="of:=[.T95]-[.X95]" office:value-type="float" office:value="0" calcext:value-type="float">
            <text:p>0</text:p>
          </table:table-cell>
          <table:table-cell table:formula="of:=[.U95]-[.Y95]" office:value-type="float" office:value="0" calcext:value-type="float">
            <text:p>0</text:p>
          </table:table-cell>
          <table:table-cell table:formula="of:=[.V95]-[.Z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7966167189129" calcext:value-type="float">
            <text:p>9.37966167189129</text:p>
          </table:table-cell>
          <table:table-cell office:value-type="float" office:value="128.606275645968" calcext:value-type="float">
            <text:p>128.606275645968</text:p>
          </table:table-cell>
          <table:table-cell office:value-type="float" office:value="94.066504317282" calcext:value-type="float">
            <text:p>94.066504317282</text:p>
          </table:table-cell>
          <table:table-cell office:value-type="float" office:value="19.9615974510827" calcext:value-type="float">
            <text:p>19.9615974510827</text:p>
          </table:table-cell>
          <table:table-cell office:value-type="float" office:value="28.6689844598148" calcext:value-type="float">
            <text:p>28.6689844598148</text:p>
          </table:table-cell>
          <table:table-cell office:value-type="float" office:value="22.7642122284472" calcext:value-type="float">
            <text:p>22.76421222844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0.0462368626598764" calcext:value-type="float">
            <text:p>0.046236862659876</text:p>
          </table:table-cell>
          <table:table-cell office:value-type="float" office:value="0.240302562859853" calcext:value-type="float">
            <text:p>0.240302562859853</text:p>
          </table:table-cell>
          <table:table-cell office:value-type="float" office:value="0.0827251830219522" calcext:value-type="float">
            <text:p>0.082725183021952</text:p>
          </table:table-cell>
          <table:table-cell/>
          <table:table-cell table:formula="of:=[.F96]-[ref.F95]" office:value-type="float" office:value="0.0462368626598764" calcext:value-type="float">
            <text:p>0.046236862659876</text:p>
          </table:table-cell>
          <table:table-cell table:formula="of:=[.G96]-[ref.G95]" office:value-type="float" office:value="0.240302562859853" calcext:value-type="float">
            <text:p>0.240302562859853</text:p>
          </table:table-cell>
          <table:table-cell table:formula="of:=SQRT(0.5*(([.X96]^2)+(0.2*[.Y96]^2)))" office:value-type="float" office:value="0.0827251830219522" calcext:value-type="float">
            <text:p>0.082725183021952</text:p>
          </table:table-cell>
          <table:table-cell/>
          <table:table-cell table:formula="of:=[.T96]-[.X96]" office:value-type="float" office:value="0" calcext:value-type="float">
            <text:p>0</text:p>
          </table:table-cell>
          <table:table-cell table:formula="of:=[.U96]-[.Y96]" office:value-type="float" office:value="0" calcext:value-type="float">
            <text:p>0</text:p>
          </table:table-cell>
          <table:table-cell table:formula="of:=[.V96]-[.Z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8308895807412" calcext:value-type="float">
            <text:p>6.88308895807412</text:p>
          </table:table-cell>
          <table:table-cell office:value-type="float" office:value="132.585225141393" calcext:value-type="float">
            <text:p>132.585225141393</text:p>
          </table:table-cell>
          <table:table-cell office:value-type="float" office:value="63.3985019164653" calcext:value-type="float">
            <text:p>63.3985019164653</text:p>
          </table:table-cell>
          <table:table-cell office:value-type="float" office:value="9.73987628284071" calcext:value-type="float">
            <text:p>9.73987628284071</text:p>
          </table:table-cell>
          <table:table-cell office:value-type="float" office:value="29.7389819082783" calcext:value-type="float">
            <text:p>29.7389819082783</text:p>
          </table:table-cell>
          <table:table-cell office:value-type="float" office:value="17.2959437076944" calcext:value-type="float">
            <text:p>17.295943707694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0.101509533064925" calcext:value-type="float">
            <text:p>0.101509533064925</text:p>
          </table:table-cell>
          <table:table-cell office:value-type="float" office:value="0.497439191337833" calcext:value-type="float">
            <text:p>0.497439191337833</text:p>
          </table:table-cell>
          <table:table-cell office:value-type="float" office:value="0.172906528388645" calcext:value-type="float">
            <text:p>0.172906528388645</text:p>
          </table:table-cell>
          <table:table-cell/>
          <table:table-cell table:formula="of:=[.F97]-[ref.F96]" office:value-type="float" office:value="0.101509533064924" calcext:value-type="float">
            <text:p>0.101509533064924</text:p>
          </table:table-cell>
          <table:table-cell table:formula="of:=[.G97]-[ref.G96]" office:value-type="float" office:value="0.497439191337833" calcext:value-type="float">
            <text:p>0.497439191337833</text:p>
          </table:table-cell>
          <table:table-cell table:formula="of:=SQRT(0.5*(([.X97]^2)+(0.2*[.Y97]^2)))" office:value-type="float" office:value="0.172906528388644" calcext:value-type="float">
            <text:p>0.172906528388644</text:p>
          </table:table-cell>
          <table:table-cell/>
          <table:table-cell table:formula="of:=[.T97]-[.X97]" office:value-type="float" office:value="9.0205620750794E-016" calcext:value-type="float">
            <text:p>9.0205620750794E-16</text:p>
          </table:table-cell>
          <table:table-cell table:formula="of:=[.U97]-[.Y97]" office:value-type="float" office:value="0" calcext:value-type="float">
            <text:p>0</text:p>
          </table:table-cell>
          <table:table-cell table:formula="of:=[.V97]-[.Z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9058763580216" calcext:value-type="float">
            <text:p>7.69058763580216</text:p>
          </table:table-cell>
          <table:table-cell office:value-type="float" office:value="128.001759301159" calcext:value-type="float">
            <text:p>128.001759301159</text:p>
          </table:table-cell>
          <table:table-cell office:value-type="float" office:value="46.3157275262488" calcext:value-type="float">
            <text:p>46.3157275262488</text:p>
          </table:table-cell>
          <table:table-cell office:value-type="float" office:value="36.6524125420665" calcext:value-type="float">
            <text:p>36.6524125420665</text:p>
          </table:table-cell>
          <table:table-cell office:value-type="float" office:value="10.0234330173846" calcext:value-type="float">
            <text:p>10.0234330173846</text:p>
          </table:table-cell>
          <table:table-cell office:value-type="float" office:value="34.3143689453133" calcext:value-type="float">
            <text:p>34.31436894531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0.0235727235273444" calcext:value-type="float">
            <text:p>0.023572723527344</text:p>
          </table:table-cell>
          <table:table-cell office:value-type="float" office:value="0.11226964711183" calcext:value-type="float">
            <text:p>0.11226964711183</text:p>
          </table:table-cell>
          <table:table-cell office:value-type="float" office:value="0.0392209639543676" calcext:value-type="float">
            <text:p>0.039220963954368</text:p>
          </table:table-cell>
          <table:table-cell/>
          <table:table-cell table:formula="of:=[.F98]-[ref.F97]" office:value-type="float" office:value="0.0235727235273444" calcext:value-type="float">
            <text:p>0.023572723527344</text:p>
          </table:table-cell>
          <table:table-cell table:formula="of:=[.G98]-[ref.G97]" office:value-type="float" office:value="0.11226964711183" calcext:value-type="float">
            <text:p>0.11226964711183</text:p>
          </table:table-cell>
          <table:table-cell table:formula="of:=SQRT(0.5*(([.X98]^2)+(0.2*[.Y98]^2)))" office:value-type="float" office:value="0.0392209639543676" calcext:value-type="float">
            <text:p>0.039220963954368</text:p>
          </table:table-cell>
          <table:table-cell/>
          <table:table-cell table:formula="of:=[.T98]-[.X98]" office:value-type="float" office:value="0" calcext:value-type="float">
            <text:p>0</text:p>
          </table:table-cell>
          <table:table-cell table:formula="of:=[.U98]-[.Y98]" office:value-type="float" office:value="0" calcext:value-type="float">
            <text:p>0</text:p>
          </table:table-cell>
          <table:table-cell table:formula="of:=[.V98]-[.Z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196540324926" calcext:value-type="float">
            <text:p>8.32196540324926</text:p>
          </table:table-cell>
          <table:table-cell office:value-type="float" office:value="115.294092192742" calcext:value-type="float">
            <text:p>115.294092192742</text:p>
          </table:table-cell>
          <table:table-cell office:value-type="float" office:value="96.0763617760614" calcext:value-type="float">
            <text:p>96.0763617760614</text:p>
          </table:table-cell>
          <table:table-cell office:value-type="float" office:value="84.8943863597182" calcext:value-type="float">
            <text:p>84.8943863597182</text:p>
          </table:table-cell>
          <table:table-cell office:value-type="float" office:value="28.0580640438562" calcext:value-type="float">
            <text:p>28.0580640438562</text:p>
          </table:table-cell>
          <table:table-cell office:value-type="float" office:value="17.52994261091" calcext:value-type="float">
            <text:p>17.5299426109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0143446987890918" calcext:value-type="float">
            <text:p>0.014344698789092</text:p>
          </table:table-cell>
          <table:table-cell office:value-type="float" office:value="0.0824052618064002" calcext:value-type="float">
            <text:p>0.0824052618064</text:p>
          </table:table-cell>
          <table:table-cell office:value-type="float" office:value="0.0279633315077625" calcext:value-type="float">
            <text:p>0.027963331507763</text:p>
          </table:table-cell>
          <table:table-cell/>
          <table:table-cell table:formula="of:=[.F99]-[ref.F98]" office:value-type="float" office:value="0.0143446987890918" calcext:value-type="float">
            <text:p>0.014344698789092</text:p>
          </table:table-cell>
          <table:table-cell table:formula="of:=[.G99]-[ref.G98]" office:value-type="float" office:value="0.0824052618064002" calcext:value-type="float">
            <text:p>0.0824052618064</text:p>
          </table:table-cell>
          <table:table-cell table:formula="of:=SQRT(0.5*(([.X99]^2)+(0.2*[.Y99]^2)))" office:value-type="float" office:value="0.0279633315077625" calcext:value-type="float">
            <text:p>0.027963331507763</text:p>
          </table:table-cell>
          <table:table-cell/>
          <table:table-cell table:formula="of:=[.T99]-[.X99]" office:value-type="float" office:value="0" calcext:value-type="float">
            <text:p>0</text:p>
          </table:table-cell>
          <table:table-cell table:formula="of:=[.U99]-[.Y99]" office:value-type="float" office:value="0" calcext:value-type="float">
            <text:p>0</text:p>
          </table:table-cell>
          <table:table-cell table:formula="of:=[.V99]-[.Z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2480915243868" calcext:value-type="float">
            <text:p>9.52480915243868</text:p>
          </table:table-cell>
          <table:table-cell office:value-type="float" office:value="125.375059082679" calcext:value-type="float">
            <text:p>125.375059082679</text:p>
          </table:table-cell>
          <table:table-cell office:value-type="float" office:value="7.29994668298874" calcext:value-type="float">
            <text:p>7.29994668298874</text:p>
          </table:table-cell>
          <table:table-cell office:value-type="float" office:value="17.5811120742611" calcext:value-type="float">
            <text:p>17.5811120742611</text:p>
          </table:table-cell>
          <table:table-cell office:value-type="float" office:value="41.4568817499381" calcext:value-type="float">
            <text:p>41.4568817499381</text:p>
          </table:table-cell>
          <table:table-cell office:value-type="float" office:value="36.4800207307531" calcext:value-type="float">
            <text:p>36.480020730753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0.0251788935840942" calcext:value-type="float">
            <text:p>0.025178893584094</text:p>
          </table:table-cell>
          <table:table-cell office:value-type="float" office:value="0.150800345812556" calcext:value-type="float">
            <text:p>0.150800345812556</text:p>
          </table:table-cell>
          <table:table-cell office:value-type="float" office:value="0.0509024829529779" calcext:value-type="float">
            <text:p>0.050902482952978</text:p>
          </table:table-cell>
          <table:table-cell/>
          <table:table-cell table:formula="of:=[.F100]-[ref.F99]" office:value-type="float" office:value="0.0251788935840942" calcext:value-type="float">
            <text:p>0.025178893584094</text:p>
          </table:table-cell>
          <table:table-cell table:formula="of:=[.G100]-[ref.G99]" office:value-type="float" office:value="0.150800345812556" calcext:value-type="float">
            <text:p>0.150800345812556</text:p>
          </table:table-cell>
          <table:table-cell table:formula="of:=SQRT(0.5*(([.X100]^2)+(0.2*[.Y100]^2)))" office:value-type="float" office:value="0.0509024829529779" calcext:value-type="float">
            <text:p>0.050902482952978</text:p>
          </table:table-cell>
          <table:table-cell/>
          <table:table-cell table:formula="of:=[.T100]-[.X100]" office:value-type="float" office:value="0" calcext:value-type="float">
            <text:p>0</text:p>
          </table:table-cell>
          <table:table-cell table:formula="of:=[.U100]-[.Y100]" office:value-type="float" office:value="0" calcext:value-type="float">
            <text:p>0</text:p>
          </table:table-cell>
          <table:table-cell table:formula="of:=[.V100]-[.Z1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0804913854809" calcext:value-type="float">
            <text:p>8.30804913854809</text:p>
          </table:table-cell>
          <table:table-cell office:value-type="float" office:value="124.614993150743" calcext:value-type="float">
            <text:p>124.614993150743</text:p>
          </table:table-cell>
          <table:table-cell office:value-type="float" office:value="65.4427271569079" calcext:value-type="float">
            <text:p>65.4427271569079</text:p>
          </table:table-cell>
          <table:table-cell office:value-type="float" office:value="81.3637280045307" calcext:value-type="float">
            <text:p>81.3637280045307</text:p>
          </table:table-cell>
          <table:table-cell office:value-type="float" office:value="42.7586297624809" calcext:value-type="float">
            <text:p>42.7586297624809</text:p>
          </table:table-cell>
          <table:table-cell office:value-type="float" office:value="38.4709181600512" calcext:value-type="float">
            <text:p>38.47091816005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-0.0737523016615604" calcext:value-type="float">
            <text:p>-0.073752301661561</text:p>
          </table:table-cell>
          <table:table-cell office:value-type="float" office:value="-0.364289724901013" calcext:value-type="float">
            <text:p>-0.364289724901013</text:p>
          </table:table-cell>
          <table:table-cell office:value-type="float" office:value="0.126453158786305" calcext:value-type="float">
            <text:p>0.126453158786305</text:p>
          </table:table-cell>
          <table:table-cell/>
          <table:table-cell table:formula="of:=[.F101]-[ref.F100]" office:value-type="float" office:value="-0.0737523016615604" calcext:value-type="float">
            <text:p>-0.073752301661561</text:p>
          </table:table-cell>
          <table:table-cell table:formula="of:=[.G101]-[ref.G100]" office:value-type="float" office:value="-0.364289724901013" calcext:value-type="float">
            <text:p>-0.364289724901013</text:p>
          </table:table-cell>
          <table:table-cell table:formula="of:=SQRT(0.5*(([.X101]^2)+(0.2*[.Y101]^2)))" office:value-type="float" office:value="0.126453158786305" calcext:value-type="float">
            <text:p>0.126453158786305</text:p>
          </table:table-cell>
          <table:table-cell/>
          <table:table-cell table:formula="of:=[.T101]-[.X101]" office:value-type="float" office:value="0" calcext:value-type="float">
            <text:p>0</text:p>
          </table:table-cell>
          <table:table-cell table:formula="of:=[.U101]-[.Y101]" office:value-type="float" office:value="0" calcext:value-type="float">
            <text:p>0</text:p>
          </table:table-cell>
          <table:table-cell table:formula="of:=[.V101]-[.Z1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079404922051" calcext:value-type="float">
            <text:p>6.95079404922051</text:p>
          </table:table-cell>
          <table:table-cell office:value-type="float" office:value="134.986088637652" calcext:value-type="float">
            <text:p>134.986088637652</text:p>
          </table:table-cell>
          <table:table-cell office:value-type="float" office:value="80.0338729254898" calcext:value-type="float">
            <text:p>80.0338729254898</text:p>
          </table:table-cell>
          <table:table-cell office:value-type="float" office:value="10.2355997059942" calcext:value-type="float">
            <text:p>10.2355997059942</text:p>
          </table:table-cell>
          <table:table-cell office:value-type="float" office:value="13.1686781121758" calcext:value-type="float">
            <text:p>13.1686781121758</text:p>
          </table:table-cell>
          <table:table-cell office:value-type="float" office:value="27.7216622021299" calcext:value-type="float">
            <text:p>27.721662202129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00115063972059559" calcext:value-type="float">
            <text:p>-0.001150639720596</text:p>
          </table:table-cell>
          <table:table-cell office:value-type="float" office:value="-0.00418997538469057" calcext:value-type="float">
            <text:p>-0.004189975384691</text:p>
          </table:table-cell>
          <table:table-cell office:value-type="float" office:value="0.00155485538097195" calcext:value-type="float">
            <text:p>0.001554855380972</text:p>
          </table:table-cell>
          <table:table-cell/>
          <table:table-cell table:formula="of:=[.F102]-[ref.F101]" office:value-type="float" office:value="-0.0011506397205947" calcext:value-type="float">
            <text:p>-0.001150639720595</text:p>
          </table:table-cell>
          <table:table-cell table:formula="of:=[.G102]-[ref.G101]" office:value-type="float" office:value="-0.00418997538469057" calcext:value-type="float">
            <text:p>-0.004189975384691</text:p>
          </table:table-cell>
          <table:table-cell table:formula="of:=SQRT(0.5*(([.X102]^2)+(0.2*[.Y102]^2)))" office:value-type="float" office:value="0.00155485538097163" calcext:value-type="float">
            <text:p>0.001554855380972</text:p>
          </table:table-cell>
          <table:table-cell/>
          <table:table-cell table:formula="of:=[.T102]-[.X102]" office:value-type="float" office:value="-8.88178419700125E-016" calcext:value-type="float">
            <text:p>-8.88178419700125E-16</text:p>
          </table:table-cell>
          <table:table-cell table:formula="of:=[.U102]-[.Y102]" office:value-type="float" office:value="0" calcext:value-type="float">
            <text:p>0</text:p>
          </table:table-cell>
          <table:table-cell table:formula="of:=[.V102]-[.Z102]" office:value-type="float" office:value="3.28513258263108E-016" calcext:value-type="float">
            <text:p>3.28513258263108E-16</text:p>
          </table:table-cell>
          <table:table-cell table:number-columns-repeated="99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p2" table:style-name="ta1">
        <table:table-column table:style-name="co1" table:number-columns-repeated="19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3" table:default-cell-style-name="ce5"/>
        <table:table-column table:style-name="co1" table:default-cell-style-name="Default"/>
        <table:table-column table:style-name="co1" table:number-columns-repeated="3" table:default-cell-style-name="ce8"/>
        <table:table-column table:style-name="co1" table:number-columns-repeated="994" table:default-cell-style-name="Default"/>
        <table:table-row table:style-name="ro1">
          <table:table-cell table:style-name="ce1" table:number-columns-repeated="19"/>
          <table:table-cell table:style-name="ce2"/>
          <table:table-cell table:style-name="ce2" office:value-type="string" calcext:value-type="string">
            <text:p>Farseer Calculated</text:p>
          </table:table-cell>
          <table:table-cell table:style-name="ce2"/>
          <table:table-cell table:style-name="ce1"/>
          <table:table-cell table:style-name="ce4"/>
          <table:table-cell table:style-name="ce4" office:value-type="string" calcext:value-type="string">
            <text:p>Excel Calculated</text:p>
          </table:table-cell>
          <table:table-cell table:style-name="ce4"/>
          <table:table-cell table:style-name="ce1"/>
          <table:table-cell table:style-name="ce7"/>
          <table:table-cell table:style-name="ce7" office:value-type="string" calcext:value-type="string">
            <text:p>Difference</text:p>
          </table:table-cell>
          <table:table-cell table:style-name="ce7"/>
          <table:table-cell table:style-name="ce1" table:number-columns-repeated="994"/>
        </table:table-row>
        <table:table-row table:style-name="ro1">
          <table:table-cell table:style-name="ce1" office:value-type="string" calcext:value-type="string">
            <text:p>Res#</text:p>
          </table:table-cell>
          <table:table-cell table:style-name="ce1" office:value-type="string" calcext:value-type="string">
            <text:p>1-letter</text:p>
          </table:table-cell>
          <table:table-cell table:style-name="ce1" office:value-type="string" calcext:value-type="string">
            <text:p>3-letter</text:p>
          </table:table-cell>
          <table:table-cell table:style-name="ce1" office:value-type="string" calcext:value-type="string">
            <text:p>Peak Status</text:p>
          </table:table-cell>
          <table:table-cell table:style-name="ce1" office:value-type="string" calcext:value-type="string">
            <text:p>Merit</text:p>
          </table:table-cell>
          <table:table-cell table:style-name="ce1" office:value-type="string" calcext:value-type="string">
            <text:p>Position F1</text:p>
          </table:table-cell>
          <table:table-cell table:style-name="ce1" office:value-type="string" calcext:value-type="string">
            <text:p>Position F2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Line Width F1 (Hz)</text:p>
          </table:table-cell>
          <table:table-cell table:style-name="ce1" office:value-type="string" calcext:value-type="string">
            <text:p>Line Width F2 (Hz)</text:p>
          </table:table-cell>
          <table:table-cell table:style-name="ce1" office:value-type="string" calcext:value-type="string">
            <text:p>Fit Method</text:p>
          </table:table-cell>
          <table:table-cell table:style-name="ce1" office:value-type="string" calcext:value-type="string">
            <text:p>Vol. Method</text:p>
          </table:table-cell>
          <table:table-cell table:style-name="ce1" office:value-type="string" calcext:value-type="string">
            <text:p>Assign F1</text:p>
          </table:table-cell>
          <table:table-cell table:style-name="ce1" office:value-type="string" calcext:value-type="string">
            <text:p>Assign F2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ndex</text:p>
          </table:table-cell>
          <table:table-cell table:style-name="ce2" office:value-type="string" calcext:value-type="string">
            <text:p>H1_delta</text:p>
          </table:table-cell>
          <table:table-cell table:style-name="ce2" office:value-type="string" calcext:value-type="string">
            <text:p>N15_delta</text:p>
          </table:table-cell>
          <table:table-cell table:style-name="ce2" office:value-type="string" calcext:value-type="string">
            <text:p>CSP</text:p>
          </table:table-cell>
          <table:table-cell table:style-name="ce1"/>
          <table:table-cell table:style-name="ce4" office:value-type="string" calcext:value-type="string">
            <text:p>H1_delta</text:p>
          </table:table-cell>
          <table:table-cell table:style-name="ce4" office:value-type="string" calcext:value-type="string">
            <text:p>N15_delta</text:p>
          </table:table-cell>
          <table:table-cell table:style-name="ce4" office:value-type="string" calcext:value-type="string">
            <text:p>CSP</text:p>
          </table:table-cell>
          <table:table-cell table:style-name="ce1"/>
          <table:table-cell table:style-name="ce7" office:value-type="string" calcext:value-type="string">
            <text:p>H1_delta</text:p>
          </table:table-cell>
          <table:table-cell table:style-name="ce7" office:value-type="string" calcext:value-type="string">
            <text:p>N15_delta</text:p>
          </table:table-cell>
          <table:table-cell table:style-name="ce7" office:value-type="string" calcext:value-type="string">
            <text:p>CSP</text:p>
          </table:table-cell>
          <table:table-cell table:style-name="ce1" table:number-columns-repeated="9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0536898877471" calcext:value-type="float">
            <text:p>7.20536898877471</text:p>
          </table:table-cell>
          <table:table-cell office:value-type="float" office:value="119.582069881493" calcext:value-type="float">
            <text:p>119.582069881493</text:p>
          </table:table-cell>
          <table:table-cell office:value-type="float" office:value="89.7526802795821" calcext:value-type="float">
            <text:p>89.7526802795821</text:p>
          </table:table-cell>
          <table:table-cell office:value-type="float" office:value="41.682008808833" calcext:value-type="float">
            <text:p>41.682008808833</text:p>
          </table:table-cell>
          <table:table-cell office:value-type="float" office:value="48.7783208981035" calcext:value-type="float">
            <text:p>48.7783208981035</text:p>
          </table:table-cell>
          <table:table-cell office:value-type="float" office:value="45.891199547209" calcext:value-type="float">
            <text:p>45.89119954720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Met</text:p>
          </table:table-cell>
          <table:table-cell office:value-type="string" calcext:value-type="string">
            <text:p>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48349518931736" calcext:value-type="float">
            <text:p>0.014834951893174</text:p>
          </table:table-cell>
          <table:table-cell office:value-type="float" office:value="0.059581384165142" calcext:value-type="float">
            <text:p>0.059581384165142</text:p>
          </table:table-cell>
          <table:table-cell office:value-type="float" office:value="0.0215646013814263" calcext:value-type="float">
            <text:p>0.021564601381426</text:p>
          </table:table-cell>
          <table:table-cell/>
          <table:table-cell table:formula="of:=[.F3]-[ref.F2]" office:value-type="float" office:value="0.0148349518931736" calcext:value-type="float">
            <text:p>0.014834951893174</text:p>
          </table:table-cell>
          <table:table-cell table:formula="of:=[.G3]-[ref.G2]" office:value-type="float" office:value="0.059581384165142" calcext:value-type="float">
            <text:p>0.059581384165142</text:p>
          </table:table-cell>
          <table:table-cell table:formula="of:=SQRT(0.5*(([.X3]^2)+(0.2*[.Y3]^2)))" office:value-type="float" office:value="0.0215646013814263" calcext:value-type="float">
            <text:p>0.021564601381426</text:p>
          </table:table-cell>
          <table:table-cell/>
          <table:table-cell table:formula="of:=[.T3]-[.X3]" office:value-type="float" office:value="0" calcext:value-type="float">
            <text:p>0</text:p>
          </table:table-cell>
          <table:table-cell table:formula="of:=[.U3]-[.Y3]" office:value-type="float" office:value="0" calcext:value-type="float">
            <text:p>0</text:p>
          </table:table-cell>
          <table:table-cell table:formula="of:=[.V3]-[.Z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0176941405661" calcext:value-type="float">
            <text:p>8.90176941405661</text:p>
          </table:table-cell>
          <table:table-cell office:value-type="float" office:value="108.986246413427" calcext:value-type="float">
            <text:p>108.986246413427</text:p>
          </table:table-cell>
          <table:table-cell office:value-type="float" office:value="73.3465402665559" calcext:value-type="float">
            <text:p>73.3465402665559</text:p>
          </table:table-cell>
          <table:table-cell office:value-type="float" office:value="46.1611081808015" calcext:value-type="float">
            <text:p>46.1611081808015</text:p>
          </table:table-cell>
          <table:table-cell office:value-type="float" office:value="39.7421312206544" calcext:value-type="float">
            <text:p>39.7421312206544</text:p>
          </table:table-cell>
          <table:table-cell office:value-type="float" office:value="13.9637174249786" calcext:value-type="float">
            <text:p>13.96371742497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His</text:p>
          </table:table-cell>
          <table:table-cell office:value-type="string" calcext:value-type="string">
            <text:p>2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-0.0158259225874584" calcext:value-type="float">
            <text:p>-0.015825922587458</text:p>
          </table:table-cell>
          <table:table-cell office:value-type="float" office:value="-0.0733081317817295" calcext:value-type="float">
            <text:p>-0.07330813178173</text:p>
          </table:table-cell>
          <table:table-cell office:value-type="float" office:value="0.0257417585142285" calcext:value-type="float">
            <text:p>0.025741758514229</text:p>
          </table:table-cell>
          <table:table-cell/>
          <table:table-cell table:formula="of:=[.F4]-[ref.F3]" office:value-type="float" office:value="-0.0158259225874584" calcext:value-type="float">
            <text:p>-0.015825922587458</text:p>
          </table:table-cell>
          <table:table-cell table:formula="of:=[.G4]-[ref.G3]" office:value-type="float" office:value="-0.0733081317817295" calcext:value-type="float">
            <text:p>-0.07330813178173</text:p>
          </table:table-cell>
          <table:table-cell table:formula="of:=SQRT(0.5*(([.X4]^2)+(0.2*[.Y4]^2)))" office:value-type="float" office:value="0.0257417585142285" calcext:value-type="float">
            <text:p>0.025741758514229</text:p>
          </table:table-cell>
          <table:table-cell/>
          <table:table-cell table:formula="of:=[.T4]-[.X4]" office:value-type="float" office:value="0" calcext:value-type="float">
            <text:p>0</text:p>
          </table:table-cell>
          <table:table-cell table:formula="of:=[.U4]-[.Y4]" office:value-type="float" office:value="0" calcext:value-type="float">
            <text:p>0</text:p>
          </table:table-cell>
          <table:table-cell table:formula="of:=[.V4]-[.Z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00970561734806" calcext:value-type="float">
            <text:p>7.00970561734806</text:p>
          </table:table-cell>
          <table:table-cell office:value-type="float" office:value="125.186493859507" calcext:value-type="float">
            <text:p>125.186493859507</text:p>
          </table:table-cell>
          <table:table-cell office:value-type="float" office:value="32.813531879258" calcext:value-type="float">
            <text:p>32.813531879258</text:p>
          </table:table-cell>
          <table:table-cell office:value-type="float" office:value="27.9864187820422" calcext:value-type="float">
            <text:p>27.9864187820422</text:p>
          </table:table-cell>
          <table:table-cell office:value-type="float" office:value="38.1205946046099" calcext:value-type="float">
            <text:p>38.1205946046099</text:p>
          </table:table-cell>
          <table:table-cell office:value-type="float" office:value="40.3931611619324" calcext:value-type="float">
            <text:p>40.39316116193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Lys</text:p>
          </table:table-cell>
          <table:table-cell office:value-type="string" calcext:value-type="string">
            <text:p>3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.0157368735203525" calcext:value-type="float">
            <text:p>0.015736873520353</text:p>
          </table:table-cell>
          <table:table-cell office:value-type="float" office:value="0.0587929258316109" calcext:value-type="float">
            <text:p>0.058792925831611</text:p>
          </table:table-cell>
          <table:table-cell office:value-type="float" office:value="0.0216676119330653" calcext:value-type="float">
            <text:p>0.021667611933065</text:p>
          </table:table-cell>
          <table:table-cell/>
          <table:table-cell table:formula="of:=[.F5]-[ref.F4]" office:value-type="float" office:value="0.0157368735203525" calcext:value-type="float">
            <text:p>0.015736873520353</text:p>
          </table:table-cell>
          <table:table-cell table:formula="of:=[.G5]-[ref.G4]" office:value-type="float" office:value="0.0587929258316109" calcext:value-type="float">
            <text:p>0.058792925831611</text:p>
          </table:table-cell>
          <table:table-cell table:formula="of:=SQRT(0.5*(([.X5]^2)+(0.2*[.Y5]^2)))" office:value-type="float" office:value="0.0216676119330653" calcext:value-type="float">
            <text:p>0.021667611933065</text:p>
          </table:table-cell>
          <table:table-cell/>
          <table:table-cell table:formula="of:=[.T5]-[.X5]" office:value-type="float" office:value="0" calcext:value-type="float">
            <text:p>0</text:p>
          </table:table-cell>
          <table:table-cell table:formula="of:=[.U5]-[.Y5]" office:value-type="float" office:value="0" calcext:value-type="float">
            <text:p>0</text:p>
          </table:table-cell>
          <table:table-cell table:formula="of:=[.V5]-[.Z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4100269017685" calcext:value-type="float">
            <text:p>7.54100269017685</text:p>
          </table:table-cell>
          <table:table-cell office:value-type="float" office:value="134.164489084266" calcext:value-type="float">
            <text:p>134.164489084266</text:p>
          </table:table-cell>
          <table:table-cell office:value-type="float" office:value="80.7524216148548" calcext:value-type="float">
            <text:p>80.7524216148548</text:p>
          </table:table-cell>
          <table:table-cell office:value-type="float" office:value="1.16577898453458" calcext:value-type="float">
            <text:p>1.16577898453458</text:p>
          </table:table-cell>
          <table:table-cell office:value-type="float" office:value="14.1816656798417" calcext:value-type="float">
            <text:p>14.1816656798417</text:p>
          </table:table-cell>
          <table:table-cell office:value-type="float" office:value="18.2081165106786" calcext:value-type="float">
            <text:p>18.20811651067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Val</text:p>
          </table:table-cell>
          <table:table-cell office:value-type="string" calcext:value-type="string">
            <text:p>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-0.0152949204776656" calcext:value-type="float">
            <text:p>-0.015294920477666</text:p>
          </table:table-cell>
          <table:table-cell office:value-type="float" office:value="-0.0858581894872827" calcext:value-type="float">
            <text:p>-0.085858189487283</text:p>
          </table:table-cell>
          <table:table-cell office:value-type="float" office:value="0.0292255054090168" calcext:value-type="float">
            <text:p>0.029225505409017</text:p>
          </table:table-cell>
          <table:table-cell/>
          <table:table-cell table:formula="of:=[.F6]-[ref.F5]" office:value-type="float" office:value="-0.0152949204776656" calcext:value-type="float">
            <text:p>-0.015294920477666</text:p>
          </table:table-cell>
          <table:table-cell table:formula="of:=[.G6]-[ref.G5]" office:value-type="float" office:value="-0.0858581894872827" calcext:value-type="float">
            <text:p>-0.085858189487283</text:p>
          </table:table-cell>
          <table:table-cell table:formula="of:=SQRT(0.5*(([.X6]^2)+(0.2*[.Y6]^2)))" office:value-type="float" office:value="0.0292255054090168" calcext:value-type="float">
            <text:p>0.029225505409017</text:p>
          </table:table-cell>
          <table:table-cell/>
          <table:table-cell table:formula="of:=[.T6]-[.X6]" office:value-type="float" office:value="0" calcext:value-type="float">
            <text:p>0</text:p>
          </table:table-cell>
          <table:table-cell table:formula="of:=[.U6]-[.Y6]" office:value-type="float" office:value="0" calcext:value-type="float">
            <text:p>0</text:p>
          </table:table-cell>
          <table:table-cell table:formula="of:=[.V6]-[.Z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4842600353713" calcext:value-type="float">
            <text:p>8.54842600353713</text:p>
          </table:table-cell>
          <table:table-cell office:value-type="float" office:value="118.618264380902" calcext:value-type="float">
            <text:p>118.618264380902</text:p>
          </table:table-cell>
          <table:table-cell office:value-type="float" office:value="54.9013456295427" calcext:value-type="float">
            <text:p>54.9013456295427</text:p>
          </table:table-cell>
          <table:table-cell office:value-type="float" office:value="77.7190952562262" calcext:value-type="float">
            <text:p>77.7190952562262</text:p>
          </table:table-cell>
          <table:table-cell office:value-type="float" office:value="30.4744647092376" calcext:value-type="float">
            <text:p>30.4744647092376</text:p>
          </table:table-cell>
          <table:table-cell office:value-type="float" office:value="24.2628327501397" calcext:value-type="float">
            <text:p>24.26283275013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Gln</text:p>
          </table:table-cell>
          <table:table-cell office:value-type="string" calcext:value-type="string">
            <text:p>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-0.0151005852140145" calcext:value-type="float">
            <text:p>-0.015100585214015</text:p>
          </table:table-cell>
          <table:table-cell office:value-type="float" office:value="-0.0524827340696277" calcext:value-type="float">
            <text:p>-0.052482734069628</text:p>
          </table:table-cell>
          <table:table-cell office:value-type="float" office:value="0.0197346794867609" calcext:value-type="float">
            <text:p>0.019734679486761</text:p>
          </table:table-cell>
          <table:table-cell/>
          <table:table-cell table:formula="of:=[.F7]-[ref.F6]" office:value-type="float" office:value="-0.0151005852140145" calcext:value-type="float">
            <text:p>-0.015100585214015</text:p>
          </table:table-cell>
          <table:table-cell table:formula="of:=[.G7]-[ref.G6]" office:value-type="float" office:value="-0.0524827340696277" calcext:value-type="float">
            <text:p>-0.052482734069628</text:p>
          </table:table-cell>
          <table:table-cell table:formula="of:=SQRT(0.5*(([.X7]^2)+(0.2*[.Y7]^2)))" office:value-type="float" office:value="0.0197346794867609" calcext:value-type="float">
            <text:p>0.019734679486761</text:p>
          </table:table-cell>
          <table:table-cell/>
          <table:table-cell table:formula="of:=[.T7]-[.X7]" office:value-type="float" office:value="0" calcext:value-type="float">
            <text:p>0</text:p>
          </table:table-cell>
          <table:table-cell table:formula="of:=[.U7]-[.Y7]" office:value-type="float" office:value="0" calcext:value-type="float">
            <text:p>0</text:p>
          </table:table-cell>
          <table:table-cell table:formula="of:=[.V7]-[.Z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62852391643787" calcext:value-type="float">
            <text:p>7.62852391643787</text:p>
          </table:table-cell>
          <table:table-cell office:value-type="float" office:value="123.740479600105" calcext:value-type="float">
            <text:p>123.740479600105</text:p>
          </table:table-cell>
          <table:table-cell office:value-type="float" office:value="79.6837639423371" calcext:value-type="float">
            <text:p>79.6837639423371</text:p>
          </table:table-cell>
          <table:table-cell office:value-type="float" office:value="59.4238266474125" calcext:value-type="float">
            <text:p>59.4238266474125</text:p>
          </table:table-cell>
          <table:table-cell office:value-type="float" office:value="35.3194661738436" calcext:value-type="float">
            <text:p>35.3194661738436</text:p>
          </table:table-cell>
          <table:table-cell office:value-type="float" office:value="45.2522661856275" calcext:value-type="float">
            <text:p>45.252266185627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Phe</text:p>
          </table:table-cell>
          <table:table-cell office:value-type="string" calcext:value-type="string">
            <text:p>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style-name="ce6" office:value-type="float" office:value="0.0153499085490942" calcext:value-type="float">
            <text:p>1.53E-02</text:p>
          </table:table-cell>
          <table:table-cell office:value-type="float" office:value="0.0759607414910875" calcext:value-type="float">
            <text:p>0.075960741491088</text:p>
          </table:table-cell>
          <table:table-cell table:style-name="ce6" office:value-type="float" office:value="0.0263593108980557" calcext:value-type="float">
            <text:p>2.64E-02</text:p>
          </table:table-cell>
          <table:table-cell/>
          <table:table-cell table:formula="of:=[.F8]-[ref.F7]" office:value-type="float" office:value="0.0153499085490942" calcext:value-type="float">
            <text:p>0.015349908549094</text:p>
          </table:table-cell>
          <table:table-cell table:formula="of:=[.G8]-[ref.G7]" office:value-type="float" office:value="0.0759607414910875" calcext:value-type="float">
            <text:p>0.075960741491088</text:p>
          </table:table-cell>
          <table:table-cell table:formula="of:=SQRT(0.5*(([.X8]^2)+(0.2*[.Y8]^2)))" office:value-type="float" office:value="0.0263593108980557" calcext:value-type="float">
            <text:p>0.026359310898056</text:p>
          </table:table-cell>
          <table:table-cell/>
          <table:table-cell table:formula="of:=[.T8]-[.X8]" office:value-type="float" office:value="0" calcext:value-type="float">
            <text:p>0</text:p>
          </table:table-cell>
          <table:table-cell table:formula="of:=[.U8]-[.Y8]" office:value-type="float" office:value="0" calcext:value-type="float">
            <text:p>0</text:p>
          </table:table-cell>
          <table:table-cell table:formula="of:=[.V8]-[.Z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3539326681568" calcext:value-type="float">
            <text:p>8.23539326681568</text:p>
          </table:table-cell>
          <table:table-cell office:value-type="float" office:value="127.050945213832" calcext:value-type="float">
            <text:p>127.050945213832</text:p>
          </table:table-cell>
          <table:table-cell office:value-type="float" office:value="59.0379544537053" calcext:value-type="float">
            <text:p>59.0379544537053</text:p>
          </table:table-cell>
          <table:table-cell office:value-type="float" office:value="28.7010407292216" calcext:value-type="float">
            <text:p>28.7010407292216</text:p>
          </table:table-cell>
          <table:table-cell office:value-type="float" office:value="34.5913784919446" calcext:value-type="float">
            <text:p>34.5913784919446</text:p>
          </table:table-cell>
          <table:table-cell office:value-type="float" office:value="45.9746039078502" calcext:value-type="float">
            <text:p>45.97460390785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Met</text:p>
          </table:table-cell>
          <table:table-cell office:value-type="string" calcext:value-type="string">
            <text:p>7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0.01458387553539" calcext:value-type="float">
            <text:p>0.01458387553539</text:p>
          </table:table-cell>
          <table:table-cell office:value-type="float" office:value="0.0833449251748561" calcext:value-type="float">
            <text:p>0.083344925174856</text:p>
          </table:table-cell>
          <table:table-cell office:value-type="float" office:value="0.0283016318974032" calcext:value-type="float">
            <text:p>0.028301631897403</text:p>
          </table:table-cell>
          <table:table-cell/>
          <table:table-cell table:formula="of:=[.F9]-[ref.F8]" office:value-type="float" office:value="0.01458387553539" calcext:value-type="float">
            <text:p>0.01458387553539</text:p>
          </table:table-cell>
          <table:table-cell table:formula="of:=[.G9]-[ref.G8]" office:value-type="float" office:value="0.0833449251748561" calcext:value-type="float">
            <text:p>0.083344925174856</text:p>
          </table:table-cell>
          <table:table-cell table:formula="of:=SQRT(0.5*(([.X9]^2)+(0.2*[.Y9]^2)))" office:value-type="float" office:value="0.0283016318974032" calcext:value-type="float">
            <text:p>0.028301631897403</text:p>
          </table:table-cell>
          <table:table-cell/>
          <table:table-cell table:formula="of:=[.T9]-[.X9]" office:value-type="float" office:value="0" calcext:value-type="float">
            <text:p>0</text:p>
          </table:table-cell>
          <table:table-cell table:formula="of:=[.U9]-[.Y9]" office:value-type="float" office:value="0" calcext:value-type="float">
            <text:p>0</text:p>
          </table:table-cell>
          <table:table-cell table:formula="of:=[.V9]-[.Z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1142818442514" calcext:value-type="float">
            <text:p>9.91142818442514</text:p>
          </table:table-cell>
          <table:table-cell office:value-type="float" office:value="123.292043392911" calcext:value-type="float">
            <text:p>123.292043392911</text:p>
          </table:table-cell>
          <table:table-cell office:value-type="float" office:value="69.4343910573149" calcext:value-type="float">
            <text:p>69.4343910573149</text:p>
          </table:table-cell>
          <table:table-cell office:value-type="float" office:value="62.8222702123823" calcext:value-type="float">
            <text:p>62.8222702123823</text:p>
          </table:table-cell>
          <table:table-cell office:value-type="float" office:value="30.4301530527179" calcext:value-type="float">
            <text:p>30.4301530527179</text:p>
          </table:table-cell>
          <table:table-cell office:value-type="float" office:value="21.1030676771942" calcext:value-type="float">
            <text:p>21.10306767719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Tyr</text:p>
          </table:table-cell>
          <table:table-cell office:value-type="string" calcext:value-type="string">
            <text:p>8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style-name="ce6" office:value-type="float" office:value="-0.0142570724402908" calcext:value-type="float">
            <text:p>-1.43E-02</text:p>
          </table:table-cell>
          <table:table-cell office:value-type="float" office:value="-0.0854372306280169" calcext:value-type="float">
            <text:p>-0.085437230628017</text:p>
          </table:table-cell>
          <table:table-cell office:value-type="float" office:value="0.0288371998471132" calcext:value-type="float">
            <text:p>0.028837199847113</text:p>
          </table:table-cell>
          <table:table-cell/>
          <table:table-cell table:formula="of:=[.F10]-[ref.F9]" office:value-type="float" office:value="-0.0142570724402908" calcext:value-type="float">
            <text:p>-0.014257072440291</text:p>
          </table:table-cell>
          <table:table-cell table:formula="of:=[.G10]-[ref.G9]" office:value-type="float" office:value="-0.0854372306280169" calcext:value-type="float">
            <text:p>-0.085437230628017</text:p>
          </table:table-cell>
          <table:table-cell table:formula="of:=SQRT(0.5*(([.X10]^2)+(0.2*[.Y10]^2)))" office:value-type="float" office:value="0.0288371998471132" calcext:value-type="float">
            <text:p>0.028837199847113</text:p>
          </table:table-cell>
          <table:table-cell/>
          <table:table-cell table:formula="of:=[.T10]-[.X10]" office:value-type="float" office:value="0" calcext:value-type="float">
            <text:p>0</text:p>
          </table:table-cell>
          <table:table-cell table:formula="of:=[.U10]-[.Y10]" office:value-type="float" office:value="0" calcext:value-type="float">
            <text:p>0</text:p>
          </table:table-cell>
          <table:table-cell table:formula="of:=[.V10]-[.Z1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7927630982423" calcext:value-type="float">
            <text:p>8.07927630982423</text:p>
          </table:table-cell>
          <table:table-cell office:value-type="float" office:value="133.942457505417" calcext:value-type="float">
            <text:p>133.942457505417</text:p>
          </table:table-cell>
          <table:table-cell office:value-type="float" office:value="60.2734463787932" calcext:value-type="float">
            <text:p>60.2734463787932</text:p>
          </table:table-cell>
          <table:table-cell office:value-type="float" office:value="16.8671906663394" calcext:value-type="float">
            <text:p>16.8671906663394</text:p>
          </table:table-cell>
          <table:table-cell office:value-type="float" office:value="20.1489500901504" calcext:value-type="float">
            <text:p>20.1489500901504</text:p>
          </table:table-cell>
          <table:table-cell office:value-type="float" office:value="25.9356696441818" calcext:value-type="float">
            <text:p>25.93566964418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Glu</text:p>
          </table:table-cell>
          <table:table-cell office:value-type="string" calcext:value-type="string">
            <text:p>9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table:style-name="ce6" office:value-type="float" office:value="-0.014480453361374" calcext:value-type="float">
            <text:p>-1.45E-02</text:p>
          </table:table-cell>
          <table:table-cell office:value-type="float" office:value="-0.0694609539894486" calcext:value-type="float">
            <text:p>-0.069460953989449</text:p>
          </table:table-cell>
          <table:table-cell office:value-type="float" office:value="0.0242347720783154" calcext:value-type="float">
            <text:p>0.024234772078315</text:p>
          </table:table-cell>
          <table:table-cell/>
          <table:table-cell table:formula="of:=[.F11]-[ref.F10]" office:value-type="float" office:value="-0.014480453361374" calcext:value-type="float">
            <text:p>-0.014480453361374</text:p>
          </table:table-cell>
          <table:table-cell table:formula="of:=[.G11]-[ref.G10]" office:value-type="float" office:value="-0.0694609539894486" calcext:value-type="float">
            <text:p>-0.069460953989449</text:p>
          </table:table-cell>
          <table:table-cell table:formula="of:=SQRT(0.5*(([.X11]^2)+(0.2*[.Y11]^2)))" office:value-type="float" office:value="0.0242347720783154" calcext:value-type="float">
            <text:p>0.024234772078315</text:p>
          </table:table-cell>
          <table:table-cell/>
          <table:table-cell table:formula="of:=[.T11]-[.X11]" office:value-type="float" office:value="0" calcext:value-type="float">
            <text:p>0</text:p>
          </table:table-cell>
          <table:table-cell table:formula="of:=[.U11]-[.Y11]" office:value-type="float" office:value="0" calcext:value-type="float">
            <text:p>0</text:p>
          </table:table-cell>
          <table:table-cell table:formula="of:=[.V11]-[.Z1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5418290366619" calcext:value-type="float">
            <text:p>7.55418290366619</text:p>
          </table:table-cell>
          <table:table-cell office:value-type="float" office:value="114.143649825767" calcext:value-type="float">
            <text:p>114.143649825767</text:p>
          </table:table-cell>
          <table:table-cell office:value-type="float" office:value="31.5684516131266" calcext:value-type="float">
            <text:p>31.5684516131266</text:p>
          </table:table-cell>
          <table:table-cell office:value-type="float" office:value="67.4567565732715" calcext:value-type="float">
            <text:p>67.4567565732715</text:p>
          </table:table-cell>
          <table:table-cell office:value-type="float" office:value="41.061684233658" calcext:value-type="float">
            <text:p>41.061684233658</text:p>
          </table:table-cell>
          <table:table-cell office:value-type="float" office:value="6.27887502296987" calcext:value-type="float">
            <text:p>6.2788750229698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Lys</text:p>
          </table:table-cell>
          <table:table-cell office:value-type="string" calcext:value-type="string">
            <text:p>10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227837553509623" calcext:value-type="float">
            <text:p>0.227837553509623</text:p>
          </table:table-cell>
          <table:table-cell office:value-type="float" office:value="1.13960879863893" calcext:value-type="float">
            <text:p>1.13960879863893</text:p>
          </table:table-cell>
          <table:table-cell office:value-type="float" office:value="0.394747763499874" calcext:value-type="float">
            <text:p>0.394747763499874</text:p>
          </table:table-cell>
          <table:table-cell/>
          <table:table-cell table:formula="of:=[.F12]-[ref.F11]" office:value-type="float" office:value="0.227837553509623" calcext:value-type="float">
            <text:p>0.227837553509623</text:p>
          </table:table-cell>
          <table:table-cell table:formula="of:=[.G12]-[ref.G11]" office:value-type="float" office:value="1.13960879863893" calcext:value-type="float">
            <text:p>1.13960879863893</text:p>
          </table:table-cell>
          <table:table-cell table:formula="of:=SQRT(0.5*(([.X12]^2)+(0.2*[.Y12]^2)))" office:value-type="float" office:value="0.394747763499874" calcext:value-type="float">
            <text:p>0.394747763499874</text:p>
          </table:table-cell>
          <table:table-cell/>
          <table:table-cell table:formula="of:=[.T12]-[.X12]" office:value-type="float" office:value="0" calcext:value-type="float">
            <text:p>0</text:p>
          </table:table-cell>
          <table:table-cell table:formula="of:=[.U12]-[.Y12]" office:value-type="float" office:value="0" calcext:value-type="float">
            <text:p>0</text:p>
          </table:table-cell>
          <table:table-cell table:formula="of:=[.V12]-[.Z1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4725852428809" calcext:value-type="float">
            <text:p>9.34725852428809</text:p>
          </table:table-cell>
          <table:table-cell office:value-type="float" office:value="129.309918351969" calcext:value-type="float">
            <text:p>129.309918351969</text:p>
          </table:table-cell>
          <table:table-cell office:value-type="float" office:value="54.3589189315978" calcext:value-type="float">
            <text:p>54.3589189315978</text:p>
          </table:table-cell>
          <table:table-cell office:value-type="float" office:value="61.5886881954637" calcext:value-type="float">
            <text:p>61.5886881954637</text:p>
          </table:table-cell>
          <table:table-cell office:value-type="float" office:value="24.0419682631119" calcext:value-type="float">
            <text:p>24.0419682631119</text:p>
          </table:table-cell>
          <table:table-cell office:value-type="float" office:value="25.800481513469" calcext:value-type="float">
            <text:p>25.8004815134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1Tyr</text:p>
          </table:table-cell>
          <table:table-cell office:value-type="string" calcext:value-type="string">
            <text:p>11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0761179741614271" calcext:value-type="float">
            <text:p>0.000761179741614</text:p>
          </table:table-cell>
          <table:table-cell office:value-type="float" office:value="-0.0012922922158225" calcext:value-type="float">
            <text:p>-0.001292292215823</text:p>
          </table:table-cell>
          <table:table-cell office:value-type="float" office:value="0.000675795247563585" calcext:value-type="float">
            <text:p>0.000675795247564</text:p>
          </table:table-cell>
          <table:table-cell/>
          <table:table-cell table:formula="of:=[.F13]-[ref.F12]" office:value-type="float" office:value="0.000761179741614271" calcext:value-type="float">
            <text:p>0.000761179741614</text:p>
          </table:table-cell>
          <table:table-cell table:formula="of:=[.G13]-[ref.G12]" office:value-type="float" office:value="-0.0012922922158225" calcext:value-type="float">
            <text:p>-0.001292292215823</text:p>
          </table:table-cell>
          <table:table-cell table:formula="of:=SQRT(0.5*(([.X13]^2)+(0.2*[.Y13]^2)))" office:value-type="float" office:value="0.000675795247563585" calcext:value-type="float">
            <text:p>0.000675795247564</text:p>
          </table:table-cell>
          <table:table-cell/>
          <table:table-cell table:formula="of:=[.T13]-[.X13]" office:value-type="float" office:value="0" calcext:value-type="float">
            <text:p>0</text:p>
          </table:table-cell>
          <table:table-cell table:formula="of:=[.U13]-[.Y13]" office:value-type="float" office:value="0" calcext:value-type="float">
            <text:p>0</text:p>
          </table:table-cell>
          <table:table-cell table:formula="of:=[.V13]-[.Z1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1682830105003" calcext:value-type="float">
            <text:p>8.81682830105003</text:p>
          </table:table-cell>
          <table:table-cell office:value-type="float" office:value="134.156425453269" calcext:value-type="float">
            <text:p>134.156425453269</text:p>
          </table:table-cell>
          <table:table-cell office:value-type="float" office:value="82.298728351044" calcext:value-type="float">
            <text:p>82.298728351044</text:p>
          </table:table-cell>
          <table:table-cell office:value-type="float" office:value="12.9810552401218" calcext:value-type="float">
            <text:p>12.9810552401218</text:p>
          </table:table-cell>
          <table:table-cell office:value-type="float" office:value="6.08437044718023" calcext:value-type="float">
            <text:p>6.08437044718023</text:p>
          </table:table-cell>
          <table:table-cell office:value-type="float" office:value="30.0839075687181" calcext:value-type="float">
            <text:p>30.08390756871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2Asp</text:p>
          </table:table-cell>
          <table:table-cell office:value-type="string" calcext:value-type="string">
            <text:p>1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-0.0578932876705629" calcext:value-type="float">
            <text:p>-0.057893287670563</text:p>
          </table:table-cell>
          <table:table-cell office:value-type="float" office:value="-0.30350281235863" calcext:value-type="float">
            <text:p>-0.30350281235863</text:p>
          </table:table-cell>
          <table:table-cell office:value-type="float" office:value="0.104341804132443" calcext:value-type="float">
            <text:p>0.104341804132443</text:p>
          </table:table-cell>
          <table:table-cell/>
          <table:table-cell table:formula="of:=[.F14]-[ref.F13]" office:value-type="float" office:value="-0.0578932876705629" calcext:value-type="float">
            <text:p>-0.057893287670563</text:p>
          </table:table-cell>
          <table:table-cell table:formula="of:=[.G14]-[ref.G13]" office:value-type="float" office:value="-0.30350281235863" calcext:value-type="float">
            <text:p>-0.30350281235863</text:p>
          </table:table-cell>
          <table:table-cell table:formula="of:=SQRT(0.5*(([.X14]^2)+(0.2*[.Y14]^2)))" office:value-type="float" office:value="0.104341804132443" calcext:value-type="float">
            <text:p>0.104341804132443</text:p>
          </table:table-cell>
          <table:table-cell/>
          <table:table-cell table:formula="of:=[.T14]-[.X14]" office:value-type="float" office:value="0" calcext:value-type="float">
            <text:p>0</text:p>
          </table:table-cell>
          <table:table-cell table:formula="of:=[.U14]-[.Y14]" office:value-type="float" office:value="0" calcext:value-type="float">
            <text:p>0</text:p>
          </table:table-cell>
          <table:table-cell table:formula="of:=[.V14]-[.Z1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1337177224091" calcext:value-type="float">
            <text:p>9.01337177224091</text:p>
          </table:table-cell>
          <table:table-cell office:value-type="float" office:value="111.451692642557" calcext:value-type="float">
            <text:p>111.451692642557</text:p>
          </table:table-cell>
          <table:table-cell office:value-type="float" office:value="20.1424625799375" calcext:value-type="float">
            <text:p>20.1424625799375</text:p>
          </table:table-cell>
          <table:table-cell office:value-type="float" office:value="0.995394358647787" calcext:value-type="float">
            <text:p>0.995394358647787</text:p>
          </table:table-cell>
          <table:table-cell office:value-type="float" office:value="13.5195953169081" calcext:value-type="float">
            <text:p>13.5195953169081</text:p>
          </table:table-cell>
          <table:table-cell office:value-type="float" office:value="48.5585611068384" calcext:value-type="float">
            <text:p>48.55856110683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3Phe</text:p>
          </table:table-cell>
          <table:table-cell office:value-type="string" calcext:value-type="string">
            <text:p>13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220005690502289" calcext:value-type="float">
            <text:p>0.220005690502289</text:p>
          </table:table-cell>
          <table:table-cell office:value-type="float" office:value="1.1153251210954" calcext:value-type="float">
            <text:p>1.1153251210954</text:p>
          </table:table-cell>
          <table:table-cell office:value-type="float" office:value="0.385481860145637" calcext:value-type="float">
            <text:p>0.385481860145637</text:p>
          </table:table-cell>
          <table:table-cell/>
          <table:table-cell table:formula="of:=[.F15]-[ref.F14]" office:value-type="float" office:value="0.220005690502289" calcext:value-type="float">
            <text:p>0.220005690502289</text:p>
          </table:table-cell>
          <table:table-cell table:formula="of:=[.G15]-[ref.G14]" office:value-type="float" office:value="1.1153251210954" calcext:value-type="float">
            <text:p>1.1153251210954</text:p>
          </table:table-cell>
          <table:table-cell table:formula="of:=SQRT(0.5*(([.X15]^2)+(0.2*[.Y15]^2)))" office:value-type="float" office:value="0.385481860145637" calcext:value-type="float">
            <text:p>0.385481860145637</text:p>
          </table:table-cell>
          <table:table-cell/>
          <table:table-cell table:formula="of:=[.T15]-[.X15]" office:value-type="float" office:value="0" calcext:value-type="float">
            <text:p>0</text:p>
          </table:table-cell>
          <table:table-cell table:formula="of:=[.U15]-[.Y15]" office:value-type="float" office:value="0" calcext:value-type="float">
            <text:p>0</text:p>
          </table:table-cell>
          <table:table-cell table:formula="of:=[.V15]-[.Z1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0216639236299" calcext:value-type="float">
            <text:p>8.50216639236299</text:p>
          </table:table-cell>
          <table:table-cell office:value-type="float" office:value="128.510343978736" calcext:value-type="float">
            <text:p>128.510343978736</text:p>
          </table:table-cell>
          <table:table-cell office:value-type="float" office:value="35.9976975061732" calcext:value-type="float">
            <text:p>35.9976975061732</text:p>
          </table:table-cell>
          <table:table-cell office:value-type="float" office:value="51.4074935776585" calcext:value-type="float">
            <text:p>51.4074935776585</text:p>
          </table:table-cell>
          <table:table-cell office:value-type="float" office:value="33.426510947632" calcext:value-type="float">
            <text:p>33.426510947632</text:p>
          </table:table-cell>
          <table:table-cell office:value-type="float" office:value="8.72939696697367" calcext:value-type="float">
            <text:p>8.729396966973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4Thr</text:p>
          </table:table-cell>
          <table:table-cell office:value-type="string" calcext:value-type="string">
            <text:p>1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-0.173608621151864" calcext:value-type="float">
            <text:p>-0.173608621151864</text:p>
          </table:table-cell>
          <table:table-cell office:value-type="float" office:value="-0.873768765428736" calcext:value-type="float">
            <text:p>-0.873768765428736</text:p>
          </table:table-cell>
          <table:table-cell office:value-type="float" office:value="0.302352711601883" calcext:value-type="float">
            <text:p>0.302352711601883</text:p>
          </table:table-cell>
          <table:table-cell/>
          <table:table-cell table:formula="of:=[.F16]-[ref.F15]" office:value-type="float" office:value="-0.173608621151864" calcext:value-type="float">
            <text:p>-0.173608621151864</text:p>
          </table:table-cell>
          <table:table-cell table:formula="of:=[.G16]-[ref.G15]" office:value-type="float" office:value="-0.873768765428736" calcext:value-type="float">
            <text:p>-0.873768765428736</text:p>
          </table:table-cell>
          <table:table-cell table:formula="of:=SQRT(0.5*(([.X16]^2)+(0.2*[.Y16]^2)))" office:value-type="float" office:value="0.302352711601883" calcext:value-type="float">
            <text:p>0.302352711601883</text:p>
          </table:table-cell>
          <table:table-cell/>
          <table:table-cell table:formula="of:=[.T16]-[.X16]" office:value-type="float" office:value="0" calcext:value-type="float">
            <text:p>0</text:p>
          </table:table-cell>
          <table:table-cell table:formula="of:=[.U16]-[.Y16]" office:value-type="float" office:value="0" calcext:value-type="float">
            <text:p>0</text:p>
          </table:table-cell>
          <table:table-cell table:formula="of:=[.V16]-[.Z1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8670188952311" calcext:value-type="float">
            <text:p>8.08670188952311</text:p>
          </table:table-cell>
          <table:table-cell office:value-type="float" office:value="116.670075226817" calcext:value-type="float">
            <text:p>116.670075226817</text:p>
          </table:table-cell>
          <table:table-cell office:value-type="float" office:value="36.0657757407432" calcext:value-type="float">
            <text:p>36.0657757407432</text:p>
          </table:table-cell>
          <table:table-cell office:value-type="float" office:value="76.1820812259815" calcext:value-type="float">
            <text:p>76.1820812259815</text:p>
          </table:table-cell>
          <table:table-cell office:value-type="float" office:value="6.59625342251227" calcext:value-type="float">
            <text:p>6.59625342251227</text:p>
          </table:table-cell>
          <table:table-cell office:value-type="float" office:value="41.7870134994524" calcext:value-type="float">
            <text:p>41.78701349945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5Trp</text:p>
          </table:table-cell>
          <table:table-cell office:value-type="string" calcext:value-type="string">
            <text:p>15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-0.293783160600402" calcext:value-type="float">
            <text:p>-0.293783160600402</text:p>
          </table:table-cell>
          <table:table-cell office:value-type="float" office:value="-1.47146218077697" calcext:value-type="float">
            <text:p>-1.47146218077697</text:p>
          </table:table-cell>
          <table:table-cell office:value-type="float" office:value="0.509582542550146" calcext:value-type="float">
            <text:p>0.509582542550146</text:p>
          </table:table-cell>
          <table:table-cell/>
          <table:table-cell table:formula="of:=[.F17]-[ref.F16]" office:value-type="float" office:value="-0.293783160600402" calcext:value-type="float">
            <text:p>-0.293783160600402</text:p>
          </table:table-cell>
          <table:table-cell table:formula="of:=[.G17]-[ref.G16]" office:value-type="float" office:value="-1.47146218077697" calcext:value-type="float">
            <text:p>-1.47146218077697</text:p>
          </table:table-cell>
          <table:table-cell table:formula="of:=SQRT(0.5*(([.X17]^2)+(0.2*[.Y17]^2)))" office:value-type="float" office:value="0.509582542550146" calcext:value-type="float">
            <text:p>0.509582542550146</text:p>
          </table:table-cell>
          <table:table-cell/>
          <table:table-cell table:formula="of:=[.T17]-[.X17]" office:value-type="float" office:value="0" calcext:value-type="float">
            <text:p>0</text:p>
          </table:table-cell>
          <table:table-cell table:formula="of:=[.U17]-[.Y17]" office:value-type="float" office:value="0" calcext:value-type="float">
            <text:p>0</text:p>
          </table:table-cell>
          <table:table-cell table:formula="of:=[.V17]-[.Z1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6070308012774" calcext:value-type="float">
            <text:p>6.66070308012774</text:p>
          </table:table-cell>
          <table:table-cell office:value-type="float" office:value="129.906850885918" calcext:value-type="float">
            <text:p>129.906850885918</text:p>
          </table:table-cell>
          <table:table-cell office:value-type="float" office:value="64.280584951315" calcext:value-type="float">
            <text:p>64.280584951315</text:p>
          </table:table-cell>
          <table:table-cell office:value-type="float" office:value="52.4597250063123" calcext:value-type="float">
            <text:p>52.4597250063123</text:p>
          </table:table-cell>
          <table:table-cell office:value-type="float" office:value="8.92230696559482" calcext:value-type="float">
            <text:p>8.92230696559482</text:p>
          </table:table-cell>
          <table:table-cell office:value-type="float" office:value="41.1536647518" calcext:value-type="float">
            <text:p>41.15366475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6Phe</text:p>
          </table:table-cell>
          <table:table-cell office:value-type="string" calcext:value-type="string">
            <text:p>16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283769393067571" calcext:value-type="float">
            <text:p>0.283769393067571</text:p>
          </table:table-cell>
          <table:table-cell office:value-type="float" office:value="1.41519830193795" calcext:value-type="float">
            <text:p>1.41519830193795</text:p>
          </table:table-cell>
          <table:table-cell office:value-type="float" office:value="0.490449954227518" calcext:value-type="float">
            <text:p>0.490449954227518</text:p>
          </table:table-cell>
          <table:table-cell/>
          <table:table-cell table:formula="of:=[.F18]-[ref.F17]" office:value-type="float" office:value="0.283769393067571" calcext:value-type="float">
            <text:p>0.283769393067571</text:p>
          </table:table-cell>
          <table:table-cell table:formula="of:=[.G18]-[ref.G17]" office:value-type="float" office:value="1.41519830193795" calcext:value-type="float">
            <text:p>1.41519830193795</text:p>
          </table:table-cell>
          <table:table-cell table:formula="of:=SQRT(0.5*(([.X18]^2)+(0.2*[.Y18]^2)))" office:value-type="float" office:value="0.490449954227518" calcext:value-type="float">
            <text:p>0.490449954227518</text:p>
          </table:table-cell>
          <table:table-cell/>
          <table:table-cell table:formula="of:=[.T18]-[.X18]" office:value-type="float" office:value="0" calcext:value-type="float">
            <text:p>0</text:p>
          </table:table-cell>
          <table:table-cell table:formula="of:=[.U18]-[.Y18]" office:value-type="float" office:value="0" calcext:value-type="float">
            <text:p>0</text:p>
          </table:table-cell>
          <table:table-cell table:formula="of:=[.V18]-[.Z1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3377900218277" calcext:value-type="float">
            <text:p>7.23377900218277</text:p>
          </table:table-cell>
          <table:table-cell office:value-type="float" office:value="110.978497372845" calcext:value-type="float">
            <text:p>110.978497372845</text:p>
          </table:table-cell>
          <table:table-cell office:value-type="float" office:value="47.4921792609156" calcext:value-type="float">
            <text:p>47.4921792609156</text:p>
          </table:table-cell>
          <table:table-cell office:value-type="float" office:value="85.6459680008933" calcext:value-type="float">
            <text:p>85.6459680008933</text:p>
          </table:table-cell>
          <table:table-cell office:value-type="float" office:value="5.96203171650187" calcext:value-type="float">
            <text:p>5.96203171650187</text:p>
          </table:table-cell>
          <table:table-cell office:value-type="float" office:value="17.8513370706456" calcext:value-type="float">
            <text:p>17.851337070645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7Gly</text:p>
          </table:table-cell>
          <table:table-cell office:value-type="string" calcext:value-type="string">
            <text:p>1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-0.268610210511586" calcext:value-type="float">
            <text:p>-0.268610210511586</text:p>
          </table:table-cell>
          <table:table-cell office:value-type="float" office:value="-1.32981816945973" calcext:value-type="float">
            <text:p>-1.32981816945973</text:p>
          </table:table-cell>
          <table:table-cell office:value-type="float" office:value="0.461429690178321" calcext:value-type="float">
            <text:p>0.461429690178321</text:p>
          </table:table-cell>
          <table:table-cell/>
          <table:table-cell table:formula="of:=[.F19]-[ref.F18]" office:value-type="float" office:value="-0.268610210511586" calcext:value-type="float">
            <text:p>-0.268610210511586</text:p>
          </table:table-cell>
          <table:table-cell table:formula="of:=[.G19]-[ref.G18]" office:value-type="float" office:value="-1.32981816945973" calcext:value-type="float">
            <text:p>-1.32981816945973</text:p>
          </table:table-cell>
          <table:table-cell table:formula="of:=SQRT(0.5*(([.X19]^2)+(0.2*[.Y19]^2)))" office:value-type="float" office:value="0.461429690178321" calcext:value-type="float">
            <text:p>0.461429690178321</text:p>
          </table:table-cell>
          <table:table-cell/>
          <table:table-cell table:formula="of:=[.T19]-[.X19]" office:value-type="float" office:value="0" calcext:value-type="float">
            <text:p>0</text:p>
          </table:table-cell>
          <table:table-cell table:formula="of:=[.U19]-[.Y19]" office:value-type="float" office:value="0" calcext:value-type="float">
            <text:p>0</text:p>
          </table:table-cell>
          <table:table-cell table:formula="of:=[.V19]-[.Z1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9727108093318" calcext:value-type="float">
            <text:p>7.79727108093318</text:p>
          </table:table-cell>
          <table:table-cell office:value-type="float" office:value="126.047980603158" calcext:value-type="float">
            <text:p>126.047980603158</text:p>
          </table:table-cell>
          <table:table-cell office:value-type="float" office:value="74.4261658396094" calcext:value-type="float">
            <text:p>74.4261658396094</text:p>
          </table:table-cell>
          <table:table-cell office:value-type="float" office:value="35.687462563637" calcext:value-type="float">
            <text:p>35.687462563637</text:p>
          </table:table-cell>
          <table:table-cell office:value-type="float" office:value="26.5919440630493" calcext:value-type="float">
            <text:p>26.5919440630493</text:p>
          </table:table-cell>
          <table:table-cell office:value-type="float" office:value="26.7960596794881" calcext:value-type="float">
            <text:p>26.796059679488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8Ala</text:p>
          </table:table-cell>
          <table:table-cell office:value-type="string" calcext:value-type="string">
            <text:p>1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-0.0564598309097839" calcext:value-type="float">
            <text:p>-0.056459830909784</text:p>
          </table:table-cell>
          <table:table-cell office:value-type="float" office:value="-0.26502434042753" calcext:value-type="float">
            <text:p>-0.26502434042753</text:p>
          </table:table-cell>
          <table:table-cell office:value-type="float" office:value="0.0928312789693508" calcext:value-type="float">
            <text:p>0.092831278969351</text:p>
          </table:table-cell>
          <table:table-cell/>
          <table:table-cell table:formula="of:=[.F20]-[ref.F19]" office:value-type="float" office:value="-0.0564598309097839" calcext:value-type="float">
            <text:p>-0.056459830909784</text:p>
          </table:table-cell>
          <table:table-cell table:formula="of:=[.G20]-[ref.G19]" office:value-type="float" office:value="-0.26502434042753" calcext:value-type="float">
            <text:p>-0.26502434042753</text:p>
          </table:table-cell>
          <table:table-cell table:formula="of:=SQRT(0.5*(([.X20]^2)+(0.2*[.Y20]^2)))" office:value-type="float" office:value="0.0928312789693508" calcext:value-type="float">
            <text:p>0.092831278969351</text:p>
          </table:table-cell>
          <table:table-cell/>
          <table:table-cell table:formula="of:=[.T20]-[.X20]" office:value-type="float" office:value="0" calcext:value-type="float">
            <text:p>0</text:p>
          </table:table-cell>
          <table:table-cell table:formula="of:=[.U20]-[.Y20]" office:value-type="float" office:value="0" calcext:value-type="float">
            <text:p>0</text:p>
          </table:table-cell>
          <table:table-cell table:formula="of:=[.V20]-[.Z2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32491486466609" calcext:value-type="float">
            <text:p>8.32491486466609</text:p>
          </table:table-cell>
          <table:table-cell office:value-type="float" office:value="118.851873181916" calcext:value-type="float">
            <text:p>118.851873181916</text:p>
          </table:table-cell>
          <table:table-cell office:value-type="float" office:value="49.4628729274262" calcext:value-type="float">
            <text:p>49.4628729274262</text:p>
          </table:table-cell>
          <table:table-cell office:value-type="float" office:value="54.7716385841256" calcext:value-type="float">
            <text:p>54.7716385841256</text:p>
          </table:table-cell>
          <table:table-cell office:value-type="float" office:value="9.76088474105346" calcext:value-type="float">
            <text:p>9.76088474105346</text:p>
          </table:table-cell>
          <table:table-cell office:value-type="float" office:value="45.5028415101247" calcext:value-type="float">
            <text:p>45.50284151012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9His</text:p>
          </table:table-cell>
          <table:table-cell office:value-type="string" calcext:value-type="string">
            <text:p>19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-0.159910951972851" calcext:value-type="float">
            <text:p>-0.159910951972851</text:p>
          </table:table-cell>
          <table:table-cell office:value-type="float" office:value="-0.786203146654714" calcext:value-type="float">
            <text:p>-0.786203146654714</text:p>
          </table:table-cell>
          <table:table-cell office:value-type="float" office:value="0.273125053888158" calcext:value-type="float">
            <text:p>0.273125053888158</text:p>
          </table:table-cell>
          <table:table-cell/>
          <table:table-cell table:formula="of:=[.F21]-[ref.F20]" office:value-type="float" office:value="-0.159910951972851" calcext:value-type="float">
            <text:p>-0.159910951972851</text:p>
          </table:table-cell>
          <table:table-cell table:formula="of:=[.G21]-[ref.G20]" office:value-type="float" office:value="-0.786203146654714" calcext:value-type="float">
            <text:p>-0.786203146654714</text:p>
          </table:table-cell>
          <table:table-cell table:formula="of:=SQRT(0.5*(([.X21]^2)+(0.2*[.Y21]^2)))" office:value-type="float" office:value="0.273125053888158" calcext:value-type="float">
            <text:p>0.273125053888158</text:p>
          </table:table-cell>
          <table:table-cell/>
          <table:table-cell table:formula="of:=[.T21]-[.X21]" office:value-type="float" office:value="0" calcext:value-type="float">
            <text:p>0</text:p>
          </table:table-cell>
          <table:table-cell table:formula="of:=[.U21]-[.Y21]" office:value-type="float" office:value="0" calcext:value-type="float">
            <text:p>0</text:p>
          </table:table-cell>
          <table:table-cell table:formula="of:=[.V21]-[.Z2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5119345024396" calcext:value-type="float">
            <text:p>9.75119345024396</text:p>
          </table:table-cell>
          <table:table-cell office:value-type="float" office:value="111.157491906013" calcext:value-type="float">
            <text:p>111.157491906013</text:p>
          </table:table-cell>
          <table:table-cell office:value-type="float" office:value="96.1873252158239" calcext:value-type="float">
            <text:p>96.1873252158239</text:p>
          </table:table-cell>
          <table:table-cell office:value-type="float" office:value="90.7649228814163" calcext:value-type="float">
            <text:p>90.7649228814163</text:p>
          </table:table-cell>
          <table:table-cell office:value-type="float" office:value="34.9818150850478" calcext:value-type="float">
            <text:p>34.9818150850478</text:p>
          </table:table-cell>
          <table:table-cell office:value-type="float" office:value="26.113218356116" calcext:value-type="float">
            <text:p>26.1132183561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0Leu</text:p>
          </table:table-cell>
          <table:table-cell office:value-type="string" calcext:value-type="string">
            <text:p>20Le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-0.0143941568304786" calcext:value-type="float">
            <text:p>-1.44E-02</text:p>
          </table:table-cell>
          <table:table-cell office:value-type="float" office:value="-0.0717332033617595" calcext:value-type="float">
            <text:p>-0.07173320336176</text:p>
          </table:table-cell>
          <table:table-cell office:value-type="float" office:value="0.0248628462144655" calcext:value-type="float">
            <text:p>0.024862846214466</text:p>
          </table:table-cell>
          <table:table-cell/>
          <table:table-cell table:formula="of:=[.F22]-[ref.F21]" office:value-type="float" office:value="-0.0143941568304786" calcext:value-type="float">
            <text:p>-0.014394156830479</text:p>
          </table:table-cell>
          <table:table-cell table:formula="of:=[.G22]-[ref.G21]" office:value-type="float" office:value="-0.0717332033617595" calcext:value-type="float">
            <text:p>-0.07173320336176</text:p>
          </table:table-cell>
          <table:table-cell table:formula="of:=SQRT(0.5*(([.X22]^2)+(0.2*[.Y22]^2)))" office:value-type="float" office:value="0.0248628462144655" calcext:value-type="float">
            <text:p>0.024862846214466</text:p>
          </table:table-cell>
          <table:table-cell/>
          <table:table-cell table:formula="of:=[.T22]-[.X22]" office:value-type="float" office:value="0" calcext:value-type="float">
            <text:p>0</text:p>
          </table:table-cell>
          <table:table-cell table:formula="of:=[.U22]-[.Y22]" office:value-type="float" office:value="0" calcext:value-type="float">
            <text:p>0</text:p>
          </table:table-cell>
          <table:table-cell table:formula="of:=[.V22]-[.Z2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1851403721442" calcext:value-type="float">
            <text:p>6.31851403721442</text:p>
          </table:table-cell>
          <table:table-cell office:value-type="float" office:value="129.652868233678" calcext:value-type="float">
            <text:p>129.652868233678</text:p>
          </table:table-cell>
          <table:table-cell office:value-type="float" office:value="49.414737869623" calcext:value-type="float">
            <text:p>49.414737869623</text:p>
          </table:table-cell>
          <table:table-cell office:value-type="float" office:value="94.8921661009154" calcext:value-type="float">
            <text:p>94.8921661009154</text:p>
          </table:table-cell>
          <table:table-cell office:value-type="float" office:value="20.4557387377387" calcext:value-type="float">
            <text:p>20.4557387377387</text:p>
          </table:table-cell>
          <table:table-cell office:value-type="float" office:value="40.0354297272951" calcext:value-type="float">
            <text:p>40.035429727295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1Cys</text:p>
          </table:table-cell>
          <table:table-cell office:value-type="string" calcext:value-type="string">
            <text:p>21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-0.0154023052550256" calcext:value-type="float">
            <text:p>-0.015402305255026</text:p>
          </table:table-cell>
          <table:table-cell office:value-type="float" office:value="-0.0764322641779529" calcext:value-type="float">
            <text:p>-0.076432264177953</text:p>
          </table:table-cell>
          <table:table-cell office:value-type="float" office:value="0.0265104621672526" calcext:value-type="float">
            <text:p>0.026510462167253</text:p>
          </table:table-cell>
          <table:table-cell/>
          <table:table-cell table:formula="of:=[.F23]-[ref.F22]" office:value-type="float" office:value="-0.0154023052550256" calcext:value-type="float">
            <text:p>-0.015402305255026</text:p>
          </table:table-cell>
          <table:table-cell table:formula="of:=[.G23]-[ref.G22]" office:value-type="float" office:value="-0.0764322641779529" calcext:value-type="float">
            <text:p>-0.076432264177953</text:p>
          </table:table-cell>
          <table:table-cell table:formula="of:=SQRT(0.5*(([.X23]^2)+(0.2*[.Y23]^2)))" office:value-type="float" office:value="0.0265104621672526" calcext:value-type="float">
            <text:p>0.026510462167253</text:p>
          </table:table-cell>
          <table:table-cell/>
          <table:table-cell table:formula="of:=[.T23]-[.X23]" office:value-type="float" office:value="0" calcext:value-type="float">
            <text:p>0</text:p>
          </table:table-cell>
          <table:table-cell table:formula="of:=[.U23]-[.Y23]" office:value-type="float" office:value="0" calcext:value-type="float">
            <text:p>0</text:p>
          </table:table-cell>
          <table:table-cell table:formula="of:=[.V23]-[.Z2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0455783526074" calcext:value-type="float">
            <text:p>8.50455783526074</text:p>
          </table:table-cell>
          <table:table-cell office:value-type="float" office:value="108.966404326306" calcext:value-type="float">
            <text:p>108.966404326306</text:p>
          </table:table-cell>
          <table:table-cell office:value-type="float" office:value="25.8000051268472" calcext:value-type="float">
            <text:p>25.8000051268472</text:p>
          </table:table-cell>
          <table:table-cell office:value-type="float" office:value="18.9456002524037" calcext:value-type="float">
            <text:p>18.9456002524037</text:p>
          </table:table-cell>
          <table:table-cell office:value-type="float" office:value="48.4490091561949" calcext:value-type="float">
            <text:p>48.4490091561949</text:p>
          </table:table-cell>
          <table:table-cell office:value-type="float" office:value="30.3759787337824" calcext:value-type="float">
            <text:p>30.375978733782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2Asp</text:p>
          </table:table-cell>
          <table:table-cell office:value-type="string" calcext:value-type="string">
            <text:p>22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-0.0137104808343516" calcext:value-type="float">
            <text:p>-0.013710480834352</text:p>
          </table:table-cell>
          <table:table-cell office:value-type="float" office:value="-0.0769291092589413" calcext:value-type="float">
            <text:p>-0.076929109258941</text:p>
          </table:table-cell>
          <table:table-cell office:value-type="float" office:value="0.0261877342947414" calcext:value-type="float">
            <text:p>0.026187734294741</text:p>
          </table:table-cell>
          <table:table-cell/>
          <table:table-cell table:formula="of:=[.F24]-[ref.F23]" office:value-type="float" office:value="-0.0137104808343516" calcext:value-type="float">
            <text:p>-0.013710480834352</text:p>
          </table:table-cell>
          <table:table-cell table:formula="of:=[.G24]-[ref.G23]" office:value-type="float" office:value="-0.0769291092589413" calcext:value-type="float">
            <text:p>-0.076929109258941</text:p>
          </table:table-cell>
          <table:table-cell table:formula="of:=SQRT(0.5*(([.X24]^2)+(0.2*[.Y24]^2)))" office:value-type="float" office:value="0.0261877342947414" calcext:value-type="float">
            <text:p>0.026187734294741</text:p>
          </table:table-cell>
          <table:table-cell/>
          <table:table-cell table:formula="of:=[.T24]-[.X24]" office:value-type="float" office:value="0" calcext:value-type="float">
            <text:p>0</text:p>
          </table:table-cell>
          <table:table-cell table:formula="of:=[.U24]-[.Y24]" office:value-type="float" office:value="0" calcext:value-type="float">
            <text:p>0</text:p>
          </table:table-cell>
          <table:table-cell table:formula="of:=[.V24]-[.Z2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5583730071514" calcext:value-type="float">
            <text:p>8.55583730071514</text:p>
          </table:table-cell>
          <table:table-cell office:value-type="float" office:value="106.814591532476" calcext:value-type="float">
            <text:p>106.814591532476</text:p>
          </table:table-cell>
          <table:table-cell office:value-type="float" office:value="14.3932084965704" calcext:value-type="float">
            <text:p>14.3932084965704</text:p>
          </table:table-cell>
          <table:table-cell office:value-type="float" office:value="97.7083545477183" calcext:value-type="float">
            <text:p>97.7083545477183</text:p>
          </table:table-cell>
          <table:table-cell office:value-type="float" office:value="42.2974410047155" calcext:value-type="float">
            <text:p>42.2974410047155</text:p>
          </table:table-cell>
          <table:table-cell office:value-type="float" office:value="18.3959563858532" calcext:value-type="float">
            <text:p>18.395956385853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3Val</text:p>
          </table:table-cell>
          <table:table-cell office:value-type="string" calcext:value-type="string">
            <text:p>23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-0.0146187365726043" calcext:value-type="float">
            <text:p>-0.014618736572604</text:p>
          </table:table-cell>
          <table:table-cell office:value-type="float" office:value="-0.0803068495136472" calcext:value-type="float">
            <text:p>-0.080306849513647</text:p>
          </table:table-cell>
          <table:table-cell office:value-type="float" office:value="0.0274184743807958" calcext:value-type="float">
            <text:p>0.027418474380796</text:p>
          </table:table-cell>
          <table:table-cell/>
          <table:table-cell table:formula="of:=[.F25]-[ref.F24]" office:value-type="float" office:value="-0.0146187365726043" calcext:value-type="float">
            <text:p>-0.014618736572604</text:p>
          </table:table-cell>
          <table:table-cell table:formula="of:=[.G25]-[ref.G24]" office:value-type="float" office:value="-0.0803068495136472" calcext:value-type="float">
            <text:p>-0.080306849513647</text:p>
          </table:table-cell>
          <table:table-cell table:formula="of:=SQRT(0.5*(([.X25]^2)+(0.2*[.Y25]^2)))" office:value-type="float" office:value="0.0274184743807958" calcext:value-type="float">
            <text:p>0.027418474380796</text:p>
          </table:table-cell>
          <table:table-cell/>
          <table:table-cell table:formula="of:=[.T25]-[.X25]" office:value-type="float" office:value="0" calcext:value-type="float">
            <text:p>0</text:p>
          </table:table-cell>
          <table:table-cell table:formula="of:=[.U25]-[.Y25]" office:value-type="float" office:value="0" calcext:value-type="float">
            <text:p>0</text:p>
          </table:table-cell>
          <table:table-cell table:formula="of:=[.V25]-[.Z2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4767291749142" calcext:value-type="float">
            <text:p>8.84767291749142</text:p>
          </table:table-cell>
          <table:table-cell office:value-type="float" office:value="107.512843658639" calcext:value-type="float">
            <text:p>107.512843658639</text:p>
          </table:table-cell>
          <table:table-cell office:value-type="float" office:value="84.0614816841668" calcext:value-type="float">
            <text:p>84.0614816841668</text:p>
          </table:table-cell>
          <table:table-cell office:value-type="float" office:value="43.7759949019172" calcext:value-type="float">
            <text:p>43.7759949019172</text:p>
          </table:table-cell>
          <table:table-cell office:value-type="float" office:value="11.1569330098127" calcext:value-type="float">
            <text:p>11.1569330098127</text:p>
          </table:table-cell>
          <table:table-cell office:value-type="float" office:value="45.2533706125284" calcext:value-type="float">
            <text:p>45.253370612528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4Ala</text:p>
          </table:table-cell>
          <table:table-cell office:value-type="string" calcext:value-type="string">
            <text:p>24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-0.0157096334068267" calcext:value-type="float">
            <text:p>-0.015709633406827</text:p>
          </table:table-cell>
          <table:table-cell office:value-type="float" office:value="-0.0734214267631899" calcext:value-type="float">
            <text:p>-0.07342142676319</text:p>
          </table:table-cell>
          <table:table-cell office:value-type="float" office:value="0.0257384319973593" calcext:value-type="float">
            <text:p>0.025738431997359</text:p>
          </table:table-cell>
          <table:table-cell/>
          <table:table-cell table:formula="of:=[.F26]-[ref.F25]" office:value-type="float" office:value="-0.0157096334068267" calcext:value-type="float">
            <text:p>-0.015709633406827</text:p>
          </table:table-cell>
          <table:table-cell table:formula="of:=[.G26]-[ref.G25]" office:value-type="float" office:value="-0.0734214267631899" calcext:value-type="float">
            <text:p>-0.07342142676319</text:p>
          </table:table-cell>
          <table:table-cell table:formula="of:=SQRT(0.5*(([.X26]^2)+(0.2*[.Y26]^2)))" office:value-type="float" office:value="0.0257384319973593" calcext:value-type="float">
            <text:p>0.025738431997359</text:p>
          </table:table-cell>
          <table:table-cell/>
          <table:table-cell table:formula="of:=[.T26]-[.X26]" office:value-type="float" office:value="0" calcext:value-type="float">
            <text:p>0</text:p>
          </table:table-cell>
          <table:table-cell table:formula="of:=[.U26]-[.Y26]" office:value-type="float" office:value="0" calcext:value-type="float">
            <text:p>0</text:p>
          </table:table-cell>
          <table:table-cell table:formula="of:=[.V26]-[.Z2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0322747130861" calcext:value-type="float">
            <text:p>9.10322747130861</text:p>
          </table:table-cell>
          <table:table-cell office:value-type="float" office:value="109.552352049188" calcext:value-type="float">
            <text:p>109.552352049188</text:p>
          </table:table-cell>
          <table:table-cell office:value-type="float" office:value="8.77324106520879" calcext:value-type="float">
            <text:p>8.77324106520879</text:p>
          </table:table-cell>
          <table:table-cell office:value-type="float" office:value="32.8797437778262" calcext:value-type="float">
            <text:p>32.8797437778262</text:p>
          </table:table-cell>
          <table:table-cell office:value-type="float" office:value="37.6088188977803" calcext:value-type="float">
            <text:p>37.6088188977803</text:p>
          </table:table-cell>
          <table:table-cell office:value-type="float" office:value="38.3338328747529" calcext:value-type="float">
            <text:p>38.333832874752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5Gly</text:p>
          </table:table-cell>
          <table:table-cell office:value-type="string" calcext:value-type="string">
            <text:p>25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0.0138444088960146" calcext:value-type="float">
            <text:p>0.013844408896015</text:p>
          </table:table-cell>
          <table:table-cell office:value-type="float" office:value="0.0911593629856213" calcext:value-type="float">
            <text:p>0.091159362985621</text:p>
          </table:table-cell>
          <table:table-cell office:value-type="float" office:value="0.0304439940683618" calcext:value-type="float">
            <text:p>0.030443994068362</text:p>
          </table:table-cell>
          <table:table-cell/>
          <table:table-cell table:formula="of:=[.F27]-[ref.F26]" office:value-type="float" office:value="0.0138444088960146" calcext:value-type="float">
            <text:p>0.013844408896015</text:p>
          </table:table-cell>
          <table:table-cell table:formula="of:=[.G27]-[ref.G26]" office:value-type="float" office:value="0.0911593629856213" calcext:value-type="float">
            <text:p>0.091159362985621</text:p>
          </table:table-cell>
          <table:table-cell table:formula="of:=SQRT(0.5*(([.X27]^2)+(0.2*[.Y27]^2)))" office:value-type="float" office:value="0.0304439940683618" calcext:value-type="float">
            <text:p>0.030443994068362</text:p>
          </table:table-cell>
          <table:table-cell/>
          <table:table-cell table:formula="of:=[.T27]-[.X27]" office:value-type="float" office:value="0" calcext:value-type="float">
            <text:p>0</text:p>
          </table:table-cell>
          <table:table-cell table:formula="of:=[.U27]-[.Y27]" office:value-type="float" office:value="0" calcext:value-type="float">
            <text:p>0</text:p>
          </table:table-cell>
          <table:table-cell table:formula="of:=[.V27]-[.Z2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5646339967712" calcext:value-type="float">
            <text:p>6.25646339967712</text:p>
          </table:table-cell>
          <table:table-cell office:value-type="float" office:value="132.974798180678" calcext:value-type="float">
            <text:p>132.974798180678</text:p>
          </table:table-cell>
          <table:table-cell office:value-type="float" office:value="20.5357901263196" calcext:value-type="float">
            <text:p>20.5357901263196</text:p>
          </table:table-cell>
          <table:table-cell office:value-type="float" office:value="28.3865639008461" calcext:value-type="float">
            <text:p>28.3865639008461</text:p>
          </table:table-cell>
          <table:table-cell office:value-type="float" office:value="45.814350035722" calcext:value-type="float">
            <text:p>45.814350035722</text:p>
          </table:table-cell>
          <table:table-cell office:value-type="float" office:value="41.9702025579942" calcext:value-type="float">
            <text:p>41.970202557994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6Ser</text:p>
          </table:table-cell>
          <table:table-cell office:value-type="string" calcext:value-type="string">
            <text:p>26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0139531307901502" calcext:value-type="float">
            <text:p>0.01395313079015</text:p>
          </table:table-cell>
          <table:table-cell office:value-type="float" office:value="0.0677107462119295" calcext:value-type="float">
            <text:p>0.06771074621193</text:p>
          </table:table-cell>
          <table:table-cell office:value-type="float" office:value="0.0235758233086599" calcext:value-type="float">
            <text:p>0.02357582330866</text:p>
          </table:table-cell>
          <table:table-cell/>
          <table:table-cell table:formula="of:=[.F28]-[ref.F27]" office:value-type="float" office:value="0.0139531307901493" calcext:value-type="float">
            <text:p>0.013953130790149</text:p>
          </table:table-cell>
          <table:table-cell table:formula="of:=[.G28]-[ref.G27]" office:value-type="float" office:value="0.0677107462119295" calcext:value-type="float">
            <text:p>0.06771074621193</text:p>
          </table:table-cell>
          <table:table-cell table:formula="of:=SQRT(0.5*(([.X28]^2)+(0.2*[.Y28]^2)))" office:value-type="float" office:value="0.0235758233086596" calcext:value-type="float">
            <text:p>0.02357582330866</text:p>
          </table:table-cell>
          <table:table-cell/>
          <table:table-cell table:formula="of:=[.T28]-[.X28]" office:value-type="float" office:value="8.89913143176102E-016" calcext:value-type="float">
            <text:p>8.89913143176102E-16</text:p>
          </table:table-cell>
          <table:table-cell table:formula="of:=[.U28]-[.Y28]" office:value-type="float" office:value="0" calcext:value-type="float">
            <text:p>0</text:p>
          </table:table-cell>
          <table:table-cell table:formula="of:=[.V28]-[.Z28]" office:value-type="float" office:value="2.60208521396521E-016" calcext:value-type="float">
            <text:p>2.60208521396521E-16</text:p>
          </table:table-cell>
          <table:table-cell table:number-columns-repeated="99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9640787836631" calcext:value-type="float">
            <text:p>7.49640787836631</text:p>
          </table:table-cell>
          <table:table-cell office:value-type="float" office:value="132.988724847297" calcext:value-type="float">
            <text:p>132.988724847297</text:p>
          </table:table-cell>
          <table:table-cell office:value-type="float" office:value="96.6853550281773" calcext:value-type="float">
            <text:p>96.6853550281773</text:p>
          </table:table-cell>
          <table:table-cell office:value-type="float" office:value="56.4105952776677" calcext:value-type="float">
            <text:p>56.4105952776677</text:p>
          </table:table-cell>
          <table:table-cell office:value-type="float" office:value="22.8348711833694" calcext:value-type="float">
            <text:p>22.8348711833694</text:p>
          </table:table-cell>
          <table:table-cell office:value-type="float" office:value="11.2048671976555" calcext:value-type="float">
            <text:p>11.20486719765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7Val</text:p>
          </table:table-cell>
          <table:table-cell office:value-type="string" calcext:value-type="string">
            <text:p>27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-0.0148084656337311" calcext:value-type="float">
            <text:p>-0.014808465633731</text:p>
          </table:table-cell>
          <table:table-cell office:value-type="float" office:value="-0.0754383234850309" calcext:value-type="float">
            <text:p>-0.075438323485031</text:p>
          </table:table-cell>
          <table:table-cell office:value-type="float" office:value="0.0260526273576373" calcext:value-type="float">
            <text:p>0.026052627357637</text:p>
          </table:table-cell>
          <table:table-cell/>
          <table:table-cell table:formula="of:=[.F29]-[ref.F28]" office:value-type="float" office:value="-0.0148084656337311" calcext:value-type="float">
            <text:p>-0.014808465633731</text:p>
          </table:table-cell>
          <table:table-cell table:formula="of:=[.G29]-[ref.G28]" office:value-type="float" office:value="-0.0754383234850309" calcext:value-type="float">
            <text:p>-0.075438323485031</text:p>
          </table:table-cell>
          <table:table-cell table:formula="of:=SQRT(0.5*(([.X29]^2)+(0.2*[.Y29]^2)))" office:value-type="float" office:value="0.0260526273576373" calcext:value-type="float">
            <text:p>0.026052627357637</text:p>
          </table:table-cell>
          <table:table-cell/>
          <table:table-cell table:formula="of:=[.T29]-[.X29]" office:value-type="float" office:value="0" calcext:value-type="float">
            <text:p>0</text:p>
          </table:table-cell>
          <table:table-cell table:formula="of:=[.U29]-[.Y29]" office:value-type="float" office:value="0" calcext:value-type="float">
            <text:p>0</text:p>
          </table:table-cell>
          <table:table-cell table:formula="of:=[.V29]-[.Z2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1669051649" calcext:value-type="float">
            <text:p>7.21669051649</text:p>
          </table:table-cell>
          <table:table-cell office:value-type="float" office:value="121.504814438057" calcext:value-type="float">
            <text:p>121.504814438057</text:p>
          </table:table-cell>
          <table:table-cell office:value-type="float" office:value="39.6426318654169" calcext:value-type="float">
            <text:p>39.6426318654169</text:p>
          </table:table-cell>
          <table:table-cell office:value-type="float" office:value="22.561114550852" calcext:value-type="float">
            <text:p>22.561114550852</text:p>
          </table:table-cell>
          <table:table-cell office:value-type="float" office:value="15.0452707107228" calcext:value-type="float">
            <text:p>15.0452707107228</text:p>
          </table:table-cell>
          <table:table-cell office:value-type="float" office:value="41.052688138212" calcext:value-type="float">
            <text:p>41.05268813821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8Asp</text:p>
          </table:table-cell>
          <table:table-cell office:value-type="string" calcext:value-type="string">
            <text:p>2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0.015052136043888" calcext:value-type="float">
            <text:p>0.015052136043888</text:p>
          </table:table-cell>
          <table:table-cell office:value-type="float" office:value="0.0780247104864742" calcext:value-type="float">
            <text:p>0.078024710486474</text:p>
          </table:table-cell>
          <table:table-cell office:value-type="float" office:value="0.0268713405767496" calcext:value-type="float">
            <text:p>0.02687134057675</text:p>
          </table:table-cell>
          <table:table-cell/>
          <table:table-cell table:formula="of:=[.F30]-[ref.F29]" office:value-type="float" office:value="0.015052136043888" calcext:value-type="float">
            <text:p>0.015052136043888</text:p>
          </table:table-cell>
          <table:table-cell table:formula="of:=[.G30]-[ref.G29]" office:value-type="float" office:value="0.0780247104864742" calcext:value-type="float">
            <text:p>0.078024710486474</text:p>
          </table:table-cell>
          <table:table-cell table:formula="of:=SQRT(0.5*(([.X30]^2)+(0.2*[.Y30]^2)))" office:value-type="float" office:value="0.0268713405767496" calcext:value-type="float">
            <text:p>0.02687134057675</text:p>
          </table:table-cell>
          <table:table-cell/>
          <table:table-cell table:formula="of:=[.T30]-[.X30]" office:value-type="float" office:value="0" calcext:value-type="float">
            <text:p>0</text:p>
          </table:table-cell>
          <table:table-cell table:formula="of:=[.U30]-[.Y30]" office:value-type="float" office:value="0" calcext:value-type="float">
            <text:p>0</text:p>
          </table:table-cell>
          <table:table-cell table:formula="of:=[.V30]-[.Z3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886628594633" calcext:value-type="float">
            <text:p>9.58886628594633</text:p>
          </table:table-cell>
          <table:table-cell office:value-type="float" office:value="121.003344581655" calcext:value-type="float">
            <text:p>121.003344581655</text:p>
          </table:table-cell>
          <table:table-cell office:value-type="float" office:value="67.8233699863607" calcext:value-type="float">
            <text:p>67.8233699863607</text:p>
          </table:table-cell>
          <table:table-cell office:value-type="float" office:value="19.035063457387" calcext:value-type="float">
            <text:p>19.035063457387</text:p>
          </table:table-cell>
          <table:table-cell office:value-type="float" office:value="31.7524125827105" calcext:value-type="float">
            <text:p>31.7524125827105</text:p>
          </table:table-cell>
          <table:table-cell office:value-type="float" office:value="24.506194334876" calcext:value-type="float">
            <text:p>24.5061943348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29Met</text:p>
          </table:table-cell>
          <table:table-cell office:value-type="string" calcext:value-type="string">
            <text:p>29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0.0154996093671436" calcext:value-type="float">
            <text:p>0.015499609367144</text:p>
          </table:table-cell>
          <table:table-cell office:value-type="float" office:value="0.0797326073422653" calcext:value-type="float">
            <text:p>0.079732607342265</text:p>
          </table:table-cell>
          <table:table-cell office:value-type="float" office:value="0.0274926865298139" calcext:value-type="float">
            <text:p>0.027492686529814</text:p>
          </table:table-cell>
          <table:table-cell/>
          <table:table-cell table:formula="of:=[.F31]-[ref.F30]" office:value-type="float" office:value="0.0154996093671418" calcext:value-type="float">
            <text:p>0.015499609367142</text:p>
          </table:table-cell>
          <table:table-cell table:formula="of:=[.G31]-[ref.G30]" office:value-type="float" office:value="0.0797326073422653" calcext:value-type="float">
            <text:p>0.079732607342265</text:p>
          </table:table-cell>
          <table:table-cell table:formula="of:=SQRT(0.5*(([.X31]^2)+(0.2*[.Y31]^2)))" office:value-type="float" office:value="0.0274926865298133" calcext:value-type="float">
            <text:p>0.027492686529813</text:p>
          </table:table-cell>
          <table:table-cell/>
          <table:table-cell table:formula="of:=[.T31]-[.X31]" office:value-type="float" office:value="1.77809156287623E-015" calcext:value-type="float">
            <text:p>1.77809156287623E-15</text:p>
          </table:table-cell>
          <table:table-cell table:formula="of:=[.U31]-[.Y31]" office:value-type="float" office:value="0" calcext:value-type="float">
            <text:p>0</text:p>
          </table:table-cell>
          <table:table-cell table:formula="of:=[.V31]-[.Z31]" office:value-type="float" office:value="5.06539254985228E-016" calcext:value-type="float">
            <text:p>5.06539254985228E-16</text:p>
          </table:table-cell>
          <table:table-cell table:number-columns-repeated="99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57915356565" calcext:value-type="float">
            <text:p>8.7957915356565</text:p>
          </table:table-cell>
          <table:table-cell office:value-type="float" office:value="115.645382025306" calcext:value-type="float">
            <text:p>115.645382025306</text:p>
          </table:table-cell>
          <table:table-cell office:value-type="float" office:value="44.5787061833777" calcext:value-type="float">
            <text:p>44.5787061833777</text:p>
          </table:table-cell>
          <table:table-cell office:value-type="float" office:value="98.1796475101204" calcext:value-type="float">
            <text:p>98.1796475101204</text:p>
          </table:table-cell>
          <table:table-cell office:value-type="float" office:value="5.35726655408757" calcext:value-type="float">
            <text:p>5.35726655408757</text:p>
          </table:table-cell>
          <table:table-cell office:value-type="float" office:value="40.0037409367686" calcext:value-type="float">
            <text:p>40.003740936768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0Cys</text:p>
          </table:table-cell>
          <table:table-cell office:value-type="string" calcext:value-type="string">
            <text:p>30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-0.0144182485677167" calcext:value-type="float">
            <text:p>-0.014418248567717</text:p>
          </table:table-cell>
          <table:table-cell office:value-type="float" office:value="-0.059314865053139" calcext:value-type="float">
            <text:p>-0.059314865053139</text:p>
          </table:table-cell>
          <table:table-cell office:value-type="float" office:value="0.0213487298804271" calcext:value-type="float">
            <text:p>0.021348729880427</text:p>
          </table:table-cell>
          <table:table-cell/>
          <table:table-cell table:formula="of:=[.F32]-[ref.F31]" office:value-type="float" office:value="-0.0144182485677167" calcext:value-type="float">
            <text:p>-0.014418248567717</text:p>
          </table:table-cell>
          <table:table-cell table:formula="of:=[.G32]-[ref.G31]" office:value-type="float" office:value="-0.059314865053139" calcext:value-type="float">
            <text:p>-0.059314865053139</text:p>
          </table:table-cell>
          <table:table-cell table:formula="of:=SQRT(0.5*(([.X32]^2)+(0.2*[.Y32]^2)))" office:value-type="float" office:value="0.0213487298804271" calcext:value-type="float">
            <text:p>0.021348729880427</text:p>
          </table:table-cell>
          <table:table-cell/>
          <table:table-cell table:formula="of:=[.T32]-[.X32]" office:value-type="float" office:value="0" calcext:value-type="float">
            <text:p>0</text:p>
          </table:table-cell>
          <table:table-cell table:formula="of:=[.U32]-[.Y32]" office:value-type="float" office:value="0" calcext:value-type="float">
            <text:p>0</text:p>
          </table:table-cell>
          <table:table-cell table:formula="of:=[.V32]-[.Z3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3051972933871" calcext:value-type="float">
            <text:p>9.53051972933871</text:p>
          </table:table-cell>
          <table:table-cell office:value-type="float" office:value="123.434424034104" calcext:value-type="float">
            <text:p>123.434424034104</text:p>
          </table:table-cell>
          <table:table-cell office:value-type="float" office:value="5.37711550664338" calcext:value-type="float">
            <text:p>5.37711550664338</text:p>
          </table:table-cell>
          <table:table-cell office:value-type="float" office:value="90.5491962197451" calcext:value-type="float">
            <text:p>90.5491962197451</text:p>
          </table:table-cell>
          <table:table-cell office:value-type="float" office:value="45.5037668904571" calcext:value-type="float">
            <text:p>45.5037668904571</text:p>
          </table:table-cell>
          <table:table-cell office:value-type="float" office:value="14.0361432947707" calcext:value-type="float">
            <text:p>14.03614329477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1Gly</text:p>
          </table:table-cell>
          <table:table-cell office:value-type="string" calcext:value-type="string">
            <text:p>3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.0140001930744678" calcext:value-type="float">
            <text:p>0.014000193074468</text:p>
          </table:table-cell>
          <table:table-cell office:value-type="float" office:value="0.0856279616628371" calcext:value-type="float">
            <text:p>0.085627961662837</text:p>
          </table:table-cell>
          <table:table-cell office:value-type="float" office:value="0.0288308425980653" calcext:value-type="float">
            <text:p>0.028830842598065</text:p>
          </table:table-cell>
          <table:table-cell/>
          <table:table-cell table:formula="of:=[.F33]-[ref.F32]" office:value-type="float" office:value="0.0140001930744678" calcext:value-type="float">
            <text:p>0.014000193074468</text:p>
          </table:table-cell>
          <table:table-cell table:formula="of:=[.G33]-[ref.G32]" office:value-type="float" office:value="0.085627961662837" calcext:value-type="float">
            <text:p>0.085627961662837</text:p>
          </table:table-cell>
          <table:table-cell table:formula="of:=SQRT(0.5*(([.X33]^2)+(0.2*[.Y33]^2)))" office:value-type="float" office:value="0.0288308425980653" calcext:value-type="float">
            <text:p>0.028830842598065</text:p>
          </table:table-cell>
          <table:table-cell/>
          <table:table-cell table:formula="of:=[.T33]-[.X33]" office:value-type="float" office:value="0" calcext:value-type="float">
            <text:p>0</text:p>
          </table:table-cell>
          <table:table-cell table:formula="of:=[.U33]-[.Y33]" office:value-type="float" office:value="0" calcext:value-type="float">
            <text:p>0</text:p>
          </table:table-cell>
          <table:table-cell table:formula="of:=[.V33]-[.Z3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5177314309974" calcext:value-type="float">
            <text:p>8.05177314309974</text:p>
          </table:table-cell>
          <table:table-cell office:value-type="float" office:value="125.631117216564" calcext:value-type="float">
            <text:p>125.631117216564</text:p>
          </table:table-cell>
          <table:table-cell office:value-type="float" office:value="59.5992633615594" calcext:value-type="float">
            <text:p>59.5992633615594</text:p>
          </table:table-cell>
          <table:table-cell office:value-type="float" office:value="92.4646975016134" calcext:value-type="float">
            <text:p>92.4646975016134</text:p>
          </table:table-cell>
          <table:table-cell office:value-type="float" office:value="11.3401516884569" calcext:value-type="float">
            <text:p>11.3401516884569</text:p>
          </table:table-cell>
          <table:table-cell office:value-type="float" office:value="44.1616532904046" calcext:value-type="float">
            <text:p>44.161653290404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2Trp</text:p>
          </table:table-cell>
          <table:table-cell office:value-type="string" calcext:value-type="string">
            <text:p>32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-0.0149322778152659" calcext:value-type="float">
            <text:p>-0.014932277815266</text:p>
          </table:table-cell>
          <table:table-cell office:value-type="float" office:value="-0.0908224713993633" calcext:value-type="float">
            <text:p>-0.090822471399363</text:p>
          </table:table-cell>
          <table:table-cell office:value-type="float" office:value="0.0305999769850397" calcext:value-type="float">
            <text:p>0.03059997698504</text:p>
          </table:table-cell>
          <table:table-cell/>
          <table:table-cell table:formula="of:=[.F34]-[ref.F33]" office:value-type="float" office:value="-0.0149322778152659" calcext:value-type="float">
            <text:p>-0.014932277815266</text:p>
          </table:table-cell>
          <table:table-cell table:formula="of:=[.G34]-[ref.G33]" office:value-type="float" office:value="-0.0908224713993633" calcext:value-type="float">
            <text:p>-0.090822471399363</text:p>
          </table:table-cell>
          <table:table-cell table:formula="of:=SQRT(0.5*(([.X34]^2)+(0.2*[.Y34]^2)))" office:value-type="float" office:value="0.0305999769850397" calcext:value-type="float">
            <text:p>0.03059997698504</text:p>
          </table:table-cell>
          <table:table-cell/>
          <table:table-cell table:formula="of:=[.T34]-[.X34]" office:value-type="float" office:value="0" calcext:value-type="float">
            <text:p>0</text:p>
          </table:table-cell>
          <table:table-cell table:formula="of:=[.U34]-[.Y34]" office:value-type="float" office:value="0" calcext:value-type="float">
            <text:p>0</text:p>
          </table:table-cell>
          <table:table-cell table:formula="of:=[.V34]-[.Z3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2405490972533" calcext:value-type="float">
            <text:p>8.82405490972533</text:p>
          </table:table-cell>
          <table:table-cell office:value-type="float" office:value="124.396380760934" calcext:value-type="float">
            <text:p>124.396380760934</text:p>
          </table:table-cell>
          <table:table-cell office:value-type="float" office:value="95.2233761345252" calcext:value-type="float">
            <text:p>95.2233761345252</text:p>
          </table:table-cell>
          <table:table-cell office:value-type="float" office:value="26.1144757666818" calcext:value-type="float">
            <text:p>26.1144757666818</text:p>
          </table:table-cell>
          <table:table-cell office:value-type="float" office:value="43.6792328387975" calcext:value-type="float">
            <text:p>43.6792328387975</text:p>
          </table:table-cell>
          <table:table-cell office:value-type="float" office:value="41.038308781134" calcext:value-type="float">
            <text:p>41.03830878113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3Thr</text:p>
          </table:table-cell>
          <table:table-cell office:value-type="string" calcext:value-type="string">
            <text:p>33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155373481976561" calcext:value-type="float">
            <text:p>0.155373481976561</text:p>
          </table:table-cell>
          <table:table-cell office:value-type="float" office:value="0.772596360380675" calcext:value-type="float">
            <text:p>0.772596360380675</text:p>
          </table:table-cell>
          <table:table-cell office:value-type="float" office:value="0.267882386614176" calcext:value-type="float">
            <text:p>0.267882386614176</text:p>
          </table:table-cell>
          <table:table-cell/>
          <table:table-cell table:formula="of:=[.F35]-[ref.F34]" office:value-type="float" office:value="0.155373481976561" calcext:value-type="float">
            <text:p>0.155373481976561</text:p>
          </table:table-cell>
          <table:table-cell table:formula="of:=[.G35]-[ref.G34]" office:value-type="float" office:value="0.772596360380675" calcext:value-type="float">
            <text:p>0.772596360380675</text:p>
          </table:table-cell>
          <table:table-cell table:formula="of:=SQRT(0.5*(([.X35]^2)+(0.2*[.Y35]^2)))" office:value-type="float" office:value="0.267882386614176" calcext:value-type="float">
            <text:p>0.267882386614176</text:p>
          </table:table-cell>
          <table:table-cell/>
          <table:table-cell table:formula="of:=[.T35]-[.X35]" office:value-type="float" office:value="0" calcext:value-type="float">
            <text:p>0</text:p>
          </table:table-cell>
          <table:table-cell table:formula="of:=[.U35]-[.Y35]" office:value-type="float" office:value="0" calcext:value-type="float">
            <text:p>0</text:p>
          </table:table-cell>
          <table:table-cell table:formula="of:=[.V35]-[.Z3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16432266844887" calcext:value-type="float">
            <text:p>6.16432266844887</text:p>
          </table:table-cell>
          <table:table-cell office:value-type="float" office:value="107.250560598492" calcext:value-type="float">
            <text:p>107.250560598492</text:p>
          </table:table-cell>
          <table:table-cell office:value-type="float" office:value="17.0745548004952" calcext:value-type="float">
            <text:p>17.0745548004952</text:p>
          </table:table-cell>
          <table:table-cell office:value-type="float" office:value="28.9062373074764" calcext:value-type="float">
            <text:p>28.9062373074764</text:p>
          </table:table-cell>
          <table:table-cell office:value-type="float" office:value="40.7472763842153" calcext:value-type="float">
            <text:p>40.7472763842153</text:p>
          </table:table-cell>
          <table:table-cell office:value-type="float" office:value="32.9763041201621" calcext:value-type="float">
            <text:p>32.976304120162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4Val</text:p>
          </table:table-cell>
          <table:table-cell office:value-type="string" calcext:value-type="string">
            <text:p>34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0.100800202172354" calcext:value-type="float">
            <text:p>0.100800202172354</text:p>
          </table:table-cell>
          <table:table-cell office:value-type="float" office:value="0.501662761266203" calcext:value-type="float">
            <text:p>0.501662761266203</text:p>
          </table:table-cell>
          <table:table-cell office:value-type="float" office:value="0.173916339034367" calcext:value-type="float">
            <text:p>0.173916339034367</text:p>
          </table:table-cell>
          <table:table-cell/>
          <table:table-cell table:formula="of:=[.F36]-[ref.F35]" office:value-type="float" office:value="0.100800202172354" calcext:value-type="float">
            <text:p>0.100800202172354</text:p>
          </table:table-cell>
          <table:table-cell table:formula="of:=[.G36]-[ref.G35]" office:value-type="float" office:value="0.501662761266203" calcext:value-type="float">
            <text:p>0.501662761266203</text:p>
          </table:table-cell>
          <table:table-cell table:formula="of:=SQRT(0.5*(([.X36]^2)+(0.2*[.Y36]^2)))" office:value-type="float" office:value="0.173916339034367" calcext:value-type="float">
            <text:p>0.173916339034367</text:p>
          </table:table-cell>
          <table:table-cell/>
          <table:table-cell table:formula="of:=[.T36]-[.X36]" office:value-type="float" office:value="0" calcext:value-type="float">
            <text:p>0</text:p>
          </table:table-cell>
          <table:table-cell table:formula="of:=[.U36]-[.Y36]" office:value-type="float" office:value="0" calcext:value-type="float">
            <text:p>0</text:p>
          </table:table-cell>
          <table:table-cell table:formula="of:=[.V36]-[.Z3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2844256036507" calcext:value-type="float">
            <text:p>6.82844256036507</text:p>
          </table:table-cell>
          <table:table-cell office:value-type="float" office:value="117.535734446471" calcext:value-type="float">
            <text:p>117.535734446471</text:p>
          </table:table-cell>
          <table:table-cell office:value-type="float" office:value="69.9809327124745" calcext:value-type="float">
            <text:p>69.9809327124745</text:p>
          </table:table-cell>
          <table:table-cell office:value-type="float" office:value="84.7493184922712" calcext:value-type="float">
            <text:p>84.7493184922712</text:p>
          </table:table-cell>
          <table:table-cell office:value-type="float" office:value="33.2140675981328" calcext:value-type="float">
            <text:p>33.2140675981328</text:p>
          </table:table-cell>
          <table:table-cell office:value-type="float" office:value="45.326126205433" calcext:value-type="float">
            <text:p>45.3261262054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5Thr</text:p>
          </table:table-cell>
          <table:table-cell office:value-type="string" calcext:value-type="string">
            <text:p>35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.103761760614799" calcext:value-type="float">
            <text:p>0.103761760614799</text:p>
          </table:table-cell>
          <table:table-cell office:value-type="float" office:value="0.526239627665859" calcext:value-type="float">
            <text:p>0.526239627665859</text:p>
          </table:table-cell>
          <table:table-cell office:value-type="float" office:value="0.181868265663726" calcext:value-type="float">
            <text:p>0.181868265663726</text:p>
          </table:table-cell>
          <table:table-cell/>
          <table:table-cell table:formula="of:=[.F37]-[ref.F36]" office:value-type="float" office:value="0.103761760614799" calcext:value-type="float">
            <text:p>0.103761760614799</text:p>
          </table:table-cell>
          <table:table-cell table:formula="of:=[.G37]-[ref.G36]" office:value-type="float" office:value="0.526239627665859" calcext:value-type="float">
            <text:p>0.526239627665859</text:p>
          </table:table-cell>
          <table:table-cell table:formula="of:=SQRT(0.5*(([.X37]^2)+(0.2*[.Y37]^2)))" office:value-type="float" office:value="0.181868265663726" calcext:value-type="float">
            <text:p>0.181868265663726</text:p>
          </table:table-cell>
          <table:table-cell/>
          <table:table-cell table:formula="of:=[.T37]-[.X37]" office:value-type="float" office:value="0" calcext:value-type="float">
            <text:p>0</text:p>
          </table:table-cell>
          <table:table-cell table:formula="of:=[.U37]-[.Y37]" office:value-type="float" office:value="0" calcext:value-type="float">
            <text:p>0</text:p>
          </table:table-cell>
          <table:table-cell table:formula="of:=[.V37]-[.Z3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36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38]-[ref.F37]" office:value-type="string" office:string-value="" calcext:value-type="error">
            <text:p>#VALUE!</text:p>
          </table:table-cell>
          <table:table-cell table:formula="of:=[.G38]-[ref.G37]" office:value-type="string" office:string-value="" calcext:value-type="error">
            <text:p>#VALUE!</text:p>
          </table:table-cell>
          <table:table-cell table:formula="of:=SQRT(0.5*(([.X38]^2)+(0.2*[.Y38]^2)))" office:value-type="string" office:string-value="" calcext:value-type="error">
            <text:p>#VALUE!</text:p>
          </table:table-cell>
          <table:table-cell/>
          <table:table-cell table:formula="of:=[.T38]-[.X38]" office:value-type="string" office:string-value="" calcext:value-type="error">
            <text:p>#VALUE!</text:p>
          </table:table-cell>
          <table:table-cell table:formula="of:=[.U38]-[.Y38]" office:value-type="string" office:string-value="" calcext:value-type="error">
            <text:p>#VALUE!</text:p>
          </table:table-cell>
          <table:table-cell table:formula="of:=[.V38]-[.Z38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77438805033322" calcext:value-type="float">
            <text:p>6.77438805033322</text:p>
          </table:table-cell>
          <table:table-cell office:value-type="float" office:value="114.152970103007" calcext:value-type="float">
            <text:p>114.152970103007</text:p>
          </table:table-cell>
          <table:table-cell office:value-type="float" office:value="10.9764741511567" calcext:value-type="float">
            <text:p>10.9764741511567</text:p>
          </table:table-cell>
          <table:table-cell office:value-type="float" office:value="90.6172772633389" calcext:value-type="float">
            <text:p>90.6172772633389</text:p>
          </table:table-cell>
          <table:table-cell office:value-type="float" office:value="28.8086871383621" calcext:value-type="float">
            <text:p>28.8086871383621</text:p>
          </table:table-cell>
          <table:table-cell office:value-type="float" office:value="15.5272102393376" calcext:value-type="float">
            <text:p>15.527210239337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7Gly</text:p>
          </table:table-cell>
          <table:table-cell office:value-type="string" calcext:value-type="string">
            <text:p>3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-0.129165124365192" calcext:value-type="float">
            <text:p>-0.129165124365192</text:p>
          </table:table-cell>
          <table:table-cell office:value-type="float" office:value="-0.646816748027334" calcext:value-type="float">
            <text:p>-0.646816748027334</text:p>
          </table:table-cell>
          <table:table-cell office:value-type="float" office:value="0.224006708000014" calcext:value-type="float">
            <text:p>0.224006708000014</text:p>
          </table:table-cell>
          <table:table-cell/>
          <table:table-cell table:formula="of:=[.F39]-[ref.F38]" office:value-type="float" office:value="-0.129165124365192" calcext:value-type="float">
            <text:p>-0.129165124365192</text:p>
          </table:table-cell>
          <table:table-cell table:formula="of:=[.G39]-[ref.G38]" office:value-type="float" office:value="-0.646816748027334" calcext:value-type="float">
            <text:p>-0.646816748027334</text:p>
          </table:table-cell>
          <table:table-cell table:formula="of:=SQRT(0.5*(([.X39]^2)+(0.2*[.Y39]^2)))" office:value-type="float" office:value="0.224006708000014" calcext:value-type="float">
            <text:p>0.224006708000014</text:p>
          </table:table-cell>
          <table:table-cell/>
          <table:table-cell table:formula="of:=[.T39]-[.X39]" office:value-type="float" office:value="0" calcext:value-type="float">
            <text:p>0</text:p>
          </table:table-cell>
          <table:table-cell table:formula="of:=[.U39]-[.Y39]" office:value-type="float" office:value="0" calcext:value-type="float">
            <text:p>0</text:p>
          </table:table-cell>
          <table:table-cell table:formula="of:=[.V39]-[.Z3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159495181924" calcext:value-type="float">
            <text:p>8.44159495181924</text:p>
          </table:table-cell>
          <table:table-cell office:value-type="float" office:value="109.765758508965" calcext:value-type="float">
            <text:p>109.765758508965</text:p>
          </table:table-cell>
          <table:table-cell office:value-type="float" office:value="94.7583706363443" calcext:value-type="float">
            <text:p>94.7583706363443</text:p>
          </table:table-cell>
          <table:table-cell office:value-type="float" office:value="90.8398890010962" calcext:value-type="float">
            <text:p>90.8398890010962</text:p>
          </table:table-cell>
          <table:table-cell office:value-type="float" office:value="24.5645736527148" calcext:value-type="float">
            <text:p>24.5645736527148</text:p>
          </table:table-cell>
          <table:table-cell office:value-type="float" office:value="32.6152263175898" calcext:value-type="float">
            <text:p>32.615226317589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8Ile</text:p>
          </table:table-cell>
          <table:table-cell office:value-type="string" calcext:value-type="string">
            <text:p>38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-0.18562148812139" calcext:value-type="float">
            <text:p>-0.18562148812139</text:p>
          </table:table-cell>
          <table:table-cell office:value-type="float" office:value="-0.928494007868011" calcext:value-type="float">
            <text:p>-0.928494007868011</text:p>
          </table:table-cell>
          <table:table-cell office:value-type="float" office:value="0.321617444630853" calcext:value-type="float">
            <text:p>0.321617444630853</text:p>
          </table:table-cell>
          <table:table-cell/>
          <table:table-cell table:formula="of:=[.F40]-[ref.F39]" office:value-type="float" office:value="-0.18562148812139" calcext:value-type="float">
            <text:p>-0.18562148812139</text:p>
          </table:table-cell>
          <table:table-cell table:formula="of:=[.G40]-[ref.G39]" office:value-type="float" office:value="-0.928494007868011" calcext:value-type="float">
            <text:p>-0.928494007868011</text:p>
          </table:table-cell>
          <table:table-cell table:formula="of:=SQRT(0.5*(([.X40]^2)+(0.2*[.Y40]^2)))" office:value-type="float" office:value="0.321617444630853" calcext:value-type="float">
            <text:p>0.321617444630853</text:p>
          </table:table-cell>
          <table:table-cell/>
          <table:table-cell table:formula="of:=[.T40]-[.X40]" office:value-type="float" office:value="0" calcext:value-type="float">
            <text:p>0</text:p>
          </table:table-cell>
          <table:table-cell table:formula="of:=[.U40]-[.Y40]" office:value-type="float" office:value="0" calcext:value-type="float">
            <text:p>0</text:p>
          </table:table-cell>
          <table:table-cell table:formula="of:=[.V40]-[.Z4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545815873804" calcext:value-type="float">
            <text:p>6.545815873804</text:p>
          </table:table-cell>
          <table:table-cell office:value-type="float" office:value="104.902355522117" calcext:value-type="float">
            <text:p>104.902355522117</text:p>
          </table:table-cell>
          <table:table-cell office:value-type="float" office:value="67.2384427065138" calcext:value-type="float">
            <text:p>67.2384427065138</text:p>
          </table:table-cell>
          <table:table-cell office:value-type="float" office:value="13.7801915641384" calcext:value-type="float">
            <text:p>13.7801915641384</text:p>
          </table:table-cell>
          <table:table-cell office:value-type="float" office:value="24.8591951875928" calcext:value-type="float">
            <text:p>24.8591951875928</text:p>
          </table:table-cell>
          <table:table-cell office:value-type="float" office:value="33.6967276414836" calcext:value-type="float">
            <text:p>33.696727641483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39Gly</text:p>
          </table:table-cell>
          <table:table-cell office:value-type="string" calcext:value-type="string">
            <text:p>39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-0.138638976107392" calcext:value-type="float">
            <text:p>-0.138638976107392</text:p>
          </table:table-cell>
          <table:table-cell office:value-type="float" office:value="-0.7043421596548" calcext:value-type="float">
            <text:p>-0.7043421596548</text:p>
          </table:table-cell>
          <table:table-cell office:value-type="float" office:value="0.243351948080906" calcext:value-type="float">
            <text:p>0.243351948080906</text:p>
          </table:table-cell>
          <table:table-cell/>
          <table:table-cell table:formula="of:=[.F41]-[ref.F40]" office:value-type="float" office:value="-0.138638976107392" calcext:value-type="float">
            <text:p>-0.138638976107392</text:p>
          </table:table-cell>
          <table:table-cell table:formula="of:=[.G41]-[ref.G40]" office:value-type="float" office:value="-0.7043421596548" calcext:value-type="float">
            <text:p>-0.7043421596548</text:p>
          </table:table-cell>
          <table:table-cell table:formula="of:=SQRT(0.5*(([.X41]^2)+(0.2*[.Y41]^2)))" office:value-type="float" office:value="0.243351948080906" calcext:value-type="float">
            <text:p>0.243351948080906</text:p>
          </table:table-cell>
          <table:table-cell/>
          <table:table-cell table:formula="of:=[.T41]-[.X41]" office:value-type="float" office:value="0" calcext:value-type="float">
            <text:p>0</text:p>
          </table:table-cell>
          <table:table-cell table:formula="of:=[.U41]-[.Y41]" office:value-type="float" office:value="0" calcext:value-type="float">
            <text:p>0</text:p>
          </table:table-cell>
          <table:table-cell table:formula="of:=[.V41]-[.Z4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2]-[ref.F41]" office:value-type="string" office:string-value="" calcext:value-type="error">
            <text:p>#VALUE!</text:p>
          </table:table-cell>
          <table:table-cell table:formula="of:=[.G42]-[ref.G41]" office:value-type="string" office:string-value="" calcext:value-type="error">
            <text:p>#VALUE!</text:p>
          </table:table-cell>
          <table:table-cell table:formula="of:=SQRT(0.5*(([.X42]^2)+(0.2*[.Y42]^2)))" office:value-type="string" office:string-value="" calcext:value-type="error">
            <text:p>#VALUE!</text:p>
          </table:table-cell>
          <table:table-cell/>
          <table:table-cell table:formula="of:=[.T42]-[.X42]" office:value-type="string" office:string-value="" calcext:value-type="error">
            <text:p>#VALUE!</text:p>
          </table:table-cell>
          <table:table-cell table:formula="of:=[.U42]-[.Y42]" office:value-type="string" office:string-value="" calcext:value-type="error">
            <text:p>#VALUE!</text:p>
          </table:table-cell>
          <table:table-cell table:formula="of:=[.V42]-[.Z4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251217865789" calcext:value-type="float">
            <text:p>9.3251217865789</text:p>
          </table:table-cell>
          <table:table-cell office:value-type="float" office:value="107.137199419892" calcext:value-type="float">
            <text:p>107.137199419892</text:p>
          </table:table-cell>
          <table:table-cell office:value-type="float" office:value="91.735502008787" calcext:value-type="float">
            <text:p>91.735502008787</text:p>
          </table:table-cell>
          <table:table-cell office:value-type="float" office:value="77.7704587151964" calcext:value-type="float">
            <text:p>77.7704587151964</text:p>
          </table:table-cell>
          <table:table-cell office:value-type="float" office:value="33.2977421098932" calcext:value-type="float">
            <text:p>33.2977421098932</text:p>
          </table:table-cell>
          <table:table-cell office:value-type="float" office:value="48.4202212677106" calcext:value-type="float">
            <text:p>48.420221267710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1Asn</text:p>
          </table:table-cell>
          <table:table-cell office:value-type="string" calcext:value-type="string">
            <text:p>41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-0.117480228486729" calcext:value-type="float">
            <text:p>-0.117480228486729</text:p>
          </table:table-cell>
          <table:table-cell office:value-type="float" office:value="-0.590802717510002" calcext:value-type="float">
            <text:p>-0.590802717510002</text:p>
          </table:table-cell>
          <table:table-cell office:value-type="float" office:value="0.204464146354238" calcext:value-type="float">
            <text:p>0.204464146354238</text:p>
          </table:table-cell>
          <table:table-cell/>
          <table:table-cell table:formula="of:=[.F43]-[ref.F42]" office:value-type="float" office:value="-0.117480228486729" calcext:value-type="float">
            <text:p>-0.117480228486729</text:p>
          </table:table-cell>
          <table:table-cell table:formula="of:=[.G43]-[ref.G42]" office:value-type="float" office:value="-0.590802717510002" calcext:value-type="float">
            <text:p>-0.590802717510002</text:p>
          </table:table-cell>
          <table:table-cell table:formula="of:=SQRT(0.5*(([.X43]^2)+(0.2*[.Y43]^2)))" office:value-type="float" office:value="0.204464146354238" calcext:value-type="float">
            <text:p>0.204464146354238</text:p>
          </table:table-cell>
          <table:table-cell/>
          <table:table-cell table:formula="of:=[.T43]-[.X43]" office:value-type="float" office:value="0" calcext:value-type="float">
            <text:p>0</text:p>
          </table:table-cell>
          <table:table-cell table:formula="of:=[.U43]-[.Y43]" office:value-type="float" office:value="0" calcext:value-type="float">
            <text:p>0</text:p>
          </table:table-cell>
          <table:table-cell table:formula="of:=[.V43]-[.Z4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3850611060348" calcext:value-type="float">
            <text:p>6.33850611060348</text:p>
          </table:table-cell>
          <table:table-cell office:value-type="float" office:value="133.883719820136" calcext:value-type="float">
            <text:p>133.883719820136</text:p>
          </table:table-cell>
          <table:table-cell office:value-type="float" office:value="41.2741243026543" calcext:value-type="float">
            <text:p>41.2741243026543</text:p>
          </table:table-cell>
          <table:table-cell office:value-type="float" office:value="86.4179009223481" calcext:value-type="float">
            <text:p>86.4179009223481</text:p>
          </table:table-cell>
          <table:table-cell office:value-type="float" office:value="14.9180083173528" calcext:value-type="float">
            <text:p>14.9180083173528</text:p>
          </table:table-cell>
          <table:table-cell office:value-type="float" office:value="49.2128010332453" calcext:value-type="float">
            <text:p>49.212801033245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2Val</text:p>
          </table:table-cell>
          <table:table-cell office:value-type="string" calcext:value-type="string">
            <text:p>42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-0.096996868292031" calcext:value-type="float">
            <text:p>-0.096996868292031</text:p>
          </table:table-cell>
          <table:table-cell office:value-type="float" office:value="-0.479259637508164" calcext:value-type="float">
            <text:p>-0.479259637508164</text:p>
          </table:table-cell>
          <table:table-cell office:value-type="float" office:value="0.16635256608684" calcext:value-type="float">
            <text:p>0.16635256608684</text:p>
          </table:table-cell>
          <table:table-cell/>
          <table:table-cell table:formula="of:=[.F44]-[ref.F43]" office:value-type="float" office:value="-0.096996868292031" calcext:value-type="float">
            <text:p>-0.096996868292031</text:p>
          </table:table-cell>
          <table:table-cell table:formula="of:=[.G44]-[ref.G43]" office:value-type="float" office:value="-0.479259637508164" calcext:value-type="float">
            <text:p>-0.479259637508164</text:p>
          </table:table-cell>
          <table:table-cell table:formula="of:=SQRT(0.5*(([.X44]^2)+(0.2*[.Y44]^2)))" office:value-type="float" office:value="0.16635256608684" calcext:value-type="float">
            <text:p>0.16635256608684</text:p>
          </table:table-cell>
          <table:table-cell/>
          <table:table-cell table:formula="of:=[.T44]-[.X44]" office:value-type="float" office:value="0" calcext:value-type="float">
            <text:p>0</text:p>
          </table:table-cell>
          <table:table-cell table:formula="of:=[.U44]-[.Y44]" office:value-type="float" office:value="0" calcext:value-type="float">
            <text:p>0</text:p>
          </table:table-cell>
          <table:table-cell table:formula="of:=[.V44]-[.Z4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82718801282872" calcext:value-type="float">
            <text:p>8.82718801282872</text:p>
          </table:table-cell>
          <table:table-cell office:value-type="float" office:value="107.597848239764" calcext:value-type="float">
            <text:p>107.597848239764</text:p>
          </table:table-cell>
          <table:table-cell office:value-type="float" office:value="87.1800387251345" calcext:value-type="float">
            <text:p>87.1800387251345</text:p>
          </table:table-cell>
          <table:table-cell office:value-type="float" office:value="74.1569705664183" calcext:value-type="float">
            <text:p>74.1569705664183</text:p>
          </table:table-cell>
          <table:table-cell office:value-type="float" office:value="46.3978433628398" calcext:value-type="float">
            <text:p>46.3978433628398</text:p>
          </table:table-cell>
          <table:table-cell office:value-type="float" office:value="39.3981123591485" calcext:value-type="float">
            <text:p>39.39811235914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3His</text:p>
          </table:table-cell>
          <table:table-cell office:value-type="string" calcext:value-type="string">
            <text:p>43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0.0977469096618879" calcext:value-type="float">
            <text:p>0.097746909661888</text:p>
          </table:table-cell>
          <table:table-cell office:value-type="float" office:value="0.47660684725453" calcext:value-type="float">
            <text:p>0.47660684725453</text:p>
          </table:table-cell>
          <table:table-cell office:value-type="float" office:value="0.165809040342241" calcext:value-type="float">
            <text:p>0.165809040342241</text:p>
          </table:table-cell>
          <table:table-cell/>
          <table:table-cell table:formula="of:=[.F45]-[ref.F44]" office:value-type="float" office:value="0.0977469096618879" calcext:value-type="float">
            <text:p>0.097746909661888</text:p>
          </table:table-cell>
          <table:table-cell table:formula="of:=[.G45]-[ref.G44]" office:value-type="float" office:value="0.47660684725453" calcext:value-type="float">
            <text:p>0.47660684725453</text:p>
          </table:table-cell>
          <table:table-cell table:formula="of:=SQRT(0.5*(([.X45]^2)+(0.2*[.Y45]^2)))" office:value-type="float" office:value="0.165809040342241" calcext:value-type="float">
            <text:p>0.165809040342241</text:p>
          </table:table-cell>
          <table:table-cell/>
          <table:table-cell table:formula="of:=[.T45]-[.X45]" office:value-type="float" office:value="0" calcext:value-type="float">
            <text:p>0</text:p>
          </table:table-cell>
          <table:table-cell table:formula="of:=[.U45]-[.Y45]" office:value-type="float" office:value="0" calcext:value-type="float">
            <text:p>0</text:p>
          </table:table-cell>
          <table:table-cell table:formula="of:=[.V45]-[.Z4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63500116065" calcext:value-type="float">
            <text:p>8.7963500116065</text:p>
          </table:table-cell>
          <table:table-cell office:value-type="float" office:value="121.853318429107" calcext:value-type="float">
            <text:p>121.853318429107</text:p>
          </table:table-cell>
          <table:table-cell office:value-type="float" office:value="8.44352288920051" calcext:value-type="float">
            <text:p>8.44352288920051</text:p>
          </table:table-cell>
          <table:table-cell office:value-type="float" office:value="17.6110928548715" calcext:value-type="float">
            <text:p>17.6110928548715</text:p>
          </table:table-cell>
          <table:table-cell office:value-type="float" office:value="45.24772990961" calcext:value-type="float">
            <text:p>45.24772990961</text:p>
          </table:table-cell>
          <table:table-cell office:value-type="float" office:value="6.97893174684657" calcext:value-type="float">
            <text:p>6.978931746846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4His</text:p>
          </table:table-cell>
          <table:table-cell office:value-type="string" calcext:value-type="string">
            <text:p>44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-0.106260635573964" calcext:value-type="float">
            <text:p>-0.106260635573964</text:p>
          </table:table-cell>
          <table:table-cell office:value-type="float" office:value="-0.542145325741316" calcext:value-type="float">
            <text:p>-0.542145325741316</text:p>
          </table:table-cell>
          <table:table-cell office:value-type="float" office:value="0.187183911591267" calcext:value-type="float">
            <text:p>0.187183911591267</text:p>
          </table:table-cell>
          <table:table-cell/>
          <table:table-cell table:formula="of:=[.F46]-[ref.F45]" office:value-type="float" office:value="-0.106260635573964" calcext:value-type="float">
            <text:p>-0.106260635573964</text:p>
          </table:table-cell>
          <table:table-cell table:formula="of:=[.G46]-[ref.G45]" office:value-type="float" office:value="-0.542145325741316" calcext:value-type="float">
            <text:p>-0.542145325741316</text:p>
          </table:table-cell>
          <table:table-cell table:formula="of:=SQRT(0.5*(([.X46]^2)+(0.2*[.Y46]^2)))" office:value-type="float" office:value="0.187183911591267" calcext:value-type="float">
            <text:p>0.187183911591267</text:p>
          </table:table-cell>
          <table:table-cell/>
          <table:table-cell table:formula="of:=[.T46]-[.X46]" office:value-type="float" office:value="0" calcext:value-type="float">
            <text:p>0</text:p>
          </table:table-cell>
          <table:table-cell table:formula="of:=[.U46]-[.Y46]" office:value-type="float" office:value="0" calcext:value-type="float">
            <text:p>0</text:p>
          </table:table-cell>
          <table:table-cell table:formula="of:=[.V46]-[.Z4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2245332224176" calcext:value-type="float">
            <text:p>7.92245332224176</text:p>
          </table:table-cell>
          <table:table-cell office:value-type="float" office:value="130.116159151085" calcext:value-type="float">
            <text:p>130.116159151085</text:p>
          </table:table-cell>
          <table:table-cell office:value-type="float" office:value="46.6327077577191" calcext:value-type="float">
            <text:p>46.6327077577191</text:p>
          </table:table-cell>
          <table:table-cell office:value-type="float" office:value="37.765541400255" calcext:value-type="float">
            <text:p>37.765541400255</text:p>
          </table:table-cell>
          <table:table-cell office:value-type="float" office:value="20.3220601139147" calcext:value-type="float">
            <text:p>20.3220601139147</text:p>
          </table:table-cell>
          <table:table-cell office:value-type="float" office:value="5.74924567665957" calcext:value-type="float">
            <text:p>5.749245676659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5Gln</text:p>
          </table:table-cell>
          <table:table-cell office:value-type="string" calcext:value-type="string">
            <text:p>45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0.111848541611235" calcext:value-type="float">
            <text:p>0.111848541611235</text:p>
          </table:table-cell>
          <table:table-cell office:value-type="float" office:value="0.582730019064684" calcext:value-type="float">
            <text:p>0.582730019064684</text:p>
          </table:table-cell>
          <table:table-cell office:value-type="float" office:value="0.200530485568137" calcext:value-type="float">
            <text:p>0.200530485568137</text:p>
          </table:table-cell>
          <table:table-cell/>
          <table:table-cell table:formula="of:=[.F47]-[ref.F46]" office:value-type="float" office:value="0.111848541611235" calcext:value-type="float">
            <text:p>0.111848541611235</text:p>
          </table:table-cell>
          <table:table-cell table:formula="of:=[.G47]-[ref.G46]" office:value-type="float" office:value="0.582730019064684" calcext:value-type="float">
            <text:p>0.582730019064684</text:p>
          </table:table-cell>
          <table:table-cell table:formula="of:=SQRT(0.5*(([.X47]^2)+(0.2*[.Y47]^2)))" office:value-type="float" office:value="0.200530485568137" calcext:value-type="float">
            <text:p>0.200530485568137</text:p>
          </table:table-cell>
          <table:table-cell/>
          <table:table-cell table:formula="of:=[.T47]-[.X47]" office:value-type="float" office:value="0" calcext:value-type="float">
            <text:p>0</text:p>
          </table:table-cell>
          <table:table-cell table:formula="of:=[.U47]-[.Y47]" office:value-type="float" office:value="0" calcext:value-type="float">
            <text:p>0</text:p>
          </table:table-cell>
          <table:table-cell table:formula="of:=[.V47]-[.Z4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4132558241116" calcext:value-type="float">
            <text:p>6.94132558241116</text:p>
          </table:table-cell>
          <table:table-cell office:value-type="float" office:value="121.278109314381" calcext:value-type="float">
            <text:p>121.278109314381</text:p>
          </table:table-cell>
          <table:table-cell office:value-type="float" office:value="96.5353579531164" calcext:value-type="float">
            <text:p>96.5353579531164</text:p>
          </table:table-cell>
          <table:table-cell office:value-type="float" office:value="100.908159373669" calcext:value-type="float">
            <text:p>100.908159373669</text:p>
          </table:table-cell>
          <table:table-cell office:value-type="float" office:value="32.3251475884437" calcext:value-type="float">
            <text:p>32.3251475884437</text:p>
          </table:table-cell>
          <table:table-cell office:value-type="float" office:value="43.9256456508702" calcext:value-type="float">
            <text:p>43.925645650870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6Lys</text:p>
          </table:table-cell>
          <table:table-cell office:value-type="string" calcext:value-type="string">
            <text:p>46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-0.136327893342449" calcext:value-type="float">
            <text:p>-0.136327893342449</text:p>
          </table:table-cell>
          <table:table-cell office:value-type="float" office:value="-0.660975537457674" calcext:value-type="float">
            <text:p>-0.660975537457674</text:p>
          </table:table-cell>
          <table:table-cell office:value-type="float" office:value="0.230177134753522" calcext:value-type="float">
            <text:p>0.230177134753522</text:p>
          </table:table-cell>
          <table:table-cell/>
          <table:table-cell table:formula="of:=[.F48]-[ref.F47]" office:value-type="float" office:value="-0.136327893342449" calcext:value-type="float">
            <text:p>-0.136327893342449</text:p>
          </table:table-cell>
          <table:table-cell table:formula="of:=[.G48]-[ref.G47]" office:value-type="float" office:value="-0.660975537457674" calcext:value-type="float">
            <text:p>-0.660975537457674</text:p>
          </table:table-cell>
          <table:table-cell table:formula="of:=SQRT(0.5*(([.X48]^2)+(0.2*[.Y48]^2)))" office:value-type="float" office:value="0.230177134753522" calcext:value-type="float">
            <text:p>0.230177134753522</text:p>
          </table:table-cell>
          <table:table-cell/>
          <table:table-cell table:formula="of:=[.T48]-[.X48]" office:value-type="float" office:value="0" calcext:value-type="float">
            <text:p>0</text:p>
          </table:table-cell>
          <table:table-cell table:formula="of:=[.U48]-[.Y48]" office:value-type="float" office:value="0" calcext:value-type="float">
            <text:p>0</text:p>
          </table:table-cell>
          <table:table-cell table:formula="of:=[.V48]-[.Z4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47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49]-[ref.F48]" office:value-type="string" office:string-value="" calcext:value-type="error">
            <text:p>#VALUE!</text:p>
          </table:table-cell>
          <table:table-cell table:formula="of:=[.G49]-[ref.G48]" office:value-type="string" office:string-value="" calcext:value-type="error">
            <text:p>#VALUE!</text:p>
          </table:table-cell>
          <table:table-cell table:formula="of:=SQRT(0.5*(([.X49]^2)+(0.2*[.Y49]^2)))" office:value-type="string" office:string-value="" calcext:value-type="error">
            <text:p>#VALUE!</text:p>
          </table:table-cell>
          <table:table-cell/>
          <table:table-cell table:formula="of:=[.T49]-[.X49]" office:value-type="string" office:string-value="" calcext:value-type="error">
            <text:p>#VALUE!</text:p>
          </table:table-cell>
          <table:table-cell table:formula="of:=[.U49]-[.Y49]" office:value-type="string" office:string-value="" calcext:value-type="error">
            <text:p>#VALUE!</text:p>
          </table:table-cell>
          <table:table-cell table:formula="of:=[.V49]-[.Z49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0717508186318" calcext:value-type="float">
            <text:p>9.90717508186318</text:p>
          </table:table-cell>
          <table:table-cell office:value-type="float" office:value="122.015632019764" calcext:value-type="float">
            <text:p>122.015632019764</text:p>
          </table:table-cell>
          <table:table-cell office:value-type="float" office:value="79.5249515979716" calcext:value-type="float">
            <text:p>79.5249515979716</text:p>
          </table:table-cell>
          <table:table-cell office:value-type="float" office:value="95.9313973111676" calcext:value-type="float">
            <text:p>95.9313973111676</text:p>
          </table:table-cell>
          <table:table-cell office:value-type="float" office:value="21.3076454847575" calcext:value-type="float">
            <text:p>21.3076454847575</text:p>
          </table:table-cell>
          <table:table-cell office:value-type="float" office:value="6.94357322205848" calcext:value-type="float">
            <text:p>6.9435732220584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8Lys</text:p>
          </table:table-cell>
          <table:table-cell office:value-type="string" calcext:value-type="string">
            <text:p>4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0.184485240435924" calcext:value-type="float">
            <text:p>0.184485240435924</text:p>
          </table:table-cell>
          <table:table-cell office:value-type="float" office:value="0.922421603707932" calcext:value-type="float">
            <text:p>0.922421603707932</text:p>
          </table:table-cell>
          <table:table-cell office:value-type="float" office:value="0.319536482217699" calcext:value-type="float">
            <text:p>0.319536482217699</text:p>
          </table:table-cell>
          <table:table-cell/>
          <table:table-cell table:formula="of:=[.F50]-[ref.F49]" office:value-type="float" office:value="0.184485240435924" calcext:value-type="float">
            <text:p>0.184485240435924</text:p>
          </table:table-cell>
          <table:table-cell table:formula="of:=[.G50]-[ref.G49]" office:value-type="float" office:value="0.922421603707932" calcext:value-type="float">
            <text:p>0.922421603707932</text:p>
          </table:table-cell>
          <table:table-cell table:formula="of:=SQRT(0.5*(([.X50]^2)+(0.2*[.Y50]^2)))" office:value-type="float" office:value="0.319536482217699" calcext:value-type="float">
            <text:p>0.319536482217699</text:p>
          </table:table-cell>
          <table:table-cell/>
          <table:table-cell table:formula="of:=[.T50]-[.X50]" office:value-type="float" office:value="0" calcext:value-type="float">
            <text:p>0</text:p>
          </table:table-cell>
          <table:table-cell table:formula="of:=[.U50]-[.Y50]" office:value-type="float" office:value="0" calcext:value-type="float">
            <text:p>0</text:p>
          </table:table-cell>
          <table:table-cell table:formula="of:=[.V50]-[.Z5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4588240915408" calcext:value-type="float">
            <text:p>7.34588240915408</text:p>
          </table:table-cell>
          <table:table-cell office:value-type="float" office:value="113.616703006816" calcext:value-type="float">
            <text:p>113.616703006816</text:p>
          </table:table-cell>
          <table:table-cell office:value-type="float" office:value="96.4865337467904" calcext:value-type="float">
            <text:p>96.4865337467904</text:p>
          </table:table-cell>
          <table:table-cell office:value-type="float" office:value="12.2816700060088" calcext:value-type="float">
            <text:p>12.2816700060088</text:p>
          </table:table-cell>
          <table:table-cell office:value-type="float" office:value="45.188088256661" calcext:value-type="float">
            <text:p>45.188088256661</text:p>
          </table:table-cell>
          <table:table-cell office:value-type="float" office:value="47.4996330777216" calcext:value-type="float">
            <text:p>47.49963307772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49Ile</text:p>
          </table:table-cell>
          <table:table-cell office:value-type="string" calcext:value-type="string">
            <text:p>4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0.0974695602545763" calcext:value-type="float">
            <text:p>0.097469560254576</text:p>
          </table:table-cell>
          <table:table-cell office:value-type="float" office:value="0.478191887690869" calcext:value-type="float">
            <text:p>0.478191887690869</text:p>
          </table:table-cell>
          <table:table-cell office:value-type="float" office:value="0.166183349747939" calcext:value-type="float">
            <text:p>0.166183349747939</text:p>
          </table:table-cell>
          <table:table-cell/>
          <table:table-cell table:formula="of:=[.F51]-[ref.F50]" office:value-type="float" office:value="0.0974695602545763" calcext:value-type="float">
            <text:p>0.097469560254576</text:p>
          </table:table-cell>
          <table:table-cell table:formula="of:=[.G51]-[ref.G50]" office:value-type="float" office:value="0.478191887690869" calcext:value-type="float">
            <text:p>0.478191887690869</text:p>
          </table:table-cell>
          <table:table-cell table:formula="of:=SQRT(0.5*(([.X51]^2)+(0.2*[.Y51]^2)))" office:value-type="float" office:value="0.166183349747939" calcext:value-type="float">
            <text:p>0.166183349747939</text:p>
          </table:table-cell>
          <table:table-cell/>
          <table:table-cell table:formula="of:=[.T51]-[.X51]" office:value-type="float" office:value="0" calcext:value-type="float">
            <text:p>0</text:p>
          </table:table-cell>
          <table:table-cell table:formula="of:=[.U51]-[.Y51]" office:value-type="float" office:value="0" calcext:value-type="float">
            <text:p>0</text:p>
          </table:table-cell>
          <table:table-cell table:formula="of:=[.V51]-[.Z5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068453860803" calcext:value-type="float">
            <text:p>7.31068453860803</text:p>
          </table:table-cell>
          <table:table-cell office:value-type="float" office:value="107.475300780564" calcext:value-type="float">
            <text:p>107.475300780564</text:p>
          </table:table-cell>
          <table:table-cell office:value-type="float" office:value="34.4563706423449" calcext:value-type="float">
            <text:p>34.4563706423449</text:p>
          </table:table-cell>
          <table:table-cell office:value-type="float" office:value="52.4654516065521" calcext:value-type="float">
            <text:p>52.4654516065521</text:p>
          </table:table-cell>
          <table:table-cell office:value-type="float" office:value="6.14240792883869" calcext:value-type="float">
            <text:p>6.14240792883869</text:p>
          </table:table-cell>
          <table:table-cell office:value-type="float" office:value="28.9588151658857" calcext:value-type="float">
            <text:p>28.95881516588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0His</text:p>
          </table:table-cell>
          <table:table-cell office:value-type="string" calcext:value-type="string">
            <text:p>50Hi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-0.115712364341637" calcext:value-type="float">
            <text:p>-0.115712364341637</text:p>
          </table:table-cell>
          <table:table-cell office:value-type="float" office:value="-0.59817864113262" calcext:value-type="float">
            <text:p>-0.59817864113262</text:p>
          </table:table-cell>
          <table:table-cell office:value-type="float" office:value="0.206098142401849" calcext:value-type="float">
            <text:p>0.206098142401849</text:p>
          </table:table-cell>
          <table:table-cell/>
          <table:table-cell table:formula="of:=[.F52]-[ref.F51]" office:value-type="float" office:value="-0.115712364341637" calcext:value-type="float">
            <text:p>-0.115712364341637</text:p>
          </table:table-cell>
          <table:table-cell table:formula="of:=[.G52]-[ref.G51]" office:value-type="float" office:value="-0.59817864113262" calcext:value-type="float">
            <text:p>-0.59817864113262</text:p>
          </table:table-cell>
          <table:table-cell table:formula="of:=SQRT(0.5*(([.X52]^2)+(0.2*[.Y52]^2)))" office:value-type="float" office:value="0.206098142401849" calcext:value-type="float">
            <text:p>0.206098142401849</text:p>
          </table:table-cell>
          <table:table-cell/>
          <table:table-cell table:formula="of:=[.T52]-[.X52]" office:value-type="float" office:value="0" calcext:value-type="float">
            <text:p>0</text:p>
          </table:table-cell>
          <table:table-cell table:formula="of:=[.U52]-[.Y52]" office:value-type="float" office:value="0" calcext:value-type="float">
            <text:p>0</text:p>
          </table:table-cell>
          <table:table-cell table:formula="of:=[.V52]-[.Z5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1109097345617" calcext:value-type="float">
            <text:p>6.31109097345617</text:p>
          </table:table-cell>
          <table:table-cell office:value-type="float" office:value="130.819437961953" calcext:value-type="float">
            <text:p>130.819437961953</text:p>
          </table:table-cell>
          <table:table-cell office:value-type="float" office:value="48.3376951633946" calcext:value-type="float">
            <text:p>48.3376951633946</text:p>
          </table:table-cell>
          <table:table-cell office:value-type="float" office:value="0.227175894443915" calcext:value-type="float">
            <text:p>0.227175894443915</text:p>
          </table:table-cell>
          <table:table-cell office:value-type="float" office:value="7.94067024051334" calcext:value-type="float">
            <text:p>7.94067024051334</text:p>
          </table:table-cell>
          <table:table-cell office:value-type="float" office:value="21.7968848366765" calcext:value-type="float">
            <text:p>21.796884836676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1Ile</text:p>
          </table:table-cell>
          <table:table-cell office:value-type="string" calcext:value-type="string">
            <text:p>51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14840472840763" calcext:value-type="float">
            <text:p>0.14840472840763</text:p>
          </table:table-cell>
          <table:table-cell office:value-type="float" office:value="0.743025588425354" calcext:value-type="float">
            <text:p>0.743025588425354</text:p>
          </table:table-cell>
          <table:table-cell office:value-type="float" office:value="0.257333799203205" calcext:value-type="float">
            <text:p>0.257333799203205</text:p>
          </table:table-cell>
          <table:table-cell/>
          <table:table-cell table:formula="of:=[.F53]-[ref.F52]" office:value-type="float" office:value="0.148404728407629" calcext:value-type="float">
            <text:p>0.148404728407629</text:p>
          </table:table-cell>
          <table:table-cell table:formula="of:=[.G53]-[ref.G52]" office:value-type="float" office:value="0.743025588425354" calcext:value-type="float">
            <text:p>0.743025588425354</text:p>
          </table:table-cell>
          <table:table-cell table:formula="of:=SQRT(0.5*(([.X53]^2)+(0.2*[.Y53]^2)))" office:value-type="float" office:value="0.257333799203205" calcext:value-type="float">
            <text:p>0.257333799203205</text:p>
          </table:table-cell>
          <table:table-cell/>
          <table:table-cell table:formula="of:=[.T53]-[.X53]" office:value-type="float" office:value="8.88178419700125E-016" calcext:value-type="float">
            <text:p>8.88178419700125E-16</text:p>
          </table:table-cell>
          <table:table-cell table:formula="of:=[.U53]-[.Y53]" office:value-type="float" office:value="0" calcext:value-type="float">
            <text:p>0</text:p>
          </table:table-cell>
          <table:table-cell table:formula="of:=[.V53]-[.Z5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9906348457897" calcext:value-type="float">
            <text:p>8.79906348457897</text:p>
          </table:table-cell>
          <table:table-cell office:value-type="float" office:value="122.101921204369" calcext:value-type="float">
            <text:p>122.101921204369</text:p>
          </table:table-cell>
          <table:table-cell office:value-type="float" office:value="61.5313435104365" calcext:value-type="float">
            <text:p>61.5313435104365</text:p>
          </table:table-cell>
          <table:table-cell office:value-type="float" office:value="50.0726478744278" calcext:value-type="float">
            <text:p>50.0726478744278</text:p>
          </table:table-cell>
          <table:table-cell office:value-type="float" office:value="8.83987809922259" calcext:value-type="float">
            <text:p>8.83987809922259</text:p>
          </table:table-cell>
          <table:table-cell office:value-type="float" office:value="21.9396448717017" calcext:value-type="float">
            <text:p>21.93964487170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2Gln</text:p>
          </table:table-cell>
          <table:table-cell office:value-type="string" calcext:value-type="string">
            <text:p>5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-0.112255956122738" calcext:value-type="float">
            <text:p>-0.112255956122738</text:p>
          </table:table-cell>
          <table:table-cell office:value-type="float" office:value="-0.562722632786745" calcext:value-type="float">
            <text:p>-0.562722632786745</text:p>
          </table:table-cell>
          <table:table-cell office:value-type="float" office:value="0.194849624037511" calcext:value-type="float">
            <text:p>0.194849624037511</text:p>
          </table:table-cell>
          <table:table-cell/>
          <table:table-cell table:formula="of:=[.F54]-[ref.F53]" office:value-type="float" office:value="-0.112255956122738" calcext:value-type="float">
            <text:p>-0.112255956122738</text:p>
          </table:table-cell>
          <table:table-cell table:formula="of:=[.G54]-[ref.G53]" office:value-type="float" office:value="-0.562722632786745" calcext:value-type="float">
            <text:p>-0.562722632786745</text:p>
          </table:table-cell>
          <table:table-cell table:formula="of:=SQRT(0.5*(([.X54]^2)+(0.2*[.Y54]^2)))" office:value-type="float" office:value="0.194849624037511" calcext:value-type="float">
            <text:p>0.194849624037511</text:p>
          </table:table-cell>
          <table:table-cell/>
          <table:table-cell table:formula="of:=[.T54]-[.X54]" office:value-type="float" office:value="0" calcext:value-type="float">
            <text:p>0</text:p>
          </table:table-cell>
          <table:table-cell table:formula="of:=[.U54]-[.Y54]" office:value-type="float" office:value="0" calcext:value-type="float">
            <text:p>0</text:p>
          </table:table-cell>
          <table:table-cell table:formula="of:=[.V54]-[.Z5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3042590218618" calcext:value-type="float">
            <text:p>6.63042590218618</text:p>
          </table:table-cell>
          <table:table-cell office:value-type="float" office:value="105.54750198029" calcext:value-type="float">
            <text:p>105.54750198029</text:p>
          </table:table-cell>
          <table:table-cell office:value-type="float" office:value="63.5902655728603" calcext:value-type="float">
            <text:p>63.5902655728603</text:p>
          </table:table-cell>
          <table:table-cell office:value-type="float" office:value="7.93787688812481" calcext:value-type="float">
            <text:p>7.93787688812481</text:p>
          </table:table-cell>
          <table:table-cell office:value-type="float" office:value="29.3498102407867" calcext:value-type="float">
            <text:p>29.3498102407867</text:p>
          </table:table-cell>
          <table:table-cell office:value-type="float" office:value="48.9912452587097" calcext:value-type="float">
            <text:p>48.991245258709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3Asn</text:p>
          </table:table-cell>
          <table:table-cell office:value-type="string" calcext:value-type="string">
            <text:p>53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-0.128434563964145" calcext:value-type="float">
            <text:p>-0.128434563964145</text:p>
          </table:table-cell>
          <table:table-cell office:value-type="float" office:value="-0.640946982414093" calcext:value-type="float">
            <text:p>-0.640946982414093</text:p>
          </table:table-cell>
          <table:table-cell office:value-type="float" office:value="0.222101377836571" calcext:value-type="float">
            <text:p>0.222101377836571</text:p>
          </table:table-cell>
          <table:table-cell/>
          <table:table-cell table:formula="of:=[.F55]-[ref.F54]" office:value-type="float" office:value="-0.128434563964145" calcext:value-type="float">
            <text:p>-0.128434563964145</text:p>
          </table:table-cell>
          <table:table-cell table:formula="of:=[.G55]-[ref.G54]" office:value-type="float" office:value="-0.640946982414093" calcext:value-type="float">
            <text:p>-0.640946982414093</text:p>
          </table:table-cell>
          <table:table-cell table:formula="of:=SQRT(0.5*(([.X55]^2)+(0.2*[.Y55]^2)))" office:value-type="float" office:value="0.222101377836571" calcext:value-type="float">
            <text:p>0.222101377836571</text:p>
          </table:table-cell>
          <table:table-cell/>
          <table:table-cell table:formula="of:=[.T55]-[.X55]" office:value-type="float" office:value="0" calcext:value-type="float">
            <text:p>0</text:p>
          </table:table-cell>
          <table:table-cell table:formula="of:=[.U55]-[.Y55]" office:value-type="float" office:value="0" calcext:value-type="float">
            <text:p>0</text:p>
          </table:table-cell>
          <table:table-cell table:formula="of:=[.V55]-[.Z5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7135602072047" calcext:value-type="float">
            <text:p>8.77135602072047</text:p>
          </table:table-cell>
          <table:table-cell office:value-type="float" office:value="135.202470566448" calcext:value-type="float">
            <text:p>135.202470566448</text:p>
          </table:table-cell>
          <table:table-cell office:value-type="float" office:value="73.8300431210675" calcext:value-type="float">
            <text:p>73.8300431210675</text:p>
          </table:table-cell>
          <table:table-cell office:value-type="float" office:value="87.3746750473078" calcext:value-type="float">
            <text:p>87.3746750473078</text:p>
          </table:table-cell>
          <table:table-cell office:value-type="float" office:value="20.0707056575044" calcext:value-type="float">
            <text:p>20.0707056575044</text:p>
          </table:table-cell>
          <table:table-cell office:value-type="float" office:value="44.7980201284779" calcext:value-type="float">
            <text:p>44.798020128477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4Ile</text:p>
          </table:table-cell>
          <table:table-cell office:value-type="string" calcext:value-type="string">
            <text:p>54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0.110743557937997" calcext:value-type="float">
            <text:p>0.110743557937997</text:p>
          </table:table-cell>
          <table:table-cell office:value-type="float" office:value="0.573222611421414" calcext:value-type="float">
            <text:p>0.573222611421414</text:p>
          </table:table-cell>
          <table:table-cell office:value-type="float" office:value="0.197460082135256" calcext:value-type="float">
            <text:p>0.197460082135256</text:p>
          </table:table-cell>
          <table:table-cell/>
          <table:table-cell table:formula="of:=[.F56]-[ref.F55]" office:value-type="float" office:value="0.110743557937997" calcext:value-type="float">
            <text:p>0.110743557937997</text:p>
          </table:table-cell>
          <table:table-cell table:formula="of:=[.G56]-[ref.G55]" office:value-type="float" office:value="0.573222611421414" calcext:value-type="float">
            <text:p>0.573222611421414</text:p>
          </table:table-cell>
          <table:table-cell table:formula="of:=SQRT(0.5*(([.X56]^2)+(0.2*[.Y56]^2)))" office:value-type="float" office:value="0.197460082135256" calcext:value-type="float">
            <text:p>0.197460082135256</text:p>
          </table:table-cell>
          <table:table-cell/>
          <table:table-cell table:formula="of:=[.T56]-[.X56]" office:value-type="float" office:value="0" calcext:value-type="float">
            <text:p>0</text:p>
          </table:table-cell>
          <table:table-cell table:formula="of:=[.U56]-[.Y56]" office:value-type="float" office:value="0" calcext:value-type="float">
            <text:p>0</text:p>
          </table:table-cell>
          <table:table-cell table:formula="of:=[.V56]-[.Z5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19366218435721" calcext:value-type="float">
            <text:p>9.19366218435721</text:p>
          </table:table-cell>
          <table:table-cell office:value-type="float" office:value="121.045631088306" calcext:value-type="float">
            <text:p>121.045631088306</text:p>
          </table:table-cell>
          <table:table-cell office:value-type="float" office:value="22.3707568908247" calcext:value-type="float">
            <text:p>22.3707568908247</text:p>
          </table:table-cell>
          <table:table-cell office:value-type="float" office:value="45.5733981760369" calcext:value-type="float">
            <text:p>45.5733981760369</text:p>
          </table:table-cell>
          <table:table-cell office:value-type="float" office:value="17.4112172724128" calcext:value-type="float">
            <text:p>17.4112172724128</text:p>
          </table:table-cell>
          <table:table-cell office:value-type="float" office:value="26.0238463600447" calcext:value-type="float">
            <text:p>26.02384636004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5Cys</text:p>
          </table:table-cell>
          <table:table-cell office:value-type="string" calcext:value-type="string">
            <text:p>55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-0.135699977492523" calcext:value-type="float">
            <text:p>-0.135699977492523</text:p>
          </table:table-cell>
          <table:table-cell office:value-type="float" office:value="-0.67420867313291" calcext:value-type="float">
            <text:p>-0.67420867313291</text:p>
          </table:table-cell>
          <table:table-cell office:value-type="float" office:value="0.233801145075253" calcext:value-type="float">
            <text:p>0.233801145075253</text:p>
          </table:table-cell>
          <table:table-cell/>
          <table:table-cell table:formula="of:=[.F57]-[ref.F56]" office:value-type="float" office:value="-0.135699977492523" calcext:value-type="float">
            <text:p>-0.135699977492523</text:p>
          </table:table-cell>
          <table:table-cell table:formula="of:=[.G57]-[ref.G56]" office:value-type="float" office:value="-0.67420867313291" calcext:value-type="float">
            <text:p>-0.67420867313291</text:p>
          </table:table-cell>
          <table:table-cell table:formula="of:=SQRT(0.5*(([.X57]^2)+(0.2*[.Y57]^2)))" office:value-type="float" office:value="0.233801145075253" calcext:value-type="float">
            <text:p>0.233801145075253</text:p>
          </table:table-cell>
          <table:table-cell/>
          <table:table-cell table:formula="of:=[.T57]-[.X57]" office:value-type="float" office:value="0" calcext:value-type="float">
            <text:p>0</text:p>
          </table:table-cell>
          <table:table-cell table:formula="of:=[.U57]-[.Y57]" office:value-type="float" office:value="0" calcext:value-type="float">
            <text:p>0</text:p>
          </table:table-cell>
          <table:table-cell table:formula="of:=[.V57]-[.Z5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03314748549309" calcext:value-type="float">
            <text:p>9.03314748549309</text:p>
          </table:table-cell>
          <table:table-cell office:value-type="float" office:value="112.487010907118" calcext:value-type="float">
            <text:p>112.487010907118</text:p>
          </table:table-cell>
          <table:table-cell office:value-type="float" office:value="5.96214122799152" calcext:value-type="float">
            <text:p>5.96214122799152</text:p>
          </table:table-cell>
          <table:table-cell office:value-type="float" office:value="24.531102369246" calcext:value-type="float">
            <text:p>24.531102369246</text:p>
          </table:table-cell>
          <table:table-cell office:value-type="float" office:value="36.5968667739223" calcext:value-type="float">
            <text:p>36.5968667739223</text:p>
          </table:table-cell>
          <table:table-cell office:value-type="float" office:value="31.6313260045519" calcext:value-type="float">
            <text:p>31.631326004551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6Asn</text:p>
          </table:table-cell>
          <table:table-cell office:value-type="string" calcext:value-type="string">
            <text:p>5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0.128003634924335" calcext:value-type="float">
            <text:p>0.128003634924335</text:p>
          </table:table-cell>
          <table:table-cell office:value-type="float" office:value="0.624993055712139" calcext:value-type="float">
            <text:p>0.624993055712139</text:p>
          </table:table-cell>
          <table:table-cell office:value-type="float" office:value="0.217380075549165" calcext:value-type="float">
            <text:p>0.217380075549165</text:p>
          </table:table-cell>
          <table:table-cell/>
          <table:table-cell table:formula="of:=[.F58]-[ref.F57]" office:value-type="float" office:value="0.128003634924335" calcext:value-type="float">
            <text:p>0.128003634924335</text:p>
          </table:table-cell>
          <table:table-cell table:formula="of:=[.G58]-[ref.G57]" office:value-type="float" office:value="0.624993055712139" calcext:value-type="float">
            <text:p>0.624993055712139</text:p>
          </table:table-cell>
          <table:table-cell table:formula="of:=SQRT(0.5*(([.X58]^2)+(0.2*[.Y58]^2)))" office:value-type="float" office:value="0.217380075549165" calcext:value-type="float">
            <text:p>0.217380075549165</text:p>
          </table:table-cell>
          <table:table-cell/>
          <table:table-cell table:formula="of:=[.T58]-[.X58]" office:value-type="float" office:value="0" calcext:value-type="float">
            <text:p>0</text:p>
          </table:table-cell>
          <table:table-cell table:formula="of:=[.U58]-[.Y58]" office:value-type="float" office:value="0" calcext:value-type="float">
            <text:p>0</text:p>
          </table:table-cell>
          <table:table-cell table:formula="of:=[.V58]-[.Z5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96584032969555" calcext:value-type="float">
            <text:p>7.96584032969555</text:p>
          </table:table-cell>
          <table:table-cell office:value-type="float" office:value="130.815694280207" calcext:value-type="float">
            <text:p>130.815694280207</text:p>
          </table:table-cell>
          <table:table-cell office:value-type="float" office:value="70.0707997893709" calcext:value-type="float">
            <text:p>70.0707997893709</text:p>
          </table:table-cell>
          <table:table-cell office:value-type="float" office:value="13.4343305586651" calcext:value-type="float">
            <text:p>13.4343305586651</text:p>
          </table:table-cell>
          <table:table-cell office:value-type="float" office:value="47.6364216506822" calcext:value-type="float">
            <text:p>47.6364216506822</text:p>
          </table:table-cell>
          <table:table-cell office:value-type="float" office:value="31.3289128097415" calcext:value-type="float">
            <text:p>31.32891280974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7Trp</text:p>
          </table:table-cell>
          <table:table-cell office:value-type="string" calcext:value-type="string">
            <text:p>57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-0.168474408705169" calcext:value-type="float">
            <text:p>-0.168474408705169</text:p>
          </table:table-cell>
          <table:table-cell office:value-type="float" office:value="-0.845456673909666" calcext:value-type="float">
            <text:p>-0.845456673909666</text:p>
          </table:table-cell>
          <table:table-cell office:value-type="float" office:value="0.292696962642453" calcext:value-type="float">
            <text:p>0.292696962642453</text:p>
          </table:table-cell>
          <table:table-cell/>
          <table:table-cell table:formula="of:=[.F59]-[ref.F58]" office:value-type="float" office:value="-0.168474408705169" calcext:value-type="float">
            <text:p>-0.168474408705169</text:p>
          </table:table-cell>
          <table:table-cell table:formula="of:=[.G59]-[ref.G58]" office:value-type="float" office:value="-0.845456673909666" calcext:value-type="float">
            <text:p>-0.845456673909666</text:p>
          </table:table-cell>
          <table:table-cell table:formula="of:=SQRT(0.5*(([.X59]^2)+(0.2*[.Y59]^2)))" office:value-type="float" office:value="0.292696962642453" calcext:value-type="float">
            <text:p>0.292696962642453</text:p>
          </table:table-cell>
          <table:table-cell/>
          <table:table-cell table:formula="of:=[.T59]-[.X59]" office:value-type="float" office:value="0" calcext:value-type="float">
            <text:p>0</text:p>
          </table:table-cell>
          <table:table-cell table:formula="of:=[.U59]-[.Y59]" office:value-type="float" office:value="0" calcext:value-type="float">
            <text:p>0</text:p>
          </table:table-cell>
          <table:table-cell table:formula="of:=[.V59]-[.Z5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22991973573293" calcext:value-type="float">
            <text:p>9.22991973573293</text:p>
          </table:table-cell>
          <table:table-cell office:value-type="float" office:value="115.291621709649" calcext:value-type="float">
            <text:p>115.291621709649</text:p>
          </table:table-cell>
          <table:table-cell office:value-type="float" office:value="77.9608736237" calcext:value-type="float">
            <text:p>77.9608736237</text:p>
          </table:table-cell>
          <table:table-cell office:value-type="float" office:value="33.450916785932" calcext:value-type="float">
            <text:p>33.450916785932</text:p>
          </table:table-cell>
          <table:table-cell office:value-type="float" office:value="36.5018639428943" calcext:value-type="float">
            <text:p>36.5018639428943</text:p>
          </table:table-cell>
          <table:table-cell office:value-type="float" office:value="19.9055803173318" calcext:value-type="float">
            <text:p>19.905580317331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8Lys</text:p>
          </table:table-cell>
          <table:table-cell office:value-type="string" calcext:value-type="string">
            <text:p>58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0.109853031043768" calcext:value-type="float">
            <text:p>0.109853031043768</text:p>
          </table:table-cell>
          <table:table-cell office:value-type="float" office:value="0.551577226453418" calcext:value-type="float">
            <text:p>0.551577226453418</text:p>
          </table:table-cell>
          <table:table-cell office:value-type="float" office:value="0.190938701914923" calcext:value-type="float">
            <text:p>0.190938701914923</text:p>
          </table:table-cell>
          <table:table-cell/>
          <table:table-cell table:formula="of:=[.F60]-[ref.F59]" office:value-type="float" office:value="0.109853031043768" calcext:value-type="float">
            <text:p>0.109853031043768</text:p>
          </table:table-cell>
          <table:table-cell table:formula="of:=[.G60]-[ref.G59]" office:value-type="float" office:value="0.551577226453418" calcext:value-type="float">
            <text:p>0.551577226453418</text:p>
          </table:table-cell>
          <table:table-cell table:formula="of:=SQRT(0.5*(([.X60]^2)+(0.2*[.Y60]^2)))" office:value-type="float" office:value="0.190938701914923" calcext:value-type="float">
            <text:p>0.190938701914923</text:p>
          </table:table-cell>
          <table:table-cell/>
          <table:table-cell table:formula="of:=[.T60]-[.X60]" office:value-type="float" office:value="0" calcext:value-type="float">
            <text:p>0</text:p>
          </table:table-cell>
          <table:table-cell table:formula="of:=[.U60]-[.Y60]" office:value-type="float" office:value="0" calcext:value-type="float">
            <text:p>0</text:p>
          </table:table-cell>
          <table:table-cell table:formula="of:=[.V60]-[.Z6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6644073160536" calcext:value-type="float">
            <text:p>8.26644073160536</text:p>
          </table:table-cell>
          <table:table-cell office:value-type="float" office:value="118.722613292937" calcext:value-type="float">
            <text:p>118.722613292937</text:p>
          </table:table-cell>
          <table:table-cell office:value-type="float" office:value="21.4483005727439" calcext:value-type="float">
            <text:p>21.4483005727439</text:p>
          </table:table-cell>
          <table:table-cell office:value-type="float" office:value="91.8335779106852" calcext:value-type="float">
            <text:p>91.8335779106852</text:p>
          </table:table-cell>
          <table:table-cell office:value-type="float" office:value="38.2652362558995" calcext:value-type="float">
            <text:p>38.2652362558995</text:p>
          </table:table-cell>
          <table:table-cell office:value-type="float" office:value="36.8591565999567" calcext:value-type="float">
            <text:p>36.859156599956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59Ile</text:p>
          </table:table-cell>
          <table:table-cell office:value-type="string" calcext:value-type="string">
            <text:p>59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0.17192201313695" calcext:value-type="float">
            <text:p>0.17192201313695</text:p>
          </table:table-cell>
          <table:table-cell office:value-type="float" office:value="0.869484156760606" calcext:value-type="float">
            <text:p>0.869484156760606</text:p>
          </table:table-cell>
          <table:table-cell office:value-type="float" office:value="0.300630768861574" calcext:value-type="float">
            <text:p>0.300630768861574</text:p>
          </table:table-cell>
          <table:table-cell/>
          <table:table-cell table:formula="of:=[.F61]-[ref.F60]" office:value-type="float" office:value="0.17192201313695" calcext:value-type="float">
            <text:p>0.17192201313695</text:p>
          </table:table-cell>
          <table:table-cell table:formula="of:=[.G61]-[ref.G60]" office:value-type="float" office:value="0.869484156760606" calcext:value-type="float">
            <text:p>0.869484156760606</text:p>
          </table:table-cell>
          <table:table-cell table:formula="of:=SQRT(0.5*(([.X61]^2)+(0.2*[.Y61]^2)))" office:value-type="float" office:value="0.300630768861574" calcext:value-type="float">
            <text:p>0.300630768861574</text:p>
          </table:table-cell>
          <table:table-cell/>
          <table:table-cell table:formula="of:=[.T61]-[.X61]" office:value-type="float" office:value="0" calcext:value-type="float">
            <text:p>0</text:p>
          </table:table-cell>
          <table:table-cell table:formula="of:=[.U61]-[.Y61]" office:value-type="float" office:value="0" calcext:value-type="float">
            <text:p>0</text:p>
          </table:table-cell>
          <table:table-cell table:formula="of:=[.V61]-[.Z6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60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62]-[ref.F61]" office:value-type="string" office:string-value="" calcext:value-type="error">
            <text:p>#VALUE!</text:p>
          </table:table-cell>
          <table:table-cell table:formula="of:=[.G62]-[ref.G61]" office:value-type="string" office:string-value="" calcext:value-type="error">
            <text:p>#VALUE!</text:p>
          </table:table-cell>
          <table:table-cell table:formula="of:=SQRT(0.5*(([.X62]^2)+(0.2*[.Y62]^2)))" office:value-type="string" office:string-value="" calcext:value-type="error">
            <text:p>#VALUE!</text:p>
          </table:table-cell>
          <table:table-cell/>
          <table:table-cell table:formula="of:=[.T62]-[.X62]" office:value-type="string" office:string-value="" calcext:value-type="error">
            <text:p>#VALUE!</text:p>
          </table:table-cell>
          <table:table-cell table:formula="of:=[.U62]-[.Y62]" office:value-type="string" office:string-value="" calcext:value-type="error">
            <text:p>#VALUE!</text:p>
          </table:table-cell>
          <table:table-cell table:formula="of:=[.V62]-[.Z62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451774969062" calcext:value-type="float">
            <text:p>8.7451774969062</text:p>
          </table:table-cell>
          <table:table-cell office:value-type="float" office:value="120.414223200074" calcext:value-type="float">
            <text:p>120.414223200074</text:p>
          </table:table-cell>
          <table:table-cell office:value-type="float" office:value="44.2242813829055" calcext:value-type="float">
            <text:p>44.2242813829055</text:p>
          </table:table-cell>
          <table:table-cell office:value-type="float" office:value="51.238008514193" calcext:value-type="float">
            <text:p>51.238008514193</text:p>
          </table:table-cell>
          <table:table-cell office:value-type="float" office:value="20.2913902192193" calcext:value-type="float">
            <text:p>20.2913902192193</text:p>
          </table:table-cell>
          <table:table-cell office:value-type="float" office:value="47.7295330914255" calcext:value-type="float">
            <text:p>47.729533091425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1Gly</text:p>
          </table:table-cell>
          <table:table-cell office:value-type="string" calcext:value-type="string">
            <text:p>61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-0.17242689767615" calcext:value-type="float">
            <text:p>-0.17242689767615</text:p>
          </table:table-cell>
          <table:table-cell office:value-type="float" office:value="-0.839862258755616" calcext:value-type="float">
            <text:p>-0.839862258755616</text:p>
          </table:table-cell>
          <table:table-cell office:value-type="float" office:value="0.292236854091539" calcext:value-type="float">
            <text:p>0.292236854091539</text:p>
          </table:table-cell>
          <table:table-cell/>
          <table:table-cell table:formula="of:=[.F63]-[ref.F62]" office:value-type="float" office:value="-0.17242689767615" calcext:value-type="float">
            <text:p>-0.17242689767615</text:p>
          </table:table-cell>
          <table:table-cell table:formula="of:=[.G63]-[ref.G62]" office:value-type="float" office:value="-0.839862258755616" calcext:value-type="float">
            <text:p>-0.839862258755616</text:p>
          </table:table-cell>
          <table:table-cell table:formula="of:=SQRT(0.5*(([.X63]^2)+(0.2*[.Y63]^2)))" office:value-type="float" office:value="0.292236854091539" calcext:value-type="float">
            <text:p>0.292236854091539</text:p>
          </table:table-cell>
          <table:table-cell/>
          <table:table-cell table:formula="of:=[.T63]-[.X63]" office:value-type="float" office:value="0" calcext:value-type="float">
            <text:p>0</text:p>
          </table:table-cell>
          <table:table-cell table:formula="of:=[.U63]-[.Y63]" office:value-type="float" office:value="0" calcext:value-type="float">
            <text:p>0</text:p>
          </table:table-cell>
          <table:table-cell table:formula="of:=[.V63]-[.Z6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73222340512553" calcext:value-type="float">
            <text:p>9.73222340512553</text:p>
          </table:table-cell>
          <table:table-cell office:value-type="float" office:value="131.926754651122" calcext:value-type="float">
            <text:p>131.926754651122</text:p>
          </table:table-cell>
          <table:table-cell office:value-type="float" office:value="83.662141973538" calcext:value-type="float">
            <text:p>83.662141973538</text:p>
          </table:table-cell>
          <table:table-cell office:value-type="float" office:value="29.691518962198" calcext:value-type="float">
            <text:p>29.691518962198</text:p>
          </table:table-cell>
          <table:table-cell office:value-type="float" office:value="25.5632048359229" calcext:value-type="float">
            <text:p>25.5632048359229</text:p>
          </table:table-cell>
          <table:table-cell office:value-type="float" office:value="33.4328852789278" calcext:value-type="float">
            <text:p>33.43288527892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2Gly</text:p>
          </table:table-cell>
          <table:table-cell office:value-type="string" calcext:value-type="string">
            <text:p>62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0.171819236465506" calcext:value-type="float">
            <text:p>0.171819236465506</text:p>
          </table:table-cell>
          <table:table-cell office:value-type="float" office:value="0.860263043085922" calcext:value-type="float">
            <text:p>0.860263043085922</text:p>
          </table:table-cell>
          <table:table-cell office:value-type="float" office:value="0.2979365290456" calcext:value-type="float">
            <text:p>0.2979365290456</text:p>
          </table:table-cell>
          <table:table-cell/>
          <table:table-cell table:formula="of:=[.F64]-[ref.F63]" office:value-type="float" office:value="0.171819236465506" calcext:value-type="float">
            <text:p>0.171819236465506</text:p>
          </table:table-cell>
          <table:table-cell table:formula="of:=[.G64]-[ref.G63]" office:value-type="float" office:value="0.860263043085922" calcext:value-type="float">
            <text:p>0.860263043085922</text:p>
          </table:table-cell>
          <table:table-cell table:formula="of:=SQRT(0.5*(([.X64]^2)+(0.2*[.Y64]^2)))" office:value-type="float" office:value="0.2979365290456" calcext:value-type="float">
            <text:p>0.2979365290456</text:p>
          </table:table-cell>
          <table:table-cell/>
          <table:table-cell table:formula="of:=[.T64]-[.X64]" office:value-type="float" office:value="0" calcext:value-type="float">
            <text:p>0</text:p>
          </table:table-cell>
          <table:table-cell table:formula="of:=[.U64]-[.Y64]" office:value-type="float" office:value="0" calcext:value-type="float">
            <text:p>0</text:p>
          </table:table-cell>
          <table:table-cell table:formula="of:=[.V64]-[.Z6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5432951898366" calcext:value-type="float">
            <text:p>6.25432951898366</text:p>
          </table:table-cell>
          <table:table-cell office:value-type="float" office:value="110.248194372852" calcext:value-type="float">
            <text:p>110.248194372852</text:p>
          </table:table-cell>
          <table:table-cell office:value-type="float" office:value="80.6653939208149" calcext:value-type="float">
            <text:p>80.6653939208149</text:p>
          </table:table-cell>
          <table:table-cell office:value-type="float" office:value="1.18204185245469" calcext:value-type="float">
            <text:p>1.18204185245469</text:p>
          </table:table-cell>
          <table:table-cell office:value-type="float" office:value="20.4542360391494" calcext:value-type="float">
            <text:p>20.4542360391494</text:p>
          </table:table-cell>
          <table:table-cell office:value-type="float" office:value="23.7826792058592" calcext:value-type="float">
            <text:p>23.78267920585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3Ala</text:p>
          </table:table-cell>
          <table:table-cell office:value-type="string" calcext:value-type="string">
            <text:p>63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0.105881197035835" calcext:value-type="float">
            <text:p>0.105881197035835</text:p>
          </table:table-cell>
          <table:table-cell office:value-type="float" office:value="0.5085468261545" calcext:value-type="float">
            <text:p>0.5085468261545</text:p>
          </table:table-cell>
          <table:table-cell office:value-type="float" office:value="0.177390533518709" calcext:value-type="float">
            <text:p>0.177390533518709</text:p>
          </table:table-cell>
          <table:table-cell/>
          <table:table-cell table:formula="of:=[.F65]-[ref.F64]" office:value-type="float" office:value="0.105881197035835" calcext:value-type="float">
            <text:p>0.105881197035835</text:p>
          </table:table-cell>
          <table:table-cell table:formula="of:=[.G65]-[ref.G64]" office:value-type="float" office:value="0.5085468261545" calcext:value-type="float">
            <text:p>0.5085468261545</text:p>
          </table:table-cell>
          <table:table-cell table:formula="of:=SQRT(0.5*(([.X65]^2)+(0.2*[.Y65]^2)))" office:value-type="float" office:value="0.177390533518709" calcext:value-type="float">
            <text:p>0.177390533518709</text:p>
          </table:table-cell>
          <table:table-cell/>
          <table:table-cell table:formula="of:=[.T65]-[.X65]" office:value-type="float" office:value="0" calcext:value-type="float">
            <text:p>0</text:p>
          </table:table-cell>
          <table:table-cell table:formula="of:=[.U65]-[.Y65]" office:value-type="float" office:value="0" calcext:value-type="float">
            <text:p>0</text:p>
          </table:table-cell>
          <table:table-cell table:formula="of:=[.V65]-[.Z6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21312191475086" calcext:value-type="float">
            <text:p>7.21312191475086</text:p>
          </table:table-cell>
          <table:table-cell office:value-type="float" office:value="104.58530461176" calcext:value-type="float">
            <text:p>104.58530461176</text:p>
          </table:table-cell>
          <table:table-cell office:value-type="float" office:value="76.8911089952046" calcext:value-type="float">
            <text:p>76.8911089952046</text:p>
          </table:table-cell>
          <table:table-cell office:value-type="float" office:value="85.9168950526488" calcext:value-type="float">
            <text:p>85.9168950526488</text:p>
          </table:table-cell>
          <table:table-cell office:value-type="float" office:value="41.0058826302019" calcext:value-type="float">
            <text:p>41.0058826302019</text:p>
          </table:table-cell>
          <table:table-cell office:value-type="float" office:value="28.8839270508378" calcext:value-type="float">
            <text:p>28.88392705083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4Ser</text:p>
          </table:table-cell>
          <table:table-cell office:value-type="string" calcext:value-type="string">
            <text:p>64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-0.0972897508652668" calcext:value-type="float">
            <text:p>-0.097289750865267</text:p>
          </table:table-cell>
          <table:table-cell office:value-type="float" office:value="-0.487382079510851" calcext:value-type="float">
            <text:p>-0.487382079510851</text:p>
          </table:table-cell>
          <table:table-cell office:value-type="float" office:value="0.168780262336996" calcext:value-type="float">
            <text:p>0.168780262336996</text:p>
          </table:table-cell>
          <table:table-cell/>
          <table:table-cell table:formula="of:=[.F66]-[ref.F65]" office:value-type="float" office:value="-0.0972897508652659" calcext:value-type="float">
            <text:p>-0.097289750865266</text:p>
          </table:table-cell>
          <table:table-cell table:formula="of:=[.G66]-[ref.G65]" office:value-type="float" office:value="-0.487382079510851" calcext:value-type="float">
            <text:p>-0.487382079510851</text:p>
          </table:table-cell>
          <table:table-cell table:formula="of:=SQRT(0.5*(([.X66]^2)+(0.2*[.Y66]^2)))" office:value-type="float" office:value="0.168780262336995" calcext:value-type="float">
            <text:p>0.168780262336995</text:p>
          </table:table-cell>
          <table:table-cell/>
          <table:table-cell table:formula="of:=[.T66]-[.X66]" office:value-type="float" office:value="-8.88178419700125E-016" calcext:value-type="float">
            <text:p>-8.88178419700125E-16</text:p>
          </table:table-cell>
          <table:table-cell table:formula="of:=[.U66]-[.Y66]" office:value-type="float" office:value="0" calcext:value-type="float">
            <text:p>0</text:p>
          </table:table-cell>
          <table:table-cell table:formula="of:=[.V66]-[.Z6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4504027476864" calcext:value-type="float">
            <text:p>8.44504027476864</text:p>
          </table:table-cell>
          <table:table-cell office:value-type="float" office:value="116.591990419961" calcext:value-type="float">
            <text:p>116.591990419961</text:p>
          </table:table-cell>
          <table:table-cell office:value-type="float" office:value="84.3976701833356" calcext:value-type="float">
            <text:p>84.3976701833356</text:p>
          </table:table-cell>
          <table:table-cell office:value-type="float" office:value="61.9382990353413" calcext:value-type="float">
            <text:p>61.9382990353413</text:p>
          </table:table-cell>
          <table:table-cell office:value-type="float" office:value="32.6442964716651" calcext:value-type="float">
            <text:p>32.6442964716651</text:p>
          </table:table-cell>
          <table:table-cell office:value-type="float" office:value="47.9915809021915" calcext:value-type="float">
            <text:p>47.99158090219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5Ser</text:p>
          </table:table-cell>
          <table:table-cell office:value-type="string" calcext:value-type="string">
            <text:p>65Se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0.132824517737337" calcext:value-type="float">
            <text:p>0.132824517737337</text:p>
          </table:table-cell>
          <table:table-cell office:value-type="float" office:value="0.637532966471539" calcext:value-type="float">
            <text:p>0.637532966471539</text:p>
          </table:table-cell>
          <table:table-cell office:value-type="float" office:value="0.222409542488352" calcext:value-type="float">
            <text:p>0.222409542488352</text:p>
          </table:table-cell>
          <table:table-cell/>
          <table:table-cell table:formula="of:=[.F67]-[ref.F66]" office:value-type="float" office:value="0.132824517737337" calcext:value-type="float">
            <text:p>0.132824517737337</text:p>
          </table:table-cell>
          <table:table-cell table:formula="of:=[.G67]-[ref.G66]" office:value-type="float" office:value="0.637532966471539" calcext:value-type="float">
            <text:p>0.637532966471539</text:p>
          </table:table-cell>
          <table:table-cell table:formula="of:=SQRT(0.5*(([.X67]^2)+(0.2*[.Y67]^2)))" office:value-type="float" office:value="0.222409542488352" calcext:value-type="float">
            <text:p>0.222409542488352</text:p>
          </table:table-cell>
          <table:table-cell/>
          <table:table-cell table:formula="of:=[.T67]-[.X67]" office:value-type="float" office:value="0" calcext:value-type="float">
            <text:p>0</text:p>
          </table:table-cell>
          <table:table-cell table:formula="of:=[.U67]-[.Y67]" office:value-type="float" office:value="0" calcext:value-type="float">
            <text:p>0</text:p>
          </table:table-cell>
          <table:table-cell table:formula="of:=[.V67]-[.Z6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43342244059141" calcext:value-type="float">
            <text:p>7.43342244059141</text:p>
          </table:table-cell>
          <table:table-cell office:value-type="float" office:value="120.396321713431" calcext:value-type="float">
            <text:p>120.396321713431</text:p>
          </table:table-cell>
          <table:table-cell office:value-type="float" office:value="35.2078772282026" calcext:value-type="float">
            <text:p>35.2078772282026</text:p>
          </table:table-cell>
          <table:table-cell office:value-type="float" office:value="92.0142044250555" calcext:value-type="float">
            <text:p>92.0142044250555</text:p>
          </table:table-cell>
          <table:table-cell office:value-type="float" office:value="19.4205281312598" calcext:value-type="float">
            <text:p>19.4205281312598</text:p>
          </table:table-cell>
          <table:table-cell office:value-type="float" office:value="23.2447315992247" calcext:value-type="float">
            <text:p>23.244731599224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6Asn</text:p>
          </table:table-cell>
          <table:table-cell office:value-type="string" calcext:value-type="string">
            <text:p>6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0.0151920842005247" calcext:value-type="float">
            <text:p>0.015192084200525</text:p>
          </table:table-cell>
          <table:table-cell office:value-type="float" office:value="0.0786325181666143" calcext:value-type="float">
            <text:p>0.078632518166614</text:p>
          </table:table-cell>
          <table:table-cell office:value-type="float" office:value="0.0270870264610239" calcext:value-type="float">
            <text:p>0.027087026461024</text:p>
          </table:table-cell>
          <table:table-cell/>
          <table:table-cell table:formula="of:=[.F68]-[ref.F67]" office:value-type="float" office:value="0.0151920842005246" calcext:value-type="float">
            <text:p>0.015192084200525</text:p>
          </table:table-cell>
          <table:table-cell table:formula="of:=[.G68]-[ref.G67]" office:value-type="float" office:value="0.0786325181666143" calcext:value-type="float">
            <text:p>0.078632518166614</text:p>
          </table:table-cell>
          <table:table-cell table:formula="of:=SQRT(0.5*(([.X68]^2)+(0.2*[.Y68]^2)))" office:value-type="float" office:value="0.0270870264610239" calcext:value-type="float">
            <text:p>0.027087026461024</text:p>
          </table:table-cell>
          <table:table-cell/>
          <table:table-cell table:formula="of:=[.T68]-[.X68]" office:value-type="float" office:value="0" calcext:value-type="float">
            <text:p>0</text:p>
          </table:table-cell>
          <table:table-cell table:formula="of:=[.U68]-[.Y68]" office:value-type="float" office:value="0" calcext:value-type="float">
            <text:p>0</text:p>
          </table:table-cell>
          <table:table-cell table:formula="of:=[.V68]-[.Z6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31433760164186" calcext:value-type="float">
            <text:p>7.31433760164186</text:p>
          </table:table-cell>
          <table:table-cell office:value-type="float" office:value="116.448959503774" calcext:value-type="float">
            <text:p>116.448959503774</text:p>
          </table:table-cell>
          <table:table-cell office:value-type="float" office:value="73.4407566587075" calcext:value-type="float">
            <text:p>73.4407566587075</text:p>
          </table:table-cell>
          <table:table-cell office:value-type="float" office:value="88.8315140089927" calcext:value-type="float">
            <text:p>88.8315140089927</text:p>
          </table:table-cell>
          <table:table-cell office:value-type="float" office:value="25.1560541825583" calcext:value-type="float">
            <text:p>25.1560541825583</text:p>
          </table:table-cell>
          <table:table-cell office:value-type="float" office:value="47.6165764985226" calcext:value-type="float">
            <text:p>47.616576498522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7Tyr</text:p>
          </table:table-cell>
          <table:table-cell office:value-type="string" calcext:value-type="string">
            <text:p>6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0.0145790288241674" calcext:value-type="float">
            <text:p>0.014579028824167</text:p>
          </table:table-cell>
          <table:table-cell office:value-type="float" office:value="0.0827169633176226" calcext:value-type="float">
            <text:p>0.082716963317623</text:p>
          </table:table-cell>
          <table:table-cell office:value-type="float" office:value="0.0281155409476119" calcext:value-type="float">
            <text:p>0.028115540947612</text:p>
          </table:table-cell>
          <table:table-cell/>
          <table:table-cell table:formula="of:=[.F69]-[ref.F68]" office:value-type="float" office:value="0.0145790288241674" calcext:value-type="float">
            <text:p>0.014579028824167</text:p>
          </table:table-cell>
          <table:table-cell table:formula="of:=[.G69]-[ref.G68]" office:value-type="float" office:value="0.0827169633176226" calcext:value-type="float">
            <text:p>0.082716963317623</text:p>
          </table:table-cell>
          <table:table-cell table:formula="of:=SQRT(0.5*(([.X69]^2)+(0.2*[.Y69]^2)))" office:value-type="float" office:value="0.0281155409476119" calcext:value-type="float">
            <text:p>0.028115540947612</text:p>
          </table:table-cell>
          <table:table-cell/>
          <table:table-cell table:formula="of:=[.T69]-[.X69]" office:value-type="float" office:value="0" calcext:value-type="float">
            <text:p>0</text:p>
          </table:table-cell>
          <table:table-cell table:formula="of:=[.U69]-[.Y69]" office:value-type="float" office:value="0" calcext:value-type="float">
            <text:p>0</text:p>
          </table:table-cell>
          <table:table-cell table:formula="of:=[.V69]-[.Z6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5861688148901" calcext:value-type="float">
            <text:p>6.95861688148901</text:p>
          </table:table-cell>
          <table:table-cell office:value-type="float" office:value="110.242580603184" calcext:value-type="float">
            <text:p>110.242580603184</text:p>
          </table:table-cell>
          <table:table-cell office:value-type="float" office:value="78.4085099270787" calcext:value-type="float">
            <text:p>78.4085099270787</text:p>
          </table:table-cell>
          <table:table-cell office:value-type="float" office:value="72.672229938765" calcext:value-type="float">
            <text:p>72.672229938765</text:p>
          </table:table-cell>
          <table:table-cell office:value-type="float" office:value="32.458707940542" calcext:value-type="float">
            <text:p>32.458707940542</text:p>
          </table:table-cell>
          <table:table-cell office:value-type="float" office:value="31.9864897752433" calcext:value-type="float">
            <text:p>31.986489775243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8Asp</text:p>
          </table:table-cell>
          <table:table-cell office:value-type="string" calcext:value-type="string">
            <text:p>68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 office:value-type="float" office:value="0.0144430008452989" calcext:value-type="float">
            <text:p>0.014443000845299</text:p>
          </table:table-cell>
          <table:table-cell office:value-type="float" office:value="0.0903632983481657" calcext:value-type="float">
            <text:p>0.090363298348166</text:p>
          </table:table-cell>
          <table:table-cell office:value-type="float" office:value="0.0303455549552914" calcext:value-type="float">
            <text:p>0.030345554955292</text:p>
          </table:table-cell>
          <table:table-cell/>
          <table:table-cell table:formula="of:=[.F70]-[ref.F69]" office:value-type="float" office:value="0.0144430008452989" calcext:value-type="float">
            <text:p>0.014443000845299</text:p>
          </table:table-cell>
          <table:table-cell table:formula="of:=[.G70]-[ref.G69]" office:value-type="float" office:value="0.0903632983481657" calcext:value-type="float">
            <text:p>0.090363298348166</text:p>
          </table:table-cell>
          <table:table-cell table:formula="of:=SQRT(0.5*(([.X70]^2)+(0.2*[.Y70]^2)))" office:value-type="float" office:value="0.0303455549552914" calcext:value-type="float">
            <text:p>0.030345554955292</text:p>
          </table:table-cell>
          <table:table-cell/>
          <table:table-cell table:formula="of:=[.T70]-[.X70]" office:value-type="float" office:value="0" calcext:value-type="float">
            <text:p>0</text:p>
          </table:table-cell>
          <table:table-cell table:formula="of:=[.U70]-[.Y70]" office:value-type="float" office:value="0" calcext:value-type="float">
            <text:p>0</text:p>
          </table:table-cell>
          <table:table-cell table:formula="of:=[.V70]-[.Z7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5903352497421" calcext:value-type="float">
            <text:p>8.45903352497421</text:p>
          </table:table-cell>
          <table:table-cell office:value-type="float" office:value="106.505212623329" calcext:value-type="float">
            <text:p>106.505212623329</text:p>
          </table:table-cell>
          <table:table-cell office:value-type="float" office:value="97.3709384854907" calcext:value-type="float">
            <text:p>97.3709384854907</text:p>
          </table:table-cell>
          <table:table-cell office:value-type="float" office:value="24.6599577045002" calcext:value-type="float">
            <text:p>24.6599577045002</text:p>
          </table:table-cell>
          <table:table-cell office:value-type="float" office:value="28.4839375467551" calcext:value-type="float">
            <text:p>28.4839375467551</text:p>
          </table:table-cell>
          <table:table-cell office:value-type="float" office:value="25.7452419166557" calcext:value-type="float">
            <text:p>25.745241916655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69Lys</text:p>
          </table:table-cell>
          <table:table-cell office:value-type="string" calcext:value-type="string">
            <text:p>69L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0.0144481125640308" calcext:value-type="float">
            <text:p>0.014448112564031</text:p>
          </table:table-cell>
          <table:table-cell office:value-type="float" office:value="0.0976625277803578" calcext:value-type="float">
            <text:p>0.097662527780358</text:p>
          </table:table-cell>
          <table:table-cell office:value-type="float" office:value="0.0325295390618491" calcext:value-type="float">
            <text:p>0.032529539061849</text:p>
          </table:table-cell>
          <table:table-cell/>
          <table:table-cell table:formula="of:=[.F71]-[ref.F70]" office:value-type="float" office:value="0.0144481125640308" calcext:value-type="float">
            <text:p>0.014448112564031</text:p>
          </table:table-cell>
          <table:table-cell table:formula="of:=[.G71]-[ref.G70]" office:value-type="float" office:value="0.0976625277803578" calcext:value-type="float">
            <text:p>0.097662527780358</text:p>
          </table:table-cell>
          <table:table-cell table:formula="of:=SQRT(0.5*(([.X71]^2)+(0.2*[.Y71]^2)))" office:value-type="float" office:value="0.0325295390618491" calcext:value-type="float">
            <text:p>0.032529539061849</text:p>
          </table:table-cell>
          <table:table-cell/>
          <table:table-cell table:formula="of:=[.T71]-[.X71]" office:value-type="float" office:value="0" calcext:value-type="float">
            <text:p>0</text:p>
          </table:table-cell>
          <table:table-cell table:formula="of:=[.U71]-[.Y71]" office:value-type="float" office:value="0" calcext:value-type="float">
            <text:p>0</text:p>
          </table:table-cell>
          <table:table-cell table:formula="of:=[.V71]-[.Z7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3019090414846" calcext:value-type="float">
            <text:p>8.53019090414846</text:p>
          </table:table-cell>
          <table:table-cell office:value-type="float" office:value="106.611943096003" calcext:value-type="float">
            <text:p>106.611943096003</text:p>
          </table:table-cell>
          <table:table-cell office:value-type="float" office:value="83.4965066697582" calcext:value-type="float">
            <text:p>83.4965066697582</text:p>
          </table:table-cell>
          <table:table-cell office:value-type="float" office:value="40.4963400308282" calcext:value-type="float">
            <text:p>40.4963400308282</text:p>
          </table:table-cell>
          <table:table-cell office:value-type="float" office:value="37.3189558318385" calcext:value-type="float">
            <text:p>37.3189558318385</text:p>
          </table:table-cell>
          <table:table-cell office:value-type="float" office:value="28.2450897843489" calcext:value-type="float">
            <text:p>28.245089784348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0Val</text:p>
          </table:table-cell>
          <table:table-cell office:value-type="string" calcext:value-type="string">
            <text:p>70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0.0150780798057539" calcext:value-type="float">
            <text:p>0.015078079805754</text:p>
          </table:table-cell>
          <table:table-cell office:value-type="float" office:value="0.0857044994062619" calcext:value-type="float">
            <text:p>0.085704499406262</text:p>
          </table:table-cell>
          <table:table-cell office:value-type="float" office:value="0.0291238796722232" calcext:value-type="float">
            <text:p>0.029123879672223</text:p>
          </table:table-cell>
          <table:table-cell/>
          <table:table-cell table:formula="of:=[.F72]-[ref.F71]" office:value-type="float" office:value="0.0150780798057539" calcext:value-type="float">
            <text:p>0.015078079805754</text:p>
          </table:table-cell>
          <table:table-cell table:formula="of:=[.G72]-[ref.G71]" office:value-type="float" office:value="0.0857044994062619" calcext:value-type="float">
            <text:p>0.085704499406262</text:p>
          </table:table-cell>
          <table:table-cell table:formula="of:=SQRT(0.5*(([.X72]^2)+(0.2*[.Y72]^2)))" office:value-type="float" office:value="0.0291238796722232" calcext:value-type="float">
            <text:p>0.029123879672223</text:p>
          </table:table-cell>
          <table:table-cell/>
          <table:table-cell table:formula="of:=[.T72]-[.X72]" office:value-type="float" office:value="0" calcext:value-type="float">
            <text:p>0</text:p>
          </table:table-cell>
          <table:table-cell table:formula="of:=[.U72]-[.Y72]" office:value-type="float" office:value="0" calcext:value-type="float">
            <text:p>0</text:p>
          </table:table-cell>
          <table:table-cell table:formula="of:=[.V72]-[.Z7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5078705926982" calcext:value-type="float">
            <text:p>8.75078705926982</text:p>
          </table:table-cell>
          <table:table-cell office:value-type="float" office:value="124.183608895765" calcext:value-type="float">
            <text:p>124.183608895765</text:p>
          </table:table-cell>
          <table:table-cell office:value-type="float" office:value="1.41122267416857" calcext:value-type="float">
            <text:p>1.41122267416857</text:p>
          </table:table-cell>
          <table:table-cell office:value-type="float" office:value="9.06800538537691" calcext:value-type="float">
            <text:p>9.06800538537691</text:p>
          </table:table-cell>
          <table:table-cell office:value-type="float" office:value="10.8530360489508" calcext:value-type="float">
            <text:p>10.8530360489508</text:p>
          </table:table-cell>
          <table:table-cell office:value-type="float" office:value="42.2892443407128" calcext:value-type="float">
            <text:p>42.28924434071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1Asp</text:p>
          </table:table-cell>
          <table:table-cell office:value-type="string" calcext:value-type="string">
            <text:p>71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0.0143264090687403" calcext:value-type="float">
            <text:p>0.01432640906874</text:p>
          </table:table-cell>
          <table:table-cell office:value-type="float" office:value="0.0572388538465134" calcext:value-type="float">
            <text:p>0.057238853846513</text:p>
          </table:table-cell>
          <table:table-cell office:value-type="float" office:value="0.0207425079816471" calcext:value-type="float">
            <text:p>0.020742507981647</text:p>
          </table:table-cell>
          <table:table-cell/>
          <table:table-cell table:formula="of:=[.F73]-[ref.F72]" office:value-type="float" office:value="0.0143264090687403" calcext:value-type="float">
            <text:p>0.01432640906874</text:p>
          </table:table-cell>
          <table:table-cell table:formula="of:=[.G73]-[ref.G72]" office:value-type="float" office:value="0.0572388538465134" calcext:value-type="float">
            <text:p>0.057238853846513</text:p>
          </table:table-cell>
          <table:table-cell table:formula="of:=SQRT(0.5*(([.X73]^2)+(0.2*[.Y73]^2)))" office:value-type="float" office:value="0.0207425079816471" calcext:value-type="float">
            <text:p>0.020742507981647</text:p>
          </table:table-cell>
          <table:table-cell/>
          <table:table-cell table:formula="of:=[.T73]-[.X73]" office:value-type="float" office:value="0" calcext:value-type="float">
            <text:p>0</text:p>
          </table:table-cell>
          <table:table-cell table:formula="of:=[.U73]-[.Y73]" office:value-type="float" office:value="0" calcext:value-type="float">
            <text:p>0</text:p>
          </table:table-cell>
          <table:table-cell table:formula="of:=[.V73]-[.Z7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72161384875762" calcext:value-type="float">
            <text:p>8.72161384875762</text:p>
          </table:table-cell>
          <table:table-cell office:value-type="float" office:value="112.676775311667" calcext:value-type="float">
            <text:p>112.676775311667</text:p>
          </table:table-cell>
          <table:table-cell office:value-type="float" office:value="57.897050492016" calcext:value-type="float">
            <text:p>57.897050492016</text:p>
          </table:table-cell>
          <table:table-cell office:value-type="float" office:value="78.8657737610687" calcext:value-type="float">
            <text:p>78.8657737610687</text:p>
          </table:table-cell>
          <table:table-cell office:value-type="float" office:value="39.7580616123876" calcext:value-type="float">
            <text:p>39.7580616123876</text:p>
          </table:table-cell>
          <table:table-cell office:value-type="float" office:value="5.92904907429972" calcext:value-type="float">
            <text:p>5.929049074299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2Glu</text:p>
          </table:table-cell>
          <table:table-cell office:value-type="string" calcext:value-type="string">
            <text:p>7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-0.0152237262759023" calcext:value-type="float">
            <text:p>-0.015223726275902</text:p>
          </table:table-cell>
          <table:table-cell office:value-type="float" office:value="-0.0901182299590033" calcext:value-type="float">
            <text:p>-0.090118229959003</text:p>
          </table:table-cell>
          <table:table-cell office:value-type="float" office:value="0.0304632640725872" calcext:value-type="float">
            <text:p>0.030463264072587</text:p>
          </table:table-cell>
          <table:table-cell/>
          <table:table-cell table:formula="of:=[.F74]-[ref.F73]" office:value-type="float" office:value="-0.0152237262759023" calcext:value-type="float">
            <text:p>-0.015223726275902</text:p>
          </table:table-cell>
          <table:table-cell table:formula="of:=[.G74]-[ref.G73]" office:value-type="float" office:value="-0.0901182299590033" calcext:value-type="float">
            <text:p>-0.090118229959003</text:p>
          </table:table-cell>
          <table:table-cell table:formula="of:=SQRT(0.5*(([.X74]^2)+(0.2*[.Y74]^2)))" office:value-type="float" office:value="0.0304632640725872" calcext:value-type="float">
            <text:p>0.030463264072587</text:p>
          </table:table-cell>
          <table:table-cell/>
          <table:table-cell table:formula="of:=[.T74]-[.X74]" office:value-type="float" office:value="0" calcext:value-type="float">
            <text:p>0</text:p>
          </table:table-cell>
          <table:table-cell table:formula="of:=[.U74]-[.Y74]" office:value-type="float" office:value="0" calcext:value-type="float">
            <text:p>0</text:p>
          </table:table-cell>
          <table:table-cell table:formula="of:=[.V74]-[.Z7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62974141793391" calcext:value-type="float">
            <text:p>8.62974141793391</text:p>
          </table:table-cell>
          <table:table-cell office:value-type="float" office:value="117.446516234956" calcext:value-type="float">
            <text:p>117.446516234956</text:p>
          </table:table-cell>
          <table:table-cell office:value-type="float" office:value="1.90290906996617" calcext:value-type="float">
            <text:p>1.90290906996617</text:p>
          </table:table-cell>
          <table:table-cell office:value-type="float" office:value="18.3904313889994" calcext:value-type="float">
            <text:p>18.3904313889994</text:p>
          </table:table-cell>
          <table:table-cell office:value-type="float" office:value="17.8639680950484" calcext:value-type="float">
            <text:p>17.8639680950484</text:p>
          </table:table-cell>
          <table:table-cell office:value-type="float" office:value="22.3189372035674" calcext:value-type="float">
            <text:p>22.318937203567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3Gly</text:p>
          </table:table-cell>
          <table:table-cell office:value-type="string" calcext:value-type="string">
            <text:p>73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-0.0151001321334565" calcext:value-type="float">
            <text:p>-0.015100132133457</text:p>
          </table:table-cell>
          <table:table-cell office:value-type="float" office:value="-0.0769205473475836" calcext:value-type="float">
            <text:p>-0.076920547347584</text:p>
          </table:table-cell>
          <table:table-cell office:value-type="float" office:value="0.0265647144846149" calcext:value-type="float">
            <text:p>0.026564714484615</text:p>
          </table:table-cell>
          <table:table-cell/>
          <table:table-cell table:formula="of:=[.F75]-[ref.F74]" office:value-type="float" office:value="-0.0151001321334565" calcext:value-type="float">
            <text:p>-0.015100132133457</text:p>
          </table:table-cell>
          <table:table-cell table:formula="of:=[.G75]-[ref.G74]" office:value-type="float" office:value="-0.0769205473475836" calcext:value-type="float">
            <text:p>-0.076920547347584</text:p>
          </table:table-cell>
          <table:table-cell table:formula="of:=SQRT(0.5*(([.X75]^2)+(0.2*[.Y75]^2)))" office:value-type="float" office:value="0.0265647144846149" calcext:value-type="float">
            <text:p>0.026564714484615</text:p>
          </table:table-cell>
          <table:table-cell/>
          <table:table-cell table:formula="of:=[.T75]-[.X75]" office:value-type="float" office:value="0" calcext:value-type="float">
            <text:p>0</text:p>
          </table:table-cell>
          <table:table-cell table:formula="of:=[.U75]-[.Y75]" office:value-type="float" office:value="0" calcext:value-type="float">
            <text:p>0</text:p>
          </table:table-cell>
          <table:table-cell table:formula="of:=[.V75]-[.Z7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47707175126554" calcext:value-type="float">
            <text:p>6.47707175126554</text:p>
          </table:table-cell>
          <table:table-cell office:value-type="float" office:value="108.691100848086" calcext:value-type="float">
            <text:p>108.691100848086</text:p>
          </table:table-cell>
          <table:table-cell office:value-type="float" office:value="50.3169750831621" calcext:value-type="float">
            <text:p>50.3169750831621</text:p>
          </table:table-cell>
          <table:table-cell office:value-type="float" office:value="99.57619250631" calcext:value-type="float">
            <text:p>99.57619250631</text:p>
          </table:table-cell>
          <table:table-cell office:value-type="float" office:value="34.8492767376242" calcext:value-type="float">
            <text:p>34.8492767376242</text:p>
          </table:table-cell>
          <table:table-cell office:value-type="float" office:value="42.3262671202272" calcext:value-type="float">
            <text:p>42.326267120227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4Thr</text:p>
          </table:table-cell>
          <table:table-cell office:value-type="string" calcext:value-type="string">
            <text:p>74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-0.0143081951711483" calcext:value-type="float">
            <text:p>-0.014308195171148</text:p>
          </table:table-cell>
          <table:table-cell office:value-type="float" office:value="-0.0587562948723956" calcext:value-type="float">
            <text:p>-0.058756294872396</text:p>
          </table:table-cell>
          <table:table-cell office:value-type="float" office:value="0.0211563806744213" calcext:value-type="float">
            <text:p>0.021156380674421</text:p>
          </table:table-cell>
          <table:table-cell/>
          <table:table-cell table:formula="of:=[.F76]-[ref.F75]" office:value-type="float" office:value="-0.0143081951711483" calcext:value-type="float">
            <text:p>-0.014308195171148</text:p>
          </table:table-cell>
          <table:table-cell table:formula="of:=[.G76]-[ref.G75]" office:value-type="float" office:value="-0.0587562948723956" calcext:value-type="float">
            <text:p>-0.058756294872396</text:p>
          </table:table-cell>
          <table:table-cell table:formula="of:=SQRT(0.5*(([.X76]^2)+(0.2*[.Y76]^2)))" office:value-type="float" office:value="0.0211563806744213" calcext:value-type="float">
            <text:p>0.021156380674421</text:p>
          </table:table-cell>
          <table:table-cell/>
          <table:table-cell table:formula="of:=[.T76]-[.X76]" office:value-type="float" office:value="0" calcext:value-type="float">
            <text:p>0</text:p>
          </table:table-cell>
          <table:table-cell table:formula="of:=[.U76]-[.Y76]" office:value-type="float" office:value="0" calcext:value-type="float">
            <text:p>0</text:p>
          </table:table-cell>
          <table:table-cell table:formula="of:=[.V76]-[.Z7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0226802814301" calcext:value-type="float">
            <text:p>6.30226802814301</text:p>
          </table:table-cell>
          <table:table-cell office:value-type="float" office:value="111.277588605589" calcext:value-type="float">
            <text:p>111.277588605589</text:p>
          </table:table-cell>
          <table:table-cell office:value-type="float" office:value="66.015629637604" calcext:value-type="float">
            <text:p>66.015629637604</text:p>
          </table:table-cell>
          <table:table-cell office:value-type="float" office:value="28.1875399366533" calcext:value-type="float">
            <text:p>28.1875399366533</text:p>
          </table:table-cell>
          <table:table-cell office:value-type="float" office:value="31.3704070253535" calcext:value-type="float">
            <text:p>31.3704070253535</text:p>
          </table:table-cell>
          <table:table-cell office:value-type="float" office:value="5.76170593675769" calcext:value-type="float">
            <text:p>5.761705936757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5Asn</text:p>
          </table:table-cell>
          <table:table-cell office:value-type="string" calcext:value-type="string">
            <text:p>75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0.0135211579244396" calcext:value-type="float">
            <text:p>0.01352115792444</text:p>
          </table:table-cell>
          <table:table-cell office:value-type="float" office:value="0.0602380965904246" calcext:value-type="float">
            <text:p>0.060238096590425</text:p>
          </table:table-cell>
          <table:table-cell office:value-type="float" office:value="0.0213136970958243" calcext:value-type="float">
            <text:p>0.021313697095824</text:p>
          </table:table-cell>
          <table:table-cell/>
          <table:table-cell table:formula="of:=[.F77]-[ref.F76]" office:value-type="float" office:value="0.0135211579244396" calcext:value-type="float">
            <text:p>0.01352115792444</text:p>
          </table:table-cell>
          <table:table-cell table:formula="of:=[.G77]-[ref.G76]" office:value-type="float" office:value="0.0602380965904246" calcext:value-type="float">
            <text:p>0.060238096590425</text:p>
          </table:table-cell>
          <table:table-cell table:formula="of:=SQRT(0.5*(([.X77]^2)+(0.2*[.Y77]^2)))" office:value-type="float" office:value="0.0213136970958243" calcext:value-type="float">
            <text:p>0.021313697095824</text:p>
          </table:table-cell>
          <table:table-cell/>
          <table:table-cell table:formula="of:=[.T77]-[.X77]" office:value-type="float" office:value="0" calcext:value-type="float">
            <text:p>0</text:p>
          </table:table-cell>
          <table:table-cell table:formula="of:=[.U77]-[.Y77]" office:value-type="float" office:value="0" calcext:value-type="float">
            <text:p>0</text:p>
          </table:table-cell>
          <table:table-cell table:formula="of:=[.V77]-[.Z7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3655156357211" calcext:value-type="float">
            <text:p>8.43655156357211</text:p>
          </table:table-cell>
          <table:table-cell office:value-type="float" office:value="132.565136721656" calcext:value-type="float">
            <text:p>132.565136721656</text:p>
          </table:table-cell>
          <table:table-cell office:value-type="float" office:value="18.3244754650888" calcext:value-type="float">
            <text:p>18.3244754650888</text:p>
          </table:table-cell>
          <table:table-cell office:value-type="float" office:value="21.4455686922849" calcext:value-type="float">
            <text:p>21.4455686922849</text:p>
          </table:table-cell>
          <table:table-cell office:value-type="float" office:value="48.4865921768296" calcext:value-type="float">
            <text:p>48.4865921768296</text:p>
          </table:table-cell>
          <table:table-cell office:value-type="float" office:value="32.3478520532813" calcext:value-type="float">
            <text:p>32.347852053281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6Asp</text:p>
          </table:table-cell>
          <table:table-cell office:value-type="string" calcext:value-type="string">
            <text:p>76As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0.0148479792697263" calcext:value-type="float">
            <text:p>0.014847979269726</text:p>
          </table:table-cell>
          <table:table-cell office:value-type="float" office:value="0.0778545516975555" calcext:value-type="float">
            <text:p>0.077854551697556</text:p>
          </table:table-cell>
          <table:table-cell office:value-type="float" office:value="0.0267649839566521" calcext:value-type="float">
            <text:p>0.026764983956652</text:p>
          </table:table-cell>
          <table:table-cell/>
          <table:table-cell table:formula="of:=[.F78]-[ref.F77]" office:value-type="float" office:value="0.0148479792697263" calcext:value-type="float">
            <text:p>0.014847979269726</text:p>
          </table:table-cell>
          <table:table-cell table:formula="of:=[.G78]-[ref.G77]" office:value-type="float" office:value="0.0778545516975555" calcext:value-type="float">
            <text:p>0.077854551697556</text:p>
          </table:table-cell>
          <table:table-cell table:formula="of:=SQRT(0.5*(([.X78]^2)+(0.2*[.Y78]^2)))" office:value-type="float" office:value="0.0267649839566521" calcext:value-type="float">
            <text:p>0.026764983956652</text:p>
          </table:table-cell>
          <table:table-cell/>
          <table:table-cell table:formula="of:=[.T78]-[.X78]" office:value-type="float" office:value="0" calcext:value-type="float">
            <text:p>0</text:p>
          </table:table-cell>
          <table:table-cell table:formula="of:=[.U78]-[.Y78]" office:value-type="float" office:value="0" calcext:value-type="float">
            <text:p>0</text:p>
          </table:table-cell>
          <table:table-cell table:formula="of:=[.V78]-[.Z7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349669354814" calcext:value-type="float">
            <text:p>7.5349669354814</text:p>
          </table:table-cell>
          <table:table-cell office:value-type="float" office:value="130.413873527123" calcext:value-type="float">
            <text:p>130.413873527123</text:p>
          </table:table-cell>
          <table:table-cell office:value-type="float" office:value="51.3456676571809" calcext:value-type="float">
            <text:p>51.3456676571809</text:p>
          </table:table-cell>
          <table:table-cell office:value-type="float" office:value="6.21846168560569" calcext:value-type="float">
            <text:p>6.21846168560569</text:p>
          </table:table-cell>
          <table:table-cell office:value-type="float" office:value="22.5952556914524" calcext:value-type="float">
            <text:p>22.5952556914524</text:p>
          </table:table-cell>
          <table:table-cell office:value-type="float" office:value="44.1671757751773" calcext:value-type="float">
            <text:p>44.16717577517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7Thr</text:p>
          </table:table-cell>
          <table:table-cell office:value-type="string" calcext:value-type="string">
            <text:p>77Th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table:style-name="ce6" office:value-type="float" office:value="0.0143782581096854" calcext:value-type="float">
            <text:p>1.44E-02</text:p>
          </table:table-cell>
          <table:table-cell office:value-type="float" office:value="0.0731434208536825" calcext:value-type="float">
            <text:p>0.073143420853683</text:p>
          </table:table-cell>
          <table:table-cell office:value-type="float" office:value="0.0252658495711555" calcext:value-type="float">
            <text:p>0.025265849571156</text:p>
          </table:table-cell>
          <table:table-cell/>
          <table:table-cell table:formula="of:=[.F79]-[ref.F78]" office:value-type="float" office:value="0.0143782581096854" calcext:value-type="float">
            <text:p>0.014378258109685</text:p>
          </table:table-cell>
          <table:table-cell table:formula="of:=[.G79]-[ref.G78]" office:value-type="float" office:value="0.0731434208536825" calcext:value-type="float">
            <text:p>0.073143420853683</text:p>
          </table:table-cell>
          <table:table-cell table:formula="of:=SQRT(0.5*(([.X79]^2)+(0.2*[.Y79]^2)))" office:value-type="float" office:value="0.0252658495711555" calcext:value-type="float">
            <text:p>0.025265849571156</text:p>
          </table:table-cell>
          <table:table-cell/>
          <table:table-cell table:formula="of:=[.T79]-[.X79]" office:value-type="float" office:value="0" calcext:value-type="float">
            <text:p>0</text:p>
          </table:table-cell>
          <table:table-cell table:formula="of:=[.U79]-[.Y79]" office:value-type="float" office:value="0" calcext:value-type="float">
            <text:p>0</text:p>
          </table:table-cell>
          <table:table-cell table:formula="of:=[.V79]-[.Z7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6921861227428" calcext:value-type="float">
            <text:p>8.46921861227428</text:p>
          </table:table-cell>
          <table:table-cell office:value-type="float" office:value="114.247521243005" calcext:value-type="float">
            <text:p>114.247521243005</text:p>
          </table:table-cell>
          <table:table-cell office:value-type="float" office:value="12.887699619437" calcext:value-type="float">
            <text:p>12.887699619437</text:p>
          </table:table-cell>
          <table:table-cell office:value-type="float" office:value="4.6344765378167" calcext:value-type="float">
            <text:p>4.6344765378167</text:p>
          </table:table-cell>
          <table:table-cell office:value-type="float" office:value="13.1186298466316" calcext:value-type="float">
            <text:p>13.1186298466316</text:p>
          </table:table-cell>
          <table:table-cell office:value-type="float" office:value="19.4519055765264" calcext:value-type="float">
            <text:p>19.451905576526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8Val</text:p>
          </table:table-cell>
          <table:table-cell office:value-type="string" calcext:value-type="string">
            <text:p>78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0.0157445547957487" calcext:value-type="float">
            <text:p>0.015744554795749</text:p>
          </table:table-cell>
          <table:table-cell office:value-type="float" office:value="0.0819615180563602" calcext:value-type="float">
            <text:p>0.08196151805636</text:p>
          </table:table-cell>
          <table:table-cell office:value-type="float" office:value="0.028208412700265" calcext:value-type="float">
            <text:p>0.028208412700265</text:p>
          </table:table-cell>
          <table:table-cell/>
          <table:table-cell table:formula="of:=[.F80]-[ref.F79]" office:value-type="float" office:value="0.0157445547957487" calcext:value-type="float">
            <text:p>0.015744554795749</text:p>
          </table:table-cell>
          <table:table-cell table:formula="of:=[.G80]-[ref.G79]" office:value-type="float" office:value="0.0819615180563602" calcext:value-type="float">
            <text:p>0.08196151805636</text:p>
          </table:table-cell>
          <table:table-cell table:formula="of:=SQRT(0.5*(([.X80]^2)+(0.2*[.Y80]^2)))" office:value-type="float" office:value="0.028208412700265" calcext:value-type="float">
            <text:p>0.028208412700265</text:p>
          </table:table-cell>
          <table:table-cell/>
          <table:table-cell table:formula="of:=[.T80]-[.X80]" office:value-type="float" office:value="0" calcext:value-type="float">
            <text:p>0</text:p>
          </table:table-cell>
          <table:table-cell table:formula="of:=[.U80]-[.Y80]" office:value-type="float" office:value="0" calcext:value-type="float">
            <text:p>0</text:p>
          </table:table-cell>
          <table:table-cell table:formula="of:=[.V80]-[.Z8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13477624622376" calcext:value-type="float">
            <text:p>7.13477624622376</text:p>
          </table:table-cell>
          <table:table-cell office:value-type="float" office:value="108.173069991327" calcext:value-type="float">
            <text:p>108.173069991327</text:p>
          </table:table-cell>
          <table:table-cell office:value-type="float" office:value="28.0366331103532" calcext:value-type="float">
            <text:p>28.0366331103532</text:p>
          </table:table-cell>
          <table:table-cell office:value-type="float" office:value="42.1240680166754" calcext:value-type="float">
            <text:p>42.1240680166754</text:p>
          </table:table-cell>
          <table:table-cell office:value-type="float" office:value="16.8026126815573" calcext:value-type="float">
            <text:p>16.8026126815573</text:p>
          </table:table-cell>
          <table:table-cell office:value-type="float" office:value="25.6808746490045" calcext:value-type="float">
            <text:p>25.680874649004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79Phe</text:p>
          </table:table-cell>
          <table:table-cell office:value-type="string" calcext:value-type="string">
            <text:p>79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-0.0138335335317459" calcext:value-type="float">
            <text:p>-0.013833533531746</text:p>
          </table:table-cell>
          <table:table-cell office:value-type="float" office:value="-0.0563037470444385" calcext:value-type="float">
            <text:p>-0.056303747044439</text:p>
          </table:table-cell>
          <table:table-cell office:value-type="float" office:value="0.0203148841520542" calcext:value-type="float">
            <text:p>0.020314884152054</text:p>
          </table:table-cell>
          <table:table-cell/>
          <table:table-cell table:formula="of:=[.F81]-[ref.F80]" office:value-type="float" office:value="-0.0138335335317459" calcext:value-type="float">
            <text:p>-0.013833533531746</text:p>
          </table:table-cell>
          <table:table-cell table:formula="of:=[.G81]-[ref.G80]" office:value-type="float" office:value="-0.0563037470444385" calcext:value-type="float">
            <text:p>-0.056303747044439</text:p>
          </table:table-cell>
          <table:table-cell table:formula="of:=SQRT(0.5*(([.X81]^2)+(0.2*[.Y81]^2)))" office:value-type="float" office:value="0.0203148841520541" calcext:value-type="float">
            <text:p>0.020314884152054</text:p>
          </table:table-cell>
          <table:table-cell/>
          <table:table-cell table:formula="of:=[.T81]-[.X81]" office:value-type="float" office:value="0" calcext:value-type="float">
            <text:p>0</text:p>
          </table:table-cell>
          <table:table-cell table:formula="of:=[.U81]-[.Y81]" office:value-type="float" office:value="0" calcext:value-type="float">
            <text:p>0</text:p>
          </table:table-cell>
          <table:table-cell table:formula="of:=[.V81]-[.Z8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434554455839" calcext:value-type="float">
            <text:p>8.9434554455839</text:p>
          </table:table-cell>
          <table:table-cell office:value-type="float" office:value="119.408184908302" calcext:value-type="float">
            <text:p>119.408184908302</text:p>
          </table:table-cell>
          <table:table-cell office:value-type="float" office:value="70.1638755332857" calcext:value-type="float">
            <text:p>70.1638755332857</text:p>
          </table:table-cell>
          <table:table-cell office:value-type="float" office:value="50.0307689174462" calcext:value-type="float">
            <text:p>50.0307689174462</text:p>
          </table:table-cell>
          <table:table-cell office:value-type="float" office:value="14.3690909526619" calcext:value-type="float">
            <text:p>14.3690909526619</text:p>
          </table:table-cell>
          <table:table-cell office:value-type="float" office:value="47.7546538052459" calcext:value-type="float">
            <text:p>47.754653805245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0Tyr</text:p>
          </table:table-cell>
          <table:table-cell office:value-type="string" calcext:value-type="string">
            <text:p>80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11084403544905" calcext:value-type="float">
            <text:p>0.11084403544905</text:p>
          </table:table-cell>
          <table:table-cell office:value-type="float" office:value="0.561078585279788" calcext:value-type="float">
            <text:p>0.561078585279788</text:p>
          </table:table-cell>
          <table:table-cell office:value-type="float" office:value="0.193969373828117" calcext:value-type="float">
            <text:p>0.193969373828117</text:p>
          </table:table-cell>
          <table:table-cell/>
          <table:table-cell table:formula="of:=[.F82]-[ref.F81]" office:value-type="float" office:value="0.11084403544905" calcext:value-type="float">
            <text:p>0.11084403544905</text:p>
          </table:table-cell>
          <table:table-cell table:formula="of:=[.G82]-[ref.G81]" office:value-type="float" office:value="0.561078585279788" calcext:value-type="float">
            <text:p>0.561078585279788</text:p>
          </table:table-cell>
          <table:table-cell table:formula="of:=SQRT(0.5*(([.X82]^2)+(0.2*[.Y82]^2)))" office:value-type="float" office:value="0.193969373828117" calcext:value-type="float">
            <text:p>0.193969373828117</text:p>
          </table:table-cell>
          <table:table-cell/>
          <table:table-cell table:formula="of:=[.T82]-[.X82]" office:value-type="float" office:value="0" calcext:value-type="float">
            <text:p>0</text:p>
          </table:table-cell>
          <table:table-cell table:formula="of:=[.U82]-[.Y82]" office:value-type="float" office:value="0" calcext:value-type="float">
            <text:p>0</text:p>
          </table:table-cell>
          <table:table-cell table:formula="of:=[.V82]-[.Z8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08761538600608" calcext:value-type="float">
            <text:p>8.08761538600608</text:p>
          </table:table-cell>
          <table:table-cell office:value-type="float" office:value="130.211457501604" calcext:value-type="float">
            <text:p>130.211457501604</text:p>
          </table:table-cell>
          <table:table-cell office:value-type="float" office:value="75.0713916708619" calcext:value-type="float">
            <text:p>75.0713916708619</text:p>
          </table:table-cell>
          <table:table-cell office:value-type="float" office:value="92.9958546705148" calcext:value-type="float">
            <text:p>92.9958546705148</text:p>
          </table:table-cell>
          <table:table-cell office:value-type="float" office:value="7.88844179396331" calcext:value-type="float">
            <text:p>7.88844179396331</text:p>
          </table:table-cell>
          <table:table-cell office:value-type="float" office:value="26.5690287103269" calcext:value-type="float">
            <text:p>26.569028710326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1Ala</text:p>
          </table:table-cell>
          <table:table-cell office:value-type="string" calcext:value-type="string">
            <text:p>81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-0.11001251303038" calcext:value-type="float">
            <text:p>-0.11001251303038</text:p>
          </table:table-cell>
          <table:table-cell office:value-type="float" office:value="-0.557811444284283" calcext:value-type="float">
            <text:p>-0.557811444284283</text:p>
          </table:table-cell>
          <table:table-cell office:value-type="float" office:value="0.192786766270617" calcext:value-type="float">
            <text:p>0.192786766270617</text:p>
          </table:table-cell>
          <table:table-cell/>
          <table:table-cell table:formula="of:=[.F83]-[ref.F82]" office:value-type="float" office:value="-0.11001251303038" calcext:value-type="float">
            <text:p>-0.11001251303038</text:p>
          </table:table-cell>
          <table:table-cell table:formula="of:=[.G83]-[ref.G82]" office:value-type="float" office:value="-0.557811444284283" calcext:value-type="float">
            <text:p>-0.557811444284283</text:p>
          </table:table-cell>
          <table:table-cell table:formula="of:=SQRT(0.5*(([.X83]^2)+(0.2*[.Y83]^2)))" office:value-type="float" office:value="0.192786766270617" calcext:value-type="float">
            <text:p>0.192786766270617</text:p>
          </table:table-cell>
          <table:table-cell/>
          <table:table-cell table:formula="of:=[.T83]-[.X83]" office:value-type="float" office:value="0" calcext:value-type="float">
            <text:p>0</text:p>
          </table:table-cell>
          <table:table-cell table:formula="of:=[.U83]-[.Y83]" office:value-type="float" office:value="0" calcext:value-type="float">
            <text:p>0</text:p>
          </table:table-cell>
          <table:table-cell table:formula="of:=[.V83]-[.Z8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95573352572428" calcext:value-type="float">
            <text:p>8.95573352572428</text:p>
          </table:table-cell>
          <table:table-cell office:value-type="float" office:value="128.812749686617" calcext:value-type="float">
            <text:p>128.812749686617</text:p>
          </table:table-cell>
          <table:table-cell office:value-type="float" office:value="62.2020937999417" calcext:value-type="float">
            <text:p>62.2020937999417</text:p>
          </table:table-cell>
          <table:table-cell office:value-type="float" office:value="70.0216807130577" calcext:value-type="float">
            <text:p>70.0216807130577</text:p>
          </table:table-cell>
          <table:table-cell office:value-type="float" office:value="45.6905060310251" calcext:value-type="float">
            <text:p>45.6905060310251</text:p>
          </table:table-cell>
          <table:table-cell office:value-type="float" office:value="49.4125351552716" calcext:value-type="float">
            <text:p>49.412535155271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2Gln</text:p>
          </table:table-cell>
          <table:table-cell office:value-type="string" calcext:value-type="string">
            <text:p>82Gl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-0.108525409529266" calcext:value-type="float">
            <text:p>-0.108525409529266</text:p>
          </table:table-cell>
          <table:table-cell office:value-type="float" office:value="-0.543426884751426" calcext:value-type="float">
            <text:p>-0.543426884751426</text:p>
          </table:table-cell>
          <table:table-cell office:value-type="float" office:value="0.188202444627617" calcext:value-type="float">
            <text:p>0.188202444627617</text:p>
          </table:table-cell>
          <table:table-cell/>
          <table:table-cell table:formula="of:=[.F84]-[ref.F83]" office:value-type="float" office:value="-0.108525409529266" calcext:value-type="float">
            <text:p>-0.108525409529266</text:p>
          </table:table-cell>
          <table:table-cell table:formula="of:=[.G84]-[ref.G83]" office:value-type="float" office:value="-0.543426884751426" calcext:value-type="float">
            <text:p>-0.543426884751426</text:p>
          </table:table-cell>
          <table:table-cell table:formula="of:=SQRT(0.5*(([.X84]^2)+(0.2*[.Y84]^2)))" office:value-type="float" office:value="0.188202444627617" calcext:value-type="float">
            <text:p>0.188202444627617</text:p>
          </table:table-cell>
          <table:table-cell/>
          <table:table-cell table:formula="of:=[.T84]-[.X84]" office:value-type="float" office:value="0" calcext:value-type="float">
            <text:p>0</text:p>
          </table:table-cell>
          <table:table-cell table:formula="of:=[.U84]-[.Y84]" office:value-type="float" office:value="0" calcext:value-type="float">
            <text:p>0</text:p>
          </table:table-cell>
          <table:table-cell table:formula="of:=[.V84]-[.Z8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0354800996688" calcext:value-type="float">
            <text:p>7.70354800996688</text:p>
          </table:table-cell>
          <table:table-cell office:value-type="float" office:value="115.762099234385" calcext:value-type="float">
            <text:p>115.762099234385</text:p>
          </table:table-cell>
          <table:table-cell office:value-type="float" office:value="77.1657497920984" calcext:value-type="float">
            <text:p>77.1657497920984</text:p>
          </table:table-cell>
          <table:table-cell office:value-type="float" office:value="72.4078814123408" calcext:value-type="float">
            <text:p>72.4078814123408</text:p>
          </table:table-cell>
          <table:table-cell office:value-type="float" office:value="48.1181661386519" calcext:value-type="float">
            <text:p>48.1181661386519</text:p>
          </table:table-cell>
          <table:table-cell office:value-type="float" office:value="6.32345033216737" calcext:value-type="float">
            <text:p>6.3234503321673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3Cys</text:p>
          </table:table-cell>
          <table:table-cell office:value-type="string" calcext:value-type="string">
            <text:p>83Cys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0.10963989657041" calcext:value-type="float">
            <text:p>0.10963989657041</text:p>
          </table:table-cell>
          <table:table-cell office:value-type="float" office:value="0.545893575181566" calcext:value-type="float">
            <text:p>0.545893575181566</text:p>
          </table:table-cell>
          <table:table-cell office:value-type="float" office:value="0.18923644734151" calcext:value-type="float">
            <text:p>0.18923644734151</text:p>
          </table:table-cell>
          <table:table-cell/>
          <table:table-cell table:formula="of:=[.F85]-[ref.F84]" office:value-type="float" office:value="0.10963989657041" calcext:value-type="float">
            <text:p>0.10963989657041</text:p>
          </table:table-cell>
          <table:table-cell table:formula="of:=[.G85]-[ref.G84]" office:value-type="float" office:value="0.545893575181566" calcext:value-type="float">
            <text:p>0.545893575181566</text:p>
          </table:table-cell>
          <table:table-cell table:formula="of:=SQRT(0.5*(([.X85]^2)+(0.2*[.Y85]^2)))" office:value-type="float" office:value="0.189236447341511" calcext:value-type="float">
            <text:p>0.189236447341511</text:p>
          </table:table-cell>
          <table:table-cell/>
          <table:table-cell table:formula="of:=[.T85]-[.X85]" office:value-type="float" office:value="-8.74300631892311E-016" calcext:value-type="float">
            <text:p>-8.74300631892311E-16</text:p>
          </table:table-cell>
          <table:table-cell table:formula="of:=[.U85]-[.Y85]" office:value-type="float" office:value="0" calcext:value-type="float">
            <text:p>0</text:p>
          </table:table-cell>
          <table:table-cell table:formula="of:=[.V85]-[.Z8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57574475132152" calcext:value-type="float">
            <text:p>8.57574475132152</text:p>
          </table:table-cell>
          <table:table-cell office:value-type="float" office:value="123.804806764077" calcext:value-type="float">
            <text:p>123.804806764077</text:p>
          </table:table-cell>
          <table:table-cell office:value-type="float" office:value="50.0710091968883" calcext:value-type="float">
            <text:p>50.0710091968883</text:p>
          </table:table-cell>
          <table:table-cell office:value-type="float" office:value="64.3742986771609" calcext:value-type="float">
            <text:p>64.3742986771609</text:p>
          </table:table-cell>
          <table:table-cell office:value-type="float" office:value="35.9129066129382" calcext:value-type="float">
            <text:p>35.9129066129382</text:p>
          </table:table-cell>
          <table:table-cell office:value-type="float" office:value="9.4674492923938" calcext:value-type="float">
            <text:p>9.467449292393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4Met</text:p>
          </table:table-cell>
          <table:table-cell office:value-type="string" calcext:value-type="string">
            <text:p>8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0.111281556792246" calcext:value-type="float">
            <text:p>0.111281556792246</text:p>
          </table:table-cell>
          <table:table-cell office:value-type="float" office:value="0.559455544899407" calcext:value-type="float">
            <text:p>0.559455544899407</text:p>
          </table:table-cell>
          <table:table-cell office:value-type="float" office:value="0.193625522886117" calcext:value-type="float">
            <text:p>0.193625522886117</text:p>
          </table:table-cell>
          <table:table-cell/>
          <table:table-cell table:formula="of:=[.F86]-[ref.F85]" office:value-type="float" office:value="0.111281556792246" calcext:value-type="float">
            <text:p>0.111281556792246</text:p>
          </table:table-cell>
          <table:table-cell table:formula="of:=[.G86]-[ref.G85]" office:value-type="float" office:value="0.559455544899407" calcext:value-type="float">
            <text:p>0.559455544899407</text:p>
          </table:table-cell>
          <table:table-cell table:formula="of:=SQRT(0.5*(([.X86]^2)+(0.2*[.Y86]^2)))" office:value-type="float" office:value="0.193625522886117" calcext:value-type="float">
            <text:p>0.193625522886117</text:p>
          </table:table-cell>
          <table:table-cell/>
          <table:table-cell table:formula="of:=[.T86]-[.X86]" office:value-type="float" office:value="0" calcext:value-type="float">
            <text:p>0</text:p>
          </table:table-cell>
          <table:table-cell table:formula="of:=[.U86]-[.Y86]" office:value-type="float" office:value="0" calcext:value-type="float">
            <text:p>0</text:p>
          </table:table-cell>
          <table:table-cell table:formula="of:=[.V86]-[.Z8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38556456455623" calcext:value-type="float">
            <text:p>6.38556456455623</text:p>
          </table:table-cell>
          <table:table-cell office:value-type="float" office:value="127.569121523412" calcext:value-type="float">
            <text:p>127.569121523412</text:p>
          </table:table-cell>
          <table:table-cell office:value-type="float" office:value="46.6057884180951" calcext:value-type="float">
            <text:p>46.6057884180951</text:p>
          </table:table-cell>
          <table:table-cell office:value-type="float" office:value="52.1016328810213" calcext:value-type="float">
            <text:p>52.1016328810213</text:p>
          </table:table-cell>
          <table:table-cell office:value-type="float" office:value="25.1747797459007" calcext:value-type="float">
            <text:p>25.1747797459007</text:p>
          </table:table-cell>
          <table:table-cell office:value-type="float" office:value="23.2119518302628" calcext:value-type="float">
            <text:p>23.211951830262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5Ile</text:p>
          </table:table-cell>
          <table:table-cell office:value-type="string" calcext:value-type="string">
            <text:p>85Il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0.0898391784520669" calcext:value-type="float">
            <text:p>0.089839178452067</text:p>
          </table:table-cell>
          <table:table-cell office:value-type="float" office:value="0.448827798602679" calcext:value-type="float">
            <text:p>0.448827798602679</text:p>
          </table:table-cell>
          <table:table-cell office:value-type="float" office:value="0.155499769364214" calcext:value-type="float">
            <text:p>0.155499769364214</text:p>
          </table:table-cell>
          <table:table-cell/>
          <table:table-cell table:formula="of:=[.F87]-[ref.F86]" office:value-type="float" office:value="0.0898391784520669" calcext:value-type="float">
            <text:p>0.089839178452067</text:p>
          </table:table-cell>
          <table:table-cell table:formula="of:=[.G87]-[ref.G86]" office:value-type="float" office:value="0.448827798602679" calcext:value-type="float">
            <text:p>0.448827798602679</text:p>
          </table:table-cell>
          <table:table-cell table:formula="of:=SQRT(0.5*(([.X87]^2)+(0.2*[.Y87]^2)))" office:value-type="float" office:value="0.155499769364214" calcext:value-type="float">
            <text:p>0.155499769364214</text:p>
          </table:table-cell>
          <table:table-cell/>
          <table:table-cell table:formula="of:=[.T87]-[.X87]" office:value-type="float" office:value="0" calcext:value-type="float">
            <text:p>0</text:p>
          </table:table-cell>
          <table:table-cell table:formula="of:=[.U87]-[.Y87]" office:value-type="float" office:value="0" calcext:value-type="float">
            <text:p>0</text:p>
          </table:table-cell>
          <table:table-cell table:formula="of:=[.V87]-[.Z8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60659848887516" calcext:value-type="float">
            <text:p>6.60659848887516</text:p>
          </table:table-cell>
          <table:table-cell office:value-type="float" office:value="112.886981122821" calcext:value-type="float">
            <text:p>112.886981122821</text:p>
          </table:table-cell>
          <table:table-cell office:value-type="float" office:value="81.968845601174" calcext:value-type="float">
            <text:p>81.968845601174</text:p>
          </table:table-cell>
          <table:table-cell office:value-type="float" office:value="47.629498304055" calcext:value-type="float">
            <text:p>47.629498304055</text:p>
          </table:table-cell>
          <table:table-cell office:value-type="float" office:value="22.9146261988977" calcext:value-type="float">
            <text:p>22.9146261988977</text:p>
          </table:table-cell>
          <table:table-cell office:value-type="float" office:value="37.6755731839707" calcext:value-type="float">
            <text:p>37.675573183970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6Val</text:p>
          </table:table-cell>
          <table:table-cell office:value-type="string" calcext:value-type="string">
            <text:p>86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0.110221140488062" calcext:value-type="float">
            <text:p>0.110221140488062</text:p>
          </table:table-cell>
          <table:table-cell office:value-type="float" office:value="0.536011250339399" calcext:value-type="float">
            <text:p>0.536011250339399</text:p>
          </table:table-cell>
          <table:table-cell office:value-type="float" office:value="0.18656139995799" calcext:value-type="float">
            <text:p>0.18656139995799</text:p>
          </table:table-cell>
          <table:table-cell/>
          <table:table-cell table:formula="of:=[.F88]-[ref.F87]" office:value-type="float" office:value="0.110221140488063" calcext:value-type="float">
            <text:p>0.110221140488063</text:p>
          </table:table-cell>
          <table:table-cell table:formula="of:=[.G88]-[ref.G87]" office:value-type="float" office:value="0.536011250339399" calcext:value-type="float">
            <text:p>0.536011250339399</text:p>
          </table:table-cell>
          <table:table-cell table:formula="of:=SQRT(0.5*(([.X88]^2)+(0.2*[.Y88]^2)))" office:value-type="float" office:value="0.18656139995799" calcext:value-type="float">
            <text:p>0.18656139995799</text:p>
          </table:table-cell>
          <table:table-cell/>
          <table:table-cell table:formula="of:=[.T88]-[.X88]" office:value-type="float" office:value="-8.88178419700125E-016" calcext:value-type="float">
            <text:p>-8.88178419700125E-16</text:p>
          </table:table-cell>
          <table:table-cell table:formula="of:=[.U88]-[.Y88]" office:value-type="float" office:value="0" calcext:value-type="float">
            <text:p>0</text:p>
          </table:table-cell>
          <table:table-cell table:formula="of:=[.V88]-[.Z8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7716881121637" calcext:value-type="float">
            <text:p>7.77716881121637</text:p>
          </table:table-cell>
          <table:table-cell office:value-type="float" office:value="118.58948368565" calcext:value-type="float">
            <text:p>118.58948368565</text:p>
          </table:table-cell>
          <table:table-cell office:value-type="float" office:value="95.1212458681998" calcext:value-type="float">
            <text:p>95.1212458681998</text:p>
          </table:table-cell>
          <table:table-cell office:value-type="float" office:value="95.1141914122175" calcext:value-type="float">
            <text:p>95.1141914122175</text:p>
          </table:table-cell>
          <table:table-cell office:value-type="float" office:value="5.17682778838153" calcext:value-type="float">
            <text:p>5.17682778838153</text:p>
          </table:table-cell>
          <table:table-cell office:value-type="float" office:value="33.7220867455492" calcext:value-type="float">
            <text:p>33.722086745549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7Gly</text:p>
          </table:table-cell>
          <table:table-cell office:value-type="string" calcext:value-type="string">
            <text:p>87Gly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-0.0733127975461452" calcext:value-type="float">
            <text:p>-0.073312797546145</text:p>
          </table:table-cell>
          <table:table-cell office:value-type="float" office:value="-0.365548581780757" calcext:value-type="float">
            <text:p>-0.365548581780757</text:p>
          </table:table-cell>
          <table:table-cell office:value-type="float" office:value="0.126688435566208" calcext:value-type="float">
            <text:p>0.126688435566208</text:p>
          </table:table-cell>
          <table:table-cell/>
          <table:table-cell table:formula="of:=[.F89]-[ref.F88]" office:value-type="float" office:value="-0.0733127975461452" calcext:value-type="float">
            <text:p>-0.073312797546145</text:p>
          </table:table-cell>
          <table:table-cell table:formula="of:=[.G89]-[ref.G88]" office:value-type="float" office:value="-0.365548581780757" calcext:value-type="float">
            <text:p>-0.365548581780757</text:p>
          </table:table-cell>
          <table:table-cell table:formula="of:=SQRT(0.5*(([.X89]^2)+(0.2*[.Y89]^2)))" office:value-type="float" office:value="0.126688435566208" calcext:value-type="float">
            <text:p>0.126688435566208</text:p>
          </table:table-cell>
          <table:table-cell/>
          <table:table-cell table:formula="of:=[.T89]-[.X89]" office:value-type="float" office:value="0" calcext:value-type="float">
            <text:p>0</text:p>
          </table:table-cell>
          <table:table-cell table:formula="of:=[.U89]-[.Y89]" office:value-type="float" office:value="0" calcext:value-type="float">
            <text:p>0</text:p>
          </table:table-cell>
          <table:table-cell table:formula="of:=[.V89]-[.Z8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unassigned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aN</text:p>
          </table:table-cell>
          <table:table-cell office:value-type="string" calcext:value-type="string">
            <text:p>88Pro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e</text:p>
          </table:table-cell>
          <table:table-cell table:number-columns-repeated="6" office:value-type="string" calcext:value-type="string">
            <text:p>NaN</text:p>
          </table:table-cell>
          <table:table-cell/>
          <table:table-cell table:formula="of:=[.F90]-[ref.F89]" office:value-type="string" office:string-value="" calcext:value-type="error">
            <text:p>#VALUE!</text:p>
          </table:table-cell>
          <table:table-cell table:formula="of:=[.G90]-[ref.G89]" office:value-type="string" office:string-value="" calcext:value-type="error">
            <text:p>#VALUE!</text:p>
          </table:table-cell>
          <table:table-cell table:formula="of:=SQRT(0.5*(([.X90]^2)+(0.2*[.Y90]^2)))" office:value-type="string" office:string-value="" calcext:value-type="error">
            <text:p>#VALUE!</text:p>
          </table:table-cell>
          <table:table-cell/>
          <table:table-cell table:formula="of:=[.T90]-[.X90]" office:value-type="string" office:string-value="" calcext:value-type="error">
            <text:p>#VALUE!</text:p>
          </table:table-cell>
          <table:table-cell table:formula="of:=[.U90]-[.Y90]" office:value-type="string" office:string-value="" calcext:value-type="error">
            <text:p>#VALUE!</text:p>
          </table:table-cell>
          <table:table-cell table:formula="of:=[.V90]-[.Z90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90832368105297" calcext:value-type="float">
            <text:p>9.90832368105297</text:p>
          </table:table-cell>
          <table:table-cell office:value-type="float" office:value="125.377453207945" calcext:value-type="float">
            <text:p>125.377453207945</text:p>
          </table:table-cell>
          <table:table-cell office:value-type="float" office:value="5.34852028204922" calcext:value-type="float">
            <text:p>5.34852028204922</text:p>
          </table:table-cell>
          <table:table-cell office:value-type="float" office:value="96.9726531798174" calcext:value-type="float">
            <text:p>96.9726531798174</text:p>
          </table:table-cell>
          <table:table-cell office:value-type="float" office:value="35.3198205208095" calcext:value-type="float">
            <text:p>35.3198205208095</text:p>
          </table:table-cell>
          <table:table-cell office:value-type="float" office:value="47.5484577871278" calcext:value-type="float">
            <text:p>47.548457787127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89Trp</text:p>
          </table:table-cell>
          <table:table-cell office:value-type="string" calcext:value-type="string">
            <text:p>89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0.110383411093448" calcext:value-type="float">
            <text:p>0.110383411093448</text:p>
          </table:table-cell>
          <table:table-cell office:value-type="float" office:value="0.545030801065764" calcext:value-type="float">
            <text:p>0.545030801065764</text:p>
          </table:table-cell>
          <table:table-cell office:value-type="float" office:value="0.189203874519925" calcext:value-type="float">
            <text:p>0.189203874519925</text:p>
          </table:table-cell>
          <table:table-cell/>
          <table:table-cell table:formula="of:=[.F91]-[ref.F90]" office:value-type="float" office:value="0.110383411093448" calcext:value-type="float">
            <text:p>0.110383411093448</text:p>
          </table:table-cell>
          <table:table-cell table:formula="of:=[.G91]-[ref.G90]" office:value-type="float" office:value="0.545030801065764" calcext:value-type="float">
            <text:p>0.545030801065764</text:p>
          </table:table-cell>
          <table:table-cell table:formula="of:=SQRT(0.5*(([.X91]^2)+(0.2*[.Y91]^2)))" office:value-type="float" office:value="0.189203874519925" calcext:value-type="float">
            <text:p>0.189203874519925</text:p>
          </table:table-cell>
          <table:table-cell/>
          <table:table-cell table:formula="of:=[.T91]-[.X91]" office:value-type="float" office:value="0" calcext:value-type="float">
            <text:p>0</text:p>
          </table:table-cell>
          <table:table-cell table:formula="of:=[.U91]-[.Y91]" office:value-type="float" office:value="0" calcext:value-type="float">
            <text:p>0</text:p>
          </table:table-cell>
          <table:table-cell table:formula="of:=[.V91]-[.Z9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866617044023" calcext:value-type="float">
            <text:p>7.8866617044023</text:p>
          </table:table-cell>
          <table:table-cell office:value-type="float" office:value="124.933033723822" calcext:value-type="float">
            <text:p>124.933033723822</text:p>
          </table:table-cell>
          <table:table-cell office:value-type="float" office:value="60.7296209998803" calcext:value-type="float">
            <text:p>60.7296209998803</text:p>
          </table:table-cell>
          <table:table-cell office:value-type="float" office:value="85.0723779337956" calcext:value-type="float">
            <text:p>85.0723779337956</text:p>
          </table:table-cell>
          <table:table-cell office:value-type="float" office:value="36.8365893883133" calcext:value-type="float">
            <text:p>36.8365893883133</text:p>
          </table:table-cell>
          <table:table-cell office:value-type="float" office:value="7.24930754877739" calcext:value-type="float">
            <text:p>7.24930754877739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0Trp</text:p>
          </table:table-cell>
          <table:table-cell office:value-type="string" calcext:value-type="string">
            <text:p>90Trp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-0.109014250449255" calcext:value-type="float">
            <text:p>-0.109014250449255</text:p>
          </table:table-cell>
          <table:table-cell office:value-type="float" office:value="-0.546576372293984" calcext:value-type="float">
            <text:p>-0.546576372293984</text:p>
          </table:table-cell>
          <table:table-cell office:value-type="float" office:value="0.189252811010858" calcext:value-type="float">
            <text:p>0.189252811010858</text:p>
          </table:table-cell>
          <table:table-cell/>
          <table:table-cell table:formula="of:=[.F92]-[ref.F91]" office:value-type="float" office:value="-0.109014250449255" calcext:value-type="float">
            <text:p>-0.109014250449255</text:p>
          </table:table-cell>
          <table:table-cell table:formula="of:=[.G92]-[ref.G91]" office:value-type="float" office:value="-0.546576372293984" calcext:value-type="float">
            <text:p>-0.546576372293984</text:p>
          </table:table-cell>
          <table:table-cell table:formula="of:=SQRT(0.5*(([.X92]^2)+(0.2*[.Y92]^2)))" office:value-type="float" office:value="0.189252811010858" calcext:value-type="float">
            <text:p>0.189252811010858</text:p>
          </table:table-cell>
          <table:table-cell/>
          <table:table-cell table:formula="of:=[.T92]-[.X92]" office:value-type="float" office:value="0" calcext:value-type="float">
            <text:p>0</text:p>
          </table:table-cell>
          <table:table-cell table:formula="of:=[.U92]-[.Y92]" office:value-type="float" office:value="0" calcext:value-type="float">
            <text:p>0</text:p>
          </table:table-cell>
          <table:table-cell table:formula="of:=[.V92]-[.Z92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8691875037866" calcext:value-type="float">
            <text:p>7.8691875037866</text:p>
          </table:table-cell>
          <table:table-cell office:value-type="float" office:value="112.659702993919" calcext:value-type="float">
            <text:p>112.659702993919</text:p>
          </table:table-cell>
          <table:table-cell office:value-type="float" office:value="25.5080199498383" calcext:value-type="float">
            <text:p>25.5080199498383</text:p>
          </table:table-cell>
          <table:table-cell office:value-type="float" office:value="97.4375172497424" calcext:value-type="float">
            <text:p>97.4375172497424</text:p>
          </table:table-cell>
          <table:table-cell office:value-type="float" office:value="29.6347460903278" calcext:value-type="float">
            <text:p>29.6347460903278</text:p>
          </table:table-cell>
          <table:table-cell office:value-type="float" office:value="7.15227003618001" calcext:value-type="float">
            <text:p>7.152270036180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1Met</text:p>
          </table:table-cell>
          <table:table-cell office:value-type="string" calcext:value-type="string">
            <text:p>91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float" office:value="-0.0895595148965862" calcext:value-type="float">
            <text:p>-0.089559514896586</text:p>
          </table:table-cell>
          <table:table-cell office:value-type="float" office:value="-0.429652888429359" calcext:value-type="float">
            <text:p>-0.429652888429359</text:p>
          </table:table-cell>
          <table:table-cell office:value-type="float" office:value="0.149902014021911" calcext:value-type="float">
            <text:p>0.149902014021911</text:p>
          </table:table-cell>
          <table:table-cell/>
          <table:table-cell table:formula="of:=[.F93]-[ref.F92]" office:value-type="float" office:value="-0.0895595148965862" calcext:value-type="float">
            <text:p>-0.089559514896586</text:p>
          </table:table-cell>
          <table:table-cell table:formula="of:=[.G93]-[ref.G92]" office:value-type="float" office:value="-0.429652888429359" calcext:value-type="float">
            <text:p>-0.429652888429359</text:p>
          </table:table-cell>
          <table:table-cell table:formula="of:=SQRT(0.5*(([.X93]^2)+(0.2*[.Y93]^2)))" office:value-type="float" office:value="0.149902014021911" calcext:value-type="float">
            <text:p>0.149902014021911</text:p>
          </table:table-cell>
          <table:table-cell/>
          <table:table-cell table:formula="of:=[.T93]-[.X93]" office:value-type="float" office:value="0" calcext:value-type="float">
            <text:p>0</text:p>
          </table:table-cell>
          <table:table-cell table:formula="of:=[.U93]-[.Y93]" office:value-type="float" office:value="0" calcext:value-type="float">
            <text:p>0</text:p>
          </table:table-cell>
          <table:table-cell table:formula="of:=[.V93]-[.Z93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54886624094618" calcext:value-type="float">
            <text:p>7.54886624094618</text:p>
          </table:table-cell>
          <table:table-cell office:value-type="float" office:value="124.777765024062" calcext:value-type="float">
            <text:p>124.777765024062</text:p>
          </table:table-cell>
          <table:table-cell office:value-type="float" office:value="60.9109948714652" calcext:value-type="float">
            <text:p>60.9109948714652</text:p>
          </table:table-cell>
          <table:table-cell office:value-type="float" office:value="28.468149293259" calcext:value-type="float">
            <text:p>28.468149293259</text:p>
          </table:table-cell>
          <table:table-cell office:value-type="float" office:value="14.7332831271451" calcext:value-type="float">
            <text:p>14.7332831271451</text:p>
          </table:table-cell>
          <table:table-cell office:value-type="float" office:value="23.632991657262" calcext:value-type="float">
            <text:p>23.632991657262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2Glu</text:p>
          </table:table-cell>
          <table:table-cell office:value-type="string" calcext:value-type="string">
            <text:p>92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-0.0860817305499175" calcext:value-type="float">
            <text:p>-0.086081730549918</text:p>
          </table:table-cell>
          <table:table-cell office:value-type="float" office:value="-0.430558808500663" calcext:value-type="float">
            <text:p>-0.430558808500663</text:p>
          </table:table-cell>
          <table:table-cell office:value-type="float" office:value="0.149141278407372" calcext:value-type="float">
            <text:p>0.149141278407372</text:p>
          </table:table-cell>
          <table:table-cell/>
          <table:table-cell table:formula="of:=[.F94]-[ref.F93]" office:value-type="float" office:value="-0.0860817305499175" calcext:value-type="float">
            <text:p>-0.086081730549918</text:p>
          </table:table-cell>
          <table:table-cell table:formula="of:=[.G94]-[ref.G93]" office:value-type="float" office:value="-0.430558808500663" calcext:value-type="float">
            <text:p>-0.430558808500663</text:p>
          </table:table-cell>
          <table:table-cell table:formula="of:=SQRT(0.5*(([.X94]^2)+(0.2*[.Y94]^2)))" office:value-type="float" office:value="0.149141278407372" calcext:value-type="float">
            <text:p>0.149141278407372</text:p>
          </table:table-cell>
          <table:table-cell/>
          <table:table-cell table:formula="of:=[.T94]-[.X94]" office:value-type="float" office:value="0" calcext:value-type="float">
            <text:p>0</text:p>
          </table:table-cell>
          <table:table-cell table:formula="of:=[.U94]-[.Y94]" office:value-type="float" office:value="0" calcext:value-type="float">
            <text:p>0</text:p>
          </table:table-cell>
          <table:table-cell table:formula="of:=[.V94]-[.Z94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23081345367556" calcext:value-type="float">
            <text:p>6.23081345367556</text:p>
          </table:table-cell>
          <table:table-cell office:value-type="float" office:value="125.046372426453" calcext:value-type="float">
            <text:p>125.046372426453</text:p>
          </table:table-cell>
          <table:table-cell office:value-type="float" office:value="92.3198583389114" calcext:value-type="float">
            <text:p>92.3198583389114</text:p>
          </table:table-cell>
          <table:table-cell office:value-type="float" office:value="30.8916705240263" calcext:value-type="float">
            <text:p>30.8916705240263</text:p>
          </table:table-cell>
          <table:table-cell office:value-type="float" office:value="25.1029108314152" calcext:value-type="float">
            <text:p>25.1029108314152</text:p>
          </table:table-cell>
          <table:table-cell office:value-type="float" office:value="49.153148548494" calcext:value-type="float">
            <text:p>49.153148548494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3Tyr</text:p>
          </table:table-cell>
          <table:table-cell office:value-type="string" calcext:value-type="string">
            <text:p>93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0.0992380193353855" calcext:value-type="float">
            <text:p>0.099238019335386</text:p>
          </table:table-cell>
          <table:table-cell office:value-type="float" office:value="0.480036146842565" calcext:value-type="float">
            <text:p>0.480036146842565</text:p>
          </table:table-cell>
          <table:table-cell office:value-type="float" office:value="0.167235051554245" calcext:value-type="float">
            <text:p>0.167235051554245</text:p>
          </table:table-cell>
          <table:table-cell/>
          <table:table-cell table:formula="of:=[.F95]-[ref.F94]" office:value-type="float" office:value="0.0992380193353855" calcext:value-type="float">
            <text:p>0.099238019335386</text:p>
          </table:table-cell>
          <table:table-cell table:formula="of:=[.G95]-[ref.G94]" office:value-type="float" office:value="0.480036146842565" calcext:value-type="float">
            <text:p>0.480036146842565</text:p>
          </table:table-cell>
          <table:table-cell table:formula="of:=SQRT(0.5*(([.X95]^2)+(0.2*[.Y95]^2)))" office:value-type="float" office:value="0.167235051554245" calcext:value-type="float">
            <text:p>0.167235051554245</text:p>
          </table:table-cell>
          <table:table-cell/>
          <table:table-cell table:formula="of:=[.T95]-[.X95]" office:value-type="float" office:value="0" calcext:value-type="float">
            <text:p>0</text:p>
          </table:table-cell>
          <table:table-cell table:formula="of:=[.U95]-[.Y95]" office:value-type="float" office:value="0" calcext:value-type="float">
            <text:p>0</text:p>
          </table:table-cell>
          <table:table-cell table:formula="of:=[.V95]-[.Z95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37818029047494" calcext:value-type="float">
            <text:p>9.37818029047494</text:p>
          </table:table-cell>
          <table:table-cell office:value-type="float" office:value="128.615980202349" calcext:value-type="float">
            <text:p>128.615980202349</text:p>
          </table:table-cell>
          <table:table-cell office:value-type="float" office:value="88.8835911326281" calcext:value-type="float">
            <text:p>88.8835911326281</text:p>
          </table:table-cell>
          <table:table-cell office:value-type="float" office:value="17.158858614644" calcext:value-type="float">
            <text:p>17.158858614644</text:p>
          </table:table-cell>
          <table:table-cell office:value-type="float" office:value="28.8103389298613" calcext:value-type="float">
            <text:p>28.8103389298613</text:p>
          </table:table-cell>
          <table:table-cell office:value-type="float" office:value="22.8877658584817" calcext:value-type="float">
            <text:p>22.8877658584817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4Met</text:p>
          </table:table-cell>
          <table:table-cell office:value-type="string" calcext:value-type="string">
            <text:p>94Met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0.0447554812435236" calcext:value-type="float">
            <text:p>0.044755481243524</text:p>
          </table:table-cell>
          <table:table-cell office:value-type="float" office:value="0.250007119241303" calcext:value-type="float">
            <text:p>0.250007119241303</text:p>
          </table:table-cell>
          <table:table-cell office:value-type="float" office:value="0.0851579856373037" calcext:value-type="float">
            <text:p>0.085157985637304</text:p>
          </table:table-cell>
          <table:table-cell/>
          <table:table-cell table:formula="of:=[.F96]-[ref.F95]" office:value-type="float" office:value="0.0447554812435236" calcext:value-type="float">
            <text:p>0.044755481243524</text:p>
          </table:table-cell>
          <table:table-cell table:formula="of:=[.G96]-[ref.G95]" office:value-type="float" office:value="0.250007119241303" calcext:value-type="float">
            <text:p>0.250007119241303</text:p>
          </table:table-cell>
          <table:table-cell table:formula="of:=SQRT(0.5*(([.X96]^2)+(0.2*[.Y96]^2)))" office:value-type="float" office:value="0.0851579856373036" calcext:value-type="float">
            <text:p>0.085157985637304</text:p>
          </table:table-cell>
          <table:table-cell/>
          <table:table-cell table:formula="of:=[.T96]-[.X96]" office:value-type="float" office:value="0" calcext:value-type="float">
            <text:p>0</text:p>
          </table:table-cell>
          <table:table-cell table:formula="of:=[.U96]-[.Y96]" office:value-type="float" office:value="0" calcext:value-type="float">
            <text:p>0</text:p>
          </table:table-cell>
          <table:table-cell table:formula="of:=[.V96]-[.Z96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89232918979704" calcext:value-type="float">
            <text:p>6.89232918979704</text:p>
          </table:table-cell>
          <table:table-cell office:value-type="float" office:value="132.636779699552" calcext:value-type="float">
            <text:p>132.636779699552</text:p>
          </table:table-cell>
          <table:table-cell office:value-type="float" office:value="62.2084431144275" calcext:value-type="float">
            <text:p>62.2084431144275</text:p>
          </table:table-cell>
          <table:table-cell office:value-type="float" office:value="7.60758031033713" calcext:value-type="float">
            <text:p>7.60758031033713</text:p>
          </table:table-cell>
          <table:table-cell office:value-type="float" office:value="29.7388989382554" calcext:value-type="float">
            <text:p>29.7388989382554</text:p>
          </table:table-cell>
          <table:table-cell office:value-type="float" office:value="17.2867912813008" calcext:value-type="float">
            <text:p>17.2867912813008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5Phe</text:p>
          </table:table-cell>
          <table:table-cell office:value-type="string" calcext:value-type="string">
            <text:p>95Phe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0.110749764787845" calcext:value-type="float">
            <text:p>0.110749764787845</text:p>
          </table:table-cell>
          <table:table-cell office:value-type="float" office:value="0.548993749496901" calcext:value-type="float">
            <text:p>0.548993749496901</text:p>
          </table:table-cell>
          <table:table-cell office:value-type="float" office:value="0.190452537129197" calcext:value-type="float">
            <text:p>0.190452537129197</text:p>
          </table:table-cell>
          <table:table-cell/>
          <table:table-cell table:formula="of:=[.F97]-[ref.F96]" office:value-type="float" office:value="0.110749764787844" calcext:value-type="float">
            <text:p>0.110749764787844</text:p>
          </table:table-cell>
          <table:table-cell table:formula="of:=[.G97]-[ref.G96]" office:value-type="float" office:value="0.548993749496901" calcext:value-type="float">
            <text:p>0.548993749496901</text:p>
          </table:table-cell>
          <table:table-cell table:formula="of:=SQRT(0.5*(([.X97]^2)+(0.2*[.Y97]^2)))" office:value-type="float" office:value="0.190452537129197" calcext:value-type="float">
            <text:p>0.190452537129197</text:p>
          </table:table-cell>
          <table:table-cell/>
          <table:table-cell table:formula="of:=[.T97]-[.X97]" office:value-type="float" office:value="9.0205620750794E-016" calcext:value-type="float">
            <text:p>9.0205620750794E-16</text:p>
          </table:table-cell>
          <table:table-cell table:formula="of:=[.U97]-[.Y97]" office:value-type="float" office:value="0" calcext:value-type="float">
            <text:p>0</text:p>
          </table:table-cell>
          <table:table-cell table:formula="of:=[.V97]-[.Z97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7.76574613395203" calcext:value-type="float">
            <text:p>7.76574613395203</text:p>
          </table:table-cell>
          <table:table-cell office:value-type="float" office:value="128.363822548282" calcext:value-type="float">
            <text:p>128.363822548282</text:p>
          </table:table-cell>
          <table:table-cell office:value-type="float" office:value="45.3437690311947" calcext:value-type="float">
            <text:p>45.3437690311947</text:p>
          </table:table-cell>
          <table:table-cell office:value-type="float" office:value="38.0590961307405" calcext:value-type="float">
            <text:p>38.0590961307405</text:p>
          </table:table-cell>
          <table:table-cell office:value-type="float" office:value="10.2374169950782" calcext:value-type="float">
            <text:p>10.2374169950782</text:p>
          </table:table-cell>
          <table:table-cell office:value-type="float" office:value="34.3005576798215" calcext:value-type="float">
            <text:p>34.300557679821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6Asn</text:p>
          </table:table-cell>
          <table:table-cell office:value-type="string" calcext:value-type="string">
            <text:p>96Asn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0.098731221677216" calcext:value-type="float">
            <text:p>0.098731221677216</text:p>
          </table:table-cell>
          <table:table-cell office:value-type="float" office:value="0.47433289423445" calcext:value-type="float">
            <text:p>0.47433289423445</text:p>
          </table:table-cell>
          <table:table-cell office:value-type="float" office:value="0.165448168688024" calcext:value-type="float">
            <text:p>0.165448168688024</text:p>
          </table:table-cell>
          <table:table-cell/>
          <table:table-cell table:formula="of:=[.F98]-[ref.F97]" office:value-type="float" office:value="0.098731221677216" calcext:value-type="float">
            <text:p>0.098731221677216</text:p>
          </table:table-cell>
          <table:table-cell table:formula="of:=[.G98]-[ref.G97]" office:value-type="float" office:value="0.47433289423445" calcext:value-type="float">
            <text:p>0.47433289423445</text:p>
          </table:table-cell>
          <table:table-cell table:formula="of:=SQRT(0.5*(([.X98]^2)+(0.2*[.Y98]^2)))" office:value-type="float" office:value="0.165448168688024" calcext:value-type="float">
            <text:p>0.165448168688024</text:p>
          </table:table-cell>
          <table:table-cell/>
          <table:table-cell table:formula="of:=[.T98]-[.X98]" office:value-type="float" office:value="0" calcext:value-type="float">
            <text:p>0</text:p>
          </table:table-cell>
          <table:table-cell table:formula="of:=[.U98]-[.Y98]" office:value-type="float" office:value="0" calcext:value-type="float">
            <text:p>0</text:p>
          </table:table-cell>
          <table:table-cell table:formula="of:=[.V98]-[.Z98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41631138815656" calcext:value-type="float">
            <text:p>8.41631138815656</text:p>
          </table:table-cell>
          <table:table-cell office:value-type="float" office:value="115.761784968964" calcext:value-type="float">
            <text:p>115.761784968964</text:p>
          </table:table-cell>
          <table:table-cell office:value-type="float" office:value="96.884204443788" calcext:value-type="float">
            <text:p>96.884204443788</text:p>
          </table:table-cell>
          <table:table-cell office:value-type="float" office:value="85.1957145564152" calcext:value-type="float">
            <text:p>85.1957145564152</text:p>
          </table:table-cell>
          <table:table-cell office:value-type="float" office:value="27.8837818434886" calcext:value-type="float">
            <text:p>27.8837818434886</text:p>
          </table:table-cell>
          <table:table-cell office:value-type="float" office:value="17.5362768497173" calcext:value-type="float">
            <text:p>17.5362768497173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7Tyr</text:p>
          </table:table-cell>
          <table:table-cell office:value-type="string" calcext:value-type="string">
            <text:p>97Tyr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0.108690683696389" calcext:value-type="float">
            <text:p>0.108690683696389</text:p>
          </table:table-cell>
          <table:table-cell office:value-type="float" office:value="0.550098038028281" calcext:value-type="float">
            <text:p>0.550098038028281</text:p>
          </table:table-cell>
          <table:table-cell office:value-type="float" office:value="0.190177857558262" calcext:value-type="float">
            <text:p>0.190177857558262</text:p>
          </table:table-cell>
          <table:table-cell/>
          <table:table-cell table:formula="of:=[.F99]-[ref.F98]" office:value-type="float" office:value="0.108690683696389" calcext:value-type="float">
            <text:p>0.108690683696389</text:p>
          </table:table-cell>
          <table:table-cell table:formula="of:=[.G99]-[ref.G98]" office:value-type="float" office:value="0.550098038028281" calcext:value-type="float">
            <text:p>0.550098038028281</text:p>
          </table:table-cell>
          <table:table-cell table:formula="of:=SQRT(0.5*(([.X99]^2)+(0.2*[.Y99]^2)))" office:value-type="float" office:value="0.190177857558262" calcext:value-type="float">
            <text:p>0.190177857558262</text:p>
          </table:table-cell>
          <table:table-cell/>
          <table:table-cell table:formula="of:=[.T99]-[.X99]" office:value-type="float" office:value="0" calcext:value-type="float">
            <text:p>0</text:p>
          </table:table-cell>
          <table:table-cell table:formula="of:=[.U99]-[.Y99]" office:value-type="float" office:value="0" calcext:value-type="float">
            <text:p>0</text:p>
          </table:table-cell>
          <table:table-cell table:formula="of:=[.V99]-[.Z99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9.58854348773204" calcext:value-type="float">
            <text:p>9.58854348773204</text:p>
          </table:table-cell>
          <table:table-cell office:value-type="float" office:value="125.691438609681" calcext:value-type="float">
            <text:p>125.691438609681</text:p>
          </table:table-cell>
          <table:table-cell office:value-type="float" office:value="7.2165525985257" calcext:value-type="float">
            <text:p>7.2165525985257</text:p>
          </table:table-cell>
          <table:table-cell office:value-type="float" office:value="15.3432367623646" calcext:value-type="float">
            <text:p>15.3432367623646</text:p>
          </table:table-cell>
          <table:table-cell office:value-type="float" office:value="41.6869744401978" calcext:value-type="float">
            <text:p>41.6869744401978</text:p>
          </table:table-cell>
          <table:table-cell office:value-type="float" office:value="36.4250654144801" calcext:value-type="float">
            <text:p>36.4250654144801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8Ala</text:p>
          </table:table-cell>
          <table:table-cell office:value-type="string" calcext:value-type="string">
            <text:p>98Ala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0.0889132288774537" calcext:value-type="float">
            <text:p>0.088913228877454</text:p>
          </table:table-cell>
          <table:table-cell office:value-type="float" office:value="0.467179872814313" calcext:value-type="float">
            <text:p>0.467179872814313</text:p>
          </table:table-cell>
          <table:table-cell office:value-type="float" office:value="0.160556795218972" calcext:value-type="float">
            <text:p>0.160556795218972</text:p>
          </table:table-cell>
          <table:table-cell/>
          <table:table-cell table:formula="of:=[.F100]-[ref.F99]" office:value-type="float" office:value="0.0889132288774537" calcext:value-type="float">
            <text:p>0.088913228877454</text:p>
          </table:table-cell>
          <table:table-cell table:formula="of:=[.G100]-[ref.G99]" office:value-type="float" office:value="0.467179872814313" calcext:value-type="float">
            <text:p>0.467179872814313</text:p>
          </table:table-cell>
          <table:table-cell table:formula="of:=SQRT(0.5*(([.X100]^2)+(0.2*[.Y100]^2)))" office:value-type="float" office:value="0.160556795218972" calcext:value-type="float">
            <text:p>0.160556795218972</text:p>
          </table:table-cell>
          <table:table-cell/>
          <table:table-cell table:formula="of:=[.T100]-[.X100]" office:value-type="float" office:value="0" calcext:value-type="float">
            <text:p>0</text:p>
          </table:table-cell>
          <table:table-cell table:formula="of:=[.U100]-[.Y100]" office:value-type="float" office:value="0" calcext:value-type="float">
            <text:p>0</text:p>
          </table:table-cell>
          <table:table-cell table:formula="of:=[.V100]-[.Z100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8.27725379193246" calcext:value-type="float">
            <text:p>8.27725379193246</text:p>
          </table:table-cell>
          <table:table-cell office:value-type="float" office:value="124.470689934327" calcext:value-type="float">
            <text:p>124.470689934327</text:p>
          </table:table-cell>
          <table:table-cell office:value-type="float" office:value="63.9015311325835" calcext:value-type="float">
            <text:p>63.9015311325835</text:p>
          </table:table-cell>
          <table:table-cell office:value-type="float" office:value="84.9193578884732" calcext:value-type="float">
            <text:p>84.9193578884732</text:p>
          </table:table-cell>
          <table:table-cell office:value-type="float" office:value="42.8041915546273" calcext:value-type="float">
            <text:p>42.8041915546273</text:p>
          </table:table-cell>
          <table:table-cell office:value-type="float" office:value="38.6641878319806" calcext:value-type="float">
            <text:p>38.6641878319806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99Val</text:p>
          </table:table-cell>
          <table:table-cell office:value-type="string" calcext:value-type="string">
            <text:p>99Val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18" calcext:value-type="float">
            <text:p>118</text:p>
          </table:table-cell>
          <table:table-cell office:value-type="float" office:value="-0.104547648277187" calcext:value-type="float">
            <text:p>-0.104547648277187</text:p>
          </table:table-cell>
          <table:table-cell office:value-type="float" office:value="-0.508592941316977" calcext:value-type="float">
            <text:p>-0.508592941316977</text:p>
          </table:table-cell>
          <table:table-cell office:value-type="float" office:value="0.17700786246913" calcext:value-type="float">
            <text:p>0.17700786246913</text:p>
          </table:table-cell>
          <table:table-cell/>
          <table:table-cell table:formula="of:=[.F101]-[ref.F100]" office:value-type="float" office:value="-0.104547648277187" calcext:value-type="float">
            <text:p>-0.104547648277187</text:p>
          </table:table-cell>
          <table:table-cell table:formula="of:=[.G101]-[ref.G100]" office:value-type="float" office:value="-0.508592941316977" calcext:value-type="float">
            <text:p>-0.508592941316977</text:p>
          </table:table-cell>
          <table:table-cell table:formula="of:=SQRT(0.5*(([.X101]^2)+(0.2*[.Y101]^2)))" office:value-type="float" office:value="0.17700786246913" calcext:value-type="float">
            <text:p>0.17700786246913</text:p>
          </table:table-cell>
          <table:table-cell/>
          <table:table-cell table:formula="of:=[.T101]-[.X101]" office:value-type="float" office:value="0" calcext:value-type="float">
            <text:p>0</text:p>
          </table:table-cell>
          <table:table-cell table:formula="of:=[.U101]-[.Y101]" office:value-type="float" office:value="0" calcext:value-type="float">
            <text:p>0</text:p>
          </table:table-cell>
          <table:table-cell table:formula="of:=[.V101]-[.Z101]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measured</text:p>
          </table:table-cell>
          <table:table-cell office:value-type="float" office:value="1" calcext:value-type="float">
            <text:p>1</text:p>
          </table:table-cell>
          <table:table-cell office:value-type="float" office:value="6.93684938363885" calcext:value-type="float">
            <text:p>6.93684938363885</text:p>
          </table:table-cell>
          <table:table-cell office:value-type="float" office:value="134.920465182645" calcext:value-type="float">
            <text:p>134.920465182645</text:p>
          </table:table-cell>
          <table:table-cell office:value-type="float" office:value="76.2022920162242" calcext:value-type="float">
            <text:p>76.2022920162242</text:p>
          </table:table-cell>
          <table:table-cell office:value-type="float" office:value="10.1177705601932" calcext:value-type="float">
            <text:p>10.1177705601932</text:p>
          </table:table-cell>
          <table:table-cell office:value-type="float" office:value="13.2222408380684" calcext:value-type="float">
            <text:p>13.2222408380684</text:p>
          </table:table-cell>
          <table:table-cell office:value-type="float" office:value="27.7377395403685" calcext:value-type="float">
            <text:p>27.7377395403685</text:p>
          </table:table-cell>
          <table:table-cell office:value-type="string" calcext:value-type="string">
            <text:p>parabolic</text:p>
          </table:table-cell>
          <table:table-cell office:value-type="string" calcext:value-type="string">
            <text:p>box sum</text:p>
          </table:table-cell>
          <table:table-cell office:value-type="string" calcext:value-type="string">
            <text:p>100Glu</text:p>
          </table:table-cell>
          <table:table-cell office:value-type="string" calcext:value-type="string">
            <text:p>100Glu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-0.0150953053022525" calcext:value-type="float">
            <text:p>-0.015095305302253</text:p>
          </table:table-cell>
          <table:table-cell office:value-type="float" office:value="-0.0698134303910081" calcext:value-type="float">
            <text:p>-0.069813430391008</text:p>
          </table:table-cell>
          <table:table-cell office:value-type="float" office:value="0.0245219417538685" calcext:value-type="float">
            <text:p>0.024521941753869</text:p>
          </table:table-cell>
          <table:table-cell/>
          <table:table-cell table:formula="of:=[.F102]-[ref.F101]" office:value-type="float" office:value="-0.0150953053022525" calcext:value-type="float">
            <text:p>-0.015095305302253</text:p>
          </table:table-cell>
          <table:table-cell table:formula="of:=[.G102]-[ref.G101]" office:value-type="float" office:value="-0.0698134303910081" calcext:value-type="float">
            <text:p>-0.069813430391008</text:p>
          </table:table-cell>
          <table:table-cell table:formula="of:=SQRT(0.5*(([.X102]^2)+(0.2*[.Y102]^2)))" office:value-type="float" office:value="0.0245219417538685" calcext:value-type="float">
            <text:p>0.024521941753869</text:p>
          </table:table-cell>
          <table:table-cell/>
          <table:table-cell table:formula="of:=[.T102]-[.X102]" office:value-type="float" office:value="0" calcext:value-type="float">
            <text:p>0</text:p>
          </table:table-cell>
          <table:table-cell table:formula="of:=[.U102]-[.Y102]" office:value-type="float" office:value="0" calcext:value-type="float">
            <text:p>0</text:p>
          </table:table-cell>
          <table:table-cell table:formula="of:=[.V102]-[.Z102]" office:value-type="float" office:value="0" calcext:value-type="float">
            <text:p>0</text:p>
          </table:table-cell>
          <table:table-cell table:number-columns-repeated="994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1T16:43:24.271020033</dc:date>
    <meta:editing-duration>PT20M45S</meta:editing-duration>
    <meta:editing-cycles>3</meta:editing-cycles>
    <meta:generator>LibreOffice/5.3.3.2$Linux_X86_64 LibreOffice_project/30m0$Build-2</meta:generator>
    <meta:document-statistic meta:table-count="3" meta:cell-count="7887" meta:object-count="0"/>
  </office:meta>
</office:document-meta>
</file>